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2429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313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0.75in"/>
    </style:style>
    <style:style style:name="co9" style:family="table-column">
      <style:table-column-properties fo:break-before="auto" style:column-width="0.6319in"/>
    </style:style>
    <style:style style:name="co10" style:family="table-column">
      <style:table-column-properties fo:break-before="auto" style:column-width="0.6646in"/>
    </style:style>
    <style:style style:name="co11" style:family="table-column">
      <style:table-column-properties fo:break-before="auto" style:column-width="0.7929in"/>
    </style:style>
    <style:style style:name="co12" style:family="table-column">
      <style:table-column-properties fo:break-before="auto" style:column-width="0.6429in"/>
    </style:style>
    <style:style style:name="co13" style:family="table-column">
      <style:table-column-properties fo:break-before="auto" style:column-width="0.7827in"/>
    </style:style>
    <style:style style:name="co14" style:family="table-column">
      <style:table-column-properties fo:break-before="auto" style:column-width="0.761in"/>
    </style:style>
    <style:style style:name="co15" style:family="table-column">
      <style:table-column-properties fo:break-before="auto" style:column-width="0.8146in"/>
    </style:style>
    <style:style style:name="co16" style:family="table-column">
      <style:table-column-properties fo:break-before="auto" style:column-width="0.7181in"/>
    </style:style>
    <style:style style:name="co17" style:family="table-column">
      <style:table-column-properties fo:break-before="auto" style:column-width="0.8898in"/>
    </style:style>
    <style:style style:name="co18" style:family="table-column">
      <style:table-column-properties fo:break-before="auto" style:column-width="0.7075in"/>
    </style:style>
    <style:style style:name="co19" style:family="table-column">
      <style:table-column-properties fo:break-before="auto" style:column-width="0.6965in"/>
    </style:style>
    <style:style style:name="co20" style:family="table-column">
      <style:table-column-properties fo:break-before="auto" style:column-width="0.8272in"/>
    </style:style>
    <style:style style:name="co21" style:family="table-column">
      <style:table-column-properties fo:break-before="auto" style:column-width="0.9354in"/>
    </style:style>
    <style:style style:name="co22" style:family="table-column">
      <style:table-column-properties fo:break-before="auto" style:column-width="0.9028in"/>
    </style:style>
    <style:style style:name="co23" style:family="table-column">
      <style:table-column-properties fo:break-before="auto" style:column-width="0.8047in"/>
    </style:style>
    <style:style style:name="co24" style:family="table-column">
      <style:table-column-properties fo:break-before="auto" style:column-width="0.7508in"/>
    </style:style>
    <style:style style:name="co25" style:family="table-column">
      <style:table-column-properties fo:break-before="auto" style:column-width="0.598in"/>
    </style:style>
    <style:style style:name="co26" style:family="table-column">
      <style:table-column-properties fo:break-before="auto" style:column-width="0.6311in"/>
    </style:style>
    <style:style style:name="co27" style:family="table-column">
      <style:table-column-properties fo:break-before="auto" style:column-width="0.6201in"/>
    </style:style>
    <style:style style:name="co28" style:family="table-column">
      <style:table-column-properties fo:break-before="auto" style:column-width="0.7555in"/>
    </style:style>
    <style:style style:name="co29" style:family="table-column">
      <style:table-column-properties fo:break-before="auto" style:column-width="0.857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>
      <style:table-cell-properties fo:background-color="#9999ff"/>
    </style:style>
    <style:style style:name="ce4" style:family="table-cell" style:parent-style-name="Default">
      <style:table-cell-properties fo:background-color="#ffff00"/>
      <style:text-properties fo:color="#000000"/>
    </style:style>
    <style:style style:name="ce5" style:family="table-cell" style:parent-style-name="Default">
      <style:text-properties fo:color="#3c3c3c" style:font-name="Arial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6" style:family="table-cell" style:parent-style-name="Default">
      <style:text-properties style:font-name="Arial" style:font-name-asian="DejaVu Sans" style:font-name-complex="Lohit Hindi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transparent"/>
      <style:text-properties style:font-name="Arial" style:font-name-asian="DejaVu Sans" style:font-name-complex="Lohit Hindi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ce2"/>
        <table:table-column table:style-name="co3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995" table:default-cell-style-name="Default"/>
        <table:table-row table:style-name="ro1">
          <table:table-cell/>
          <table:table-cell office:value-type="float" office:value="1648">
            <text:p>1648</text:p>
          </table:table-cell>
          <table:table-cell office:value-type="float" office:value="5136">
            <text:p>5136</text:p>
          </table:table-cell>
          <table:table-cell office:value-type="float" office:value="918">
            <text:p>918</text:p>
          </table:table-cell>
          <table:table-cell office:value-type="float" office:value="2824">
            <text:p>2824</text:p>
          </table:table-cell>
          <table:table-cell office:value-type="float" office:value="3867">
            <text:p>3867</text:p>
          </table:table-cell>
          <table:table-cell office:value-type="float" office:value="860">
            <text:p>860</text:p>
          </table:table-cell>
          <table:table-cell office:value-type="float" office:value="3712">
            <text:p>3712</text:p>
          </table:table-cell>
          <table:table-cell office:value-type="float" office:value="2968">
            <text:p>2968</text:p>
          </table:table-cell>
          <table:table-cell office:value-type="float" office:value="3525">
            <text:p>3525</text:p>
          </table:table-cell>
          <table:table-cell office:value-type="float" office:value="4323">
            <text:p>4323</text:p>
          </table:table-cell>
          <table:table-cell office:value-type="float" office:value="3617">
            <text:p>3617</text:p>
          </table:table-cell>
          <table:table-cell office:value-type="float" office:value="4360">
            <text:p>4360</text:p>
          </table:table-cell>
          <table:table-cell office:value-type="float" office:value="2756">
            <text:p>2756</text:p>
          </table:table-cell>
          <table:table-cell office:value-type="float" office:value="89">
            <text:p>89</text:p>
          </table:table-cell>
          <table:table-cell office:value-type="float" office:value="442">
            <text:p>442</text:p>
          </table:table-cell>
          <table:table-cell office:value-type="float" office:value="3556">
            <text:p>3556</text:p>
          </table:table-cell>
          <table:table-cell office:value-type="float" office:value="5261">
            <text:p>5261</text:p>
          </table:table-cell>
          <table:table-cell office:value-type="float" office:value="2492">
            <text:p>2492</text:p>
          </table:table-cell>
          <table:table-cell office:value-type="float" office:value="5062">
            <text:p>5062</text:p>
          </table:table-cell>
          <table:table-cell office:value-type="float" office:value="2486">
            <text:p>2486</text:p>
          </table:table-cell>
          <table:table-cell office:value-type="float" office:value="4942">
            <text:p>4942</text:p>
          </table:table-cell>
          <table:table-cell office:value-type="float" office:value="2267">
            <text:p>2267</text:p>
          </table:table-cell>
          <table:table-cell office:value-type="float" office:value="4809">
            <text:p>4809</text:p>
          </table:table-cell>
          <table:table-cell office:value-type="float" office:value="3853">
            <text:p>3853</text:p>
          </table:table-cell>
          <table:table-cell office:value-type="float" office:value="2288">
            <text:p>2288</text:p>
          </table:table-cell>
          <table:table-cell table:number-columns-repeated="998"/>
        </table:table-row>
        <table:table-row table:style-name="ro1">
          <table:table-cell office:value-type="string">
            <text:p>11: Star Wars: Episode IV - A New Hope (1977)</text:p>
          </table:table-cell>
          <table:table-cell/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table:number-columns-repeated="5"/>
          <table:table-cell table:formula="of:=IF(ISBLANK( [.H2]);0;[.H2]-[.H$102])" office:value-type="float" office:value="0">
            <text:p>0</text:p>
          </table:table-cell>
          <table:table-cell table:formula="of:=[.H2]-[.H$102]" office:value-type="float" office:value="-4.5">
            <text:p>-4.5</text:p>
          </table:table-cell>
          <table:table-cell table:formula="of:=[.B2]-[.B$102]" office:value-type="float" office:value="-3.65151515151515">
            <text:p>-3.6515151515</text:p>
          </table:table-cell>
          <table:table-cell table:formula="of:=IF (OR([.AB2] =0 ; [.AC2] =0);0;[.AB2] * [.AC2])" office:value-type="float" office:value="16.4318181818182">
            <text:p>16.4318181818</text:p>
          </table:table-cell>
          <table:table-cell table:formula="of:=[.AB2] * [.AB2]" office:value-type="float" office:value="20.25">
            <text:p>20.25</text:p>
          </table:table-cell>
          <table:table-cell table:formula="of:=[.AC2] * [.AC2]" office:value-type="float" office:value="13.3335629017447">
            <text:p>13.3335629017</text:p>
          </table:table-cell>
          <table:table-cell table:number-columns-repeated="992"/>
        </table:table-row>
        <table:table-row table:style-name="ro2">
          <table:table-cell office:value-type="string">
            <text:p>12: Finding Nemo (2003)</text:p>
          </table:table-cell>
          <table:table-cell/>
          <table:table-cell table:number-columns-repeated="2" office:value-type="float" office:value="5">
            <text:p>5</text:p>
          </table:table-cell>
          <table:table-cell/>
          <table:table-cell table:number-columns-repeated="2" office:value-type="float" office:value="4">
            <text:p>4</text:p>
          </table:table-cell>
          <table:table-cell table:number-columns-repeated="2"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table:number-columns-repeated="3"/>
          <table:table-cell office:value-type="float" office:value="3.5">
            <text:p>3.5</text:p>
          </table:table-cell>
          <table:table-cell/>
          <table:table-cell table:formula="of:=[.H3]-[.H$102]" office:value-type="float" office:value="0">
            <text:p>0</text:p>
          </table:table-cell>
          <table:table-cell table:formula="of:=[.B3]-[.B$102]" office:value-type="float" office:value="-3.65151515151515">
            <text:p>-3.6515151515</text:p>
          </table:table-cell>
          <table:table-cell table:formula="of:=IF (OR([.AB3] =0 ; [.AC3] =0);0;[.AB3] * [.AC3])" office:value-type="float" office:value="0">
            <text:p>0</text:p>
          </table:table-cell>
          <table:table-cell table:formula="of:=[.AB3] * [.AB3]" office:value-type="float" office:value="0">
            <text:p>0</text:p>
          </table:table-cell>
          <table:table-cell table:formula="of:=[.AC3] * [.AC3]" office:value-type="float" office:value="13.3335629017447">
            <text:p>13.3335629017</text:p>
          </table:table-cell>
          <table:table-cell table:number-columns-repeated="992"/>
        </table:table-row>
        <table:table-row table:style-name="ro2">
          <table:table-cell office:value-type="string">
            <text:p>13: Forrest Gump (1994)</text:p>
          </table:table-cell>
          <table:table-cell/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table:number-columns-repeated="2" office:value-type="float" office:value="4.5">
            <text:p>4.5</text:p>
          </table:table-cell>
          <table:table-cell/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table:number-columns-repeated="2"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table:number-columns-repeated="2" office:value-type="float" office:value="3.5">
            <text:p>3.5</text:p>
          </table:table-cell>
          <table:table-cell/>
          <table:table-cell table:formula="of:=[.H4]-[.H$102]" office:value-type="float" office:value="-4.5">
            <text:p>-4.5</text:p>
          </table:table-cell>
          <table:table-cell table:formula="of:=[.B4]-[.B$102]" office:value-type="float" office:value="-3.65151515151515">
            <text:p>-3.6515151515</text:p>
          </table:table-cell>
          <table:table-cell table:formula="of:=IF (OR([.AB4] =0 ; [.AC4] =0);0;[.AB4] * [.AC4])" office:value-type="float" office:value="16.4318181818182">
            <text:p>16.4318181818</text:p>
          </table:table-cell>
          <table:table-cell table:formula="of:=[.AB4] * [.AB4]" office:value-type="float" office:value="20.25">
            <text:p>20.25</text:p>
          </table:table-cell>
          <table:table-cell table:formula="of:=[.AC4] * [.AC4]" office:value-type="float" office:value="13.3335629017447">
            <text:p>13.3335629017</text:p>
          </table:table-cell>
          <table:table-cell table:number-columns-repeated="992"/>
        </table:table-row>
        <table:table-row table:style-name="ro1">
          <table:table-cell office:value-type="string">
            <text:p>14: American Beauty (1999)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/>
          <table:table-cell office:value-type="float" office:value="3.5">
            <text:p>3.5</text:p>
          </table:table-cell>
          <table:table-cell table:number-columns-repeated="3"/>
          <table:table-cell table:formula="of:=[.H5]-[.H$102]" office:value-type="float" office:value="0">
            <text:p>0</text:p>
          </table:table-cell>
          <table:table-cell table:formula="of:=[.B5]-[.B$102]" office:value-type="float" office:value="-3.65151515151515">
            <text:p>-3.6515151515</text:p>
          </table:table-cell>
          <table:table-cell table:formula="of:=IF (OR([.AB5] =0 ; [.AC5] =0);0;[.AB5] * [.AC5])" office:value-type="float" office:value="0">
            <text:p>0</text:p>
          </table:table-cell>
          <table:table-cell table:formula="of:=[.AB5] * [.AB5]" office:value-type="float" office:value="0">
            <text:p>0</text:p>
          </table:table-cell>
          <table:table-cell table:formula="of:=[.AC5] * [.AC5]" office:value-type="float" office:value="13.3335629017447">
            <text:p>13.3335629017</text:p>
          </table:table-cell>
          <table:table-cell table:number-columns-repeated="992"/>
        </table:table-row>
        <table:table-row table:style-name="ro1">
          <table:table-cell office:value-type="string">
            <text:p>22: Pirates of the Caribbean: The Curse of the Black Pearl (2003)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table:number-columns-repeated="2"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3.5">
            <text:p>3.5</text:p>
          </table:table-cell>
          <table:table-cell/>
          <table:table-cell table:formula="of:=[.H6]-[.H$102]" office:value-type="float" office:value="-4.5">
            <text:p>-4.5</text:p>
          </table:table-cell>
          <table:table-cell table:formula="of:=[.B6]-[.B$102]" office:value-type="float" office:value="0.348484848484849">
            <text:p>0.3484848485</text:p>
          </table:table-cell>
          <table:table-cell table:formula="of:=IF (OR([.AB6] =0 ; [.AC6] =0);0;[.AB6] * [.AC6])" office:value-type="float" office:value="-1.56818181818182">
            <text:p>-1.5681818182</text:p>
          </table:table-cell>
          <table:table-cell table:formula="of:=[.AB6] * [.AB6]" office:value-type="float" office:value="20.25">
            <text:p>20.25</text:p>
          </table:table-cell>
          <table:table-cell table:formula="of:=[.AC6] * [.AC6]" office:value-type="float" office:value="0.121441689623508">
            <text:p>0.1214416896</text:p>
          </table:table-cell>
          <table:table-cell table:number-columns-repeated="992"/>
        </table:table-row>
        <table:table-row table:style-name="ro1">
          <table:table-cell office:value-type="string">
            <text:p>24: Kill Bill: Vol. 1 (2003)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0.5">
            <text:p>0.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table:formula="of:=[.H7]-[.H$102]" office:value-type="float" office:value="-4.5">
            <text:p>-4.5</text:p>
          </table:table-cell>
          <table:table-cell table:formula="of:=[.B7]-[.B$102]" office:value-type="float" office:value="-0.651515151515151">
            <text:p>-0.6515151515</text:p>
          </table:table-cell>
          <table:table-cell table:formula="of:=IF (OR([.AB7] =0 ; [.AC7] =0);0;[.AB7] * [.AC7])" office:value-type="float" office:value="2.93181818181818">
            <text:p>2.9318181818</text:p>
          </table:table-cell>
          <table:table-cell table:formula="of:=[.AB7] * [.AB7]" office:value-type="float" office:value="20.25">
            <text:p>20.25</text:p>
          </table:table-cell>
          <table:table-cell table:formula="of:=[.AC7] * [.AC7]" office:value-type="float" office:value="0.424471992653811">
            <text:p>0.4244719927</text:p>
          </table:table-cell>
          <table:table-cell table:number-columns-repeated="992"/>
        </table:table-row>
        <table:table-row table:style-name="ro1">
          <table:table-cell office:value-type="string">
            <text:p>38: Eternal Sunshine of the Spotless Mind (2004)</text:p>
          </table:table-cell>
          <table:table-cell/>
          <table:table-cell table:number-columns-repeated="2" office:value-type="float" office:value="5">
            <text:p>5</text:p>
          </table:table-cell>
          <table:table-cell table:number-columns-repeated="3"/>
          <table:table-cell/>
          <table:table-cell office:value-type="float" office:value="0.5">
            <text:p>0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.5">
            <text:p>1.5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H8]-[.H$102]" office:value-type="float" office:value="-4.5">
            <text:p>-4.5</text:p>
          </table:table-cell>
          <table:table-cell table:formula="of:=[.B8]-[.B$102]" office:value-type="float" office:value="-3.65151515151515">
            <text:p>-3.6515151515</text:p>
          </table:table-cell>
          <table:table-cell table:formula="of:=IF (OR([.AB8] =0 ; [.AC8] =0);0;[.AB8] * [.AC8])" office:value-type="float" office:value="16.4318181818182">
            <text:p>16.4318181818</text:p>
          </table:table-cell>
          <table:table-cell table:formula="of:=[.AB8] * [.AB8]" office:value-type="float" office:value="20.25">
            <text:p>20.25</text:p>
          </table:table-cell>
          <table:table-cell table:formula="of:=[.AC8] * [.AC8]" office:value-type="float" office:value="13.3335629017447">
            <text:p>13.3335629017</text:p>
          </table:table-cell>
          <table:table-cell table:number-columns-repeated="992"/>
        </table:table-row>
        <table:table-row table:style-name="ro2">
          <table:table-cell office:value-type="string">
            <text:p>63: Twelve Monkeys (a.k.a. 12 Monkeys) (1995)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office:value-type="float" office:value="3.5">
            <text:p>3.5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H9]-[.H$102]" office:value-type="float" office:value="-4.5">
            <text:p>-4.5</text:p>
          </table:table-cell>
          <table:table-cell table:formula="of:=[.B9]-[.B$102]" office:value-type="float" office:value="-3.65151515151515">
            <text:p>-3.6515151515</text:p>
          </table:table-cell>
          <table:table-cell table:formula="of:=IF (OR([.AB9] =0 ; [.AC9] =0);0;[.AB9] * [.AC9])" office:value-type="float" office:value="16.4318181818182">
            <text:p>16.4318181818</text:p>
          </table:table-cell>
          <table:table-cell table:formula="of:=[.AB9] * [.AB9]" office:value-type="float" office:value="20.25">
            <text:p>20.25</text:p>
          </table:table-cell>
          <table:table-cell table:formula="of:=[.AC9] * [.AC9]" office:value-type="float" office:value="13.3335629017447">
            <text:p>13.3335629017</text:p>
          </table:table-cell>
          <table:table-cell table:number-columns-repeated="992"/>
        </table:table-row>
        <table:table-row table:style-name="ro1">
          <table:table-cell office:value-type="string">
            <text:p>77: Memento (2000)</text:p>
          </table:table-cell>
          <table:table-cell/>
          <table:table-cell/>
          <table:table-cell table:number-columns-repeated="2" office:value-type="float" office:value="5">
            <text:p>5</text:p>
          </table:table-cell>
          <table:table-cell/>
          <table:table-cell office:value-type="float" office:value="4.5">
            <text:p>4.5</text:p>
          </table:table-cell>
          <table:table-cell/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table:number-columns-repeated="2" office:value-type="float" office:value="3.5">
            <text:p>3.5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/>
          <table:table-cell table:formula="of:=[.H10]-[.H$102]" office:value-type="float" office:value="-4.5">
            <text:p>-4.5</text:p>
          </table:table-cell>
          <table:table-cell table:formula="of:=[.B10]-[.B$102]" office:value-type="float" office:value="-3.65151515151515">
            <text:p>-3.6515151515</text:p>
          </table:table-cell>
          <table:table-cell table:formula="of:=IF (OR([.AB10] =0 ; [.AC10] =0);0;[.AB10] * [.AC10])" office:value-type="float" office:value="16.4318181818182">
            <text:p>16.4318181818</text:p>
          </table:table-cell>
          <table:table-cell table:formula="of:=[.AB10] * [.AB10]" office:value-type="float" office:value="20.25">
            <text:p>20.25</text:p>
          </table:table-cell>
          <table:table-cell table:formula="of:=[.AC10] * [.AC10]" office:value-type="float" office:value="13.3335629017447">
            <text:p>13.3335629017</text:p>
          </table:table-cell>
          <table:table-cell table:number-columns-repeated="992"/>
        </table:table-row>
        <table:table-row table:style-name="ro1">
          <table:table-cell office:value-type="string">
            <text:p>85: Raiders of the Lost Ark (Indiana Jones and the Raiders of the Lost Ark) (1981)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4.5">
            <text:p>4.5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.5">
            <text:p>4.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formula="of:=[.H11]-[.H$102]" office:value-type="float" office:value="-4.5">
            <text:p>-4.5</text:p>
          </table:table-cell>
          <table:table-cell table:formula="of:=[.B11]-[.B$102]" office:value-type="float" office:value="-3.65151515151515">
            <text:p>-3.6515151515</text:p>
          </table:table-cell>
          <table:table-cell table:formula="of:=IF (OR([.AB11] =0 ; [.AC11] =0);0;[.AB11] * [.AC11])" office:value-type="float" office:value="16.4318181818182">
            <text:p>16.4318181818</text:p>
          </table:table-cell>
          <table:table-cell table:formula="of:=[.AB11] * [.AB11]" office:value-type="float" office:value="20.25">
            <text:p>20.25</text:p>
          </table:table-cell>
          <table:table-cell table:formula="of:=[.AC11] * [.AC11]" office:value-type="float" office:value="13.3335629017447">
            <text:p>13.3335629017</text:p>
          </table:table-cell>
          <table:table-cell table:number-columns-repeated="992"/>
        </table:table-row>
        <table:table-row table:style-name="ro1">
          <table:table-cell office:value-type="string">
            <text:p>98: Gladiator (2000)</text:p>
          </table:table-cell>
          <table:table-cell/>
          <table:table-cell office:value-type="float" office:value="3.5">
            <text:p>3.5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H12]-[.H$102]" office:value-type="float" office:value="-4.5">
            <text:p>-4.5</text:p>
          </table:table-cell>
          <table:table-cell table:formula="of:=[.B12]-[.B$102]" office:value-type="float" office:value="-3.65151515151515">
            <text:p>-3.6515151515</text:p>
          </table:table-cell>
          <table:table-cell table:formula="of:=IF (OR([.AB12] =0 ; [.AC12] =0);0;[.AB12] * [.AC12])" office:value-type="float" office:value="16.4318181818182">
            <text:p>16.4318181818</text:p>
          </table:table-cell>
          <table:table-cell table:formula="of:=[.AB12] * [.AB12]" office:value-type="float" office:value="20.25">
            <text:p>20.25</text:p>
          </table:table-cell>
          <table:table-cell table:formula="of:=[.AC12] * [.AC12]" office:value-type="float" office:value="13.3335629017447">
            <text:p>13.3335629017</text:p>
          </table:table-cell>
          <table:table-cell table:number-columns-repeated="992"/>
        </table:table-row>
        <table:table-row table:style-name="ro1">
          <table:table-cell office:value-type="string">
            <text:p>105: Back to the Future (1985)</text:p>
          </table:table-cell>
          <table:table-cell office:value-type="float" office:value="4.5">
            <text:p>4.5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office:value-type="float" office:value="4.5">
            <text:p>4.5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table:number-columns-repeated="3" office:value-type="float" office:value="4.5">
            <text:p>4.5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table:formula="of:=[.H13]-[.H$102]" office:value-type="float" office:value="-4.5">
            <text:p>-4.5</text:p>
          </table:table-cell>
          <table:table-cell table:formula="of:=[.B13]-[.B$102]" office:value-type="float" office:value="0.848484848484849">
            <text:p>0.8484848485</text:p>
          </table:table-cell>
          <table:table-cell table:formula="of:=IF (OR([.AB13] =0 ; [.AC13] =0);0;[.AB13] * [.AC13])" office:value-type="float" office:value="-3.81818181818182">
            <text:p>-3.8181818182</text:p>
          </table:table-cell>
          <table:table-cell table:formula="of:=[.AB13] * [.AB13]" office:value-type="float" office:value="20.25">
            <text:p>20.25</text:p>
          </table:table-cell>
          <table:table-cell table:formula="of:=[.AC13] * [.AC13]" office:value-type="float" office:value="0.719926538108356">
            <text:p>0.7199265381</text:p>
          </table:table-cell>
          <table:table-cell table:number-columns-repeated="992"/>
        </table:table-row>
        <table:table-row table:style-name="ro1">
          <table:table-cell office:value-type="string">
            <text:p>107: Snatch (2000)</text:p>
          </table:table-cell>
          <table:table-cell/>
          <table:table-cell table:number-columns-repeated="2"/>
          <table:table-cell office:value-type="float" office:value="5">
            <text:p>5</text:p>
          </table:table-cell>
          <table:table-cell/>
          <table:table-cell office:value-type="float" office:value="3.5">
            <text:p>3.5</text:p>
          </table:table-cell>
          <table:table-cell/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3.5">
            <text:p>3.5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table:formula="of:=[.H14]-[.H$102]" office:value-type="float" office:value="-4.5">
            <text:p>-4.5</text:p>
          </table:table-cell>
          <table:table-cell table:formula="of:=[.B14]-[.B$102]" office:value-type="float" office:value="-3.65151515151515">
            <text:p>-3.6515151515</text:p>
          </table:table-cell>
          <table:table-cell table:formula="of:=IF (OR([.AB14] =0 ; [.AC14] =0);0;[.AB14] * [.AC14])" office:value-type="float" office:value="16.4318181818182">
            <text:p>16.4318181818</text:p>
          </table:table-cell>
          <table:table-cell table:formula="of:=[.AB14] * [.AB14]" office:value-type="float" office:value="20.25">
            <text:p>20.25</text:p>
          </table:table-cell>
          <table:table-cell table:formula="of:=[.AC14] * [.AC14]" office:value-type="float" office:value="13.3335629017447">
            <text:p>13.3335629017</text:p>
          </table:table-cell>
          <table:table-cell table:number-columns-repeated="992"/>
        </table:table-row>
        <table:table-row table:style-name="ro1">
          <table:table-cell office:value-type="string">
            <text:p>114: Pretty Woman (1990)</text:p>
          </table:table-cell>
          <table:table-cell/>
          <table:table-cell office:value-type="float" office:value="3.5">
            <text:p>3.5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/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/>
          <table:table-cell office:value-type="float" office:value="3.5">
            <text:p>3.5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table:formula="of:=[.H15]-[.H$102]" office:value-type="float" office:value="-0.5">
            <text:p>-0.5</text:p>
          </table:table-cell>
          <table:table-cell table:formula="of:=[.B15]-[.B$102]" office:value-type="float" office:value="-3.65151515151515">
            <text:p>-3.6515151515</text:p>
          </table:table-cell>
          <table:table-cell table:formula="of:=IF (OR([.AB15] =0 ; [.AC15] =0);0;[.AB15] * [.AC15])" office:value-type="float" office:value="1.82575757575758">
            <text:p>1.8257575758</text:p>
          </table:table-cell>
          <table:table-cell table:formula="of:=[.AB15] * [.AB15]" office:value-type="float" office:value="0.25">
            <text:p>0.25</text:p>
          </table:table-cell>
          <table:table-cell table:formula="of:=[.AC15] * [.AC15]" office:value-type="float" office:value="13.3335629017447">
            <text:p>13.3335629017</text:p>
          </table:table-cell>
          <table:table-cell table:number-columns-repeated="992"/>
        </table:table-row>
        <table:table-row table:style-name="ro1">
          <table:table-cell office:value-type="string">
            <text:p>120: The Lord of the Rings: The Fellowship of the Ring (2001)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/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2.5">
            <text:p>2.5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formula="of:=[.H16]-[.H$102]" office:value-type="float" office:value="0.5">
            <text:p>0.5</text:p>
          </table:table-cell>
          <table:table-cell table:formula="of:=[.B16]-[.B$102]" office:value-type="float" office:value="-3.65151515151515">
            <text:p>-3.6515151515</text:p>
          </table:table-cell>
          <table:table-cell table:formula="of:=IF (OR([.AB16] =0 ; [.AC16] =0);0;[.AB16] * [.AC16])" office:value-type="float" office:value="-1.82575757575758">
            <text:p>-1.8257575758</text:p>
          </table:table-cell>
          <table:table-cell table:formula="of:=[.AB16] * [.AB16]" office:value-type="float" office:value="0.25">
            <text:p>0.25</text:p>
          </table:table-cell>
          <table:table-cell table:formula="of:=[.AC16] * [.AC16]" office:value-type="float" office:value="13.3335629017447">
            <text:p>13.3335629017</text:p>
          </table:table-cell>
          <table:table-cell table:number-columns-repeated="992"/>
        </table:table-row>
        <table:table-row table:style-name="ro1">
          <table:table-cell office:value-type="string">
            <text:p>121: The Lord of the Rings: The Two Towers (2002)</text:p>
          </table:table-cell>
          <table:table-cell/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formula="of:=[.H17]-[.H$102]" office:value-type="float" office:value="0.5">
            <text:p>0.5</text:p>
          </table:table-cell>
          <table:table-cell table:formula="of:=[.B17]-[.B$102]" office:value-type="float" office:value="-3.65151515151515">
            <text:p>-3.6515151515</text:p>
          </table:table-cell>
          <table:table-cell table:formula="of:=IF (OR([.AB17] =0 ; [.AC17] =0);0;[.AB17] * [.AC17])" office:value-type="float" office:value="-1.82575757575758">
            <text:p>-1.8257575758</text:p>
          </table:table-cell>
          <table:table-cell table:formula="of:=[.AB17] * [.AB17]" office:value-type="float" office:value="0.25">
            <text:p>0.25</text:p>
          </table:table-cell>
          <table:table-cell table:formula="of:=[.AC17] * [.AC17]" office:value-type="float" office:value="13.3335629017447">
            <text:p>13.3335629017</text:p>
          </table:table-cell>
          <table:table-cell table:number-columns-repeated="992"/>
        </table:table-row>
        <table:table-row table:style-name="ro1">
          <table:table-cell office:value-type="string">
            <text:p>122: The Lord of the Rings: The Return of the King (2003)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/>
          <table:table-cell table:number-columns-repeated="2" office:value-type="float" office:value="5">
            <text:p>5</text:p>
          </table:table-cell>
          <table:table-cell table:number-columns-repeated="2" office:value-type="float" office:value="4.5">
            <text:p>4.5</text:p>
          </table:table-cell>
          <table:table-cell office:value-type="float" office:value="2.5">
            <text:p>2.5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table:formula="of:=[.H18]-[.H$102]" office:value-type="float" office:value="0.5">
            <text:p>0.5</text:p>
          </table:table-cell>
          <table:table-cell table:formula="of:=[.B18]-[.B$102]" office:value-type="float" office:value="-3.65151515151515">
            <text:p>-3.6515151515</text:p>
          </table:table-cell>
          <table:table-cell table:formula="of:=IF (OR([.AB18] =0 ; [.AC18] =0);0;[.AB18] * [.AC18])" office:value-type="float" office:value="-1.82575757575758">
            <text:p>-1.8257575758</text:p>
          </table:table-cell>
          <table:table-cell table:formula="of:=[.AB18] * [.AB18]" office:value-type="float" office:value="0.25">
            <text:p>0.25</text:p>
          </table:table-cell>
          <table:table-cell table:formula="of:=[.AC18] * [.AC18]" office:value-type="float" office:value="13.3335629017447">
            <text:p>13.3335629017</text:p>
          </table:table-cell>
          <table:table-cell table:number-columns-repeated="992"/>
        </table:table-row>
        <table:table-row table:style-name="ro1">
          <table:table-cell office:value-type="string">
            <text:p>134: O Brother Where Art Thou? (2000)</text:p>
          </table:table-cell>
          <table:table-cell/>
          <table:table-cell table:number-columns-repeated="5"/>
          <table:table-cell/>
          <table:table-cell office:value-type="float" office:value="2">
            <text:p>2</text:p>
          </table:table-cell>
          <table:table-cell table:number-columns-repeated="7"/>
          <table:table-cell office:value-type="float" office:value="4.5">
            <text:p>4.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2.5">
            <text:p>2.5</text:p>
          </table:table-cell>
          <table:table-cell table:number-columns-repeated="4"/>
          <table:table-cell table:formula="of:=[.H19]-[.H$102]" office:value-type="float" office:value="-4.5">
            <text:p>-4.5</text:p>
          </table:table-cell>
          <table:table-cell table:formula="of:=[.B19]-[.B$102]" office:value-type="float" office:value="-3.65151515151515">
            <text:p>-3.6515151515</text:p>
          </table:table-cell>
          <table:table-cell table:formula="of:=IF (OR([.AB19] =0 ; [.AC19] =0);0;[.AB19] * [.AC19])" office:value-type="float" office:value="16.4318181818182">
            <text:p>16.4318181818</text:p>
          </table:table-cell>
          <table:table-cell table:formula="of:=[.AB19] * [.AB19]" office:value-type="float" office:value="20.25">
            <text:p>20.25</text:p>
          </table:table-cell>
          <table:table-cell table:formula="of:=[.AC19] * [.AC19]" office:value-type="float" office:value="13.3335629017447">
            <text:p>13.3335629017</text:p>
          </table:table-cell>
          <table:table-cell table:number-columns-repeated="992"/>
        </table:table-row>
        <table:table-row table:style-name="ro2">
          <table:table-cell office:value-type="string">
            <text:p>141: Donnie Darko (2001)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2.5">
            <text:p>2.5</text:p>
          </table:table-cell>
          <table:table-cell/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table:number-columns-repeated="4"/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/>
          <table:table-cell office:value-type="float" office:value="3.5">
            <text:p>3.5</text:p>
          </table:table-cell>
          <table:table-cell/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table:formula="of:=[.H20]-[.H$102]" office:value-type="float" office:value="-4.5">
            <text:p>-4.5</text:p>
          </table:table-cell>
          <table:table-cell table:formula="of:=[.B20]-[.B$102]" office:value-type="float" office:value="-3.65151515151515">
            <text:p>-3.6515151515</text:p>
          </table:table-cell>
          <table:table-cell table:formula="of:=IF (OR([.AB20] =0 ; [.AC20] =0);0;[.AB20] * [.AC20])" office:value-type="float" office:value="16.4318181818182">
            <text:p>16.4318181818</text:p>
          </table:table-cell>
          <table:table-cell table:formula="of:=[.AB20] * [.AB20]" office:value-type="float" office:value="20.25">
            <text:p>20.25</text:p>
          </table:table-cell>
          <table:table-cell table:formula="of:=[.AC20] * [.AC20]" office:value-type="float" office:value="13.3335629017447">
            <text:p>13.3335629017</text:p>
          </table:table-cell>
          <table:table-cell table:number-columns-repeated="992"/>
        </table:table-row>
        <table:table-row table:style-name="ro2">
          <table:table-cell office:value-type="string">
            <text:p>146: Crouching Tiger Hidden Dragon (Wo hu cang long) (2000)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.5">
            <text:p>3.5</text:p>
          </table:table-cell>
          <table:table-cell table:number-columns-repeated="2" office:value-type="float" office:value="5">
            <text:p>5</text:p>
          </table:table-cell>
          <table:table-cell office:value-type="float" office:value="2.5">
            <text:p>2.5</text:p>
          </table:table-cell>
          <table:table-cell office:value-type="float" office:value="0.5">
            <text:p>0.5</text:p>
          </table:table-cell>
          <table:table-cell office:value-type="float" office:value="3.5">
            <text:p>3.5</text:p>
          </table:table-cell>
          <table:table-cell/>
          <table:table-cell office:value-type="float" office:value="3.5">
            <text:p>3.5</text:p>
          </table:table-cell>
          <table:table-cell table:number-columns-repeated="2"/>
          <table:table-cell office:value-type="float" office:value="4.5">
            <text:p>4.5</text:p>
          </table:table-cell>
          <table:table-cell/>
          <table:table-cell table:number-columns-repeated="2" office:value-type="float" office:value="3.5">
            <text:p>3.5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[.H21]-[.H$102]" office:value-type="float" office:value="0.5">
            <text:p>0.5</text:p>
          </table:table-cell>
          <table:table-cell table:formula="of:=[.B21]-[.B$102]" office:value-type="float" office:value="-1.15151515151515">
            <text:p>-1.1515151515</text:p>
          </table:table-cell>
          <table:table-cell table:formula="of:=IF (OR([.AB21] =0 ; [.AC21] =0);0;[.AB21] * [.AC21])" office:value-type="float" office:value="-0.575757575757576">
            <text:p>-0.5757575758</text:p>
          </table:table-cell>
          <table:table-cell table:formula="of:=[.AB21] * [.AB21]" office:value-type="float" office:value="0.25">
            <text:p>0.25</text:p>
          </table:table-cell>
          <table:table-cell table:formula="of:=[.AC21] * [.AC21]" office:value-type="float" office:value="1.32598714416896">
            <text:p>1.3259871442</text:p>
          </table:table-cell>
          <table:table-cell table:number-columns-repeated="992"/>
        </table:table-row>
        <table:table-row table:style-name="ro1">
          <table:table-cell office:value-type="string">
            <text:p>153: Lost in Translation (2003)</text:p>
          </table:table-cell>
          <table:table-cell/>
          <table:table-cell office:value-type="float" office:value="4.5">
            <text:p>4.5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4.5">
            <text:p>4.5</text:p>
          </table:table-cell>
          <table:table-cell office:value-type="float" office:value="1.5">
            <text:p>1.5</text:p>
          </table:table-cell>
          <table:table-cell/>
          <table:table-cell table:formula="of:=[.H22]-[.H$102]" office:value-type="float" office:value="-0.5">
            <text:p>-0.5</text:p>
          </table:table-cell>
          <table:table-cell table:formula="of:=[.B22]-[.B$102]" office:value-type="float" office:value="-3.65151515151515">
            <text:p>-3.6515151515</text:p>
          </table:table-cell>
          <table:table-cell table:formula="of:=IF (OR([.AB22] =0 ; [.AC22] =0);0;[.AB22] * [.AC22])" office:value-type="float" office:value="1.82575757575758">
            <text:p>1.8257575758</text:p>
          </table:table-cell>
          <table:table-cell table:formula="of:=[.AB22] * [.AB22]" office:value-type="float" office:value="0.25">
            <text:p>0.25</text:p>
          </table:table-cell>
          <table:table-cell table:formula="of:=[.AC22] * [.AC22]" office:value-type="float" office:value="13.3335629017447">
            <text:p>13.3335629017</text:p>
          </table:table-cell>
          <table:table-cell table:number-columns-repeated="992"/>
        </table:table-row>
        <table:table-row table:style-name="ro1">
          <table:table-cell office:value-type="string">
            <text:p>155: The Dark Knight (2008)</text:p>
          </table:table-cell>
          <table:table-cell table:number-columns-repeated="2" office:value-type="float" office:value="5">
            <text:p>5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table:number-columns-repeated="3"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/>
          <table:table-cell table:formula="of:=[.H23]-[.H$102]" office:value-type="float" office:value="-4.5">
            <text:p>-4.5</text:p>
          </table:table-cell>
          <table:table-cell table:formula="of:=[.B23]-[.B$102]" office:value-type="float" office:value="1.34848484848485">
            <text:p>1.3484848485</text:p>
          </table:table-cell>
          <table:table-cell table:formula="of:=IF (OR([.AB23] =0 ; [.AC23] =0);0;[.AB23] * [.AC23])" office:value-type="float" office:value="-6.06818181818182">
            <text:p>-6.0681818182</text:p>
          </table:table-cell>
          <table:table-cell table:formula="of:=[.AB23] * [.AB23]" office:value-type="float" office:value="20.25">
            <text:p>20.25</text:p>
          </table:table-cell>
          <table:table-cell table:formula="of:=[.AC23] * [.AC23]" office:value-type="float" office:value="1.81841138659321">
            <text:p>1.8184113866</text:p>
          </table:table-cell>
          <table:table-cell table:number-columns-repeated="992"/>
        </table:table-row>
        <table:table-row table:style-name="ro1">
          <table:table-cell office:value-type="string">
            <text:p>161: Ocean's Eleven (2001)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/>
          <table:table-cell table:number-columns-repeated="3"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/>
          <table:table-cell table:formula="of:=[.H24]-[.H$102]" office:value-type="float" office:value="-0.5">
            <text:p>-0.5</text:p>
          </table:table-cell>
          <table:table-cell table:formula="of:=[.B24]-[.B$102]" office:value-type="float" office:value="0.348484848484849">
            <text:p>0.3484848485</text:p>
          </table:table-cell>
          <table:table-cell table:formula="of:=IF (OR([.AB24] =0 ; [.AC24] =0);0;[.AB24] * [.AC24])" office:value-type="float" office:value="-0.174242424242424">
            <text:p>-0.1742424242</text:p>
          </table:table-cell>
          <table:table-cell table:formula="of:=[.AB24] * [.AB24]" office:value-type="float" office:value="0.25">
            <text:p>0.25</text:p>
          </table:table-cell>
          <table:table-cell table:formula="of:=[.AC24] * [.AC24]" office:value-type="float" office:value="0.121441689623508">
            <text:p>0.1214416896</text:p>
          </table:table-cell>
          <table:table-cell table:number-columns-repeated="992"/>
        </table:table-row>
        <table:table-row table:style-name="ro1">
          <table:table-cell office:value-type="string">
            <text:p>180: Minority Report (2002)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/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.5">
            <text:p>2.5</text:p>
          </table:table-cell>
          <table:table-cell/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/>
          <table:table-cell table:formula="of:=[.H25]-[.H$102]" office:value-type="float" office:value="-4.5">
            <text:p>-4.5</text:p>
          </table:table-cell>
          <table:table-cell table:formula="of:=[.B25]-[.B$102]" office:value-type="float" office:value="-0.651515151515151">
            <text:p>-0.6515151515</text:p>
          </table:table-cell>
          <table:table-cell table:formula="of:=IF (OR([.AB25] =0 ; [.AC25] =0);0;[.AB25] * [.AC25])" office:value-type="float" office:value="2.93181818181818">
            <text:p>2.9318181818</text:p>
          </table:table-cell>
          <table:table-cell table:formula="of:=[.AB25] * [.AB25]" office:value-type="float" office:value="20.25">
            <text:p>20.25</text:p>
          </table:table-cell>
          <table:table-cell table:formula="of:=[.AC25] * [.AC25]" office:value-type="float" office:value="0.424471992653811">
            <text:p>0.4244719927</text:p>
          </table:table-cell>
          <table:table-cell table:number-columns-repeated="992"/>
        </table:table-row>
        <table:table-row table:style-name="ro1">
          <table:table-cell office:value-type="string">
            <text:p>187: Sin City (2005)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  <table:table-cell/>
          <table:table-cell office:value-type="float" office:value="1.5">
            <text:p>1.5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4.5">
            <text:p>4.5</text:p>
          </table:table-cell>
          <table:table-cell office:value-type="float" office:value="2.5">
            <text:p>2.5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table:number-columns-repeated="2" office:value-type="float" office:value="4">
            <text:p>4</text:p>
          </table:table-cell>
          <table:table-cell office:value-type="float" office:value="4.5">
            <text:p>4.5</text:p>
          </table:table-cell>
          <table:table-cell table:number-columns-repeated="3"/>
          <table:table-cell office:value-type="float" office:value="4.5">
            <text:p>4.5</text:p>
          </table:table-cell>
          <table:table-cell/>
          <table:table-cell table:formula="of:=[.H26]-[.H$102]" office:value-type="float" office:value="-4.5">
            <text:p>-4.5</text:p>
          </table:table-cell>
          <table:table-cell table:formula="of:=[.B26]-[.B$102]" office:value-type="float" office:value="-3.65151515151515">
            <text:p>-3.6515151515</text:p>
          </table:table-cell>
          <table:table-cell table:formula="of:=IF (OR([.AB26] =0 ; [.AC26] =0);0;[.AB26] * [.AC26])" office:value-type="float" office:value="16.4318181818182">
            <text:p>16.4318181818</text:p>
          </table:table-cell>
          <table:table-cell table:formula="of:=[.AB26] * [.AB26]" office:value-type="float" office:value="20.25">
            <text:p>20.25</text:p>
          </table:table-cell>
          <table:table-cell table:formula="of:=[.AC26] * [.AC26]" office:value-type="float" office:value="13.3335629017447">
            <text:p>13.3335629017</text:p>
          </table:table-cell>
          <table:table-cell table:number-columns-repeated="992"/>
        </table:table-row>
        <table:table-row table:style-name="ro1">
          <table:table-cell office:value-type="string">
            <text:p>194: Amelie (2001)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table:number-columns-repeated="2" office:value-type="float" office:value="4.5">
            <text:p>4.5</text:p>
          </table:table-cell>
          <table:table-cell table:number-columns-repeated="2"/>
          <table:table-cell table:formula="of:=[.H27]-[.H$102]" office:value-type="float" office:value="-4.5">
            <text:p>-4.5</text:p>
          </table:table-cell>
          <table:table-cell table:formula="of:=[.B27]-[.B$102]" office:value-type="float" office:value="-3.65151515151515">
            <text:p>-3.6515151515</text:p>
          </table:table-cell>
          <table:table-cell table:formula="of:=IF (OR([.AB27] =0 ; [.AC27] =0);0;[.AB27] * [.AC27])" office:value-type="float" office:value="16.4318181818182">
            <text:p>16.4318181818</text:p>
          </table:table-cell>
          <table:table-cell table:formula="of:=[.AB27] * [.AB27]" office:value-type="float" office:value="20.25">
            <text:p>20.25</text:p>
          </table:table-cell>
          <table:table-cell table:formula="of:=[.AC27] * [.AC27]" office:value-type="float" office:value="13.3335629017447">
            <text:p>13.3335629017</text:p>
          </table:table-cell>
          <table:table-cell table:number-columns-repeated="992"/>
        </table:table-row>
        <table:table-row table:style-name="ro2">
          <table:table-cell office:value-type="string">
            <text:p>197: Braveheart (1995)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/>
          <table:table-cell office:value-type="float" office:value="4.5">
            <text:p>4.5</text:p>
          </table:table-cell>
          <table:table-cell/>
          <table:table-cell office:value-type="float" office:value="1.5">
            <text:p>1.5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  <table:table-cell/>
          <table:table-cell table:formula="of:=[.H28]-[.H$102]" office:value-type="float" office:value="0.5">
            <text:p>0.5</text:p>
          </table:table-cell>
          <table:table-cell table:formula="of:=[.B28]-[.B$102]" office:value-type="float" office:value="-3.65151515151515">
            <text:p>-3.6515151515</text:p>
          </table:table-cell>
          <table:table-cell table:formula="of:=IF (OR([.AB28] =0 ; [.AC28] =0);0;[.AB28] * [.AC28])" office:value-type="float" office:value="-1.82575757575758">
            <text:p>-1.8257575758</text:p>
          </table:table-cell>
          <table:table-cell table:formula="of:=[.AB28] * [.AB28]" office:value-type="float" office:value="0.25">
            <text:p>0.25</text:p>
          </table:table-cell>
          <table:table-cell table:formula="of:=[.AC28] * [.AC28]" office:value-type="float" office:value="13.3335629017447">
            <text:p>13.3335629017</text:p>
          </table:table-cell>
          <table:table-cell table:number-columns-repeated="992"/>
        </table:table-row>
        <table:table-row table:style-name="ro1">
          <table:table-cell office:value-type="string">
            <text:p>238: The Godfather (1972)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4.5">
            <text:p>4.5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5">
            <text:p>5</text:p>
          </table:table-cell>
          <table:table-cell/>
          <table:table-cell table:formula="of:=[.H29]-[.H$102]" office:value-type="float" office:value="-0.5">
            <text:p>-0.5</text:p>
          </table:table-cell>
          <table:table-cell table:formula="of:=[.B29]-[.B$102]" office:value-type="float" office:value="-3.65151515151515">
            <text:p>-3.6515151515</text:p>
          </table:table-cell>
          <table:table-cell table:formula="of:=IF (OR([.AB29] =0 ; [.AC29] =0);0;[.AB29] * [.AC29])" office:value-type="float" office:value="1.82575757575758">
            <text:p>1.8257575758</text:p>
          </table:table-cell>
          <table:table-cell table:formula="of:=[.AB29] * [.AB29]" office:value-type="float" office:value="0.25">
            <text:p>0.25</text:p>
          </table:table-cell>
          <table:table-cell table:formula="of:=[.AC29] * [.AC29]" office:value-type="float" office:value="13.3335629017447">
            <text:p>13.3335629017</text:p>
          </table:table-cell>
          <table:table-cell table:number-columns-repeated="992"/>
        </table:table-row>
        <table:table-row table:style-name="ro1">
          <table:table-cell office:value-type="string">
            <text:p>243: High Fidelity (2000)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/>
          <table:table-cell office:value-type="float" office:value="2">
            <text:p>2</text:p>
          </table:table-cell>
          <table:table-cell table:number-columns-repeated="10"/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table:number-columns-repeated="6"/>
          <table:table-cell table:formula="of:=[.H30]-[.H$102]" office:value-type="float" office:value="-4.5">
            <text:p>-4.5</text:p>
          </table:table-cell>
          <table:table-cell table:formula="of:=[.B30]-[.B$102]" office:value-type="float" office:value="-3.65151515151515">
            <text:p>-3.6515151515</text:p>
          </table:table-cell>
          <table:table-cell table:formula="of:=IF (OR([.AB30] =0 ; [.AC30] =0);0;[.AB30] * [.AC30])" office:value-type="float" office:value="16.4318181818182">
            <text:p>16.4318181818</text:p>
          </table:table-cell>
          <table:table-cell table:formula="of:=[.AB30] * [.AB30]" office:value-type="float" office:value="20.25">
            <text:p>20.25</text:p>
          </table:table-cell>
          <table:table-cell table:formula="of:=[.AC30] * [.AC30]" office:value-type="float" office:value="13.3335629017447">
            <text:p>13.3335629017</text:p>
          </table:table-cell>
          <table:table-cell table:number-columns-repeated="992"/>
        </table:table-row>
        <table:table-row table:style-name="ro1">
          <table:table-cell office:value-type="string">
            <text:p>268: Batman (1989)</text:p>
          </table:table-cell>
          <table:table-cell/>
          <table:table-cell table:number-columns-repeated="3"/>
          <table:table-cell office:value-type="float" office:value="2.5">
            <text:p>2.5</text:p>
          </table:table-cell>
          <table:table-cell/>
          <table:table-cell/>
          <table:table-cell office:value-type="float" office:value="5">
            <text:p>5</text:p>
          </table:table-cell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.5">
            <text:p>3.5</text:p>
          </table:table-cell>
          <table:table-cell/>
          <table:table-cell table:formula="of:=[.H31]-[.H$102]" office:value-type="float" office:value="-4.5">
            <text:p>-4.5</text:p>
          </table:table-cell>
          <table:table-cell table:formula="of:=[.B31]-[.B$102]" office:value-type="float" office:value="-3.65151515151515">
            <text:p>-3.6515151515</text:p>
          </table:table-cell>
          <table:table-cell table:formula="of:=IF (OR([.AB31] =0 ; [.AC31] =0);0;[.AB31] * [.AC31])" office:value-type="float" office:value="16.4318181818182">
            <text:p>16.4318181818</text:p>
          </table:table-cell>
          <table:table-cell table:formula="of:=[.AB31] * [.AB31]" office:value-type="float" office:value="20.25">
            <text:p>20.25</text:p>
          </table:table-cell>
          <table:table-cell table:formula="of:=[.AC31] * [.AC31]" office:value-type="float" office:value="13.3335629017447">
            <text:p>13.3335629017</text:p>
          </table:table-cell>
          <table:table-cell table:number-columns-repeated="992"/>
        </table:table-row>
        <table:table-row table:style-name="ro1">
          <table:table-cell office:value-type="string">
            <text:p>272: Batman Begins (2005)</text:p>
          </table:table-cell>
          <table:table-cell table:number-columns-repeated="2" office:value-type="float" office:value="5">
            <text:p>5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3.5">
            <text:p>3.5</text:p>
          </table:table-cell>
          <table:table-cell/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/>
          <table:table-cell table:formula="of:=[.H32]-[.H$102]" office:value-type="float" office:value="-4.5">
            <text:p>-4.5</text:p>
          </table:table-cell>
          <table:table-cell table:formula="of:=[.B32]-[.B$102]" office:value-type="float" office:value="1.34848484848485">
            <text:p>1.3484848485</text:p>
          </table:table-cell>
          <table:table-cell table:formula="of:=IF (OR([.AB32] =0 ; [.AC32] =0);0;[.AB32] * [.AC32])" office:value-type="float" office:value="-6.06818181818182">
            <text:p>-6.0681818182</text:p>
          </table:table-cell>
          <table:table-cell table:formula="of:=[.AB32] * [.AB32]" office:value-type="float" office:value="20.25">
            <text:p>20.25</text:p>
          </table:table-cell>
          <table:table-cell table:formula="of:=[.AC32] * [.AC32]" office:value-type="float" office:value="1.81841138659321">
            <text:p>1.8184113866</text:p>
          </table:table-cell>
          <table:table-cell table:number-columns-repeated="992"/>
        </table:table-row>
        <table:table-row table:style-name="ro1">
          <table:table-cell office:value-type="string">
            <text:p>274: The Silence of the Lambs (1991)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table:number-columns-repeated="4" office:value-type="float" office:value="4.5">
            <text:p>4.5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1.5">
            <text:p>1.5</text:p>
          </table:table-cell>
          <table:table-cell/>
          <table:table-cell table:number-columns-repeated="2" office:value-type="float" office:value="4.5">
            <text:p>4.5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[.H33]-[.H$102]" office:value-type="float" office:value="0">
            <text:p>0</text:p>
          </table:table-cell>
          <table:table-cell table:formula="of:=[.B33]-[.B$102]" office:value-type="float" office:value="-3.65151515151515">
            <text:p>-3.6515151515</text:p>
          </table:table-cell>
          <table:table-cell table:formula="of:=IF (OR([.AB33] =0 ; [.AC33] =0);0;[.AB33] * [.AC33])" office:value-type="float" office:value="0">
            <text:p>0</text:p>
          </table:table-cell>
          <table:table-cell table:formula="of:=[.AB33] * [.AB33]" office:value-type="float" office:value="0">
            <text:p>0</text:p>
          </table:table-cell>
          <table:table-cell table:formula="of:=[.AC33] * [.AC33]" office:value-type="float" office:value="13.3335629017447">
            <text:p>13.3335629017</text:p>
          </table:table-cell>
          <table:table-cell table:number-columns-repeated="992"/>
        </table:table-row>
        <table:table-row table:style-name="ro1">
          <table:table-cell office:value-type="string">
            <text:p>275: Fargo (1996)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/>
          <table:table-cell table:number-columns-repeated="2" office:value-type="float" office:value="4.5">
            <text:p>4.5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4.5">
            <text:p>4.5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table:formula="of:=[.H34]-[.H$102]" office:value-type="float" office:value="-4.5">
            <text:p>-4.5</text:p>
          </table:table-cell>
          <table:table-cell table:formula="of:=[.B34]-[.B$102]" office:value-type="float" office:value="-3.65151515151515">
            <text:p>-3.6515151515</text:p>
          </table:table-cell>
          <table:table-cell table:formula="of:=IF (OR([.AB34] =0 ; [.AC34] =0);0;[.AB34] * [.AC34])" office:value-type="float" office:value="16.4318181818182">
            <text:p>16.4318181818</text:p>
          </table:table-cell>
          <table:table-cell table:formula="of:=[.AB34] * [.AB34]" office:value-type="float" office:value="20.25">
            <text:p>20.25</text:p>
          </table:table-cell>
          <table:table-cell table:formula="of:=[.AC34] * [.AC34]" office:value-type="float" office:value="13.3335629017447">
            <text:p>13.3335629017</text:p>
          </table:table-cell>
          <table:table-cell table:number-columns-repeated="992"/>
        </table:table-row>
        <table:table-row table:style-name="ro2">
          <table:table-cell office:value-type="string">
            <text:p>278: The Shawshank Redemption (1994)</text:p>
          </table:table-cell>
          <table:table-cell/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/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0.5">
            <text:p>0.5</text:p>
          </table:table-cell>
          <table:table-cell office:value-type="float" office:value="4.5">
            <text:p>4.5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H35]-[.H$102]" office:value-type="float" office:value="-4.5">
            <text:p>-4.5</text:p>
          </table:table-cell>
          <table:table-cell table:formula="of:=[.B35]-[.B$102]" office:value-type="float" office:value="-3.65151515151515">
            <text:p>-3.6515151515</text:p>
          </table:table-cell>
          <table:table-cell table:formula="of:=IF (OR([.AB35] =0 ; [.AC35] =0);0;[.AB35] * [.AC35])" office:value-type="float" office:value="16.4318181818182">
            <text:p>16.4318181818</text:p>
          </table:table-cell>
          <table:table-cell table:formula="of:=[.AB35] * [.AB35]" office:value-type="float" office:value="20.25">
            <text:p>20.25</text:p>
          </table:table-cell>
          <table:table-cell table:formula="of:=[.AC35] * [.AC35]" office:value-type="float" office:value="13.3335629017447">
            <text:p>13.3335629017</text:p>
          </table:table-cell>
          <table:table-cell table:number-columns-repeated="992"/>
        </table:table-row>
        <table:table-row table:style-name="ro1">
          <table:table-cell office:value-type="string">
            <text:p>280: Terminator 2: Judgment Day (1991)</text:p>
          </table:table-cell>
          <table:table-cell table:number-columns-repeated="2" office:value-type="float" office:value="3.5">
            <text:p>3.5</text:p>
          </table:table-cell>
          <table:table-cell office:value-type="float" office:value="4.5">
            <text:p>4.5</text:p>
          </table:table-cell>
          <table:table-cell/>
          <table:table-cell office:value-type="float" office:value="3.5">
            <text:p>3.5</text:p>
          </table:table-cell>
          <table:table-cell/>
          <table:table-cell table:number-columns-repeated="2"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.5">
            <text:p>1.5</text:p>
          </table:table-cell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/>
          <table:table-cell table:formula="of:=[.H36]-[.H$102]" office:value-type="float" office:value="0">
            <text:p>0</text:p>
          </table:table-cell>
          <table:table-cell table:formula="of:=[.B36]-[.B$102]" office:value-type="float" office:value="-0.151515151515151">
            <text:p>-0.1515151515</text:p>
          </table:table-cell>
          <table:table-cell table:formula="of:=IF (OR([.AB36] =0 ; [.AC36] =0);0;[.AB36] * [.AC36])" office:value-type="float" office:value="0">
            <text:p>0</text:p>
          </table:table-cell>
          <table:table-cell table:formula="of:=[.AB36] * [.AB36]" office:value-type="float" office:value="0">
            <text:p>0</text:p>
          </table:table-cell>
          <table:table-cell table:formula="of:=[.AC36] * [.AC36]" office:value-type="float" office:value="0.0229568411386593">
            <text:p>0.0229568411</text:p>
          </table:table-cell>
          <table:table-cell table:number-columns-repeated="992"/>
        </table:table-row>
        <table:table-row table:style-name="ro1">
          <table:table-cell office:value-type="string">
            <text:p>329: Jurassic Park (1993)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.5">
            <text:p>3.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H37]-[.H$102]" office:value-type="float" office:value="0.5">
            <text:p>0.5</text:p>
          </table:table-cell>
          <table:table-cell table:formula="of:=[.B37]-[.B$102]" office:value-type="float" office:value="0.848484848484849">
            <text:p>0.8484848485</text:p>
          </table:table-cell>
          <table:table-cell table:formula="of:=IF (OR([.AB37] =0 ; [.AC37] =0);0;[.AB37] * [.AC37])" office:value-type="float" office:value="0.424242424242424">
            <text:p>0.4242424242</text:p>
          </table:table-cell>
          <table:table-cell table:formula="of:=[.AB37] * [.AB37]" office:value-type="float" office:value="0.25">
            <text:p>0.25</text:p>
          </table:table-cell>
          <table:table-cell table:formula="of:=[.AC37] * [.AC37]" office:value-type="float" office:value="0.719926538108356">
            <text:p>0.7199265381</text:p>
          </table:table-cell>
          <table:table-cell table:number-columns-repeated="992"/>
        </table:table-row>
        <table:table-row table:style-name="ro1">
          <table:table-cell office:value-type="string">
            <text:p>393: Kill Bill: Vol. 2 (2004)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/>
          <table:table-cell office:value-type="float" office:value="4.5">
            <text:p>4.5</text:p>
          </table:table-cell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table:formula="of:=[.H38]-[.H$102]" office:value-type="float" office:value="-4.5">
            <text:p>-4.5</text:p>
          </table:table-cell>
          <table:table-cell table:formula="of:=[.B38]-[.B$102]" office:value-type="float" office:value="-0.651515151515151">
            <text:p>-0.6515151515</text:p>
          </table:table-cell>
          <table:table-cell table:formula="of:=IF (OR([.AB38] =0 ; [.AC38] =0);0;[.AB38] * [.AC38])" office:value-type="float" office:value="2.93181818181818">
            <text:p>2.9318181818</text:p>
          </table:table-cell>
          <table:table-cell table:formula="of:=[.AB38] * [.AB38]" office:value-type="float" office:value="20.25">
            <text:p>20.25</text:p>
          </table:table-cell>
          <table:table-cell table:formula="of:=[.AC38] * [.AC38]" office:value-type="float" office:value="0.424471992653811">
            <text:p>0.4244719927</text:p>
          </table:table-cell>
          <table:table-cell table:number-columns-repeated="992"/>
        </table:table-row>
        <table:table-row table:style-name="ro1">
          <table:table-cell office:value-type="string">
            <text:p>414: Batman Forever (1995)</text:p>
          </table:table-cell>
          <table:table-cell office:value-type="float" office:value="1.5">
            <text:p>1.5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/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/>
          <table:table-cell table:number-columns-repeated="2" office:value-type="float" office:value="4">
            <text:p>4</text:p>
          </table:table-cell>
          <table:table-cell table:number-columns-repeated="5"/>
          <table:table-cell table:formula="of:=[.H39]-[.H$102]" office:value-type="float" office:value="-4.5">
            <text:p>-4.5</text:p>
          </table:table-cell>
          <table:table-cell table:formula="of:=[.B39]-[.B$102]" office:value-type="float" office:value="-2.15151515151515">
            <text:p>-2.1515151515</text:p>
          </table:table-cell>
          <table:table-cell table:formula="of:=IF (OR([.AB39] =0 ; [.AC39] =0);0;[.AB39] * [.AC39])" office:value-type="float" office:value="9.68181818181818">
            <text:p>9.6818181818</text:p>
          </table:table-cell>
          <table:table-cell table:formula="of:=[.AB39] * [.AB39]" office:value-type="float" office:value="20.25">
            <text:p>20.25</text:p>
          </table:table-cell>
          <table:table-cell table:formula="of:=[.AC39] * [.AC39]" office:value-type="float" office:value="4.62901744719926">
            <text:p>4.6290174472</text:p>
          </table:table-cell>
          <table:table-cell table:number-columns-repeated="992"/>
        </table:table-row>
        <table:table-row table:style-name="ro2">
          <table:table-cell office:value-type="string">
            <text:p>424: Schindler's List (1993)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table:number-columns-repeated="4"/>
          <table:table-cell table:number-columns-repeated="4" office:value-type="float" office:value="5">
            <text:p>5</text:p>
          </table:table-cell>
          <table:table-cell table:number-columns-repeated="2" office:value-type="float" office:value="4.5">
            <text:p>4.5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/>
          <table:table-cell table:formula="of:=[.H40]-[.H$102]" office:value-type="float" office:value="0.5">
            <text:p>0.5</text:p>
          </table:table-cell>
          <table:table-cell table:formula="of:=[.B40]-[.B$102]" office:value-type="float" office:value="-1.15151515151515">
            <text:p>-1.1515151515</text:p>
          </table:table-cell>
          <table:table-cell table:formula="of:=IF (OR([.AB40] =0 ; [.AC40] =0);0;[.AB40] * [.AC40])" office:value-type="float" office:value="-0.575757575757576">
            <text:p>-0.5757575758</text:p>
          </table:table-cell>
          <table:table-cell table:formula="of:=[.AB40] * [.AB40]" office:value-type="float" office:value="0.25">
            <text:p>0.25</text:p>
          </table:table-cell>
          <table:table-cell table:formula="of:=[.AC40] * [.AC40]" office:value-type="float" office:value="1.32598714416896">
            <text:p>1.3259871442</text:p>
          </table:table-cell>
          <table:table-cell table:number-columns-repeated="992"/>
        </table:table-row>
        <table:table-row table:style-name="ro1">
          <table:table-cell office:value-type="string">
            <text:p>453: A Beautiful Mind (2001)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4.5">
            <text:p>4.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/>
          <table:table-cell table:formula="of:=[.H41]-[.H$102]" office:value-type="float" office:value="0">
            <text:p>0</text:p>
          </table:table-cell>
          <table:table-cell table:formula="of:=[.B41]-[.B$102]" office:value-type="float" office:value="0.348484848484849">
            <text:p>0.3484848485</text:p>
          </table:table-cell>
          <table:table-cell table:formula="of:=IF (OR([.AB41] =0 ; [.AC41] =0);0;[.AB41] * [.AC41])" office:value-type="float" office:value="0">
            <text:p>0</text:p>
          </table:table-cell>
          <table:table-cell table:formula="of:=[.AB41] * [.AB41]" office:value-type="float" office:value="0">
            <text:p>0</text:p>
          </table:table-cell>
          <table:table-cell table:formula="of:=[.AC41] * [.AC41]" office:value-type="float" office:value="0.121441689623508">
            <text:p>0.1214416896</text:p>
          </table:table-cell>
          <table:table-cell table:number-columns-repeated="992"/>
        </table:table-row>
        <table:table-row table:style-name="ro2">
          <table:table-cell office:value-type="string">
            <text:p>462: Erin Brockovich (2000)</text:p>
          </table:table-cell>
          <table:table-cell/>
          <table:table-cell office:value-type="float" office:value="2.5">
            <text:p>2.5</text:p>
          </table:table-cell>
          <table:table-cell table:number-columns-repeated="2"/>
          <table:table-cell office:value-type="float" office:value="3.5">
            <text:p>3.5</text:p>
          </table:table-cell>
          <table:table-cell/>
          <table:table-cell/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4.5">
            <text:p>4.5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table:formula="of:=[.H42]-[.H$102]" office:value-type="float" office:value="-4.5">
            <text:p>-4.5</text:p>
          </table:table-cell>
          <table:table-cell table:formula="of:=[.B42]-[.B$102]" office:value-type="float" office:value="-3.65151515151515">
            <text:p>-3.6515151515</text:p>
          </table:table-cell>
          <table:table-cell table:formula="of:=IF (OR([.AB42] =0 ; [.AC42] =0);0;[.AB42] * [.AC42])" office:value-type="float" office:value="16.4318181818182">
            <text:p>16.4318181818</text:p>
          </table:table-cell>
          <table:table-cell table:formula="of:=[.AB42] * [.AB42]" office:value-type="float" office:value="20.25">
            <text:p>20.25</text:p>
          </table:table-cell>
          <table:table-cell table:formula="of:=[.AC42] * [.AC42]" office:value-type="float" office:value="13.3335629017447">
            <text:p>13.3335629017</text:p>
          </table:table-cell>
          <table:table-cell table:number-columns-repeated="992"/>
        </table:table-row>
        <table:table-row table:style-name="ro1">
          <table:table-cell office:value-type="string">
            <text:p>550: Fight Club (1999)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/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table:formula="of:=[.H43]-[.H$102]" office:value-type="float" office:value="-4.5">
            <text:p>-4.5</text:p>
          </table:table-cell>
          <table:table-cell table:formula="of:=[.B43]-[.B$102]" office:value-type="float" office:value="-3.65151515151515">
            <text:p>-3.6515151515</text:p>
          </table:table-cell>
          <table:table-cell table:formula="of:=IF (OR([.AB43] =0 ; [.AC43] =0);0;[.AB43] * [.AC43])" office:value-type="float" office:value="16.4318181818182">
            <text:p>16.4318181818</text:p>
          </table:table-cell>
          <table:table-cell table:formula="of:=[.AB43] * [.AB43]" office:value-type="float" office:value="20.25">
            <text:p>20.25</text:p>
          </table:table-cell>
          <table:table-cell table:formula="of:=[.AC43] * [.AC43]" office:value-type="float" office:value="13.3335629017447">
            <text:p>13.3335629017</text:p>
          </table:table-cell>
          <table:table-cell table:number-columns-repeated="992"/>
        </table:table-row>
        <table:table-row table:style-name="ro1">
          <table:table-cell office:value-type="string">
            <text:p>557: Spider-Man (2002)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3.5">
            <text:p>3.5</text:p>
          </table:table-cell>
          <table:table-cell table:number-columns-repeated="2"/>
          <table:table-cell office:value-type="float" office:value="3.5">
            <text:p>3.5</text:p>
          </table:table-cell>
          <table:table-cell/>
          <table:table-cell office:value-type="float" office:value="1.5">
            <text:p>1.5</text:p>
          </table:table-cell>
          <table:table-cell/>
          <table:table-cell table:formula="of:=[.H44]-[.H$102]" office:value-type="float" office:value="-4.5">
            <text:p>-4.5</text:p>
          </table:table-cell>
          <table:table-cell table:formula="of:=[.B44]-[.B$102]" office:value-type="float" office:value="0.348484848484849">
            <text:p>0.3484848485</text:p>
          </table:table-cell>
          <table:table-cell table:formula="of:=IF (OR([.AB44] =0 ; [.AC44] =0);0;[.AB44] * [.AC44])" office:value-type="float" office:value="-1.56818181818182">
            <text:p>-1.5681818182</text:p>
          </table:table-cell>
          <table:table-cell table:formula="of:=[.AB44] * [.AB44]" office:value-type="float" office:value="20.25">
            <text:p>20.25</text:p>
          </table:table-cell>
          <table:table-cell table:formula="of:=[.AC44] * [.AC44]" office:value-type="float" office:value="0.121441689623508">
            <text:p>0.1214416896</text:p>
          </table:table-cell>
          <table:table-cell table:number-columns-repeated="992"/>
        </table:table-row>
        <table:table-row table:style-name="ro1">
          <table:table-cell office:value-type="string">
            <text:p>558: Spider-Man 2 (2004)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table:number-columns-repeated="2"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/>
          <table:table-cell office:value-type="float" office:value="1.5">
            <text:p>1.5</text:p>
          </table:table-cell>
          <table:table-cell/>
          <table:table-cell table:formula="of:=[.H45]-[.H$102]" office:value-type="float" office:value="0">
            <text:p>0</text:p>
          </table:table-cell>
          <table:table-cell table:formula="of:=[.B45]-[.B$102]" office:value-type="float" office:value="-1.15151515151515">
            <text:p>-1.1515151515</text:p>
          </table:table-cell>
          <table:table-cell table:formula="of:=IF (OR([.AB45] =0 ; [.AC45] =0);0;[.AB45] * [.AC45])" office:value-type="float" office:value="0">
            <text:p>0</text:p>
          </table:table-cell>
          <table:table-cell table:formula="of:=[.AB45] * [.AB45]" office:value-type="float" office:value="0">
            <text:p>0</text:p>
          </table:table-cell>
          <table:table-cell table:formula="of:=[.AC45] * [.AC45]" office:value-type="float" office:value="1.32598714416896">
            <text:p>1.3259871442</text:p>
          </table:table-cell>
          <table:table-cell table:number-columns-repeated="992"/>
        </table:table-row>
        <table:table-row table:style-name="ro1">
          <table:table-cell office:value-type="string">
            <text:p>568: Apollo 13 (1995)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4.5">
            <text:p>4.5</text:p>
          </table:table-cell>
          <table:table-cell table:number-columns-repeated="2"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1.5">
            <text:p>1.5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table:formula="of:=[.H46]-[.H$102]" office:value-type="float" office:value="0.5">
            <text:p>0.5</text:p>
          </table:table-cell>
          <table:table-cell table:formula="of:=[.B46]-[.B$102]" office:value-type="float" office:value="-0.151515151515151">
            <text:p>-0.1515151515</text:p>
          </table:table-cell>
          <table:table-cell table:formula="of:=IF (OR([.AB46] =0 ; [.AC46] =0);0;[.AB46] * [.AC46])" office:value-type="float" office:value="-0.0757575757575757">
            <text:p>-0.0757575758</text:p>
          </table:table-cell>
          <table:table-cell table:formula="of:=[.AB46] * [.AB46]" office:value-type="float" office:value="0.25">
            <text:p>0.25</text:p>
          </table:table-cell>
          <table:table-cell table:formula="of:=[.AC46] * [.AC46]" office:value-type="float" office:value="0.0229568411386593">
            <text:p>0.0229568411</text:p>
          </table:table-cell>
          <table:table-cell table:number-columns-repeated="992"/>
        </table:table-row>
        <table:table-row table:style-name="ro1">
          <table:table-cell office:value-type="string">
            <text:p>581: Dances with Wolves (1990)</text:p>
          </table:table-cell>
          <table:table-cell/>
          <table:table-cell table:number-columns-repeated="4"/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4.5">
            <text:p>4.5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.5">
            <text:p>2.5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table:formula="of:=[.H47]-[.H$102]" office:value-type="float" office:value="-0.5">
            <text:p>-0.5</text:p>
          </table:table-cell>
          <table:table-cell table:formula="of:=[.B47]-[.B$102]" office:value-type="float" office:value="-3.65151515151515">
            <text:p>-3.6515151515</text:p>
          </table:table-cell>
          <table:table-cell table:formula="of:=IF (OR([.AB47] =0 ; [.AC47] =0);0;[.AB47] * [.AC47])" office:value-type="float" office:value="1.82575757575758">
            <text:p>1.8257575758</text:p>
          </table:table-cell>
          <table:table-cell table:formula="of:=[.AB47] * [.AB47]" office:value-type="float" office:value="0.25">
            <text:p>0.25</text:p>
          </table:table-cell>
          <table:table-cell table:formula="of:=[.AC47] * [.AC47]" office:value-type="float" office:value="13.3335629017447">
            <text:p>13.3335629017</text:p>
          </table:table-cell>
          <table:table-cell table:number-columns-repeated="992"/>
        </table:table-row>
        <table:table-row table:style-name="ro1">
          <table:table-cell office:value-type="string">
            <text:p>585: Monsters Inc. (2001)</text:p>
          </table:table-cell>
          <table:table-cell/>
          <table:table-cell table:number-columns-repeated="2" office:value-type="float" office:value="5">
            <text:p>5</text:p>
          </table:table-cell>
          <table:table-cell/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3.5">
            <text:p>3.5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3.5">
            <text:p>3.5</text:p>
          </table:table-cell>
          <table:table-cell table:number-columns-repeated="2" office:value-type="float" office:value="4">
            <text:p>4</text:p>
          </table:table-cell>
          <table:table-cell office:value-type="float" office:value="3.5">
            <text:p>3.5</text:p>
          </table:table-cell>
          <table:table-cell table:number-columns-repeated="4"/>
          <table:table-cell office:value-type="float" office:value="5">
            <text:p>5</text:p>
          </table:table-cell>
          <table:table-cell/>
          <table:table-cell table:formula="of:=[.H48]-[.H$102]" office:value-type="float" office:value="0.5">
            <text:p>0.5</text:p>
          </table:table-cell>
          <table:table-cell table:formula="of:=[.B48]-[.B$102]" office:value-type="float" office:value="-3.65151515151515">
            <text:p>-3.6515151515</text:p>
          </table:table-cell>
          <table:table-cell table:formula="of:=IF (OR([.AB48] =0 ; [.AC48] =0);0;[.AB48] * [.AC48])" office:value-type="float" office:value="-1.82575757575758">
            <text:p>-1.8257575758</text:p>
          </table:table-cell>
          <table:table-cell table:formula="of:=[.AB48] * [.AB48]" office:value-type="float" office:value="0.25">
            <text:p>0.25</text:p>
          </table:table-cell>
          <table:table-cell table:formula="of:=[.AC48] * [.AC48]" office:value-type="float" office:value="13.3335629017447">
            <text:p>13.3335629017</text:p>
          </table:table-cell>
          <table:table-cell table:number-columns-repeated="992"/>
        </table:table-row>
        <table:table-row table:style-name="ro1">
          <table:table-cell office:value-type="string">
            <text:p>597: Titanic (1997)</text:p>
          </table:table-cell>
          <table:table-cell table:number-columns-repeated="2" office:value-type="float" office:value="4">
            <text:p>4</text:p>
          </table:table-cell>
          <table:table-cell office:value-type="float" office:value="4.5">
            <text:p>4.5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[.H49]-[.H$102]" office:value-type="float" office:value="-1">
            <text:p>-1</text:p>
          </table:table-cell>
          <table:table-cell table:formula="of:=[.B49]-[.B$102]" office:value-type="float" office:value="0.348484848484849">
            <text:p>0.3484848485</text:p>
          </table:table-cell>
          <table:table-cell table:formula="of:=IF (OR([.AB49] =0 ; [.AC49] =0);0;[.AB49] * [.AC49])" office:value-type="float" office:value="-0.348484848484849">
            <text:p>-0.3484848485</text:p>
          </table:table-cell>
          <table:table-cell table:formula="of:=[.AB49] * [.AB49]" office:value-type="float" office:value="1">
            <text:p>1</text:p>
          </table:table-cell>
          <table:table-cell table:formula="of:=[.AC49] * [.AC49]" office:value-type="float" office:value="0.121441689623508">
            <text:p>0.1214416896</text:p>
          </table:table-cell>
          <table:table-cell table:number-columns-repeated="992"/>
        </table:table-row>
        <table:table-row table:style-name="ro1">
          <table:table-cell office:value-type="string">
            <text:p>601: E.T. the Extra-Terrestrial (1982)</text:p>
          </table:table-cell>
          <table:table-cell/>
          <table:table-cell office:value-type="float" office:value="4.5">
            <text:p>4.5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4.5">
            <text:p>4.5</text:p>
          </table:table-cell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/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table:number-columns-repeated="2"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table:number-columns-repeated="3"/>
          <table:table-cell office:value-type="float" office:value="0.5">
            <text:p>0.5</text:p>
          </table:table-cell>
          <table:table-cell/>
          <table:table-cell table:formula="of:=[.H50]-[.H$102]" office:value-type="float" office:value="0">
            <text:p>0</text:p>
          </table:table-cell>
          <table:table-cell table:formula="of:=[.B50]-[.B$102]" office:value-type="float" office:value="-3.65151515151515">
            <text:p>-3.6515151515</text:p>
          </table:table-cell>
          <table:table-cell table:formula="of:=IF (OR([.AB50] =0 ; [.AC50] =0);0;[.AB50] * [.AC50])" office:value-type="float" office:value="0">
            <text:p>0</text:p>
          </table:table-cell>
          <table:table-cell table:formula="of:=[.AB50] * [.AB50]" office:value-type="float" office:value="0">
            <text:p>0</text:p>
          </table:table-cell>
          <table:table-cell table:formula="of:=[.AC50] * [.AC50]" office:value-type="float" office:value="13.3335629017447">
            <text:p>13.3335629017</text:p>
          </table:table-cell>
          <table:table-cell table:number-columns-repeated="992"/>
        </table:table-row>
        <table:table-row table:style-name="ro2">
          <table:table-cell office:value-type="string">
            <text:p>602: Independence Day (a.k.a. ID4) (1996)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/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/>
          <table:table-cell office:value-type="float" office:value="4.5">
            <text:p>4.5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1.5">
            <text:p>1.5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H51]-[.H$102]" office:value-type="float" office:value="-1">
            <text:p>-1</text:p>
          </table:table-cell>
          <table:table-cell table:formula="of:=[.B51]-[.B$102]" office:value-type="float" office:value="0.348484848484849">
            <text:p>0.3484848485</text:p>
          </table:table-cell>
          <table:table-cell table:formula="of:=IF (OR([.AB51] =0 ; [.AC51] =0);0;[.AB51] * [.AC51])" office:value-type="float" office:value="-0.348484848484849">
            <text:p>-0.3484848485</text:p>
          </table:table-cell>
          <table:table-cell table:formula="of:=[.AB51] * [.AB51]" office:value-type="float" office:value="1">
            <text:p>1</text:p>
          </table:table-cell>
          <table:table-cell table:formula="of:=[.AC51] * [.AC51]" office:value-type="float" office:value="0.121441689623508">
            <text:p>0.1214416896</text:p>
          </table:table-cell>
          <table:table-cell table:number-columns-repeated="992"/>
        </table:table-row>
        <table:table-row table:style-name="ro1">
          <table:table-cell office:value-type="string">
            <text:p>603: The Matrix (1999)</text:p>
          </table:table-cell>
          <table:table-cell office:value-type="float" office:value="4.5">
            <text:p>4.5</text:p>
          </table:table-cell>
          <table:table-cell table:number-columns-repeated="4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.5">
            <text:p>3.5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/>
          <table:table-cell table:formula="of:=[.H52]-[.H$102]" office:value-type="float" office:value="0.5">
            <text:p>0.5</text:p>
          </table:table-cell>
          <table:table-cell table:formula="of:=[.B52]-[.B$102]" office:value-type="float" office:value="0.848484848484849">
            <text:p>0.8484848485</text:p>
          </table:table-cell>
          <table:table-cell table:formula="of:=IF (OR([.AB52] =0 ; [.AC52] =0);0;[.AB52] * [.AC52])" office:value-type="float" office:value="0.424242424242424">
            <text:p>0.4242424242</text:p>
          </table:table-cell>
          <table:table-cell table:formula="of:=[.AB52] * [.AB52]" office:value-type="float" office:value="0.25">
            <text:p>0.25</text:p>
          </table:table-cell>
          <table:table-cell table:formula="of:=[.AC52] * [.AC52]" office:value-type="float" office:value="0.719926538108356">
            <text:p>0.7199265381</text:p>
          </table:table-cell>
          <table:table-cell table:number-columns-repeated="992"/>
        </table:table-row>
        <table:table-row table:style-name="ro1">
          <table:table-cell office:value-type="string">
            <text:p>604: The Matrix Reloaded (2003)</text:p>
          </table:table-cell>
          <table:table-cell table:number-columns-repeated="2"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table:number-columns-repeated="2" office:value-type="float" office:value="2.5">
            <text:p>2.5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.5">
            <text:p>1.5</text:p>
          </table:table-cell>
          <table:table-cell office:value-type="float" office:value="3.5">
            <text:p>3.5</text:p>
          </table:table-cell>
          <table:table-cell/>
          <table:table-cell table:formula="of:=[.H53]-[.H$102]" office:value-type="float" office:value="0.5">
            <text:p>0.5</text:p>
          </table:table-cell>
          <table:table-cell table:formula="of:=[.B53]-[.B$102]" office:value-type="float" office:value="0.348484848484849">
            <text:p>0.3484848485</text:p>
          </table:table-cell>
          <table:table-cell table:formula="of:=IF (OR([.AB53] =0 ; [.AC53] =0);0;[.AB53] * [.AC53])" office:value-type="float" office:value="0.174242424242424">
            <text:p>0.1742424242</text:p>
          </table:table-cell>
          <table:table-cell table:formula="of:=[.AB53] * [.AB53]" office:value-type="float" office:value="0.25">
            <text:p>0.25</text:p>
          </table:table-cell>
          <table:table-cell table:formula="of:=[.AC53] * [.AC53]" office:value-type="float" office:value="0.121441689623508">
            <text:p>0.1214416896</text:p>
          </table:table-cell>
          <table:table-cell table:number-columns-repeated="992"/>
        </table:table-row>
        <table:table-row table:style-name="ro2">
          <table:table-cell office:value-type="string">
            <text:p>607: Men in Black (a.k.a. MIB) (1997)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1.5">
            <text:p>1.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4.5">
            <text:p>4.5</text:p>
          </table:table-cell>
          <table:table-cell/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2.5">
            <text:p>2.5</text:p>
          </table:table-cell>
          <table:table-cell/>
          <table:table-cell table:formula="of:=[.H54]-[.H$102]" office:value-type="float" office:value="0">
            <text:p>0</text:p>
          </table:table-cell>
          <table:table-cell table:formula="of:=[.B54]-[.B$102]" office:value-type="float" office:value="-0.651515151515151">
            <text:p>-0.6515151515</text:p>
          </table:table-cell>
          <table:table-cell table:formula="of:=IF (OR([.AB54] =0 ; [.AC54] =0);0;[.AB54] * [.AC54])" office:value-type="float" office:value="0">
            <text:p>0</text:p>
          </table:table-cell>
          <table:table-cell table:formula="of:=[.AB54] * [.AB54]" office:value-type="float" office:value="0">
            <text:p>0</text:p>
          </table:table-cell>
          <table:table-cell table:formula="of:=[.AC54] * [.AC54]" office:value-type="float" office:value="0.424471992653811">
            <text:p>0.4244719927</text:p>
          </table:table-cell>
          <table:table-cell table:number-columns-repeated="992"/>
        </table:table-row>
        <table:table-row table:style-name="ro1">
          <table:table-cell office:value-type="string">
            <text:p>629: The Usual Suspects (1995)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5"/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table:formula="of:=[.H55]-[.H$102]" office:value-type="float" office:value="0">
            <text:p>0</text:p>
          </table:table-cell>
          <table:table-cell table:formula="of:=[.B55]-[.B$102]" office:value-type="float" office:value="-3.65151515151515">
            <text:p>-3.6515151515</text:p>
          </table:table-cell>
          <table:table-cell table:formula="of:=IF (OR([.AB55] =0 ; [.AC55] =0);0;[.AB55] * [.AC55])" office:value-type="float" office:value="0">
            <text:p>0</text:p>
          </table:table-cell>
          <table:table-cell table:formula="of:=[.AB55] * [.AB55]" office:value-type="float" office:value="0">
            <text:p>0</text:p>
          </table:table-cell>
          <table:table-cell table:formula="of:=[.AC55] * [.AC55]" office:value-type="float" office:value="13.3335629017447">
            <text:p>13.3335629017</text:p>
          </table:table-cell>
          <table:table-cell table:number-columns-repeated="992"/>
        </table:table-row>
        <table:table-row table:style-name="ro1">
          <table:table-cell office:value-type="string">
            <text:p>640: Catch Me If You Can (2002)</text:p>
          </table:table-cell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table:number-columns-repeated="5"/>
          <table:table-cell table:formula="of:=[.H56]-[.H$102]" office:value-type="float" office:value="-4.5">
            <text:p>-4.5</text:p>
          </table:table-cell>
          <table:table-cell table:formula="of:=[.B56]-[.B$102]" office:value-type="float" office:value="-0.151515151515151">
            <text:p>-0.1515151515</text:p>
          </table:table-cell>
          <table:table-cell table:formula="of:=IF (OR([.AB56] =0 ; [.AC56] =0);0;[.AB56] * [.AC56])" office:value-type="float" office:value="0.681818181818181">
            <text:p>0.6818181818</text:p>
          </table:table-cell>
          <table:table-cell table:formula="of:=[.AB56] * [.AB56]" office:value-type="float" office:value="20.25">
            <text:p>20.25</text:p>
          </table:table-cell>
          <table:table-cell table:formula="of:=[.AC56] * [.AC56]" office:value-type="float" office:value="0.0229568411386593">
            <text:p>0.0229568411</text:p>
          </table:table-cell>
          <table:table-cell table:number-columns-repeated="992"/>
        </table:table-row>
        <table:table-row table:style-name="ro1">
          <table:table-cell table:style-name="ce1" office:value-type="string">
            <text:p>641: Requiem for a Dream (2000)</text:p>
          </table:table-cell>
          <table:table-cell table:style-name="ce1"/>
          <table:table-cell table:style-name="ce1" office:value-type="float" office:value="4.5">
            <text:p>4.5</text:p>
          </table:table-cell>
          <table:table-cell table:style-name="ce1" table:number-columns-repeated="3"/>
          <table:table-cell table:style-name="ce1" office:value-type="float" office:value="3">
            <text:p>3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table:number-columns-repeated="3"/>
          <table:table-cell table:number-columns-repeated="2" table:style-name="ce1" office:value-type="float" office:value="5">
            <text:p>5</text:p>
          </table:table-cell>
          <table:table-cell table:style-name="ce1"/>
          <table:table-cell table:style-name="ce1" office:value-type="float" office:value="3.5">
            <text:p>3.5</text:p>
          </table:table-cell>
          <table:table-cell table:style-name="ce1" table:number-columns-repeated="2"/>
          <table:table-cell table:style-name="ce1" office:value-type="float" office:value="2.5">
            <text:p>2.5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table:number-columns-repeated="4"/>
          <table:table-cell table:style-name="ce1" table:formula="of:=[.H57]-[.H$102]" office:value-type="float" office:value="-4.5">
            <text:p>-4.5</text:p>
          </table:table-cell>
          <table:table-cell table:style-name="ce1" table:formula="of:=[.B57]-[.B$102]" office:value-type="float" office:value="-3.65151515151515">
            <text:p>-3.6515151515</text:p>
          </table:table-cell>
          <table:table-cell table:style-name="ce1" table:formula="of:=IF (OR([.AB57] =0 ; [.AC57] =0);0;[.AB57] * [.AC57])" office:value-type="float" office:value="16.4318181818182">
            <text:p>16.4318181818</text:p>
          </table:table-cell>
          <table:table-cell table:style-name="ce1" table:formula="of:=[.AB57] * [.AB57]" office:value-type="float" office:value="20.25">
            <text:p>20.25</text:p>
          </table:table-cell>
          <table:table-cell table:style-name="ce1" table:formula="of:=[.AC57] * [.AC57]" office:value-type="float" office:value="13.3335629017447">
            <text:p>13.3335629017</text:p>
          </table:table-cell>
          <table:table-cell table:style-name="ce1" table:number-columns-repeated="992"/>
        </table:table-row>
        <table:table-row table:style-name="ro1">
          <table:table-cell office:value-type="string">
            <text:p>664: Twister (1996)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3.5">
            <text:p>3.5</text:p>
          </table:table-cell>
          <table:table-cell/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0.5">
            <text:p>0.5</text:p>
          </table:table-cell>
          <table:table-cell table:number-columns-repeated="6"/>
          <table:table-cell table:formula="of:=[.H58]-[.H$102]" office:value-type="float" office:value="0">
            <text:p>0</text:p>
          </table:table-cell>
          <table:table-cell table:formula="of:=[.B58]-[.B$102]" office:value-type="float" office:value="-3.65151515151515">
            <text:p>-3.6515151515</text:p>
          </table:table-cell>
          <table:table-cell table:formula="of:=IF (OR([.AB58] =0 ; [.AC58] =0);0;[.AB58] * [.AC58])" office:value-type="float" office:value="0">
            <text:p>0</text:p>
          </table:table-cell>
          <table:table-cell table:formula="of:=[.AB58] * [.AB58]" office:value-type="float" office:value="0">
            <text:p>0</text:p>
          </table:table-cell>
          <table:table-cell table:formula="of:=[.AC58] * [.AC58]" office:value-type="float" office:value="13.3335629017447">
            <text:p>13.3335629017</text:p>
          </table:table-cell>
          <table:table-cell table:number-columns-repeated="992"/>
        </table:table-row>
        <table:table-row table:style-name="ro2">
          <table:table-cell office:value-type="string">
            <text:p>671: Harry Potter and the Sorcerer's Stone (a.k.a. Harry Potter and the Philosopher's Stone) (2001)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0.5">
            <text:p>0.5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4"/>
          <table:table-cell table:formula="of:=[.H59]-[.H$102]" office:value-type="float" office:value="-4.5">
            <text:p>-4.5</text:p>
          </table:table-cell>
          <table:table-cell table:formula="of:=[.B59]-[.B$102]" office:value-type="float" office:value="-3.65151515151515">
            <text:p>-3.6515151515</text:p>
          </table:table-cell>
          <table:table-cell table:formula="of:=IF (OR([.AB59] =0 ; [.AC59] =0);0;[.AB59] * [.AC59])" office:value-type="float" office:value="16.4318181818182">
            <text:p>16.4318181818</text:p>
          </table:table-cell>
          <table:table-cell table:formula="of:=[.AB59] * [.AB59]" office:value-type="float" office:value="20.25">
            <text:p>20.25</text:p>
          </table:table-cell>
          <table:table-cell table:formula="of:=[.AC59] * [.AC59]" office:value-type="float" office:value="13.3335629017447">
            <text:p>13.3335629017</text:p>
          </table:table-cell>
          <table:table-cell table:number-columns-repeated="992"/>
        </table:table-row>
        <table:table-row table:style-name="ro1">
          <table:table-cell office:value-type="string">
            <text:p>672: Harry Potter and the Chamber of Secrets (2002)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5">
            <text:p>2.5</text:p>
          </table:table-cell>
          <table:table-cell table:number-columns-repeated="5"/>
          <table:table-cell table:formula="of:=[.H60]-[.H$102]" office:value-type="float" office:value="-4.5">
            <text:p>-4.5</text:p>
          </table:table-cell>
          <table:table-cell table:formula="of:=[.B60]-[.B$102]" office:value-type="float" office:value="-0.651515151515151">
            <text:p>-0.6515151515</text:p>
          </table:table-cell>
          <table:table-cell table:formula="of:=IF (OR([.AB60] =0 ; [.AC60] =0);0;[.AB60] * [.AC60])" office:value-type="float" office:value="2.93181818181818">
            <text:p>2.9318181818</text:p>
          </table:table-cell>
          <table:table-cell table:formula="of:=[.AB60] * [.AB60]" office:value-type="float" office:value="20.25">
            <text:p>20.25</text:p>
          </table:table-cell>
          <table:table-cell table:formula="of:=[.AC60] * [.AC60]" office:value-type="float" office:value="0.424471992653811">
            <text:p>0.4244719927</text:p>
          </table:table-cell>
          <table:table-cell table:number-columns-repeated="992"/>
        </table:table-row>
        <table:table-row table:style-name="ro1">
          <table:table-cell office:value-type="string">
            <text:p>680: Pulp Fiction (1994)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table:number-columns-repeated="2" office:value-type="float" office:value="5">
            <text:p>5</text:p>
          </table:table-cell>
          <table:table-cell office:value-type="float" office:value="4.5">
            <text:p>4.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formula="of:=[.H61]-[.H$102]" office:value-type="float" office:value="0">
            <text:p>0</text:p>
          </table:table-cell>
          <table:table-cell table:formula="of:=[.B61]-[.B$102]" office:value-type="float" office:value="-3.65151515151515">
            <text:p>-3.6515151515</text:p>
          </table:table-cell>
          <table:table-cell table:formula="of:=IF (OR([.AB61] =0 ; [.AC61] =0);0;[.AB61] * [.AC61])" office:value-type="float" office:value="0">
            <text:p>0</text:p>
          </table:table-cell>
          <table:table-cell table:formula="of:=[.AB61] * [.AB61]" office:value-type="float" office:value="0">
            <text:p>0</text:p>
          </table:table-cell>
          <table:table-cell table:formula="of:=[.AC61] * [.AC61]" office:value-type="float" office:value="13.3335629017447">
            <text:p>13.3335629017</text:p>
          </table:table-cell>
          <table:table-cell table:number-columns-repeated="992"/>
        </table:table-row>
        <table:table-row table:style-name="ro1">
          <table:table-cell office:value-type="string">
            <text:p>745: The Sixth Sense (1999)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/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/>
          <table:table-cell table:formula="of:=[.H62]-[.H$102]" office:value-type="float" office:value="-4.5">
            <text:p>-4.5</text:p>
          </table:table-cell>
          <table:table-cell table:formula="of:=[.B62]-[.B$102]" office:value-type="float" office:value="-3.65151515151515">
            <text:p>-3.6515151515</text:p>
          </table:table-cell>
          <table:table-cell table:formula="of:=IF (OR([.AB62] =0 ; [.AC62] =0);0;[.AB62] * [.AC62])" office:value-type="float" office:value="16.4318181818182">
            <text:p>16.4318181818</text:p>
          </table:table-cell>
          <table:table-cell table:formula="of:=[.AB62] * [.AB62]" office:value-type="float" office:value="20.25">
            <text:p>20.25</text:p>
          </table:table-cell>
          <table:table-cell table:formula="of:=[.AC62] * [.AC62]" office:value-type="float" office:value="13.3335629017447">
            <text:p>13.3335629017</text:p>
          </table:table-cell>
          <table:table-cell table:number-columns-repeated="992"/>
        </table:table-row>
        <table:table-row table:style-name="ro1">
          <table:table-cell office:value-type="string">
            <text:p>752: V for Vendetta (2006)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table:number-columns-repeated="2"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/>
          <table:table-cell office:value-type="float" office:value="4.5">
            <text:p>4.5</text:p>
          </table:table-cell>
          <table:table-cell table:number-columns-repeated="2"/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/>
          <table:table-cell table:number-columns-repeated="2" office:value-type="float" office:value="3.5">
            <text:p>3.5</text:p>
          </table:table-cell>
          <table:table-cell/>
          <table:table-cell table:formula="of:=[.H63]-[.H$102]" office:value-type="float" office:value="0">
            <text:p>0</text:p>
          </table:table-cell>
          <table:table-cell table:formula="of:=[.B63]-[.B$102]" office:value-type="float" office:value="-3.65151515151515">
            <text:p>-3.6515151515</text:p>
          </table:table-cell>
          <table:table-cell table:formula="of:=IF (OR([.AB63] =0 ; [.AC63] =0);0;[.AB63] * [.AC63])" office:value-type="float" office:value="0">
            <text:p>0</text:p>
          </table:table-cell>
          <table:table-cell table:formula="of:=[.AB63] * [.AB63]" office:value-type="float" office:value="0">
            <text:p>0</text:p>
          </table:table-cell>
          <table:table-cell table:formula="of:=[.AC63] * [.AC63]" office:value-type="float" office:value="13.3335629017447">
            <text:p>13.3335629017</text:p>
          </table:table-cell>
          <table:table-cell table:number-columns-repeated="992"/>
        </table:table-row>
        <table:table-row table:style-name="ro1">
          <table:table-cell office:value-type="string">
            <text:p>786: Almost Famous (2000)</text:p>
          </table:table-cell>
          <table:table-cell/>
          <table:table-cell office:value-type="float" office:value="3.5">
            <text:p>3.5</text:p>
          </table:table-cell>
          <table:table-cell table:number-columns-repeated="4"/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5"/>
          <table:table-cell table:formula="of:=[.H64]-[.H$102]" office:value-type="float" office:value="-4.5">
            <text:p>-4.5</text:p>
          </table:table-cell>
          <table:table-cell table:formula="of:=[.B64]-[.B$102]" office:value-type="float" office:value="-3.65151515151515">
            <text:p>-3.6515151515</text:p>
          </table:table-cell>
          <table:table-cell table:formula="of:=IF (OR([.AB64] =0 ; [.AC64] =0);0;[.AB64] * [.AC64])" office:value-type="float" office:value="16.4318181818182">
            <text:p>16.4318181818</text:p>
          </table:table-cell>
          <table:table-cell table:formula="of:=[.AB64] * [.AB64]" office:value-type="float" office:value="20.25">
            <text:p>20.25</text:p>
          </table:table-cell>
          <table:table-cell table:formula="of:=[.AC64] * [.AC64]" office:value-type="float" office:value="13.3335629017447">
            <text:p>13.3335629017</text:p>
          </table:table-cell>
          <table:table-cell table:number-columns-repeated="992"/>
        </table:table-row>
        <table:table-row table:style-name="ro2">
          <table:table-cell office:value-type="string">
            <text:p>788: Mrs. Doubtfire (1993)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3.5">
            <text:p>3.5</text:p>
          </table:table-cell>
          <table:table-cell/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f:=[.H65]-[.H$102]" office:value-type="float" office:value="-4.5">
            <text:p>-4.5</text:p>
          </table:table-cell>
          <table:table-cell table:formula="of:=[.B65]-[.B$102]" office:value-type="float" office:value="-3.65151515151515">
            <text:p>-3.6515151515</text:p>
          </table:table-cell>
          <table:table-cell table:formula="of:=IF (OR([.AB65] =0 ; [.AC65] =0);0;[.AB65] * [.AC65])" office:value-type="float" office:value="16.4318181818182">
            <text:p>16.4318181818</text:p>
          </table:table-cell>
          <table:table-cell table:formula="of:=[.AB65] * [.AB65]" office:value-type="float" office:value="20.25">
            <text:p>20.25</text:p>
          </table:table-cell>
          <table:table-cell table:formula="of:=[.AC65] * [.AC65]" office:value-type="float" office:value="13.3335629017447">
            <text:p>13.3335629017</text:p>
          </table:table-cell>
          <table:table-cell table:number-columns-repeated="992"/>
        </table:table-row>
        <table:table-row table:style-name="ro2">
          <table:table-cell office:value-type="string">
            <text:p>807: Seven (a.k.a. Se7en) (1995)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4.5">
            <text:p>4.5</text:p>
          </table:table-cell>
          <table:table-cell/>
          <table:table-cell office:value-type="float" office:value="1">
            <text:p>1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4.5">
            <text:p>4.5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/>
          <table:table-cell table:formula="of:=[.H66]-[.H$102]" office:value-type="float" office:value="-4.5">
            <text:p>-4.5</text:p>
          </table:table-cell>
          <table:table-cell table:formula="of:=[.B66]-[.B$102]" office:value-type="float" office:value="-3.65151515151515">
            <text:p>-3.6515151515</text:p>
          </table:table-cell>
          <table:table-cell table:formula="of:=IF (OR([.AB66] =0 ; [.AC66] =0);0;[.AB66] * [.AC66])" office:value-type="float" office:value="16.4318181818182">
            <text:p>16.4318181818</text:p>
          </table:table-cell>
          <table:table-cell table:formula="of:=[.AB66] * [.AB66]" office:value-type="float" office:value="20.25">
            <text:p>20.25</text:p>
          </table:table-cell>
          <table:table-cell table:formula="of:=[.AC66] * [.AC66]" office:value-type="float" office:value="13.3335629017447">
            <text:p>13.3335629017</text:p>
          </table:table-cell>
          <table:table-cell table:number-columns-repeated="992"/>
        </table:table-row>
        <table:table-row table:style-name="ro2">
          <table:table-cell office:value-type="string">
            <text:p>808: Shrek (2001)</text:p>
          </table:table-cell>
          <table:table-cell/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1.5">
            <text:p>1.5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table:number-columns-repeated="2" office:value-type="float" office:value="3.5">
            <text:p>3.5</text:p>
          </table:table-cell>
          <table:table-cell table:number-columns-repeated="2" office:value-type="float" office:value="3">
            <text:p>3</text:p>
          </table:table-cell>
          <table:table-cell/>
          <table:table-cell table:number-columns-repeated="3" office:value-type="float" office:value="4">
            <text:p>4</text:p>
          </table:table-cell>
          <table:table-cell/>
          <table:table-cell table:formula="of:=[.H67]-[.H$102]" office:value-type="float" office:value="0.5">
            <text:p>0.5</text:p>
          </table:table-cell>
          <table:table-cell table:formula="of:=[.B67]-[.B$102]" office:value-type="float" office:value="-3.65151515151515">
            <text:p>-3.6515151515</text:p>
          </table:table-cell>
          <table:table-cell table:formula="of:=IF (OR([.AB67] =0 ; [.AC67] =0);0;[.AB67] * [.AC67])" office:value-type="float" office:value="-1.82575757575758">
            <text:p>-1.8257575758</text:p>
          </table:table-cell>
          <table:table-cell table:formula="of:=[.AB67] * [.AB67]" office:value-type="float" office:value="0.25">
            <text:p>0.25</text:p>
          </table:table-cell>
          <table:table-cell table:formula="of:=[.AC67] * [.AC67]" office:value-type="float" office:value="13.3335629017447">
            <text:p>13.3335629017</text:p>
          </table:table-cell>
          <table:table-cell table:number-columns-repeated="992"/>
        </table:table-row>
        <table:table-row table:style-name="ro2">
          <table:table-cell office:value-type="string">
            <text:p>809: Shrek 2 (2004)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/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.5">
            <text:p>1.5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3.5">
            <text:p>3.5</text:p>
          </table:table-cell>
          <table:table-cell/>
          <table:table-cell office:value-type="float" office:value="3.5">
            <text:p>3.5</text:p>
          </table:table-cell>
          <table:table-cell/>
          <table:table-cell table:formula="of:=[.H68]-[.H$102]" office:value-type="float" office:value="0.5">
            <text:p>0.5</text:p>
          </table:table-cell>
          <table:table-cell table:formula="of:=[.B68]-[.B$102]" office:value-type="float" office:value="-3.65151515151515">
            <text:p>-3.6515151515</text:p>
          </table:table-cell>
          <table:table-cell table:formula="of:=IF (OR([.AB68] =0 ; [.AC68] =0);0;[.AB68] * [.AC68])" office:value-type="float" office:value="-1.82575757575758">
            <text:p>-1.8257575758</text:p>
          </table:table-cell>
          <table:table-cell table:formula="of:=[.AB68] * [.AB68]" office:value-type="float" office:value="0.25">
            <text:p>0.25</text:p>
          </table:table-cell>
          <table:table-cell table:formula="of:=[.AC68] * [.AC68]" office:value-type="float" office:value="13.3335629017447">
            <text:p>13.3335629017</text:p>
          </table:table-cell>
          <table:table-cell table:number-columns-repeated="992"/>
        </table:table-row>
        <table:table-row table:style-name="ro1">
          <table:table-cell office:value-type="string">
            <text:p>812: Aladdin (1992)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2.5">
            <text:p>2.5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1.5">
            <text:p>1.5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.5">
            <text:p>3.5</text:p>
          </table:table-cell>
          <table:table-cell/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table:formula="of:=[.H69]-[.H$102]" office:value-type="float" office:value="-4.5">
            <text:p>-4.5</text:p>
          </table:table-cell>
          <table:table-cell table:formula="of:=[.B69]-[.B$102]" office:value-type="float" office:value="-3.65151515151515">
            <text:p>-3.6515151515</text:p>
          </table:table-cell>
          <table:table-cell table:formula="of:=IF (OR([.AB69] =0 ; [.AC69] =0);0;[.AB69] * [.AC69])" office:value-type="float" office:value="16.4318181818182">
            <text:p>16.4318181818</text:p>
          </table:table-cell>
          <table:table-cell table:formula="of:=[.AB69] * [.AB69]" office:value-type="float" office:value="20.25">
            <text:p>20.25</text:p>
          </table:table-cell>
          <table:table-cell table:formula="of:=[.AC69] * [.AC69]" office:value-type="float" office:value="13.3335629017447">
            <text:p>13.3335629017</text:p>
          </table:table-cell>
          <table:table-cell table:number-columns-repeated="992"/>
        </table:table-row>
        <table:table-row table:style-name="ro1">
          <table:table-cell office:value-type="string">
            <text:p>854: The Mask (1994)</text:p>
          </table:table-cell>
          <table:table-cell/>
          <table:table-cell office:value-type="float" office:value="2.5">
            <text:p>2.5</text:p>
          </table:table-cell>
          <table:table-cell table:number-columns-repeated="2"/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/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/>
          <table:table-cell table:formula="of:=[.H70]-[.H$102]" office:value-type="float" office:value="0">
            <text:p>0</text:p>
          </table:table-cell>
          <table:table-cell table:formula="of:=[.B70]-[.B$102]" office:value-type="float" office:value="-3.65151515151515">
            <text:p>-3.6515151515</text:p>
          </table:table-cell>
          <table:table-cell table:formula="of:=IF (OR([.AB70] =0 ; [.AC70] =0);0;[.AB70] * [.AC70])" office:value-type="float" office:value="0">
            <text:p>0</text:p>
          </table:table-cell>
          <table:table-cell table:formula="of:=[.AB70] * [.AB70]" office:value-type="float" office:value="0">
            <text:p>0</text:p>
          </table:table-cell>
          <table:table-cell table:formula="of:=[.AC70] * [.AC70]" office:value-type="float" office:value="13.3335629017447">
            <text:p>13.3335629017</text:p>
          </table:table-cell>
          <table:table-cell table:number-columns-repeated="992"/>
        </table:table-row>
        <table:table-row table:style-name="ro1">
          <table:table-cell office:value-type="string">
            <text:p>857: Saving Private Ryan (1998)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table:number-columns-repeated="3"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/>
          <table:table-cell table:formula="of:=[.H71]-[.H$102]" office:value-type="float" office:value="0">
            <text:p>0</text:p>
          </table:table-cell>
          <table:table-cell table:formula="of:=[.B71]-[.B$102]" office:value-type="float" office:value="-3.65151515151515">
            <text:p>-3.6515151515</text:p>
          </table:table-cell>
          <table:table-cell table:formula="of:=IF (OR([.AB71] =0 ; [.AC71] =0);0;[.AB71] * [.AC71])" office:value-type="float" office:value="0">
            <text:p>0</text:p>
          </table:table-cell>
          <table:table-cell table:formula="of:=[.AB71] * [.AB71]" office:value-type="float" office:value="0">
            <text:p>0</text:p>
          </table:table-cell>
          <table:table-cell table:formula="of:=[.AC71] * [.AC71]" office:value-type="float" office:value="13.3335629017447">
            <text:p>13.3335629017</text:p>
          </table:table-cell>
          <table:table-cell table:number-columns-repeated="992"/>
        </table:table-row>
        <table:table-row table:style-name="ro1">
          <table:table-cell office:value-type="string">
            <text:p>862: Toy Story (1995)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float" office:value="4.5">
            <text:p>4.5</text:p>
          </table:table-cell>
          <table:table-cell/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.5">
            <text:p>3.5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table:formula="of:=[.H72]-[.H$102]" office:value-type="float" office:value="-1">
            <text:p>-1</text:p>
          </table:table-cell>
          <table:table-cell table:formula="of:=[.B72]-[.B$102]" office:value-type="float" office:value="0.348484848484849">
            <text:p>0.3484848485</text:p>
          </table:table-cell>
          <table:table-cell table:formula="of:=IF (OR([.AB72] =0 ; [.AC72] =0);0;[.AB72] * [.AC72])" office:value-type="float" office:value="-0.348484848484849">
            <text:p>-0.3484848485</text:p>
          </table:table-cell>
          <table:table-cell table:formula="of:=[.AB72] * [.AB72]" office:value-type="float" office:value="1">
            <text:p>1</text:p>
          </table:table-cell>
          <table:table-cell table:formula="of:=[.AC72] * [.AC72]" office:value-type="float" office:value="0.121441689623508">
            <text:p>0.1214416896</text:p>
          </table:table-cell>
          <table:table-cell table:number-columns-repeated="992"/>
        </table:table-row>
        <table:table-row table:style-name="ro1">
          <table:table-cell office:value-type="string">
            <text:p>954: Mission: Impossible (1996)</text:p>
          </table:table-cell>
          <table:table-cell office:value-type="float" office:value="4.5">
            <text:p>4.5</text:p>
          </table:table-cell>
          <table:table-cell table:number-columns-repeated="2" office:value-type="float" office:value="4">
            <text:p>4</text:p>
          </table:table-cell>
          <table:table-cell table:number-columns-repeated="3"/>
          <table:table-cell table:number-columns-repeated="2" office:value-type="float" office:value="4.5">
            <text:p>4.5</text:p>
          </table:table-cell>
          <table:table-cell table:number-columns-repeated="3" office:value-type="float" office:value="3.5">
            <text:p>3.5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formula="of:=[.H73]-[.H$102]" office:value-type="float" office:value="0">
            <text:p>0</text:p>
          </table:table-cell>
          <table:table-cell table:formula="of:=[.B73]-[.B$102]" office:value-type="float" office:value="0.848484848484849">
            <text:p>0.8484848485</text:p>
          </table:table-cell>
          <table:table-cell table:formula="of:=IF (OR([.AB73] =0 ; [.AC73] =0);0;[.AB73] * [.AC73])" office:value-type="float" office:value="0">
            <text:p>0</text:p>
          </table:table-cell>
          <table:table-cell table:formula="of:=[.AB73] * [.AB73]" office:value-type="float" office:value="0">
            <text:p>0</text:p>
          </table:table-cell>
          <table:table-cell table:formula="of:=[.AC73] * [.AC73]" office:value-type="float" office:value="0.719926538108356">
            <text:p>0.7199265381</text:p>
          </table:table-cell>
          <table:table-cell table:number-columns-repeated="992"/>
        </table:table-row>
        <table:table-row table:style-name="ro1">
          <table:table-cell office:value-type="string">
            <text:p>955: Mission: Impossible II (2000)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/>
          <table:table-cell office:value-type="float" office:value="3.5">
            <text:p>3.5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/>
          <table:table-cell table:formula="of:=[.H74]-[.H$102]" office:value-type="float" office:value="-0.5">
            <text:p>-0.5</text:p>
          </table:table-cell>
          <table:table-cell table:formula="of:=[.B74]-[.B$102]" office:value-type="float" office:value="0.348484848484849">
            <text:p>0.3484848485</text:p>
          </table:table-cell>
          <table:table-cell table:formula="of:=IF (OR([.AB74] =0 ; [.AC74] =0);0;[.AB74] * [.AC74])" office:value-type="float" office:value="-0.174242424242424">
            <text:p>-0.1742424242</text:p>
          </table:table-cell>
          <table:table-cell table:formula="of:=[.AB74] * [.AB74]" office:value-type="float" office:value="0.25">
            <text:p>0.25</text:p>
          </table:table-cell>
          <table:table-cell table:formula="of:=[.AC74] * [.AC74]" office:value-type="float" office:value="0.121441689623508">
            <text:p>0.1214416896</text:p>
          </table:table-cell>
          <table:table-cell table:number-columns-repeated="992"/>
        </table:table-row>
        <table:table-row table:style-name="ro1">
          <table:table-cell office:value-type="string">
            <text:p>1422: The Departed (2006)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table:number-columns-repeated="3"/>
          <table:table-cell table:formula="of:=[.H75]-[.H$102]" office:value-type="float" office:value="-4.5">
            <text:p>-4.5</text:p>
          </table:table-cell>
          <table:table-cell table:formula="of:=[.B75]-[.B$102]" office:value-type="float" office:value="-3.65151515151515">
            <text:p>-3.6515151515</text:p>
          </table:table-cell>
          <table:table-cell table:formula="of:=IF (OR([.AB75] =0 ; [.AC75] =0);0;[.AB75] * [.AC75])" office:value-type="float" office:value="16.4318181818182">
            <text:p>16.4318181818</text:p>
          </table:table-cell>
          <table:table-cell table:formula="of:=[.AB75] * [.AB75]" office:value-type="float" office:value="20.25">
            <text:p>20.25</text:p>
          </table:table-cell>
          <table:table-cell table:formula="of:=[.AC75] * [.AC75]" office:value-type="float" office:value="13.3335629017447">
            <text:p>13.3335629017</text:p>
          </table:table-cell>
          <table:table-cell table:number-columns-repeated="992"/>
        </table:table-row>
        <table:table-row table:style-name="ro1">
          <table:table-cell office:value-type="string">
            <text:p>1572: Die Hard: With a Vengeance (1995)</text:p>
          </table:table-cell>
          <table:table-cell/>
          <table:table-cell table:number-columns-repeated="3"/>
          <table:table-cell office:value-type="float" office:value="5">
            <text:p>5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.5">
            <text:p>3.5</text:p>
          </table:table-cell>
          <table:table-cell/>
          <table:table-cell table:formula="of:=[.H76]-[.H$102]" office:value-type="float" office:value="-4.5">
            <text:p>-4.5</text:p>
          </table:table-cell>
          <table:table-cell table:formula="of:=[.B76]-[.B$102]" office:value-type="float" office:value="-3.65151515151515">
            <text:p>-3.6515151515</text:p>
          </table:table-cell>
          <table:table-cell table:formula="of:=IF (OR([.AB76] =0 ; [.AC76] =0);0;[.AB76] * [.AC76])" office:value-type="float" office:value="16.4318181818182">
            <text:p>16.4318181818</text:p>
          </table:table-cell>
          <table:table-cell table:formula="of:=[.AB76] * [.AB76]" office:value-type="float" office:value="20.25">
            <text:p>20.25</text:p>
          </table:table-cell>
          <table:table-cell table:formula="of:=[.AC76] * [.AC76]" office:value-type="float" office:value="13.3335629017447">
            <text:p>13.3335629017</text:p>
          </table:table-cell>
          <table:table-cell table:number-columns-repeated="992"/>
        </table:table-row>
        <table:table-row table:style-name="ro1">
          <table:table-cell office:value-type="string">
            <text:p>1597: Meet the Parents (2000)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table:formula="of:=[.H77]-[.H$102]" office:value-type="float" office:value="0.5">
            <text:p>0.5</text:p>
          </table:table-cell>
          <table:table-cell table:formula="of:=[.B77]-[.B$102]" office:value-type="float" office:value="-3.65151515151515">
            <text:p>-3.6515151515</text:p>
          </table:table-cell>
          <table:table-cell table:formula="of:=IF (OR([.AB77] =0 ; [.AC77] =0);0;[.AB77] * [.AC77])" office:value-type="float" office:value="-1.82575757575758">
            <text:p>-1.8257575758</text:p>
          </table:table-cell>
          <table:table-cell table:formula="of:=[.AB77] * [.AB77]" office:value-type="float" office:value="0.25">
            <text:p>0.25</text:p>
          </table:table-cell>
          <table:table-cell table:formula="of:=[.AC77] * [.AC77]" office:value-type="float" office:value="13.3335629017447">
            <text:p>13.3335629017</text:p>
          </table:table-cell>
          <table:table-cell table:number-columns-repeated="992"/>
        </table:table-row>
        <table:table-row table:style-name="ro1">
          <table:table-cell office:value-type="string">
            <text:p>1637: Speed (1994)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3.5">
            <text:p>3.5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4.5">
            <text:p>4.5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table:formula="of:=[.H78]-[.H$102]" office:value-type="float" office:value="-0.5">
            <text:p>-0.5</text:p>
          </table:table-cell>
          <table:table-cell table:formula="of:=[.B78]-[.B$102]" office:value-type="float" office:value="-3.65151515151515">
            <text:p>-3.6515151515</text:p>
          </table:table-cell>
          <table:table-cell table:formula="of:=IF (OR([.AB78] =0 ; [.AC78] =0);0;[.AB78] * [.AC78])" office:value-type="float" office:value="1.82575757575758">
            <text:p>1.8257575758</text:p>
          </table:table-cell>
          <table:table-cell table:formula="of:=[.AB78] * [.AB78]" office:value-type="float" office:value="0.25">
            <text:p>0.25</text:p>
          </table:table-cell>
          <table:table-cell table:formula="of:=[.AC78] * [.AC78]" office:value-type="float" office:value="13.3335629017447">
            <text:p>13.3335629017</text:p>
          </table:table-cell>
          <table:table-cell table:number-columns-repeated="992"/>
        </table:table-row>
        <table:table-row table:style-name="ro1">
          <table:table-cell office:value-type="string">
            <text:p>1891: Star Wars: Episode V - The Empire Strikes Back (1980)</text:p>
          </table:table-cell>
          <table:table-cell/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4.5">
            <text:p>4.5</text:p>
          </table:table-cell>
          <table:table-cell table:number-columns-repeated="5"/>
          <table:table-cell table:formula="of:=[.H79]-[.H$102]" office:value-type="float" office:value="-4.5">
            <text:p>-4.5</text:p>
          </table:table-cell>
          <table:table-cell table:formula="of:=[.B79]-[.B$102]" office:value-type="float" office:value="-3.65151515151515">
            <text:p>-3.6515151515</text:p>
          </table:table-cell>
          <table:table-cell table:formula="of:=IF (OR([.AB79] =0 ; [.AC79] =0);0;[.AB79] * [.AC79])" office:value-type="float" office:value="16.4318181818182">
            <text:p>16.4318181818</text:p>
          </table:table-cell>
          <table:table-cell table:formula="of:=[.AB79] * [.AB79]" office:value-type="float" office:value="20.25">
            <text:p>20.25</text:p>
          </table:table-cell>
          <table:table-cell table:formula="of:=[.AC79] * [.AC79]" office:value-type="float" office:value="13.3335629017447">
            <text:p>13.3335629017</text:p>
          </table:table-cell>
          <table:table-cell table:number-columns-repeated="992"/>
        </table:table-row>
        <table:table-row table:style-name="ro1">
          <table:table-cell office:value-type="string">
            <text:p>1892: Star Wars: Episode VI - Return of the Jedi (1983)</text:p>
          </table:table-cell>
          <table:table-cell/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table:number-columns-repeated="5"/>
          <table:table-cell table:formula="of:=[.H80]-[.H$102]" office:value-type="float" office:value="-4.5">
            <text:p>-4.5</text:p>
          </table:table-cell>
          <table:table-cell table:formula="of:=[.B80]-[.B$102]" office:value-type="float" office:value="-3.65151515151515">
            <text:p>-3.6515151515</text:p>
          </table:table-cell>
          <table:table-cell table:formula="of:=IF (OR([.AB80] =0 ; [.AC80] =0);0;[.AB80] * [.AC80])" office:value-type="float" office:value="16.4318181818182">
            <text:p>16.4318181818</text:p>
          </table:table-cell>
          <table:table-cell table:formula="of:=[.AB80] * [.AB80]" office:value-type="float" office:value="20.25">
            <text:p>20.25</text:p>
          </table:table-cell>
          <table:table-cell table:formula="of:=[.AC80] * [.AC80]" office:value-type="float" office:value="13.3335629017447">
            <text:p>13.3335629017</text:p>
          </table:table-cell>
          <table:table-cell table:number-columns-repeated="992"/>
        </table:table-row>
        <table:table-row table:style-name="ro1">
          <table:table-cell office:value-type="string">
            <text:p>1894: Star Wars: Episode II - Attack of the Clones (2002)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/>
          <table:table-cell/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1.5">
            <text:p>1.5</text:p>
          </table:table-cell>
          <table:table-cell table:number-columns-repeated="2" office:value-type="float" office:value="3">
            <text:p>3</text:p>
          </table:table-cell>
          <table:table-cell table:number-columns-repeated="6"/>
          <table:table-cell table:formula="of:=[.H81]-[.H$102]" office:value-type="float" office:value="-4.5">
            <text:p>-4.5</text:p>
          </table:table-cell>
          <table:table-cell table:formula="of:=[.B81]-[.B$102]" office:value-type="float" office:value="-0.651515151515151">
            <text:p>-0.6515151515</text:p>
          </table:table-cell>
          <table:table-cell table:formula="of:=IF (OR([.AB81] =0 ; [.AC81] =0);0;[.AB81] * [.AC81])" office:value-type="float" office:value="2.93181818181818">
            <text:p>2.9318181818</text:p>
          </table:table-cell>
          <table:table-cell table:formula="of:=[.AB81] * [.AB81]" office:value-type="float" office:value="20.25">
            <text:p>20.25</text:p>
          </table:table-cell>
          <table:table-cell table:formula="of:=[.AC81] * [.AC81]" office:value-type="float" office:value="0.424471992653811">
            <text:p>0.4244719927</text:p>
          </table:table-cell>
          <table:table-cell table:number-columns-repeated="992"/>
        </table:table-row>
        <table:table-row table:style-name="ro1">
          <table:table-cell office:value-type="string">
            <text:p>1900: Traffic (2000)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.5">
            <text:p>4.5</text:p>
          </table:table-cell>
          <table:table-cell table:number-columns-repeated="2"/>
          <table:table-cell table:formula="of:=[.H82]-[.H$102]" office:value-type="float" office:value="-4.5">
            <text:p>-4.5</text:p>
          </table:table-cell>
          <table:table-cell table:formula="of:=[.B82]-[.B$102]" office:value-type="float" office:value="-3.65151515151515">
            <text:p>-3.6515151515</text:p>
          </table:table-cell>
          <table:table-cell table:formula="of:=IF (OR([.AB82] =0 ; [.AC82] =0);0;[.AB82] * [.AC82])" office:value-type="float" office:value="16.4318181818182">
            <text:p>16.4318181818</text:p>
          </table:table-cell>
          <table:table-cell table:formula="of:=[.AB82] * [.AB82]" office:value-type="float" office:value="20.25">
            <text:p>20.25</text:p>
          </table:table-cell>
          <table:table-cell table:formula="of:=[.AC82] * [.AC82]" office:value-type="float" office:value="13.3335629017447">
            <text:p>13.3335629017</text:p>
          </table:table-cell>
          <table:table-cell table:number-columns-repeated="992"/>
        </table:table-row>
        <table:table-row table:style-name="ro1">
          <table:table-cell office:value-type="string">
            <text:p>2024: The Patriot (2000)</text:p>
          </table:table-cell>
          <table:table-cell/>
          <table:table-cell table:number-columns-repeated="4"/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.5">
            <text:p>4.5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2.5">
            <text:p>2.5</text:p>
          </table:table-cell>
          <table:table-cell/>
          <table:table-cell office:value-type="float" office:value="0.5">
            <text:p>0.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table:formula="of:=[.H83]-[.H$102]" office:value-type="float" office:value="0">
            <text:p>0</text:p>
          </table:table-cell>
          <table:table-cell table:formula="of:=[.B83]-[.B$102]" office:value-type="float" office:value="-3.65151515151515">
            <text:p>-3.6515151515</text:p>
          </table:table-cell>
          <table:table-cell table:formula="of:=IF (OR([.AB83] =0 ; [.AC83] =0);0;[.AB83] * [.AC83])" office:value-type="float" office:value="0">
            <text:p>0</text:p>
          </table:table-cell>
          <table:table-cell table:formula="of:=[.AB83] * [.AB83]" office:value-type="float" office:value="0">
            <text:p>0</text:p>
          </table:table-cell>
          <table:table-cell table:formula="of:=[.AC83] * [.AC83]" office:value-type="float" office:value="13.3335629017447">
            <text:p>13.3335629017</text:p>
          </table:table-cell>
          <table:table-cell table:number-columns-repeated="992"/>
        </table:table-row>
        <table:table-row table:style-name="ro1">
          <table:table-cell office:value-type="string">
            <text:p>2164: Stargate (1994)</text:p>
          </table:table-cell>
          <table:table-cell/>
          <table:table-cell table:number-columns-repeated="5"/>
          <table:table-cell/>
          <table:table-cell office:value-type="float" office:value="1.5">
            <text:p>1.5</text:p>
          </table:table-cell>
          <table:table-cell office:value-type="float" office:value="3.5">
            <text:p>3.5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/>
          <table:table-cell table:formula="of:=[.H84]-[.H$102]" office:value-type="float" office:value="-4.5">
            <text:p>-4.5</text:p>
          </table:table-cell>
          <table:table-cell table:formula="of:=[.B84]-[.B$102]" office:value-type="float" office:value="-3.65151515151515">
            <text:p>-3.6515151515</text:p>
          </table:table-cell>
          <table:table-cell table:formula="of:=IF (OR([.AB84] =0 ; [.AC84] =0);0;[.AB84] * [.AC84])" office:value-type="float" office:value="16.4318181818182">
            <text:p>16.4318181818</text:p>
          </table:table-cell>
          <table:table-cell table:formula="of:=[.AB84] * [.AB84]" office:value-type="float" office:value="20.25">
            <text:p>20.25</text:p>
          </table:table-cell>
          <table:table-cell table:formula="of:=[.AC84] * [.AC84]" office:value-type="float" office:value="13.3335629017447">
            <text:p>13.3335629017</text:p>
          </table:table-cell>
          <table:table-cell table:number-columns-repeated="992"/>
        </table:table-row>
        <table:table-row table:style-name="ro1">
          <table:table-cell office:value-type="string">
            <text:p>2501: The Bourne Identity (2002)</text:p>
          </table:table-cell>
          <table:table-cell/>
          <table:table-cell office:value-type="float" office:value="4.5">
            <text:p>4.5</text:p>
          </table:table-cell>
          <table:table-cell table:number-columns-repeated="2"/>
          <table:table-cell office:value-type="float" office:value="3.5">
            <text:p>3.5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3.5">
            <text:p>3.5</text:p>
          </table:table-cell>
          <table:table-cell table:number-columns-repeated="2"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table:formula="of:=[.H85]-[.H$102]" office:value-type="float" office:value="0.5">
            <text:p>0.5</text:p>
          </table:table-cell>
          <table:table-cell table:formula="of:=[.B85]-[.B$102]" office:value-type="float" office:value="-3.65151515151515">
            <text:p>-3.6515151515</text:p>
          </table:table-cell>
          <table:table-cell table:formula="of:=IF (OR([.AB85] =0 ; [.AC85] =0);0;[.AB85] * [.AC85])" office:value-type="float" office:value="-1.82575757575758">
            <text:p>-1.8257575758</text:p>
          </table:table-cell>
          <table:table-cell table:formula="of:=[.AB85] * [.AB85]" office:value-type="float" office:value="0.25">
            <text:p>0.25</text:p>
          </table:table-cell>
          <table:table-cell table:formula="of:=[.AC85] * [.AC85]" office:value-type="float" office:value="13.3335629017447">
            <text:p>13.3335629017</text:p>
          </table:table-cell>
          <table:table-cell table:number-columns-repeated="992"/>
        </table:table-row>
        <table:table-row table:style-name="ro1">
          <table:table-cell office:value-type="string">
            <text:p>2502: The Bourne Supremacy (2004)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3.5">
            <text:p>3.5</text:p>
          </table:table-cell>
          <table:table-cell/>
          <table:table-cell office:value-type="float" office:value="3.5">
            <text:p>3.5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0.5">
            <text:p>0.5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float" office:value="4.5">
            <text:p>4.5</text:p>
          </table:table-cell>
          <table:table-cell/>
          <table:table-cell table:formula="of:=[.H86]-[.H$102]" office:value-type="float" office:value="0.5">
            <text:p>0.5</text:p>
          </table:table-cell>
          <table:table-cell table:formula="of:=[.B86]-[.B$102]" office:value-type="float" office:value="-3.65151515151515">
            <text:p>-3.6515151515</text:p>
          </table:table-cell>
          <table:table-cell table:formula="of:=IF (OR([.AB86] =0 ; [.AC86] =0);0;[.AB86] * [.AC86])" office:value-type="float" office:value="-1.82575757575758">
            <text:p>-1.8257575758</text:p>
          </table:table-cell>
          <table:table-cell table:formula="of:=[.AB86] * [.AB86]" office:value-type="float" office:value="0.25">
            <text:p>0.25</text:p>
          </table:table-cell>
          <table:table-cell table:formula="of:=[.AC86] * [.AC86]" office:value-type="float" office:value="13.3335629017447">
            <text:p>13.3335629017</text:p>
          </table:table-cell>
          <table:table-cell table:number-columns-repeated="992"/>
        </table:table-row>
        <table:table-row table:style-name="ro1">
          <table:table-cell office:value-type="string">
            <text:p>3049: Ace Ventura: Pet Detective (1994)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/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0.5">
            <text:p>0.5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H87]-[.H$102]" office:value-type="float" office:value="0.5">
            <text:p>0.5</text:p>
          </table:table-cell>
          <table:table-cell table:formula="of:=[.B87]-[.B$102]" office:value-type="float" office:value="-3.65151515151515">
            <text:p>-3.6515151515</text:p>
          </table:table-cell>
          <table:table-cell table:formula="of:=IF (OR([.AB87] =0 ; [.AC87] =0);0;[.AB87] * [.AC87])" office:value-type="float" office:value="-1.82575757575758">
            <text:p>-1.8257575758</text:p>
          </table:table-cell>
          <table:table-cell table:formula="of:=[.AB87] * [.AB87]" office:value-type="float" office:value="0.25">
            <text:p>0.25</text:p>
          </table:table-cell>
          <table:table-cell table:formula="of:=[.AC87] * [.AC87]" office:value-type="float" office:value="13.3335629017447">
            <text:p>13.3335629017</text:p>
          </table:table-cell>
          <table:table-cell table:number-columns-repeated="992"/>
        </table:table-row>
        <table:table-row table:style-name="ro1">
          <table:table-cell office:value-type="string">
            <text:p>4327: Charlie's Angels (2000)</text:p>
          </table:table-cell>
          <table:table-cell/>
          <table:table-cell office:value-type="float" office:value="1.5">
            <text:p>1.5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2.5">
            <text:p>2.5</text:p>
          </table:table-cell>
          <table:table-cell/>
          <table:table-cell table:formula="of:=[.H88]-[.H$102]" office:value-type="float" office:value="-4.5">
            <text:p>-4.5</text:p>
          </table:table-cell>
          <table:table-cell table:formula="of:=[.B88]-[.B$102]" office:value-type="float" office:value="-3.65151515151515">
            <text:p>-3.6515151515</text:p>
          </table:table-cell>
          <table:table-cell table:formula="of:=IF (OR([.AB88] =0 ; [.AC88] =0);0;[.AB88] * [.AC88])" office:value-type="float" office:value="16.4318181818182">
            <text:p>16.4318181818</text:p>
          </table:table-cell>
          <table:table-cell table:formula="of:=[.AB88] * [.AB88]" office:value-type="float" office:value="20.25">
            <text:p>20.25</text:p>
          </table:table-cell>
          <table:table-cell table:formula="of:=[.AC88] * [.AC88]" office:value-type="float" office:value="13.3335629017447">
            <text:p>13.3335629017</text:p>
          </table:table-cell>
          <table:table-cell table:number-columns-repeated="992"/>
        </table:table-row>
        <table:table-row table:style-name="ro1">
          <table:table-cell office:value-type="string">
            <text:p>5503: The Fugitive (1993)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.5">
            <text:p>3.5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formula="of:=[.H89]-[.H$102]" office:value-type="float" office:value="-0.5">
            <text:p>-0.5</text:p>
          </table:table-cell>
          <table:table-cell table:formula="of:=[.B89]-[.B$102]" office:value-type="float" office:value="-3.65151515151515">
            <text:p>-3.6515151515</text:p>
          </table:table-cell>
          <table:table-cell table:formula="of:=IF (OR([.AB89] =0 ; [.AC89] =0);0;[.AB89] * [.AC89])" office:value-type="float" office:value="1.82575757575758">
            <text:p>1.8257575758</text:p>
          </table:table-cell>
          <table:table-cell table:formula="of:=[.AB89] * [.AB89]" office:value-type="float" office:value="0.25">
            <text:p>0.25</text:p>
          </table:table-cell>
          <table:table-cell table:formula="of:=[.AC89] * [.AC89]" office:value-type="float" office:value="13.3335629017447">
            <text:p>13.3335629017</text:p>
          </table:table-cell>
          <table:table-cell table:number-columns-repeated="992"/>
        </table:table-row>
        <table:table-row table:style-name="ro1">
          <table:table-cell office:value-type="string">
            <text:p>7443: Chicken Run (2000)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table:number-columns-repeated="5"/>
          <table:table-cell table:number-columns-repeated="3" office:value-type="float" office:value="3">
            <text:p>3</text:p>
          </table:table-cell>
          <table:table-cell/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/>
          <table:table-cell office:value-type="float" office:value="2.5">
            <text:p>2.5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table:formula="of:=[.H90]-[.H$102]" office:value-type="float" office:value="-0.5">
            <text:p>-0.5</text:p>
          </table:table-cell>
          <table:table-cell table:formula="of:=[.B90]-[.B$102]" office:value-type="float" office:value="-3.65151515151515">
            <text:p>-3.6515151515</text:p>
          </table:table-cell>
          <table:table-cell table:formula="of:=IF (OR([.AB90] =0 ; [.AC90] =0);0;[.AB90] * [.AC90])" office:value-type="float" office:value="1.82575757575758">
            <text:p>1.8257575758</text:p>
          </table:table-cell>
          <table:table-cell table:formula="of:=[.AB90] * [.AB90]" office:value-type="float" office:value="0.25">
            <text:p>0.25</text:p>
          </table:table-cell>
          <table:table-cell table:formula="of:=[.AC90] * [.AC90]" office:value-type="float" office:value="13.3335629017447">
            <text:p>13.3335629017</text:p>
          </table:table-cell>
          <table:table-cell table:number-columns-repeated="992"/>
        </table:table-row>
        <table:table-row table:style-name="ro1">
          <table:table-cell office:value-type="string">
            <text:p>8358: Cast Away (2000)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/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table:number-columns-repeated="3"/>
          <table:table-cell office:value-type="float" office:value="2.5">
            <text:p>2.5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table:formula="of:=[.H91]-[.H$102]" office:value-type="float" office:value="-4.5">
            <text:p>-4.5</text:p>
          </table:table-cell>
          <table:table-cell table:formula="of:=[.B91]-[.B$102]" office:value-type="float" office:value="-3.65151515151515">
            <text:p>-3.6515151515</text:p>
          </table:table-cell>
          <table:table-cell table:formula="of:=IF (OR([.AB91] =0 ; [.AC91] =0);0;[.AB91] * [.AC91])" office:value-type="float" office:value="16.4318181818182">
            <text:p>16.4318181818</text:p>
          </table:table-cell>
          <table:table-cell table:formula="of:=[.AB91] * [.AB91]" office:value-type="float" office:value="20.25">
            <text:p>20.25</text:p>
          </table:table-cell>
          <table:table-cell table:formula="of:=[.AC91] * [.AC91]" office:value-type="float" office:value="13.3335629017447">
            <text:p>13.3335629017</text:p>
          </table:table-cell>
          <table:table-cell table:number-columns-repeated="992"/>
        </table:table-row>
        <table:table-row table:style-name="ro1">
          <table:table-cell office:value-type="string">
            <text:p>8467: Dumb &amp; Dumber (1994)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/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.5">
            <text:p>0.5</text:p>
          </table:table-cell>
          <table:table-cell/>
          <table:table-cell table:formula="of:=[.H92]-[.H$102]" office:value-type="float" office:value="0">
            <text:p>0</text:p>
          </table:table-cell>
          <table:table-cell table:formula="of:=[.B92]-[.B$102]" office:value-type="float" office:value="-3.65151515151515">
            <text:p>-3.6515151515</text:p>
          </table:table-cell>
          <table:table-cell table:formula="of:=IF (OR([.AB92] =0 ; [.AC92] =0);0;[.AB92] * [.AC92])" office:value-type="float" office:value="0">
            <text:p>0</text:p>
          </table:table-cell>
          <table:table-cell table:formula="of:=[.AB92] * [.AB92]" office:value-type="float" office:value="0">
            <text:p>0</text:p>
          </table:table-cell>
          <table:table-cell table:formula="of:=[.AC92] * [.AC92]" office:value-type="float" office:value="13.3335629017447">
            <text:p>13.3335629017</text:p>
          </table:table-cell>
          <table:table-cell table:number-columns-repeated="992"/>
        </table:table-row>
        <table:table-row table:style-name="ro1">
          <table:table-cell office:value-type="string">
            <text:p>8587: The Lion King (1994)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.5">
            <text:p>3.5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table:number-columns-repeated="2" office:value-type="float" office:value="4.5">
            <text:p>4.5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0.5">
            <text:p>0.5</text:p>
          </table:table-cell>
          <table:table-cell table:number-columns-repeated="2" office:value-type="float" office:value="3">
            <text:p>3</text:p>
          </table:table-cell>
          <table:table-cell office:value-type="float" office:value="4.5">
            <text:p>4.5</text:p>
          </table:table-cell>
          <table:table-cell table:number-columns-repeated="3"/>
          <table:table-cell table:formula="of:=[.H93]-[.H$102]" office:value-type="float" office:value="-4.5">
            <text:p>-4.5</text:p>
          </table:table-cell>
          <table:table-cell table:formula="of:=[.B93]-[.B$102]" office:value-type="float" office:value="0.348484848484849">
            <text:p>0.3484848485</text:p>
          </table:table-cell>
          <table:table-cell table:formula="of:=IF (OR([.AB93] =0 ; [.AC93] =0);0;[.AB93] * [.AC93])" office:value-type="float" office:value="-1.56818181818182">
            <text:p>-1.5681818182</text:p>
          </table:table-cell>
          <table:table-cell table:formula="of:=[.AB93] * [.AB93]" office:value-type="float" office:value="20.25">
            <text:p>20.25</text:p>
          </table:table-cell>
          <table:table-cell table:formula="of:=[.AC93] * [.AC93]" office:value-type="float" office:value="0.121441689623508">
            <text:p>0.1214416896</text:p>
          </table:table-cell>
          <table:table-cell table:number-columns-repeated="992"/>
        </table:table-row>
        <table:table-row table:style-name="ro1">
          <table:table-cell office:value-type="string">
            <text:p>9331: Clear and Present Danger (1994)</text:p>
          </table:table-cell>
          <table:table-cell/>
          <table:table-cell table:number-columns-repeated="5"/>
          <table:table-cell/>
          <table:table-cell office:value-type="float" office:value="2.5">
            <text:p>2.5</text:p>
          </table:table-cell>
          <table:table-cell table:number-columns-repeated="2" office:value-type="float" office:value="3.5">
            <text:p>3.5</text:p>
          </table:table-cell>
          <table:table-cell table:number-columns-repeated="2"/>
          <table:table-cell office:value-type="float" office:value="3.5">
            <text:p>3.5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float" office:value="0.5">
            <text:p>0.5</text:p>
          </table:table-cell>
          <table:table-cell table:number-columns-repeated="6"/>
          <table:table-cell table:formula="of:=[.H94]-[.H$102]" office:value-type="float" office:value="-4.5">
            <text:p>-4.5</text:p>
          </table:table-cell>
          <table:table-cell table:formula="of:=[.B94]-[.B$102]" office:value-type="float" office:value="-3.65151515151515">
            <text:p>-3.6515151515</text:p>
          </table:table-cell>
          <table:table-cell table:formula="of:=IF (OR([.AB94] =0 ; [.AC94] =0);0;[.AB94] * [.AC94])" office:value-type="float" office:value="16.4318181818182">
            <text:p>16.4318181818</text:p>
          </table:table-cell>
          <table:table-cell table:formula="of:=[.AB94] * [.AB94]" office:value-type="float" office:value="20.25">
            <text:p>20.25</text:p>
          </table:table-cell>
          <table:table-cell table:formula="of:=[.AC94] * [.AC94]" office:value-type="float" office:value="13.3335629017447">
            <text:p>13.3335629017</text:p>
          </table:table-cell>
          <table:table-cell table:number-columns-repeated="992"/>
        </table:table-row>
        <table:table-row table:style-name="ro1">
          <table:table-cell office:value-type="string">
            <text:p>9741: Unbreakable (2000)</text:p>
          </table:table-cell>
          <table:table-cell/>
          <table:table-cell table:number-columns-repeated="5"/>
          <table:table-cell/>
          <table:table-cell table:number-columns-repeated="2" office:value-type="float" office:value="3.5">
            <text:p>3.5</text:p>
          </table:table-cell>
          <table:table-cell table:number-columns-repeated="3"/>
          <table:table-cell office:value-type="float" office:value="2.5">
            <text:p>2.5</text:p>
          </table:table-cell>
          <table:table-cell table:number-columns-repeated="6"/>
          <table:table-cell table:number-columns-repeated="2" office:value-type="float" office:value="3">
            <text:p>3</text:p>
          </table:table-cell>
          <table:table-cell table:number-columns-repeated="5"/>
          <table:table-cell table:formula="of:=[.H95]-[.H$102]" office:value-type="float" office:value="-4.5">
            <text:p>-4.5</text:p>
          </table:table-cell>
          <table:table-cell table:formula="of:=[.B95]-[.B$102]" office:value-type="float" office:value="-3.65151515151515">
            <text:p>-3.6515151515</text:p>
          </table:table-cell>
          <table:table-cell table:formula="of:=IF (OR([.AB95] =0 ; [.AC95] =0);0;[.AB95] * [.AC95])" office:value-type="float" office:value="16.4318181818182">
            <text:p>16.4318181818</text:p>
          </table:table-cell>
          <table:table-cell table:formula="of:=[.AB95] * [.AB95]" office:value-type="float" office:value="20.25">
            <text:p>20.25</text:p>
          </table:table-cell>
          <table:table-cell table:formula="of:=[.AC95] * [.AC95]" office:value-type="float" office:value="13.3335629017447">
            <text:p>13.3335629017</text:p>
          </table:table-cell>
          <table:table-cell table:number-columns-repeated="992"/>
        </table:table-row>
        <table:table-row table:style-name="ro1">
          <table:table-cell office:value-type="string">
            <text:p>9802: The Rock (1996)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/>
          <table:table-cell office:value-type="float" office:value="3.5">
            <text:p>3.5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3.5">
            <text:p>3.5</text:p>
          </table:table-cell>
          <table:table-cell/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formula="of:=[.H96]-[.H$102]" office:value-type="float" office:value="-0.5">
            <text:p>-0.5</text:p>
          </table:table-cell>
          <table:table-cell table:formula="of:=[.B96]-[.B$102]" office:value-type="float" office:value="1.34848484848485">
            <text:p>1.3484848485</text:p>
          </table:table-cell>
          <table:table-cell table:formula="of:=IF (OR([.AB96] =0 ; [.AC96] =0);0;[.AB96] * [.AC96])" office:value-type="float" office:value="-0.674242424242424">
            <text:p>-0.6742424242</text:p>
          </table:table-cell>
          <table:table-cell table:formula="of:=[.AB96] * [.AB96]" office:value-type="float" office:value="0.25">
            <text:p>0.25</text:p>
          </table:table-cell>
          <table:table-cell table:formula="of:=[.AC96] * [.AC96]" office:value-type="float" office:value="1.81841138659321">
            <text:p>1.8184113866</text:p>
          </table:table-cell>
          <table:table-cell table:number-columns-repeated="992"/>
        </table:table-row>
        <table:table-row table:style-name="ro2">
          <table:table-cell office:value-type="string">
            <text:p>9806: The Incredibles (2004)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/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/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3.5">
            <text:p>3.5</text:p>
          </table:table-cell>
          <table:table-cell office:value-type="float" office:value="0.5">
            <text:p>0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.5">
            <text:p>4.5</text:p>
          </table:table-cell>
          <table:table-cell/>
          <table:table-cell office:value-type="float" office:value="3.5">
            <text:p>3.5</text:p>
          </table:table-cell>
          <table:table-cell/>
          <table:table-cell table:formula="of:=[.H97]-[.H$102]" office:value-type="float" office:value="0">
            <text:p>0</text:p>
          </table:table-cell>
          <table:table-cell table:formula="of:=[.B97]-[.B$102]" office:value-type="float" office:value="-0.151515151515151">
            <text:p>-0.1515151515</text:p>
          </table:table-cell>
          <table:table-cell table:formula="of:=IF (OR([.AB97] =0 ; [.AC97] =0);0;[.AB97] * [.AC97])" office:value-type="float" office:value="0">
            <text:p>0</text:p>
          </table:table-cell>
          <table:table-cell table:formula="of:=[.AB97] * [.AB97]" office:value-type="float" office:value="0">
            <text:p>0</text:p>
          </table:table-cell>
          <table:table-cell table:formula="of:=[.AC97] * [.AC97]" office:value-type="float" office:value="0.0229568411386593">
            <text:p>0.0229568411</text:p>
          </table:table-cell>
          <table:table-cell table:number-columns-repeated="992"/>
        </table:table-row>
        <table:table-row table:style-name="ro1">
          <table:table-cell office:value-type="string">
            <text:p>10020: Beauty and the Beast (1991)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3"/>
          <table:table-cell table:formula="of:=[.H98]-[.H$102]" office:value-type="float" office:value="-4.5">
            <text:p>-4.5</text:p>
          </table:table-cell>
          <table:table-cell table:formula="of:=[.B98]-[.B$102]" office:value-type="float" office:value="-0.651515151515151">
            <text:p>-0.6515151515</text:p>
          </table:table-cell>
          <table:table-cell table:formula="of:=IF (OR([.AB98] =0 ; [.AC98] =0);0;[.AB98] * [.AC98])" office:value-type="float" office:value="2.93181818181818">
            <text:p>2.9318181818</text:p>
          </table:table-cell>
          <table:table-cell table:formula="of:=[.AB98] * [.AB98]" office:value-type="float" office:value="20.25">
            <text:p>20.25</text:p>
          </table:table-cell>
          <table:table-cell table:formula="of:=[.AC98] * [.AC98]" office:value-type="float" office:value="0.424471992653811">
            <text:p>0.4244719927</text:p>
          </table:table-cell>
          <table:table-cell table:number-columns-repeated="992"/>
        </table:table-row>
        <table:table-row table:style-name="ro1">
          <table:table-cell office:value-type="string">
            <text:p>36657: X-Men (2000)</text:p>
          </table:table-cell>
          <table:table-cell/>
          <table:table-cell office:value-type="float" office:value="4.5">
            <text:p>4.5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/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H99]-[.H$102]" office:value-type="float" office:value="0">
            <text:p>0</text:p>
          </table:table-cell>
          <table:table-cell table:formula="of:=[.B99]-[.B$102]" office:value-type="float" office:value="-3.65151515151515">
            <text:p>-3.6515151515</text:p>
          </table:table-cell>
          <table:table-cell table:formula="of:=IF (OR([.AB99] =0 ; [.AC99] =0);0;[.AB99] * [.AC99])" office:value-type="float" office:value="0">
            <text:p>0</text:p>
          </table:table-cell>
          <table:table-cell table:formula="of:=[.AB99] * [.AB99]" office:value-type="float" office:value="0">
            <text:p>0</text:p>
          </table:table-cell>
          <table:table-cell table:formula="of:=[.AC99] * [.AC99]" office:value-type="float" office:value="13.3335629017447">
            <text:p>13.3335629017</text:p>
          </table:table-cell>
          <table:table-cell table:number-columns-repeated="992"/>
        </table:table-row>
        <table:table-row table:style-name="ro1">
          <table:table-cell office:value-type="string">
            <text:p>36658: X2: X-Men United (2003)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3.5">
            <text:p>3.5</text:p>
          </table:table-cell>
          <table:table-cell/>
          <table:table-cell table:number-columns-repeated="2"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/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3.5">
            <text:p>3.5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[.H100]-[.H$102]" office:value-type="float" office:value="0">
            <text:p>0</text:p>
          </table:table-cell>
          <table:table-cell table:formula="of:=[.B100]-[.B$102]" office:value-type="float" office:value="-0.151515151515151">
            <text:p>-0.1515151515</text:p>
          </table:table-cell>
          <table:table-cell table:formula="of:=IF (OR([.AB100] =0 ; [.AC100] =0);0;[.AB100] * [.AC100])" office:value-type="float" office:value="0">
            <text:p>0</text:p>
          </table:table-cell>
          <table:table-cell table:formula="of:=[.AB100] * [.AB100]" office:value-type="float" office:value="0">
            <text:p>0</text:p>
          </table:table-cell>
          <table:table-cell table:formula="of:=[.AC100] * [.AC100]" office:value-type="float" office:value="0.0229568411386593">
            <text:p>0.0229568411</text:p>
          </table:table-cell>
          <table:table-cell table:number-columns-repeated="992"/>
        </table:table-row>
        <table:table-row table:style-name="ro1">
          <table:table-cell office:value-type="string">
            <text:p>36955: True Lies (1994)</text:p>
          </table:table-cell>
          <table:table-cell/>
          <table:table-cell table:number-columns-repeated="3"/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  <table:table-cell table:number-columns-repeated="5"/>
          <table:table-cell table:formula="of:=[.H101]-[.H$102]" office:value-type="float" office:value="-0.5">
            <text:p>-0.5</text:p>
          </table:table-cell>
          <table:table-cell table:formula="of:=[.B101]-[.B$102]" office:value-type="float" office:value="-3.65151515151515">
            <text:p>-3.6515151515</text:p>
          </table:table-cell>
          <table:table-cell table:formula="of:=IF (OR([.AB101] =0 ; [.AC101] =0);0;[.AB101] * [.AC101])" office:value-type="float" office:value="1.82575757575758">
            <text:p>1.8257575758</text:p>
          </table:table-cell>
          <table:table-cell table:formula="of:=[.AB101] * [.AB101]" office:value-type="float" office:value="0.25">
            <text:p>0.25</text:p>
          </table:table-cell>
          <table:table-cell table:formula="of:=[.AC101] * [.AC101]" office:value-type="float" office:value="13.3335629017447">
            <text:p>13.3335629017</text:p>
          </table:table-cell>
          <table:table-cell table:number-columns-repeated="992"/>
        </table:table-row>
        <table:table-row table:style-name="ro1">
          <table:table-cell/>
          <table:table-cell table:formula="of:=AVERAGE([.B2:.B101])" office:value-type="float" office:value="3.65151515151515">
            <text:p>3.6515151515</text:p>
          </table:table-cell>
          <table:table-cell table:formula="of:=AVERAGE([.C2:.C101])" office:value-type="float" office:value="4.10795454545455">
            <text:p>4.1079545455</text:p>
          </table:table-cell>
          <table:table-cell table:formula="of:=AVERAGE([.D2:.D101])" office:value-type="float" office:value="4.68181818181818">
            <text:p>4.6818181818</text:p>
          </table:table-cell>
          <table:table-cell table:formula="of:=AVERAGE([.E2:.E101])" office:value-type="float" office:value="4.05882352941176">
            <text:p>4.0588235294</text:p>
          </table:table-cell>
          <table:table-cell table:formula="of:=AVERAGE([.F2:.F101])" office:value-type="float" office:value="3.66153846153846">
            <text:p>3.6615384615</text:p>
          </table:table-cell>
          <table:table-cell table:formula="of:=AVERAGE([.G2:.G101])" office:value-type="float" office:value="3.66666666666667">
            <text:p>3.6666666667</text:p>
          </table:table-cell>
          <table:table-cell table:formula="of:=AVERAGE([.H2:.H101])" office:value-type="float" office:value="4.5">
            <text:p>4.5</text:p>
          </table:table-cell>
          <table:table-cell table:formula="of:=AVERAGE([.I2:.I101])" office:value-type="float" office:value="3.51010101010101">
            <text:p>3.5101010101</text:p>
          </table:table-cell>
          <table:table-cell table:formula="of:=AVERAGE([.J2:.J101])" office:value-type="float" office:value="3.71354166666667">
            <text:p>3.7135416667</text:p>
          </table:table-cell>
          <table:table-cell table:formula="of:=AVERAGE([.K2:.K101])" office:value-type="float" office:value="4.04117647058824">
            <text:p>4.0411764706</text:p>
          </table:table-cell>
          <table:table-cell table:formula="of:=AVERAGE([.L2:.L101])" office:value-type="float" office:value="4.06521739130435">
            <text:p>4.0652173913</text:p>
          </table:table-cell>
          <table:table-cell table:formula="of:=AVERAGE([.M2:.M101])" office:value-type="float" office:value="3.859375">
            <text:p>3.859375</text:p>
          </table:table-cell>
          <table:table-cell table:formula="of:=AVERAGE([.N2:.N101])" office:value-type="float" office:value="3.75974025974026">
            <text:p>3.7597402597</text:p>
          </table:table-cell>
          <table:table-cell table:formula="of:=AVERAGE([.O2:.O101])" office:value-type="float" office:value="4.3974358974359">
            <text:p>4.3974358974</text:p>
          </table:table-cell>
          <table:table-cell table:formula="of:=AVERAGE([.P2:.P101])" office:value-type="float" office:value="3.6">
            <text:p>3.6</text:p>
          </table:table-cell>
          <table:table-cell table:formula="of:=AVERAGE([.Q2:.Q101])" office:value-type="float" office:value="3.62820512820513">
            <text:p>3.6282051282</text:p>
          </table:table-cell>
          <table:table-cell table:formula="of:=AVERAGE([.R2:.R101])" office:value-type="float" office:value="2.96428571428571">
            <text:p>2.9642857143</text:p>
          </table:table-cell>
          <table:table-cell table:formula="of:=AVERAGE([.S2:.S101])" office:value-type="float" office:value="3.44">
            <text:p>3.44</text:p>
          </table:table-cell>
          <table:table-cell table:formula="of:=AVERAGE([.T2:.T101])" office:value-type="float" office:value="3.86567164179104">
            <text:p>3.8656716418</text:p>
          </table:table-cell>
          <table:table-cell table:formula="of:=AVERAGE([.U2:.U101])" office:value-type="float" office:value="2.89">
            <text:p>2.89</text:p>
          </table:table-cell>
          <table:table-cell table:formula="of:=AVERAGE([.V2:.V101])" office:value-type="float" office:value="4.11486486486487">
            <text:p>4.1148648649</text:p>
          </table:table-cell>
          <table:table-cell table:formula="of:=AVERAGE([.W2:.W101])" office:value-type="float" office:value="3.42307692307692">
            <text:p>3.4230769231</text:p>
          </table:table-cell>
          <table:table-cell table:formula="of:=AVERAGE([.X2:.X101])" office:value-type="float" office:value="4.27941176470588">
            <text:p>4.2794117647</text:p>
          </table:table-cell>
          <table:table-cell table:formula="of:=AVERAGE([.Y2:.Y101])" office:value-type="float" office:value="3.7">
            <text:p>3.7</text:p>
          </table:table-cell>
          <table:table-cell table:formula="of:=AVERAGE([.Z2:.Z101])" office:value-type="float" office:value="3.36986301369863">
            <text:p>3.3698630137</text:p>
          </table:table-cell>
          <table:table-cell/>
          <table:table-cell table:formula="of:=SUM([.AB2:.AB101])" office:value-type="float" office:value="-220.5">
            <text:p>-220.5</text:p>
          </table:table-cell>
          <table:table-cell table:formula="of:=SUM([.AC2:.AC101])" office:value-type="float" office:value="-244.651515151515">
            <text:p>-244.6515151515</text:p>
          </table:table-cell>
          <table:table-cell table:formula="of:=SUM([.AD2:.AD101])" office:value-type="float" office:value="574.659090909091">
            <text:p>574.6590909091</text:p>
          </table:table-cell>
          <table:table-cell table:formula="of:=SUM([.AE2:.AE101])" office:value-type="float" office:value="1002.25">
            <text:p>1002.25</text:p>
          </table:table-cell>
          <table:table-cell table:formula="of:=SUM([.AF2:.AF101])" office:value-type="float" office:value="914.59113865932">
            <text:p>914.5911386593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9"/>
          <table:table-cell table:formula="of:=[.AD102]/SQRT([.AE102]*[.AF102])" office:value-type="float" office:value="0.600217639298299">
            <text:p>0.6002176393</text:p>
          </table:table-cell>
          <table:table-cell table:number-columns-repeated="994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number-columns-repeated="2" table:default-cell-style-name="Default"/>
        <table:table-column table:style-name="co18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6" table:number-columns-repeated="998" table:default-cell-style-name="Default"/>
        <table:table-row table:style-name="ro1">
          <table:table-cell/>
          <table:table-cell office:value-type="float" office:value="1648">
            <text:p>1648</text:p>
          </table:table-cell>
          <table:table-cell office:value-type="float" office:value="5136">
            <text:p>5136</text:p>
          </table:table-cell>
          <table:table-cell office:value-type="float" office:value="918">
            <text:p>918</text:p>
          </table:table-cell>
          <table:table-cell office:value-type="float" office:value="2824">
            <text:p>2824</text:p>
          </table:table-cell>
          <table:table-cell office:value-type="float" office:value="3867">
            <text:p>3867</text:p>
          </table:table-cell>
          <table:table-cell office:value-type="float" office:value="860">
            <text:p>860</text:p>
          </table:table-cell>
          <table:table-cell office:value-type="float" office:value="3712">
            <text:p>3712</text:p>
          </table:table-cell>
          <table:table-cell office:value-type="float" office:value="2968">
            <text:p>2968</text:p>
          </table:table-cell>
          <table:table-cell office:value-type="float" office:value="3525">
            <text:p>3525</text:p>
          </table:table-cell>
          <table:table-cell office:value-type="float" office:value="4323">
            <text:p>4323</text:p>
          </table:table-cell>
          <table:table-cell office:value-type="float" office:value="3617">
            <text:p>3617</text:p>
          </table:table-cell>
          <table:table-cell office:value-type="float" office:value="4360">
            <text:p>4360</text:p>
          </table:table-cell>
          <table:table-cell office:value-type="float" office:value="2756">
            <text:p>2756</text:p>
          </table:table-cell>
          <table:table-cell office:value-type="float" office:value="89">
            <text:p>89</text:p>
          </table:table-cell>
          <table:table-cell office:value-type="float" office:value="442">
            <text:p>442</text:p>
          </table:table-cell>
          <table:table-cell office:value-type="float" office:value="3556">
            <text:p>3556</text:p>
          </table:table-cell>
          <table:table-cell office:value-type="float" office:value="5261">
            <text:p>5261</text:p>
          </table:table-cell>
          <table:table-cell office:value-type="float" office:value="2492">
            <text:p>2492</text:p>
          </table:table-cell>
          <table:table-cell office:value-type="float" office:value="5062">
            <text:p>5062</text:p>
          </table:table-cell>
          <table:table-cell office:value-type="float" office:value="2486">
            <text:p>2486</text:p>
          </table:table-cell>
          <table:table-cell office:value-type="float" office:value="4942">
            <text:p>4942</text:p>
          </table:table-cell>
          <table:table-cell office:value-type="float" office:value="2267">
            <text:p>2267</text:p>
          </table:table-cell>
          <table:table-cell office:value-type="float" office:value="4809">
            <text:p>4809</text:p>
          </table:table-cell>
          <table:table-cell office:value-type="float" office:value="3853">
            <text:p>3853</text:p>
          </table:table-cell>
          <table:table-cell office:value-type="float" office:value="2288">
            <text:p>2288</text:p>
          </table:table-cell>
          <table:table-cell table:number-columns-repeated="998"/>
        </table:table-row>
        <table:table-row table:style-name="ro1">
          <table:table-cell office:value-type="float" office:value="1648">
            <text:p>1648</text:p>
          </table:table-cell>
          <table:table-cell table:formula="of:=CORREL([Sheet1.B$2:.B$101];[Sheet1.$B$2:.$B$101])" office:value-type="float" office:value="1">
            <text:p>1</text:p>
          </table:table-cell>
          <table:table-cell table:formula="of:=CORREL([Sheet1.B$2:.B$101];[Sheet1.C$2:.C$101])" office:value-type="float" office:value="0.402980188456996">
            <text:p>0.4029801885</text:p>
          </table:table-cell>
          <table:table-cell table:formula="of:=CORREL([Sheet1.$B$2:.$B$101];[Sheet1.D$2:.D$101])" office:value-type="float" office:value="-0.142205650084928">
            <text:p>-0.1422056501</text:p>
          </table:table-cell>
          <table:table-cell table:formula="of:=CORREL([Sheet1.$B$2:.$B$101];[Sheet1.E$2:.E$101])" office:value-type="float" office:value="0.517619804397155">
            <text:p>0.5176198044</text:p>
          </table:table-cell>
          <table:table-cell table:formula="of:=CORREL([Sheet1.$B$2:.$B$101];[Sheet1.F$2:.F$101])" office:value-type="float" office:value="0.300199614685356">
            <text:p>0.3001996147</text:p>
          </table:table-cell>
          <table:table-cell table:formula="of:=CORREL([Sheet1.$B$2:.$B$101];[Sheet1.G$2:.G$101])" office:value-type="float" office:value="0.480536602182786">
            <text:p>0.4805366022</text:p>
          </table:table-cell>
          <table:table-cell table:formula="of:=CORREL([Sheet1.$B$2:.$B$101];[Sheet1.H$2:.H$101])" office:value-type="float" office:value="-0.312411915438248">
            <text:p>-0.3124119154</text:p>
          </table:table-cell>
          <table:table-cell table:formula="of:=CORREL([Sheet1.$B$2:.$B$101];[Sheet1.I$2:.I$101])" office:value-type="float" office:value="0.383348479918658">
            <text:p>0.3833484799</text:p>
          </table:table-cell>
          <table:table-cell table:formula="of:=CORREL([Sheet1.$B$2:.$B$101];[Sheet1.J$2:.J$101])" office:value-type="float" office:value="0.0927746502846101">
            <text:p>0.0927746503</text:p>
          </table:table-cell>
          <table:table-cell table:formula="of:=CORREL([Sheet1.$B$2:.$B$101];[Sheet1.K$2:.K$101])" office:value-type="float" office:value="0.0981905941730774">
            <text:p>0.0981905942</text:p>
          </table:table-cell>
          <table:table-cell table:formula="of:=CORREL([Sheet1.$B$2:.$B$101];[Sheet1.L$2:.L$101])" office:value-type="float" office:value="-0.0417340529451515">
            <text:p>-0.0417340529</text:p>
          </table:table-cell>
          <table:table-cell table:formula="of:=CORREL([Sheet1.$B$2:.$B$101];[Sheet1.M$2:.M$101])" office:value-type="float" office:value="0.264424787160725">
            <text:p>0.2644247872</text:p>
          </table:table-cell>
          <table:table-cell table:formula="of:=CORREL([Sheet1.$B$2:.$B$101];[Sheet1.N$2:.N$101])" office:value-type="float" office:value="0.261268362823723">
            <text:p>0.2612683628</text:p>
          </table:table-cell>
          <table:table-cell table:formula="of:=CORREL([Sheet1.$B$2:.$B$101];[Sheet1.O$2:.O$101])" office:value-type="float" office:value="0.464609968681201">
            <text:p>0.4646099687</text:p>
          </table:table-cell>
          <table:table-cell table:formula="of:=CORREL([Sheet1.$B$2:.$B$101];[Sheet1.P$2:.P$101])" office:value-type="float" office:value="0.0223077715070217">
            <text:p>0.0223077715</text:p>
          </table:table-cell>
          <table:table-cell table:formula="of:=CORREL([Sheet1.$B$2:.$B$101];[Sheet1.Q$2:.Q$101])" office:value-type="float" office:value="-0.191987915663931">
            <text:p>-0.1919879157</text:p>
          </table:table-cell>
          <table:table-cell table:formula="of:=CORREL([Sheet1.$B$2:.$B$101];[Sheet1.R$2:.R$101])" office:value-type="float" office:value="0.493007605153259">
            <text:p>0.4930076052</text:p>
          </table:table-cell>
          <table:table-cell table:formula="of:=CORREL([Sheet1.$B$2:.$B$101];[Sheet1.S$2:.S$101])" office:value-type="float" office:value="0.360643871947096">
            <text:p>0.3606438719</text:p>
          </table:table-cell>
          <table:table-cell table:formula="of:=CORREL([Sheet1.$B$2:.$B$101];[Sheet1.T$2:.T$101])" office:value-type="float" office:value="0.551088837215632">
            <text:p>0.5510888372</text:p>
          </table:table-cell>
          <table:table-cell table:formula="of:=CORREL([Sheet1.$B$2:.$B$101];[Sheet1.U$2:.U$101])" office:value-type="float" office:value="0.00254410596323501">
            <text:p>0.002544106</text:p>
          </table:table-cell>
          <table:table-cell table:formula="of:=CORREL([Sheet1.$B$2:.$B$101];[Sheet1.V$2:.V$101])" office:value-type="float" office:value="0.11665274170207">
            <text:p>0.1166527417</text:p>
          </table:table-cell>
          <table:table-cell table:formula="of:=CORREL([Sheet1.$B$2:.$B$101];[Sheet1.W$2:.W$101])" office:value-type="float" office:value="-0.429182782695866">
            <text:p>-0.4291827827</text:p>
          </table:table-cell>
          <table:table-cell table:formula="of:=CORREL([Sheet1.$B$2:.$B$101];[Sheet1.X$2:.X$101])" office:value-type="float" office:value="0.394370911744252">
            <text:p>0.3943709117</text:p>
          </table:table-cell>
          <table:table-cell table:formula="of:=CORREL([Sheet1.$B$2:.$B$101];[Sheet1.Y$2:.Y$101])" office:value-type="float" office:value="-0.30442200863181">
            <text:p>-0.3044220086</text:p>
          </table:table-cell>
          <table:table-cell table:formula="of:=CORREL([Sheet1.$B$2:.$B$101];[Sheet1.Z$2:.Z$101])" office:value-type="float" office:value="0.245047748625606">
            <text:p>0.2450477486</text:p>
          </table:table-cell>
          <table:table-cell table:number-columns-repeated="998"/>
        </table:table-row>
        <table:table-row table:style-name="ro1">
          <table:table-cell office:value-type="float" office:value="5136">
            <text:p>5136</text:p>
          </table:table-cell>
          <table:table-cell table:formula="of:=CORREL([Sheet1.$C$2:.$C$101];[Sheet1.$B$2:.$B$101])" office:value-type="float" office:value="0.402980188456996">
            <text:p>0.4029801885</text:p>
          </table:table-cell>
          <table:table-cell table:formula="of:=CORREL([Sheet1.$C$2:.$C$101];[Sheet1.$B$2:.$B$101])" office:value-type="float" office:value="0.402980188456996">
            <text:p>0.4029801885</text:p>
          </table:table-cell>
          <table:table-cell table:formula="of:=CORREL([Sheet1.$C$2:.$C$101];[Sheet1.$B$2:.$B$101])" office:value-type="float" office:value="0.402980188456996">
            <text:p>0.4029801885</text:p>
          </table:table-cell>
          <table:table-cell table:formula="of:=CORREL([Sheet1.$C$2:.$C$101];[Sheet1.$B$2:.$B$101])" office:value-type="float" office:value="0.402980188456996">
            <text:p>0.4029801885</text:p>
          </table:table-cell>
          <table:table-cell table:formula="of:=CORREL([Sheet1.$C$2:.$C$101];[Sheet1.$B$2:.$B$101])" office:value-type="float" office:value="0.402980188456996">
            <text:p>0.4029801885</text:p>
          </table:table-cell>
          <table:table-cell table:formula="of:=CORREL([Sheet1.$C$2:.$C$101];[Sheet1.$B$2:.$B$101])" office:value-type="float" office:value="0.402980188456996">
            <text:p>0.4029801885</text:p>
          </table:table-cell>
          <table:table-cell table:formula="of:=CORREL([Sheet1.$C$2:.$C$101];[Sheet1.$B$2:.$B$101])" office:value-type="float" office:value="0.402980188456996">
            <text:p>0.4029801885</text:p>
          </table:table-cell>
          <table:table-cell table:formula="of:=CORREL([Sheet1.$C$2:.$C$101];[Sheet1.$B$2:.$B$101])" office:value-type="float" office:value="0.402980188456996">
            <text:p>0.4029801885</text:p>
          </table:table-cell>
          <table:table-cell table:formula="of:=CORREL([Sheet1.$C$2:.$C$101];[Sheet1.$B$2:.$B$101])" office:value-type="float" office:value="0.402980188456996">
            <text:p>0.4029801885</text:p>
          </table:table-cell>
          <table:table-cell table:formula="of:=CORREL([Sheet1.$C$2:.$C$101];[Sheet1.$B$2:.$B$101])" office:value-type="float" office:value="0.402980188456996">
            <text:p>0.4029801885</text:p>
          </table:table-cell>
          <table:table-cell table:formula="of:=CORREL([Sheet1.$C$2:.$C$101];[Sheet1.$B$2:.$B$101])" office:value-type="float" office:value="0.402980188456996">
            <text:p>0.4029801885</text:p>
          </table:table-cell>
          <table:table-cell table:formula="of:=CORREL([Sheet1.$C$2:.$C$101];[Sheet1.$B$2:.$B$101])" office:value-type="float" office:value="0.402980188456996">
            <text:p>0.4029801885</text:p>
          </table:table-cell>
          <table:table-cell table:formula="of:=CORREL([Sheet1.$C$2:.$C$101];[Sheet1.$B$2:.$B$101])" office:value-type="float" office:value="0.402980188456996">
            <text:p>0.4029801885</text:p>
          </table:table-cell>
          <table:table-cell table:formula="of:=CORREL([Sheet1.$C$2:.$C$101];[Sheet1.$B$2:.$B$101])" office:value-type="float" office:value="0.402980188456996">
            <text:p>0.4029801885</text:p>
          </table:table-cell>
          <table:table-cell table:formula="of:=CORREL([Sheet1.$C$2:.$C$101];[Sheet1.$B$2:.$B$101])" office:value-type="float" office:value="0.402980188456996">
            <text:p>0.4029801885</text:p>
          </table:table-cell>
          <table:table-cell table:formula="of:=CORREL([Sheet1.$C$2:.$C$101];[Sheet1.$B$2:.$B$101])" office:value-type="float" office:value="0.402980188456996">
            <text:p>0.4029801885</text:p>
          </table:table-cell>
          <table:table-cell table:formula="of:=CORREL([Sheet1.$C$2:.$C$101];[Sheet1.$B$2:.$B$101])" office:value-type="float" office:value="0.402980188456996">
            <text:p>0.4029801885</text:p>
          </table:table-cell>
          <table:table-cell table:formula="of:=CORREL([Sheet1.$C$2:.$C$101];[Sheet1.$B$2:.$B$101])" office:value-type="float" office:value="0.402980188456996">
            <text:p>0.4029801885</text:p>
          </table:table-cell>
          <table:table-cell table:formula="of:=CORREL([Sheet1.$C$2:.$C$101];[Sheet1.$B$2:.$B$101])" office:value-type="float" office:value="0.402980188456996">
            <text:p>0.4029801885</text:p>
          </table:table-cell>
          <table:table-cell table:formula="of:=CORREL([Sheet1.$C$2:.$C$101];[Sheet1.$B$2:.$B$101])" office:value-type="float" office:value="0.402980188456996">
            <text:p>0.4029801885</text:p>
          </table:table-cell>
          <table:table-cell table:formula="of:=CORREL([Sheet1.$C$2:.$C$101];[Sheet1.$B$2:.$B$101])" office:value-type="float" office:value="0.402980188456996">
            <text:p>0.4029801885</text:p>
          </table:table-cell>
          <table:table-cell table:formula="of:=CORREL([Sheet1.$C$2:.$C$101];[Sheet1.$B$2:.$B$101])" office:value-type="float" office:value="0.402980188456996">
            <text:p>0.4029801885</text:p>
          </table:table-cell>
          <table:table-cell table:formula="of:=CORREL([Sheet1.$C$2:.$C$101];[Sheet1.$B$2:.$B$101])" office:value-type="float" office:value="0.402980188456996">
            <text:p>0.4029801885</text:p>
          </table:table-cell>
          <table:table-cell table:formula="of:=CORREL([Sheet1.$C$2:.$C$101];[Sheet1.$B$2:.$B$101])" office:value-type="float" office:value="0.402980188456996">
            <text:p>0.4029801885</text:p>
          </table:table-cell>
          <table:table-cell table:formula="of:=CORREL([Sheet1.$C$2:.$C$101];[Sheet1.$B$2:.$B$101])" office:value-type="float" office:value="0.402980188456996">
            <text:p>0.4029801885</text:p>
          </table:table-cell>
          <table:table-cell table:number-columns-repeated="998"/>
        </table:table-row>
        <table:table-row table:style-name="ro1">
          <table:table-cell office:value-type="float" office:value="918">
            <text:p>918</text:p>
          </table:table-cell>
          <table:table-cell table:formula="of:=CORREL([Sheet1.$D$2:.$D$101];[Sheet1.B$2:.B$101])" office:value-type="float" office:value="-0.142205650084928">
            <text:p>-0.1422056501</text:p>
          </table:table-cell>
          <table:table-cell table:formula="of:=CORREL([Sheet1.$D$2:.$D$101];[Sheet1.C$2:.C$101])" office:value-type="float" office:value="0.118978537941828">
            <text:p>0.1189785379</text:p>
          </table:table-cell>
          <table:table-cell table:formula="of:=CORREL([Sheet1.$D$2:.$D$101];[Sheet1.D$2:.D$101])" office:value-type="float" office:value="1">
            <text:p>1</text:p>
          </table:table-cell>
          <table:table-cell table:formula="of:=CORREL([Sheet1.$D$2:.$D$101];[Sheet1.E$2:.E$101])" office:value-type="float" office:value="-0.317063243737114">
            <text:p>-0.3170632437</text:p>
          </table:table-cell>
          <table:table-cell table:formula="of:=CORREL([Sheet1.$D$2:.$D$101];[Sheet1.F$2:.F$101])" office:value-type="float" office:value="0.294557591639299">
            <text:p>0.2945575916</text:p>
          </table:table-cell>
          <table:table-cell table:formula="of:=CORREL([Sheet1.$D$2:.$D$101];[Sheet1.G$2:.G$101])" office:value-type="float" office:value="0.468333294370994">
            <text:p>0.4683332944</text:p>
          </table:table-cell>
          <table:table-cell table:formula="of:=CORREL([Sheet1.$D$2:.$D$101];[Sheet1.H$2:.H$101])" office:value-type="float" office:value="0.0920366956474262">
            <text:p>0.0920366956</text:p>
          </table:table-cell>
          <table:table-cell table:formula="of:=CORREL([Sheet1.$D$2:.$D$101];[Sheet1.I$2:.I$101])" office:value-type="float" office:value="-0.0458544310558857">
            <text:p>-0.0458544311</text:p>
          </table:table-cell>
          <table:table-cell table:formula="of:=CORREL([Sheet1.$D$2:.$D$101];[Sheet1.J$2:.J$101])" office:value-type="float" office:value="0.367567567567568">
            <text:p>0.3675675676</text:p>
          </table:table-cell>
          <table:table-cell table:formula="of:=CORREL([Sheet1.$D$2:.$D$101];[Sheet1.K$2:.K$101])" office:value-type="float" office:value="-0.0353940314650059">
            <text:p>-0.0353940315</text:p>
          </table:table-cell>
          <table:table-cell table:formula="of:=CORREL([Sheet1.$D$2:.$D$101];[Sheet1.L$2:.L$101])" office:value-type="float" office:value="0.0113162436215215">
            <text:p>0.0113162436</text:p>
          </table:table-cell>
          <table:table-cell table:formula="of:=CORREL([Sheet1.$D$2:.$D$101];[Sheet1.M$2:.M$101])" office:value-type="float" office:value="-0.231659777261523">
            <text:p>-0.2316597773</text:p>
          </table:table-cell>
          <table:table-cell table:formula="of:=CORREL([Sheet1.$D$2:.$D$101];[Sheet1.N$2:.N$101])" office:value-type="float" office:value="0.148431208798588">
            <text:p>0.1484312088</text:p>
          </table:table-cell>
          <table:table-cell table:formula="of:=CORREL([Sheet1.$D$2:.$D$101];[Sheet1.O$2:.O$101])" office:value-type="float" office:value="0.267028696127906">
            <text:p>0.2670286961</text:p>
          </table:table-cell>
          <table:table-cell table:formula="of:=CORREL([Sheet1.$D$2:.$D$101];[Sheet1.P$2:.P$101])" office:value-type="float" office:value="0.304139035732934">
            <text:p>0.3041390357</text:p>
          </table:table-cell>
          <table:table-cell table:formula="of:=CORREL([Sheet1.$D$2:.$D$101];[Sheet1.Q$2:.Q$101])" office:value-type="float" office:value="0.373225783727423">
            <text:p>0.3732257837</text:p>
          </table:table-cell>
          <table:table-cell table:formula="of:=CORREL([Sheet1.$D$2:.$D$101];[Sheet1.R$2:.R$101])" office:value-type="float" office:value="0.470972122666382">
            <text:p>0.4709721227</text:p>
          </table:table-cell>
          <table:table-cell table:formula="of:=CORREL([Sheet1.$D$2:.$D$101];[Sheet1.S$2:.S$101])" office:value-type="float" office:value="0.069956139872756">
            <text:p>0.0699561399</text:p>
          </table:table-cell>
          <table:table-cell table:formula="of:=CORREL([Sheet1.$D$2:.$D$101];[Sheet1.T$2:.T$101])" office:value-type="float" office:value="-0.0547623994056148">
            <text:p>-0.0547623994</text:p>
          </table:table-cell>
          <table:table-cell table:formula="of:=CORREL([Sheet1.$D$2:.$D$101];[Sheet1.U$2:.U$101])" office:value-type="float" office:value="0.133812026617402">
            <text:p>0.1338120266</text:p>
          </table:table-cell>
          <table:table-cell table:formula="of:=CORREL([Sheet1.$D$2:.$D$101];[Sheet1.V$2:.V$101])" office:value-type="float" office:value="0.0151691147801123">
            <text:p>0.0151691148</text:p>
          </table:table-cell>
          <table:table-cell table:formula="of:=CORREL([Sheet1.$D$2:.$D$101];[Sheet1.W$2:.W$101])" office:value-type="float" office:value="-0.273096010124305">
            <text:p>-0.2730960101</text:p>
          </table:table-cell>
          <table:table-cell table:formula="of:=CORREL([Sheet1.$D$2:.$D$101];[Sheet1.X$2:.X$101])" office:value-type="float" office:value="0.0825281614716906">
            <text:p>0.0825281615</text:p>
          </table:table-cell>
          <table:table-cell table:formula="of:=CORREL([Sheet1.$D$2:.$D$101];[Sheet1.Y$2:.Y$101])" office:value-type="float" office:value="0.667168253488017">
            <text:p>0.6671682535</text:p>
          </table:table-cell>
          <table:table-cell table:formula="of:=CORREL([Sheet1.$D$2:.$D$101];[Sheet1.Z$2:.Z$101])" office:value-type="float" office:value="0.119162308495265">
            <text:p>0.1191623085</text:p>
          </table:table-cell>
          <table:table-cell table:number-columns-repeated="998"/>
        </table:table-row>
        <table:table-row table:style-name="ro1">
          <table:table-cell office:value-type="float" office:value="2824">
            <text:p>2824</text:p>
          </table:table-cell>
          <table:table-cell table:formula="of:=CORREL([Sheet1.$E$2:.$E$101];[Sheet1.B$2:.B$101])" office:value-type="float" office:value="0.517619804397155">
            <text:p>0.5176198044</text:p>
          </table:table-cell>
          <table:table-cell table:formula="of:=CORREL([Sheet1.$E$2:.$E$101];[Sheet1.C$2:.C$101])" office:value-type="float" office:value="0.0579162990350759">
            <text:p>0.057916299</text:p>
          </table:table-cell>
          <table:table-cell table:formula="of:=CORREL([Sheet1.$E$2:.$E$101];[Sheet1.D$2:.D$101])" office:value-type="float" office:value="-0.317063243737114">
            <text:p>-0.3170632437</text:p>
          </table:table-cell>
          <table:table-cell table:formula="of:=CORREL([Sheet1.$E$2:.$E$101];[Sheet1.E$2:.E$101])" office:value-type="float" office:value="1">
            <text:p>1</text:p>
          </table:table-cell>
          <table:table-cell table:formula="of:=CORREL([Sheet1.$E$2:.$E$101];[Sheet1.F$2:.F$101])" office:value-type="float" office:value="-0.0609126676643441">
            <text:p>-0.0609126677</text:p>
          </table:table-cell>
          <table:table-cell table:formula="of:=CORREL([Sheet1.$E$2:.$E$101];[Sheet1.G$2:.G$101])" office:value-type="float" office:value="-0.00806602499509028">
            <text:p>-0.008066025</text:p>
          </table:table-cell>
          <table:table-cell table:formula="of:=CORREL([Sheet1.$E$2:.$E$101];[Sheet1.H$2:.H$101])" office:value-type="float" office:value="0.462910049886276">
            <text:p>0.4629100499</text:p>
          </table:table-cell>
          <table:table-cell table:formula="of:=CORREL([Sheet1.$E$2:.$E$101];[Sheet1.I$2:.I$101])" office:value-type="float" office:value="0.214760073496263">
            <text:p>0.2147600735</text:p>
          </table:table-cell>
          <table:table-cell table:formula="of:=CORREL([Sheet1.$E$2:.$E$101];[Sheet1.J$2:.J$101])" office:value-type="float" office:value="0.169907200465772">
            <text:p>0.1699072005</text:p>
          </table:table-cell>
          <table:table-cell table:formula="of:=CORREL([Sheet1.$E$2:.$E$101];[Sheet1.K$2:.K$101])" office:value-type="float" office:value="0.119350275399607">
            <text:p>0.1193502754</text:p>
          </table:table-cell>
          <table:table-cell table:formula="of:=CORREL([Sheet1.$E$2:.$E$101];[Sheet1.L$2:.L$101])" office:value-type="float" office:value="0.282755724094129">
            <text:p>0.2827557241</text:p>
          </table:table-cell>
          <table:table-cell table:formula="of:=CORREL([Sheet1.$E$2:.$E$101];[Sheet1.M$2:.M$101])" office:value-type="float" office:value="-0.00532620808209436">
            <text:p>-0.0053262081</text:p>
          </table:table-cell>
          <table:table-cell table:formula="of:=CORREL([Sheet1.$E$2:.$E$101];[Sheet1.N$2:.N$101])" office:value-type="float" office:value="-0.087746602709142">
            <text:p>-0.0877466027</text:p>
          </table:table-cell>
          <table:table-cell table:formula="of:=CORREL([Sheet1.$E$2:.$E$101];[Sheet1.O$2:.O$101])" office:value-type="float" office:value="0.241566591537398">
            <text:p>0.2415665915</text:p>
          </table:table-cell>
          <table:table-cell table:formula="of:=CORREL([Sheet1.$E$2:.$E$101];[Sheet1.P$2:.P$101])" office:value-type="float" office:value="0.116532481134148">
            <text:p>0.1165324811</text:p>
          </table:table-cell>
          <table:table-cell table:formula="of:=CORREL([Sheet1.$E$2:.$E$101];[Sheet1.Q$2:.Q$101])" office:value-type="float" office:value="-0.201275252027892">
            <text:p>-0.201275252</text:p>
          </table:table-cell>
          <table:table-cell table:formula="of:=CORREL([Sheet1.$E$2:.$E$101];[Sheet1.R$2:.R$101])" office:value-type="float" office:value="0.228340638681733">
            <text:p>0.2283406387</text:p>
          </table:table-cell>
          <table:table-cell table:formula="of:=CORREL([Sheet1.$E$2:.$E$101];[Sheet1.S$2:.S$101])" office:value-type="float" office:value="0.238699995028854">
            <text:p>0.238699995</text:p>
          </table:table-cell>
          <table:table-cell table:formula="of:=CORREL([Sheet1.$E$2:.$E$101];[Sheet1.T$2:.T$101])" office:value-type="float" office:value="0.259659843599174">
            <text:p>0.2596598436</text:p>
          </table:table-cell>
          <table:table-cell table:formula="of:=CORREL([Sheet1.$E$2:.$E$101];[Sheet1.U$2:.U$101])" office:value-type="float" office:value="0.247096829286645">
            <text:p>0.2470968293</text:p>
          </table:table-cell>
          <table:table-cell table:formula="of:=CORREL([Sheet1.$E$2:.$E$101];[Sheet1.V$2:.V$101])" office:value-type="float" office:value="0.149246698446618">
            <text:p>0.1492466984</text:p>
          </table:table-cell>
          <table:table-cell table:formula="of:=CORREL([Sheet1.$E$2:.$E$101];[Sheet1.W$2:.W$101])" office:value-type="float" office:value="-0.361465758957072">
            <text:p>-0.361465759</text:p>
          </table:table-cell>
          <table:table-cell table:formula="of:=CORREL([Sheet1.$E$2:.$E$101];[Sheet1.X$2:.X$101])" office:value-type="float" office:value="0.474973696177529">
            <text:p>0.4749736962</text:p>
          </table:table-cell>
          <table:table-cell table:formula="of:=CORREL([Sheet1.$E$2:.$E$101];[Sheet1.Y$2:.Y$101])" office:value-type="float" office:value="-0.262073217468944">
            <text:p>-0.2620732175</text:p>
          </table:table-cell>
          <table:table-cell table:formula="of:=CORREL([Sheet1.$E$2:.$E$101];[Sheet1.Z$2:.Z$101])" office:value-type="float" office:value="0.166999292435721">
            <text:p>0.1669992924</text:p>
          </table:table-cell>
          <table:table-cell table:number-columns-repeated="998"/>
        </table:table-row>
        <table:table-row table:style-name="ro1">
          <table:table-cell office:value-type="float" office:value="3867">
            <text:p>3867</text:p>
          </table:table-cell>
          <table:table-cell table:formula="of:=CORREL([Sheet1.$F$2:.$F$101];[Sheet1.B$2:.B$101])" office:value-type="float" office:value="0.300199614685356">
            <text:p>0.3001996147</text:p>
          </table:table-cell>
          <table:table-cell table:formula="of:=CORREL([Sheet1.$F$2:.$F$101];[Sheet1.C$2:.C$101])" office:value-type="float" office:value="0.341734155239994">
            <text:p>0.3417341552</text:p>
          </table:table-cell>
          <table:table-cell table:formula="of:=CORREL([Sheet1.$F$2:.$F$101];[Sheet1.D$2:.D$101])" office:value-type="float" office:value="0.294557591639299">
            <text:p>0.2945575916</text:p>
          </table:table-cell>
          <table:table-cell table:formula="of:=CORREL([Sheet1.$F$2:.$F$101];[Sheet1.E$2:.E$101])" office:value-type="float" office:value="-0.0609126676643441">
            <text:p>-0.0609126677</text:p>
          </table:table-cell>
          <table:table-cell table:formula="of:=CORREL([Sheet1.$F$2:.$F$101];[Sheet1.F$2:.F$101])" office:value-type="float" office:value="1">
            <text:p>1</text:p>
          </table:table-cell>
          <table:table-cell table:formula="of:=CORREL([Sheet1.$F$2:.$F$101];[Sheet1.G$2:.G$101])" office:value-type="float" office:value="0.282497336912685">
            <text:p>0.2824973369</text:p>
          </table:table-cell>
          <table:table-cell table:formula="of:=CORREL([Sheet1.$F$2:.$F$101];[Sheet1.H$2:.H$101])" office:value-type="float" office:value="0.400274504253816">
            <text:p>0.4002745043</text:p>
          </table:table-cell>
          <table:table-cell table:formula="of:=CORREL([Sheet1.$F$2:.$F$101];[Sheet1.I$2:.I$101])" office:value-type="float" office:value="0.264249490750417">
            <text:p>0.2642494908</text:p>
          </table:table-cell>
          <table:table-cell table:formula="of:=CORREL([Sheet1.$F$2:.$F$101];[Sheet1.J$2:.J$101])" office:value-type="float" office:value="0.125193366964823">
            <text:p>0.125193367</text:p>
          </table:table-cell>
          <table:table-cell table:formula="of:=CORREL([Sheet1.$F$2:.$F$101];[Sheet1.K$2:.K$101])" office:value-type="float" office:value="-0.333601649929674">
            <text:p>-0.3336016499</text:p>
          </table:table-cell>
          <table:table-cell table:formula="of:=CORREL([Sheet1.$F$2:.$F$101];[Sheet1.L$2:.L$101])" office:value-type="float" office:value="-0.0665759393359072">
            <text:p>-0.0665759393</text:p>
          </table:table-cell>
          <table:table-cell table:formula="of:=CORREL([Sheet1.$F$2:.$F$101];[Sheet1.M$2:.M$101])" office:value-type="float" office:value="-0.0938012398808674">
            <text:p>-0.0938012399</text:p>
          </table:table-cell>
          <table:table-cell table:formula="of:=CORREL([Sheet1.$F$2:.$F$101];[Sheet1.N$2:.N$101])" office:value-type="float" office:value="0.310104090331558">
            <text:p>0.3101040903</text:p>
          </table:table-cell>
          <table:table-cell table:formula="of:=CORREL([Sheet1.$F$2:.$F$101];[Sheet1.O$2:.O$101])" office:value-type="float" office:value="-0.00387802409641029">
            <text:p>-0.0038780241</text:p>
          </table:table-cell>
          <table:table-cell table:formula="of:=CORREL([Sheet1.$F$2:.$F$101];[Sheet1.P$2:.P$101])" office:value-type="float" office:value="0.113581188681085">
            <text:p>0.1135811887</text:p>
          </table:table-cell>
          <table:table-cell table:formula="of:=CORREL([Sheet1.$F$2:.$F$101];[Sheet1.Q$2:.Q$101])" office:value-type="float" office:value="0.174084803721212">
            <text:p>0.1740848037</text:p>
          </table:table-cell>
          <table:table-cell table:formula="of:=CORREL([Sheet1.$F$2:.$F$101];[Sheet1.R$2:.R$101])" office:value-type="float" office:value="0.297977319833119">
            <text:p>0.2979773198</text:p>
          </table:table-cell>
          <table:table-cell table:formula="of:=CORREL([Sheet1.$F$2:.$F$101];[Sheet1.S$2:.S$101])" office:value-type="float" office:value="0.47668328054518">
            <text:p>0.4766832805</text:p>
          </table:table-cell>
          <table:table-cell table:formula="of:=CORREL([Sheet1.$F$2:.$F$101];[Sheet1.T$2:.T$101])" office:value-type="float" office:value="0.293867711531499">
            <text:p>0.2938677115</text:p>
          </table:table-cell>
          <table:table-cell table:formula="of:=CORREL([Sheet1.$F$2:.$F$101];[Sheet1.U$2:.U$101])" office:value-type="float" office:value="0.438991554414636">
            <text:p>0.4389915544</text:p>
          </table:table-cell>
          <table:table-cell table:formula="of:=CORREL([Sheet1.$F$2:.$F$101];[Sheet1.V$2:.V$101])" office:value-type="float" office:value="-0.162818363375346">
            <text:p>-0.1628183634</text:p>
          </table:table-cell>
          <table:table-cell table:formula="of:=CORREL([Sheet1.$F$2:.$F$101];[Sheet1.W$2:.W$101])" office:value-type="float" office:value="-0.295965533967469">
            <text:p>-0.295965534</text:p>
          </table:table-cell>
          <table:table-cell table:formula="of:=CORREL([Sheet1.$F$2:.$F$101];[Sheet1.X$2:.X$101])" office:value-type="float" office:value="0.0545184273138611">
            <text:p>0.0545184273</text:p>
          </table:table-cell>
          <table:table-cell table:formula="of:=CORREL([Sheet1.$F$2:.$F$101];[Sheet1.Y$2:.Y$101])" office:value-type="float" office:value="0.464110147764856">
            <text:p>0.4641101478</text:p>
          </table:table-cell>
          <table:table-cell table:formula="of:=CORREL([Sheet1.$F$2:.$F$101];[Sheet1.Z$2:.Z$101])" office:value-type="float" office:value="0.37985626502293">
            <text:p>0.379856265</text:p>
          </table:table-cell>
          <table:table-cell table:number-columns-repeated="998"/>
        </table:table-row>
        <table:table-row table:style-name="ro1">
          <table:table-cell office:value-type="float" office:value="860">
            <text:p>860</text:p>
          </table:table-cell>
          <table:table-cell table:formula="of:=CORREL([Sheet1.$G$2:.$G$101];[Sheet1.B$2:.B$101])" office:value-type="float" office:value="0.480536602182786">
            <text:p>0.4805366022</text:p>
          </table:table-cell>
          <table:table-cell table:formula="of:=CORREL([Sheet1.$G$2:.$G$101];[Sheet1.C$2:.C$101])" office:value-type="float" office:value="0.241376989825912">
            <text:p>0.2413769898</text:p>
          </table:table-cell>
          <table:table-cell table:formula="of:=CORREL([Sheet1.$G$2:.$G$101];[Sheet1.D$2:.D$101])" office:value-type="float" office:value="0.468333294370994">
            <text:p>0.4683332944</text:p>
          </table:table-cell>
          <table:table-cell table:formula="of:=CORREL([Sheet1.$G$2:.$G$101];[Sheet1.E$2:.E$101])" office:value-type="float" office:value="-0.00806602499509028">
            <text:p>-0.008066025</text:p>
          </table:table-cell>
          <table:table-cell table:formula="of:=CORREL([Sheet1.$G$2:.$G$101];[Sheet1.F$2:.F$101])" office:value-type="float" office:value="0.282497336912685">
            <text:p>0.2824973369</text:p>
          </table:table-cell>
          <table:table-cell table:formula="of:=CORREL([Sheet1.$G$2:.$G$101];[Sheet1.G$2:.G$101])" office:value-type="float" office:value="1">
            <text:p>1</text:p>
          </table:table-cell>
          <table:table-cell table:formula="of:=CORREL([Sheet1.$G$2:.$G$101];[Sheet1.H$2:.H$101])" office:value-type="float" office:value="0.171150976005026">
            <text:p>0.171150976</text:p>
          </table:table-cell>
          <table:table-cell table:formula="of:=CORREL([Sheet1.$G$2:.$G$101];[Sheet1.I$2:.I$101])" office:value-type="float" office:value="0.0729273748234007">
            <text:p>0.0729273748</text:p>
          </table:table-cell>
          <table:table-cell table:formula="of:=CORREL([Sheet1.$G$2:.$G$101];[Sheet1.J$2:.J$101])" office:value-type="float" office:value="0.387132645868484">
            <text:p>0.3871326459</text:p>
          </table:table-cell>
          <table:table-cell table:formula="of:=CORREL([Sheet1.$G$2:.$G$101];[Sheet1.K$2:.K$101])" office:value-type="float" office:value="0.146157587078885">
            <text:p>0.1461575871</text:p>
          </table:table-cell>
          <table:table-cell table:formula="of:=CORREL([Sheet1.$G$2:.$G$101];[Sheet1.L$2:.L$101])" office:value-type="float" office:value="0.21992904844585">
            <text:p>0.2199290484</text:p>
          </table:table-cell>
          <table:table-cell table:formula="of:=CORREL([Sheet1.$G$2:.$G$101];[Sheet1.M$2:.M$101])" office:value-type="float" office:value="-0.00531572241576265">
            <text:p>-0.0053157224</text:p>
          </table:table-cell>
          <table:table-cell table:formula="of:=CORREL([Sheet1.$G$2:.$G$101];[Sheet1.N$2:.N$101])" office:value-type="float" office:value="0.323499109701084">
            <text:p>0.3234991097</text:p>
          </table:table-cell>
          <table:table-cell table:formula="of:=CORREL([Sheet1.$G$2:.$G$101];[Sheet1.O$2:.O$101])" office:value-type="float" office:value="0.539065851394357">
            <text:p>0.5390658514</text:p>
          </table:table-cell>
          <table:table-cell table:formula="of:=CORREL([Sheet1.$G$2:.$G$101];[Sheet1.P$2:.P$101])" office:value-type="float" office:value="0.181275890198956">
            <text:p>0.1812758902</text:p>
          </table:table-cell>
          <table:table-cell table:formula="of:=CORREL([Sheet1.$G$2:.$G$101];[Sheet1.Q$2:.Q$101])" office:value-type="float" office:value="0.347470129268377">
            <text:p>0.3474701293</text:p>
          </table:table-cell>
          <table:table-cell table:formula="of:=CORREL([Sheet1.$G$2:.$G$101];[Sheet1.R$2:.R$101])" office:value-type="float" office:value="0.399436428887225">
            <text:p>0.3994364289</text:p>
          </table:table-cell>
          <table:table-cell table:formula="of:=CORREL([Sheet1.$G$2:.$G$101];[Sheet1.S$2:.S$101])" office:value-type="float" office:value="0.207314255124059">
            <text:p>0.2073142551</text:p>
          </table:table-cell>
          <table:table-cell table:formula="of:=CORREL([Sheet1.$G$2:.$G$101];[Sheet1.T$2:.T$101])" office:value-type="float" office:value="0.311363401263628">
            <text:p>0.3113634013</text:p>
          </table:table-cell>
          <table:table-cell table:formula="of:=CORREL([Sheet1.$G$2:.$G$101];[Sheet1.U$2:.U$101])" office:value-type="float" office:value="0.276305741303379">
            <text:p>0.2763057413</text:p>
          </table:table-cell>
          <table:table-cell table:formula="of:=CORREL([Sheet1.$G$2:.$G$101];[Sheet1.V$2:.V$101])" office:value-type="float" office:value="0.0796978737986869">
            <text:p>0.0796978738</text:p>
          </table:table-cell>
          <table:table-cell table:formula="of:=CORREL([Sheet1.$G$2:.$G$101];[Sheet1.W$2:.W$101])" office:value-type="float" office:value="0.212990986123632">
            <text:p>0.2129909861</text:p>
          </table:table-cell>
          <table:table-cell table:formula="of:=CORREL([Sheet1.$G$2:.$G$101];[Sheet1.X$2:.X$101])" office:value-type="float" office:value="0.165608258221143">
            <text:p>0.1656082582</text:p>
          </table:table-cell>
          <table:table-cell table:formula="of:=CORREL([Sheet1.$G$2:.$G$101];[Sheet1.Y$2:.Y$101])" office:value-type="float" office:value="0.162313994983239">
            <text:p>0.162313995</text:p>
          </table:table-cell>
          <table:table-cell table:formula="of:=CORREL([Sheet1.$G$2:.$G$101];[Sheet1.Z$2:.Z$101])" office:value-type="float" office:value="0.279677056785909">
            <text:p>0.2796770568</text:p>
          </table:table-cell>
          <table:table-cell table:number-columns-repeated="998"/>
        </table:table-row>
        <table:table-row table:style-name="ro1">
          <table:table-cell table:style-name="ce3" office:value-type="float" office:value="3712">
            <text:p>3712</text:p>
          </table:table-cell>
          <table:table-cell table:style-name="ce3" table:formula="of:=CORREL([Sheet1.$H$2:.$H$101];[Sheet1.B$2:.B$101])" office:value-type="float" office:value="-0.312411915438248">
            <text:p>-0.3124119154</text:p>
          </table:table-cell>
          <table:table-cell table:style-name="ce3" table:formula="of:=CORREL([Sheet1.$H$2:.$H$101];[Sheet1.C$2:.C$101])" office:value-type="float" office:value="0.131398452748108">
            <text:p>0.1313984527</text:p>
          </table:table-cell>
          <table:table-cell table:style-name="ce3" table:formula="of:=CORREL([Sheet1.$H$2:.$H$101];[Sheet1.D$2:.D$101])" office:value-type="float" office:value="0.0920366956474262">
            <text:p>0.0920366956</text:p>
          </table:table-cell>
          <table:table-cell table:style-name="ce3" table:formula="of:=CORREL([Sheet1.$H$2:.$H$101];[Sheet1.E$2:.E$101])" office:value-type="float" office:value="0.462910049886276">
            <text:p>0.4629100499</text:p>
          </table:table-cell>
          <table:table-cell table:style-name="ce3" table:formula="of:=CORREL([Sheet1.$H$2:.$H$101];[Sheet1.F$2:.F$101])" office:value-type="float" office:value="0.400274504253816">
            <text:p>0.4002745043</text:p>
          </table:table-cell>
          <table:table-cell table:style-name="ce3" table:formula="of:=CORREL([Sheet1.$H$2:.$H$101];[Sheet1.G$2:.G$101])" office:value-type="float" office:value="0.171150976005026">
            <text:p>0.171150976</text:p>
          </table:table-cell>
          <table:table-cell table:style-name="ce3" table:formula="of:=CORREL([Sheet1.$H$2:.$H$101];[Sheet1.H$2:.H$101])" office:value-type="float" office:value="1">
            <text:p>1</text:p>
          </table:table-cell>
          <table:table-cell table:style-name="ce3" table:formula="of:=CORREL([Sheet1.$H$2:.$H$101];[Sheet1.I$2:.I$101])" office:value-type="float" office:value="0.065014865962726">
            <text:p>0.065014866</text:p>
          </table:table-cell>
          <table:table-cell table:style-name="ce3" table:formula="of:=CORREL([Sheet1.$H$2:.$H$101];[Sheet1.J$2:.J$101])" office:value-type="float" office:value="0.0956227887485775">
            <text:p>0.0956227887</text:p>
          </table:table-cell>
          <table:table-cell table:style-name="ce3" table:formula="of:=CORREL([Sheet1.$H$2:.$H$101];[Sheet1.K$2:.K$101])" office:value-type="float" office:value="-0.292500743279532">
            <text:p>-0.2925007433</text:p>
          </table:table-cell>
          <table:table-cell table:style-name="ce3" table:formula="of:=CORREL([Sheet1.$H$2:.$H$101];[Sheet1.L$2:.L$101])" office:value-type="float" office:value="-0.0389000192854374">
            <text:p>-0.0389000193</text:p>
          </table:table-cell>
          <table:table-cell table:style-name="ce3" table:formula="of:=CORREL([Sheet1.$H$2:.$H$101];[Sheet1.M$2:.M$101])" office:value-type="float" office:value="-0.364324317948225">
            <text:p>-0.3643243179</text:p>
          </table:table-cell>
          <table:table-cell table:style-name="ce3" table:formula="of:=CORREL([Sheet1.$H$2:.$H$101];[Sheet1.N$2:.N$101])" office:value-type="float" office:value="0.126899000791826">
            <text:p>0.1268990008</text:p>
          </table:table-cell>
          <table:table-cell table:style-name="ce3" table:formula="of:=CORREL([Sheet1.$H$2:.$H$101];[Sheet1.O$2:.O$101])" office:value-type="float" office:value="-0.0513195929262247">
            <text:p>-0.0513195929</text:p>
          </table:table-cell>
          <table:table-cell table:style-name="ce3" table:formula="of:=CORREL([Sheet1.$H$2:.$H$101];[Sheet1.P$2:.P$101])" office:value-type="float" office:value="0.227129864930789">
            <text:p>0.2271298649</text:p>
          </table:table-cell>
          <table:table-cell table:style-name="ce3" table:formula="of:=CORREL([Sheet1.$H$2:.$H$101];[Sheet1.Q$2:.Q$101])" office:value-type="float" office:value="0.016406233978295">
            <text:p>0.016406234</text:p>
          </table:table-cell>
          <table:table-cell table:style-name="ce3" table:formula="of:=CORREL([Sheet1.$H$2:.$H$101];[Sheet1.R$2:.R$101])" office:value-type="float" office:value="-0.240763629158967">
            <text:p>-0.2407636292</text:p>
          </table:table-cell>
          <table:table-cell table:style-name="ce3" table:formula="of:=CORREL([Sheet1.$H$2:.$H$101];[Sheet1.S$2:.S$101])" office:value-type="float" office:value="-0.115254154514426">
            <text:p>-0.1152541545</text:p>
          </table:table-cell>
          <table:table-cell table:style-name="ce3" table:formula="of:=CORREL([Sheet1.$H$2:.$H$101];[Sheet1.T$2:.T$101])" office:value-type="float" office:value="0.247693272294048">
            <text:p>0.2476932723</text:p>
          </table:table-cell>
          <table:table-cell table:style-name="ce3" table:formula="of:=CORREL([Sheet1.$H$2:.$H$101];[Sheet1.U$2:.U$101])" office:value-type="float" office:value="0.16691284304162">
            <text:p>0.166912843</text:p>
          </table:table-cell>
          <table:table-cell table:style-name="ce3" table:formula="of:=CORREL([Sheet1.$H$2:.$H$101];[Sheet1.V$2:.V$101])" office:value-type="float" office:value="0.146011102257696">
            <text:p>0.1460111023</text:p>
          </table:table-cell>
          <table:table-cell table:style-name="ce3" table:formula="of:=CORREL([Sheet1.$H$2:.$H$101];[Sheet1.W$2:.W$101])" office:value-type="float" office:value="0.00968548555282571">
            <text:p>0.0096854856</text:p>
          </table:table-cell>
          <table:table-cell table:style-name="ce3" table:formula="of:=CORREL([Sheet1.$H$2:.$H$101];[Sheet1.X$2:.X$101])" office:value-type="float" office:value="-0.451625416956774">
            <text:p>-0.451625417</text:p>
          </table:table-cell>
          <table:table-cell table:style-name="ce3" table:formula="of:=CORREL([Sheet1.$H$2:.$H$101];[Sheet1.Y$2:.Y$101])" office:value-type="float" office:value="0.19365960183727">
            <text:p>0.1936596018</text:p>
          </table:table-cell>
          <table:table-cell table:style-name="ce3" table:formula="of:=CORREL([Sheet1.$H$2:.$H$101];[Sheet1.Z$2:.Z$101])" office:value-type="float" office:value="0.113266179076481">
            <text:p>0.1132661791</text:p>
          </table:table-cell>
          <table:table-cell table:style-name="ce3" table:number-columns-repeated="998"/>
        </table:table-row>
        <table:table-row table:style-name="ro1">
          <table:table-cell office:value-type="float" office:value="2968">
            <text:p>2968</text:p>
          </table:table-cell>
          <table:table-cell table:formula="of:=CORREL([Sheet1.$I$2:.$I$101];[Sheet1.B$2:.B$101])" office:value-type="float" office:value="0.383348479918658">
            <text:p>0.3833484799</text:p>
          </table:table-cell>
          <table:table-cell table:formula="of:=CORREL([Sheet1.$I$2:.$I$101];[Sheet1.C$2:.C$101])" office:value-type="float" office:value="0.206694835280144">
            <text:p>0.2066948353</text:p>
          </table:table-cell>
          <table:table-cell table:formula="of:=CORREL([Sheet1.$I$2:.$I$101];[Sheet1.D$2:.D$101])" office:value-type="float" office:value="-0.0458544310558857">
            <text:p>-0.0458544311</text:p>
          </table:table-cell>
          <table:table-cell table:formula="of:=CORREL([Sheet1.$I$2:.$I$101];[Sheet1.E$2:.E$101])" office:value-type="float" office:value="0.214760073496263">
            <text:p>0.2147600735</text:p>
          </table:table-cell>
          <table:table-cell table:formula="of:=CORREL([Sheet1.$I$2:.$I$101];[Sheet1.F$2:.F$101])" office:value-type="float" office:value="0.264249490750417">
            <text:p>0.2642494908</text:p>
          </table:table-cell>
          <table:table-cell table:formula="of:=CORREL([Sheet1.$I$2:.$I$101];[Sheet1.G$2:.G$101])" office:value-type="float" office:value="0.0729273748234007">
            <text:p>0.0729273748</text:p>
          </table:table-cell>
          <table:table-cell table:formula="of:=CORREL([Sheet1.$I$2:.$I$101];[Sheet1.H$2:.H$101])" office:value-type="float" office:value="0.065014865962726">
            <text:p>0.065014866</text:p>
          </table:table-cell>
          <table:table-cell table:formula="of:=CORREL([Sheet1.$I$2:.$I$101];[Sheet1.I$2:.I$101])" office:value-type="float" office:value="1">
            <text:p>1</text:p>
          </table:table-cell>
          <table:table-cell table:formula="of:=CORREL([Sheet1.$I$2:.$I$101];[Sheet1.J$2:.J$101])" office:value-type="float" office:value="0.0285289501713847">
            <text:p>0.0285289502</text:p>
          </table:table-cell>
          <table:table-cell table:formula="of:=CORREL([Sheet1.$I$2:.$I$101];[Sheet1.K$2:.K$101])" office:value-type="float" office:value="-0.0732521835017993">
            <text:p>-0.0732521835</text:p>
          </table:table-cell>
          <table:table-cell table:formula="of:=CORREL([Sheet1.$I$2:.$I$101];[Sheet1.L$2:.L$101])" office:value-type="float" office:value="0.312572952497583">
            <text:p>0.3125729525</text:p>
          </table:table-cell>
          <table:table-cell table:formula="of:=CORREL([Sheet1.$I$2:.$I$101];[Sheet1.M$2:.M$101])" office:value-type="float" office:value="0.0530242793951673">
            <text:p>0.0530242794</text:p>
          </table:table-cell>
          <table:table-cell table:formula="of:=CORREL([Sheet1.$I$2:.$I$101];[Sheet1.N$2:.N$101])" office:value-type="float" office:value="0.143347221171042">
            <text:p>0.1433472212</text:p>
          </table:table-cell>
          <table:table-cell table:formula="of:=CORREL([Sheet1.$I$2:.$I$101];[Sheet1.O$2:.O$101])" office:value-type="float" office:value="-0.118084502904402">
            <text:p>-0.1180845029</text:p>
          </table:table-cell>
          <table:table-cell table:formula="of:=CORREL([Sheet1.$I$2:.$I$101];[Sheet1.P$2:.P$101])" office:value-type="float" office:value="0.100840544409253">
            <text:p>0.1008405444</text:p>
          </table:table-cell>
          <table:table-cell table:formula="of:=CORREL([Sheet1.$I$2:.$I$101];[Sheet1.Q$2:.Q$101])" office:value-type="float" office:value="0.0491319745834519">
            <text:p>0.0491319746</text:p>
          </table:table-cell>
          <table:table-cell table:formula="of:=CORREL([Sheet1.$I$2:.$I$101];[Sheet1.R$2:.R$101])" office:value-type="float" office:value="-0.00904134638156435">
            <text:p>-0.0090413464</text:p>
          </table:table-cell>
          <table:table-cell table:formula="of:=CORREL([Sheet1.$I$2:.$I$101];[Sheet1.S$2:.S$101])" office:value-type="float" office:value="0.203613363851721">
            <text:p>0.2036133639</text:p>
          </table:table-cell>
          <table:table-cell table:formula="of:=CORREL([Sheet1.$I$2:.$I$101];[Sheet1.T$2:.T$101])" office:value-type="float" office:value="0.0333007565512984">
            <text:p>0.0333007566</text:p>
          </table:table-cell>
          <table:table-cell table:formula="of:=CORREL([Sheet1.$I$2:.$I$101];[Sheet1.U$2:.U$101])" office:value-type="float" office:value="0.137981937486606">
            <text:p>0.1379819375</text:p>
          </table:table-cell>
          <table:table-cell table:formula="of:=CORREL([Sheet1.$I$2:.$I$101];[Sheet1.V$2:.V$101])" office:value-type="float" office:value="0.0706015677313502">
            <text:p>0.0706015677</text:p>
          </table:table-cell>
          <table:table-cell table:formula="of:=CORREL([Sheet1.$I$2:.$I$101];[Sheet1.W$2:.W$101])" office:value-type="float" office:value="0.10945155974941">
            <text:p>0.1094515597</text:p>
          </table:table-cell>
          <table:table-cell table:formula="of:=CORREL([Sheet1.$I$2:.$I$101];[Sheet1.X$2:.X$101])" office:value-type="float" office:value="-0.0835620992690656">
            <text:p>-0.0835620993</text:p>
          </table:table-cell>
          <table:table-cell table:formula="of:=CORREL([Sheet1.$I$2:.$I$101];[Sheet1.Y$2:.Y$101])" office:value-type="float" office:value="-0.08931669439798">
            <text:p>-0.0893166944</text:p>
          </table:table-cell>
          <table:table-cell table:formula="of:=CORREL([Sheet1.$I$2:.$I$101];[Sheet1.Z$2:.Z$101])" office:value-type="float" office:value="0.229219329577894">
            <text:p>0.2292193296</text:p>
          </table:table-cell>
          <table:table-cell table:number-columns-repeated="998"/>
        </table:table-row>
        <table:table-row table:style-name="ro1">
          <table:table-cell office:value-type="float" office:value="3525">
            <text:p>3525</text:p>
          </table:table-cell>
          <table:table-cell table:formula="of:=CORREL([Sheet1.$J$2:.$J$101];[Sheet1.B$2:.B$101])" office:value-type="float" office:value="0.0927746502846101">
            <text:p>0.0927746503</text:p>
          </table:table-cell>
          <table:table-cell table:formula="of:=CORREL([Sheet1.$J$2:.$J$101];[Sheet1.C$2:.C$101])" office:value-type="float" office:value="0.360056295450207">
            <text:p>0.3600562955</text:p>
          </table:table-cell>
          <table:table-cell table:formula="of:=CORREL([Sheet1.$J$2:.$J$101];[Sheet1.D$2:.D$101])" office:value-type="float" office:value="0.367567567567568">
            <text:p>0.3675675676</text:p>
          </table:table-cell>
          <table:table-cell table:formula="of:=CORREL([Sheet1.$J$2:.$J$101];[Sheet1.E$2:.E$101])" office:value-type="float" office:value="0.169907200465772">
            <text:p>0.1699072005</text:p>
          </table:table-cell>
          <table:table-cell table:formula="of:=CORREL([Sheet1.$J$2:.$J$101];[Sheet1.F$2:.F$101])" office:value-type="float" office:value="0.125193366964823">
            <text:p>0.125193367</text:p>
          </table:table-cell>
          <table:table-cell table:formula="of:=CORREL([Sheet1.$J$2:.$J$101];[Sheet1.G$2:.G$101])" office:value-type="float" office:value="0.387132645868484">
            <text:p>0.3871326459</text:p>
          </table:table-cell>
          <table:table-cell table:formula="of:=CORREL([Sheet1.$J$2:.$J$101];[Sheet1.H$2:.H$101])" office:value-type="float" office:value="0.0956227887485775">
            <text:p>0.0956227887</text:p>
          </table:table-cell>
          <table:table-cell table:formula="of:=CORREL([Sheet1.$J$2:.$J$101];[Sheet1.I$2:.I$101])" office:value-type="float" office:value="0.0285289501713847">
            <text:p>0.0285289502</text:p>
          </table:table-cell>
          <table:table-cell table:formula="of:=CORREL([Sheet1.$J$2:.$J$101];[Sheet1.J$2:.J$101])" office:value-type="float" office:value="1">
            <text:p>1</text:p>
          </table:table-cell>
          <table:table-cell table:formula="of:=CORREL([Sheet1.$J$2:.$J$101];[Sheet1.K$2:.K$101])" office:value-type="float" office:value="0.210879496937396">
            <text:p>0.2108794969</text:p>
          </table:table-cell>
          <table:table-cell table:formula="of:=CORREL([Sheet1.$J$2:.$J$101];[Sheet1.L$2:.L$101])" office:value-type="float" office:value="0.243283251351149">
            <text:p>0.2432832514</text:p>
          </table:table-cell>
          <table:table-cell table:formula="of:=CORREL([Sheet1.$J$2:.$J$101];[Sheet1.M$2:.M$101])" office:value-type="float" office:value="-0.0860608793963996">
            <text:p>-0.0860608794</text:p>
          </table:table-cell>
          <table:table-cell table:formula="of:=CORREL([Sheet1.$J$2:.$J$101];[Sheet1.N$2:.N$101])" office:value-type="float" office:value="0.0583647677658392">
            <text:p>0.0583647678</text:p>
          </table:table-cell>
          <table:table-cell table:formula="of:=CORREL([Sheet1.$J$2:.$J$101];[Sheet1.O$2:.O$101])" office:value-type="float" office:value="0.475494852275685">
            <text:p>0.4754948523</text:p>
          </table:table-cell>
          <table:table-cell table:formula="of:=CORREL([Sheet1.$J$2:.$J$101];[Sheet1.P$2:.P$101])" office:value-type="float" office:value="0.201734217181485">
            <text:p>0.2017342172</text:p>
          </table:table-cell>
          <table:table-cell table:formula="of:=CORREL([Sheet1.$J$2:.$J$101];[Sheet1.Q$2:.Q$101])" office:value-type="float" office:value="0.475710901365933">
            <text:p>0.4757109014</text:p>
          </table:table-cell>
          <table:table-cell table:formula="of:=CORREL([Sheet1.$J$2:.$J$101];[Sheet1.R$2:.R$101])" office:value-type="float" office:value="0.306957065526888">
            <text:p>0.3069570655</text:p>
          </table:table-cell>
          <table:table-cell table:formula="of:=CORREL([Sheet1.$J$2:.$J$101];[Sheet1.S$2:.S$101])" office:value-type="float" office:value="0.13634308593048">
            <text:p>0.1363430859</text:p>
          </table:table-cell>
          <table:table-cell table:formula="of:=CORREL([Sheet1.$J$2:.$J$101];[Sheet1.T$2:.T$101])" office:value-type="float" office:value="0.301750479664663">
            <text:p>0.3017504797</text:p>
          </table:table-cell>
          <table:table-cell table:formula="of:=CORREL([Sheet1.$J$2:.$J$101];[Sheet1.U$2:.U$101])" office:value-type="float" office:value="0.143413526691384">
            <text:p>0.1434135267</text:p>
          </table:table-cell>
          <table:table-cell table:formula="of:=CORREL([Sheet1.$J$2:.$J$101];[Sheet1.V$2:.V$101])" office:value-type="float" office:value="0.056099712729534">
            <text:p>0.0560997127</text:p>
          </table:table-cell>
          <table:table-cell table:formula="of:=CORREL([Sheet1.$J$2:.$J$101];[Sheet1.W$2:.W$101])" office:value-type="float" office:value="0.17990768356231">
            <text:p>0.1799076836</text:p>
          </table:table-cell>
          <table:table-cell table:formula="of:=CORREL([Sheet1.$J$2:.$J$101];[Sheet1.X$2:.X$101])" office:value-type="float" office:value="0.284647789866908">
            <text:p>0.2846477899</text:p>
          </table:table-cell>
          <table:table-cell table:formula="of:=CORREL([Sheet1.$J$2:.$J$101];[Sheet1.Y$2:.Y$101])" office:value-type="float" office:value="0.170757058277317">
            <text:p>0.1707570583</text:p>
          </table:table-cell>
          <table:table-cell table:formula="of:=CORREL([Sheet1.$J$2:.$J$101];[Sheet1.Z$2:.Z$101])" office:value-type="float" office:value="0.19313126119436">
            <text:p>0.1931312612</text:p>
          </table:table-cell>
          <table:table-cell table:number-columns-repeated="998"/>
        </table:table-row>
        <table:table-row table:style-name="ro1">
          <table:table-cell office:value-type="float" office:value="4323">
            <text:p>4323</text:p>
          </table:table-cell>
          <table:table-cell table:formula="of:=CORREL([Sheet1.$K$2:.$K$101];[Sheet1.B$2:.B$101])" office:value-type="float" office:value="0.0981905941730774">
            <text:p>0.0981905942</text:p>
          </table:table-cell>
          <table:table-cell table:formula="of:=CORREL([Sheet1.$K$2:.$K$101];[Sheet1.C$2:.C$101])" office:value-type="float" office:value="0.0336424739724047">
            <text:p>0.033642474</text:p>
          </table:table-cell>
          <table:table-cell table:formula="of:=CORREL([Sheet1.$K$2:.$K$101];[Sheet1.D$2:.D$101])" office:value-type="float" office:value="-0.0353940314650059">
            <text:p>-0.0353940315</text:p>
          </table:table-cell>
          <table:table-cell table:formula="of:=CORREL([Sheet1.$K$2:.$K$101];[Sheet1.E$2:.E$101])" office:value-type="float" office:value="0.119350275399607">
            <text:p>0.1193502754</text:p>
          </table:table-cell>
          <table:table-cell table:formula="of:=CORREL([Sheet1.$K$2:.$K$101];[Sheet1.F$2:.F$101])" office:value-type="float" office:value="-0.333601649929674">
            <text:p>-0.3336016499</text:p>
          </table:table-cell>
          <table:table-cell table:formula="of:=CORREL([Sheet1.$K$2:.$K$101];[Sheet1.G$2:.G$101])" office:value-type="float" office:value="0.146157587078885">
            <text:p>0.1461575871</text:p>
          </table:table-cell>
          <table:table-cell table:formula="of:=CORREL([Sheet1.$K$2:.$K$101];[Sheet1.H$2:.H$101])" office:value-type="float" office:value="-0.292500743279532">
            <text:p>-0.2925007433</text:p>
          </table:table-cell>
          <table:table-cell table:formula="of:=CORREL([Sheet1.$K$2:.$K$101];[Sheet1.I$2:.I$101])" office:value-type="float" office:value="-0.0732521835017993">
            <text:p>-0.0732521835</text:p>
          </table:table-cell>
          <table:table-cell table:formula="of:=CORREL([Sheet1.$K$2:.$K$101];[Sheet1.J$2:.J$101])" office:value-type="float" office:value="0.210879496937396">
            <text:p>0.2108794969</text:p>
          </table:table-cell>
          <table:table-cell table:formula="of:=CORREL([Sheet1.$K$2:.$K$101];[Sheet1.K$2:.K$101])" office:value-type="float" office:value="1">
            <text:p>1</text:p>
          </table:table-cell>
          <table:table-cell table:formula="of:=CORREL([Sheet1.$K$2:.$K$101];[Sheet1.L$2:.L$101])" office:value-type="float" office:value="0.0229074921875828">
            <text:p>0.0229074922</text:p>
          </table:table-cell>
          <table:table-cell table:formula="of:=CORREL([Sheet1.$K$2:.$K$101];[Sheet1.M$2:.M$101])" office:value-type="float" office:value="0.252528663877868">
            <text:p>0.2525286639</text:p>
          </table:table-cell>
          <table:table-cell table:formula="of:=CORREL([Sheet1.$K$2:.$K$101];[Sheet1.N$2:.N$101])" office:value-type="float" office:value="-0.221788758617789">
            <text:p>-0.2217887586</text:p>
          </table:table-cell>
          <table:table-cell table:formula="of:=CORREL([Sheet1.$K$2:.$K$101];[Sheet1.O$2:.O$101])" office:value-type="float" office:value="0.258865691816497">
            <text:p>0.2588656918</text:p>
          </table:table-cell>
          <table:table-cell table:formula="of:=CORREL([Sheet1.$K$2:.$K$101];[Sheet1.P$2:.P$101])" office:value-type="float" office:value="-0.0243366232757196">
            <text:p>-0.0243366233</text:p>
          </table:table-cell>
          <table:table-cell table:formula="of:=CORREL([Sheet1.$K$2:.$K$101];[Sheet1.Q$2:.Q$101])" office:value-type="float" office:value="-0.0406062175734811">
            <text:p>-0.0406062176</text:p>
          </table:table-cell>
          <table:table-cell table:formula="of:=CORREL([Sheet1.$K$2:.$K$101];[Sheet1.R$2:.R$101])" office:value-type="float" office:value="0.155044674628724">
            <text:p>0.1550446746</text:p>
          </table:table-cell>
          <table:table-cell table:formula="of:=CORREL([Sheet1.$K$2:.$K$101];[Sheet1.S$2:.S$101])" office:value-type="float" office:value="-0.204164284685641">
            <text:p>-0.2041642847</text:p>
          </table:table-cell>
          <table:table-cell table:formula="of:=CORREL([Sheet1.$K$2:.$K$101];[Sheet1.T$2:.T$101])" office:value-type="float" office:value="0.26365446983715">
            <text:p>0.2636544698</text:p>
          </table:table-cell>
          <table:table-cell table:formula="of:=CORREL([Sheet1.$K$2:.$K$101];[Sheet1.U$2:.U$101])" office:value-type="float" office:value="0.167197567428905">
            <text:p>0.1671975674</text:p>
          </table:table-cell>
          <table:table-cell table:formula="of:=CORREL([Sheet1.$K$2:.$K$101];[Sheet1.V$2:.V$101])" office:value-type="float" office:value="-0.0845924277868862">
            <text:p>-0.0845924278</text:p>
          </table:table-cell>
          <table:table-cell table:formula="of:=CORREL([Sheet1.$K$2:.$K$101];[Sheet1.W$2:.W$101])" office:value-type="float" office:value="0.315712025853908">
            <text:p>0.3157120259</text:p>
          </table:table-cell>
          <table:table-cell table:formula="of:=CORREL([Sheet1.$K$2:.$K$101];[Sheet1.X$2:.X$101])" office:value-type="float" office:value="0.0856729128214618">
            <text:p>0.0856729128</text:p>
          </table:table-cell>
          <table:table-cell table:formula="of:=CORREL([Sheet1.$K$2:.$K$101];[Sheet1.Y$2:.Y$101])" office:value-type="float" office:value="-0.1098920741583">
            <text:p>-0.1098920742</text:p>
          </table:table-cell>
          <table:table-cell table:formula="of:=CORREL([Sheet1.$K$2:.$K$101];[Sheet1.Z$2:.Z$101])" office:value-type="float" office:value="-0.279385103337848">
            <text:p>-0.2793851033</text:p>
          </table:table-cell>
          <table:table-cell table:number-columns-repeated="998"/>
        </table:table-row>
        <table:table-row table:style-name="ro1">
          <table:table-cell office:value-type="float" office:value="3617">
            <text:p>3617</text:p>
          </table:table-cell>
          <table:table-cell table:formula="of:=CORREL([Sheet1.$L$2:.$L$101];[Sheet1.B$2:.B$101])" office:value-type="float" office:value="-0.0417340529451515">
            <text:p>-0.0417340529</text:p>
          </table:table-cell>
          <table:table-cell table:formula="of:=CORREL([Sheet1.$L$2:.$L$101];[Sheet1.C$2:.C$101])" office:value-type="float" office:value="0.138547907649066">
            <text:p>0.1385479076</text:p>
          </table:table-cell>
          <table:table-cell table:formula="of:=CORREL([Sheet1.$L$2:.$L$101];[Sheet1.D$2:.D$101])" office:value-type="float" office:value="0.0113162436215215">
            <text:p>0.0113162436</text:p>
          </table:table-cell>
          <table:table-cell table:formula="of:=CORREL([Sheet1.$L$2:.$L$101];[Sheet1.E$2:.E$101])" office:value-type="float" office:value="0.282755724094129">
            <text:p>0.2827557241</text:p>
          </table:table-cell>
          <table:table-cell table:formula="of:=CORREL([Sheet1.$L$2:.$L$101];[Sheet1.F$2:.F$101])" office:value-type="float" office:value="-0.0665759393359072">
            <text:p>-0.0665759393</text:p>
          </table:table-cell>
          <table:table-cell table:formula="of:=CORREL([Sheet1.$L$2:.$L$101];[Sheet1.G$2:.G$101])" office:value-type="float" office:value="0.21992904844585">
            <text:p>0.2199290484</text:p>
          </table:table-cell>
          <table:table-cell table:formula="of:=CORREL([Sheet1.$L$2:.$L$101];[Sheet1.H$2:.H$101])" office:value-type="float" office:value="-0.0389000192854374">
            <text:p>-0.0389000193</text:p>
          </table:table-cell>
          <table:table-cell table:formula="of:=CORREL([Sheet1.$L$2:.$L$101];[Sheet1.I$2:.I$101])" office:value-type="float" office:value="0.312572952497583">
            <text:p>0.3125729525</text:p>
          </table:table-cell>
          <table:table-cell table:formula="of:=CORREL([Sheet1.$L$2:.$L$101];[Sheet1.J$2:.J$101])" office:value-type="float" office:value="0.243283251351149">
            <text:p>0.2432832514</text:p>
          </table:table-cell>
          <table:table-cell table:formula="of:=CORREL([Sheet1.$L$2:.$L$101];[Sheet1.K$2:.K$101])" office:value-type="float" office:value="0.0229074921875828">
            <text:p>0.0229074922</text:p>
          </table:table-cell>
          <table:table-cell table:formula="of:=CORREL([Sheet1.$L$2:.$L$101];[Sheet1.L$2:.L$101])" office:value-type="float" office:value="1">
            <text:p>1</text:p>
          </table:table-cell>
          <table:table-cell table:formula="of:=CORREL([Sheet1.$L$2:.$L$101];[Sheet1.M$2:.M$101])" office:value-type="float" office:value="-0.346185965232655">
            <text:p>-0.3461859652</text:p>
          </table:table-cell>
          <table:table-cell table:formula="of:=CORREL([Sheet1.$L$2:.$L$101];[Sheet1.N$2:.N$101])" office:value-type="float" office:value="0.0816133795021131">
            <text:p>0.0816133795</text:p>
          </table:table-cell>
          <table:table-cell table:formula="of:=CORREL([Sheet1.$L$2:.$L$101];[Sheet1.O$2:.O$101])" office:value-type="float" office:value="0.27833468677407">
            <text:p>0.2783346868</text:p>
          </table:table-cell>
          <table:table-cell table:formula="of:=CORREL([Sheet1.$L$2:.$L$101];[Sheet1.P$2:.P$101])" office:value-type="float" office:value="-0.263877384471812">
            <text:p>-0.2638773845</text:p>
          </table:table-cell>
          <table:table-cell table:formula="of:=CORREL([Sheet1.$L$2:.$L$101];[Sheet1.Q$2:.Q$101])" office:value-type="float" office:value="0.0795706070019371">
            <text:p>0.079570607</text:p>
          </table:table-cell>
          <table:table-cell table:formula="of:=CORREL([Sheet1.$L$2:.$L$101];[Sheet1.R$2:.R$101])" office:value-type="float" office:value="-0.165627540664169">
            <text:p>-0.1656275407</text:p>
          </table:table-cell>
          <table:table-cell table:formula="of:=CORREL([Sheet1.$L$2:.$L$101];[Sheet1.S$2:.S$101])" office:value-type="float" office:value="0.0533058523719704">
            <text:p>0.0533058524</text:p>
          </table:table-cell>
          <table:table-cell table:formula="of:=CORREL([Sheet1.$L$2:.$L$101];[Sheet1.T$2:.T$101])" office:value-type="float" office:value="0.00780952147198028">
            <text:p>0.0078095215</text:p>
          </table:table-cell>
          <table:table-cell table:formula="of:=CORREL([Sheet1.$L$2:.$L$101];[Sheet1.U$2:.U$101])" office:value-type="float" office:value="-0.244637446384567">
            <text:p>-0.2446374464</text:p>
          </table:table-cell>
          <table:table-cell table:formula="of:=CORREL([Sheet1.$L$2:.$L$101];[Sheet1.V$2:.V$101])" office:value-type="float" office:value="-0.0307091379636037">
            <text:p>-0.030709138</text:p>
          </table:table-cell>
          <table:table-cell table:formula="of:=CORREL([Sheet1.$L$2:.$L$101];[Sheet1.W$2:.W$101])" office:value-type="float" office:value="-0.0706596150416779">
            <text:p>-0.070659615</text:p>
          </table:table-cell>
          <table:table-cell table:formula="of:=CORREL([Sheet1.$L$2:.$L$101];[Sheet1.X$2:.X$101])" office:value-type="float" office:value="0.268595379313642">
            <text:p>0.2685953793</text:p>
          </table:table-cell>
          <table:table-cell table:formula="of:=CORREL([Sheet1.$L$2:.$L$101];[Sheet1.Y$2:.Y$101])" office:value-type="float" office:value="-0.143503380932238">
            <text:p>-0.1435033809</text:p>
          </table:table-cell>
          <table:table-cell table:formula="of:=CORREL([Sheet1.$L$2:.$L$101];[Sheet1.Z$2:.Z$101])" office:value-type="float" office:value="0.0132835981873063">
            <text:p>0.0132835982</text:p>
          </table:table-cell>
          <table:table-cell table:number-columns-repeated="998"/>
        </table:table-row>
        <table:table-row table:style-name="ro1">
          <table:table-cell office:value-type="float" office:value="4360">
            <text:p>4360</text:p>
          </table:table-cell>
          <table:table-cell table:formula="of:=CORREL([Sheet1.$M$2:.$M$101];[Sheet1.B$2:.B$101])" office:value-type="float" office:value="0.264424787160725">
            <text:p>0.2644247872</text:p>
          </table:table-cell>
          <table:table-cell table:formula="of:=CORREL([Sheet1.$M$2:.$M$101];[Sheet1.C$2:.C$101])" office:value-type="float" office:value="0.152948050507516">
            <text:p>0.1529480505</text:p>
          </table:table-cell>
          <table:table-cell table:formula="of:=CORREL([Sheet1.$M$2:.$M$101];[Sheet1.D$2:.D$101])" office:value-type="float" office:value="-0.231659777261523">
            <text:p>-0.2316597773</text:p>
          </table:table-cell>
          <table:table-cell table:formula="of:=CORREL([Sheet1.$M$2:.$M$101];[Sheet1.E$2:.E$101])" office:value-type="float" office:value="-0.00532620808209436">
            <text:p>-0.0053262081</text:p>
          </table:table-cell>
          <table:table-cell table:formula="of:=CORREL([Sheet1.$M$2:.$M$101];[Sheet1.F$2:.F$101])" office:value-type="float" office:value="-0.0938012398808674">
            <text:p>-0.0938012399</text:p>
          </table:table-cell>
          <table:table-cell table:formula="of:=CORREL([Sheet1.$M$2:.$M$101];[Sheet1.G$2:.G$101])" office:value-type="float" office:value="-0.00531572241576265">
            <text:p>-0.0053157224</text:p>
          </table:table-cell>
          <table:table-cell table:formula="of:=CORREL([Sheet1.$M$2:.$M$101];[Sheet1.H$2:.H$101])" office:value-type="float" office:value="-0.364324317948225">
            <text:p>-0.3643243179</text:p>
          </table:table-cell>
          <table:table-cell table:formula="of:=CORREL([Sheet1.$M$2:.$M$101];[Sheet1.I$2:.I$101])" office:value-type="float" office:value="0.0530242793951673">
            <text:p>0.0530242794</text:p>
          </table:table-cell>
          <table:table-cell table:formula="of:=CORREL([Sheet1.$M$2:.$M$101];[Sheet1.J$2:.J$101])" office:value-type="float" office:value="-0.0860608793963996">
            <text:p>-0.0860608794</text:p>
          </table:table-cell>
          <table:table-cell table:formula="of:=CORREL([Sheet1.$M$2:.$M$101];[Sheet1.K$2:.K$101])" office:value-type="float" office:value="0.252528663877868">
            <text:p>0.2525286639</text:p>
          </table:table-cell>
          <table:table-cell table:formula="of:=CORREL([Sheet1.$M$2:.$M$101];[Sheet1.L$2:.L$101])" office:value-type="float" office:value="-0.346185965232655">
            <text:p>-0.3461859652</text:p>
          </table:table-cell>
          <table:table-cell table:formula="of:=CORREL([Sheet1.$M$2:.$M$101];[Sheet1.M$2:.M$101])" office:value-type="float" office:value="1">
            <text:p>1</text:p>
          </table:table-cell>
          <table:table-cell table:formula="of:=CORREL([Sheet1.$M$2:.$M$101];[Sheet1.N$2:.N$101])" office:value-type="float" office:value="0.0918419803312936">
            <text:p>0.0918419803</text:p>
          </table:table-cell>
          <table:table-cell table:formula="of:=CORREL([Sheet1.$M$2:.$M$101];[Sheet1.O$2:.O$101])" office:value-type="float" office:value="-0.115491676095681">
            <text:p>-0.1154916761</text:p>
          </table:table-cell>
          <table:table-cell table:formula="of:=CORREL([Sheet1.$M$2:.$M$101];[Sheet1.P$2:.P$101])" office:value-type="float" office:value="0.197105165910413">
            <text:p>0.1971051659</text:p>
          </table:table-cell>
          <table:table-cell table:formula="of:=CORREL([Sheet1.$M$2:.$M$101];[Sheet1.Q$2:.Q$101])" office:value-type="float" office:value="0.0729926908090025">
            <text:p>0.0729926908</text:p>
          </table:table-cell>
          <table:table-cell table:formula="of:=CORREL([Sheet1.$M$2:.$M$101];[Sheet1.R$2:.R$101])" office:value-type="float" office:value="0.16188202690422">
            <text:p>0.1618820269</text:p>
          </table:table-cell>
          <table:table-cell table:formula="of:=CORREL([Sheet1.$M$2:.$M$101];[Sheet1.S$2:.S$101])" office:value-type="float" office:value="-0.000311444741055874">
            <text:p>-0.0003114447</text:p>
          </table:table-cell>
          <table:table-cell table:formula="of:=CORREL([Sheet1.$M$2:.$M$101];[Sheet1.T$2:.T$101])" office:value-type="float" office:value="-0.0775980151188548">
            <text:p>-0.0775980151</text:p>
          </table:table-cell>
          <table:table-cell table:formula="of:=CORREL([Sheet1.$M$2:.$M$101];[Sheet1.U$2:.U$101])" office:value-type="float" office:value="0.0393893163664272">
            <text:p>0.0393893164</text:p>
          </table:table-cell>
          <table:table-cell table:formula="of:=CORREL([Sheet1.$M$2:.$M$101];[Sheet1.V$2:.V$101])" office:value-type="float" office:value="-0.156091289631743">
            <text:p>-0.1560912896</text:p>
          </table:table-cell>
          <table:table-cell table:formula="of:=CORREL([Sheet1.$M$2:.$M$101];[Sheet1.W$2:.W$101])" office:value-type="float" office:value="0.408592376136214">
            <text:p>0.4085923761</text:p>
          </table:table-cell>
          <table:table-cell table:formula="of:=CORREL([Sheet1.$M$2:.$M$101];[Sheet1.X$2:.X$101])" office:value-type="float" office:value="0.179652306735421">
            <text:p>0.1796523067</text:p>
          </table:table-cell>
          <table:table-cell table:formula="of:=CORREL([Sheet1.$M$2:.$M$101];[Sheet1.Y$2:.Y$101])" office:value-type="float" office:value="0.280402248376688">
            <text:p>0.2804022484</text:p>
          </table:table-cell>
          <table:table-cell table:formula="of:=CORREL([Sheet1.$M$2:.$M$101];[Sheet1.Z$2:.Z$101])" office:value-type="float" office:value="0.0403280141487615">
            <text:p>0.0403280141</text:p>
          </table:table-cell>
          <table:table-cell table:number-columns-repeated="998"/>
        </table:table-row>
        <table:table-row table:style-name="ro1">
          <table:table-cell office:value-type="float" office:value="2756">
            <text:p>2756</text:p>
          </table:table-cell>
          <table:table-cell table:formula="of:=CORREL([Sheet1.$N$2:.$N$101];[Sheet1.B$2:.B$101])" office:value-type="float" office:value="0.261268362823723">
            <text:p>0.2612683628</text:p>
          </table:table-cell>
          <table:table-cell table:formula="of:=CORREL([Sheet1.$N$2:.$N$101];[Sheet1.C$2:.C$101])" office:value-type="float" office:value="0.148881597912221">
            <text:p>0.1488815979</text:p>
          </table:table-cell>
          <table:table-cell table:formula="of:=CORREL([Sheet1.$N$2:.$N$101];[Sheet1.D$2:.D$101])" office:value-type="float" office:value="0.148431208798588">
            <text:p>0.1484312088</text:p>
          </table:table-cell>
          <table:table-cell table:formula="of:=CORREL([Sheet1.$N$2:.$N$101];[Sheet1.E$2:.E$101])" office:value-type="float" office:value="-0.087746602709142">
            <text:p>-0.0877466027</text:p>
          </table:table-cell>
          <table:table-cell table:formula="of:=CORREL([Sheet1.$N$2:.$N$101];[Sheet1.F$2:.F$101])" office:value-type="float" office:value="0.310104090331558">
            <text:p>0.3101040903</text:p>
          </table:table-cell>
          <table:table-cell table:formula="of:=CORREL([Sheet1.$N$2:.$N$101];[Sheet1.G$2:.G$101])" office:value-type="float" office:value="0.323499109701084">
            <text:p>0.3234991097</text:p>
          </table:table-cell>
          <table:table-cell table:formula="of:=CORREL([Sheet1.$N$2:.$N$101];[Sheet1.H$2:.H$101])" office:value-type="float" office:value="0.126899000791826">
            <text:p>0.1268990008</text:p>
          </table:table-cell>
          <table:table-cell table:formula="of:=CORREL([Sheet1.$N$2:.$N$101];[Sheet1.I$2:.I$101])" office:value-type="float" office:value="0.143347221171042">
            <text:p>0.1433472212</text:p>
          </table:table-cell>
          <table:table-cell table:formula="of:=CORREL([Sheet1.$N$2:.$N$101];[Sheet1.J$2:.J$101])" office:value-type="float" office:value="0.0583647677658392">
            <text:p>0.0583647678</text:p>
          </table:table-cell>
          <table:table-cell table:formula="of:=CORREL([Sheet1.$N$2:.$N$101];[Sheet1.K$2:.K$101])" office:value-type="float" office:value="-0.221788758617789">
            <text:p>-0.2217887586</text:p>
          </table:table-cell>
          <table:table-cell table:formula="of:=CORREL([Sheet1.$N$2:.$N$101];[Sheet1.L$2:.L$101])" office:value-type="float" office:value="0.0816133795021131">
            <text:p>0.0816133795</text:p>
          </table:table-cell>
          <table:table-cell table:formula="of:=CORREL([Sheet1.$N$2:.$N$101];[Sheet1.M$2:.M$101])" office:value-type="float" office:value="0.0918419803312936">
            <text:p>0.0918419803</text:p>
          </table:table-cell>
          <table:table-cell table:formula="of:=CORREL([Sheet1.$N$2:.$N$101];[Sheet1.N$2:.N$101])" office:value-type="float" office:value="1">
            <text:p>1</text:p>
          </table:table-cell>
          <table:table-cell table:formula="of:=CORREL([Sheet1.$N$2:.$N$101];[Sheet1.O$2:.O$101])" office:value-type="float" office:value="0.290591240789001">
            <text:p>0.2905912408</text:p>
          </table:table-cell>
          <table:table-cell table:formula="of:=CORREL([Sheet1.$N$2:.$N$101];[Sheet1.P$2:.P$101])" office:value-type="float" office:value="0.0175908457603439">
            <text:p>0.0175908458</text:p>
          </table:table-cell>
          <table:table-cell table:formula="of:=CORREL([Sheet1.$N$2:.$N$101];[Sheet1.Q$2:.Q$101])" office:value-type="float" office:value="0.10178419016775">
            <text:p>0.1017841902</text:p>
          </table:table-cell>
          <table:table-cell table:formula="of:=CORREL([Sheet1.$N$2:.$N$101];[Sheet1.R$2:.R$101])" office:value-type="float" office:value="-0.140953072949431">
            <text:p>-0.1409530729</text:p>
          </table:table-cell>
          <table:table-cell table:formula="of:=CORREL([Sheet1.$N$2:.$N$101];[Sheet1.S$2:.S$101])" office:value-type="float" office:value="0.150475724503011">
            <text:p>0.1504757245</text:p>
          </table:table-cell>
          <table:table-cell table:formula="of:=CORREL([Sheet1.$N$2:.$N$101];[Sheet1.T$2:.T$101])" office:value-type="float" office:value="0.0245721992112733">
            <text:p>0.0245721992</text:p>
          </table:table-cell>
          <table:table-cell table:formula="of:=CORREL([Sheet1.$N$2:.$N$101];[Sheet1.U$2:.U$101])" office:value-type="float" office:value="-0.0311304563206132">
            <text:p>-0.0311304563</text:p>
          </table:table-cell>
          <table:table-cell table:formula="of:=CORREL([Sheet1.$N$2:.$N$101];[Sheet1.V$2:.V$101])" office:value-type="float" office:value="-0.133768282022717">
            <text:p>-0.133768282</text:p>
          </table:table-cell>
          <table:table-cell table:formula="of:=CORREL([Sheet1.$N$2:.$N$101];[Sheet1.W$2:.W$101])" office:value-type="float" office:value="0.142067299201146">
            <text:p>0.1420672992</text:p>
          </table:table-cell>
          <table:table-cell table:formula="of:=CORREL([Sheet1.$N$2:.$N$101];[Sheet1.X$2:.X$101])" office:value-type="float" office:value="0.0151403968119871">
            <text:p>0.0151403968</text:p>
          </table:table-cell>
          <table:table-cell table:formula="of:=CORREL([Sheet1.$N$2:.$N$101];[Sheet1.Y$2:.Y$101])" office:value-type="float" office:value="0.181210217904857">
            <text:p>0.1812102179</text:p>
          </table:table-cell>
          <table:table-cell table:formula="of:=CORREL([Sheet1.$N$2:.$N$101];[Sheet1.Z$2:.Z$101])" office:value-type="float" office:value="-0.00593476982787117">
            <text:p>-0.0059347698</text:p>
          </table:table-cell>
          <table:table-cell table:number-columns-repeated="998"/>
        </table:table-row>
        <table:table-row table:style-name="ro1">
          <table:table-cell office:value-type="float" office:value="89">
            <text:p>89</text:p>
          </table:table-cell>
          <table:table-cell table:formula="of:=CORREL([Sheet1.$O$2:.$O$101];[Sheet1.B$2:.B$101])" office:value-type="float" office:value="0.464609968681201">
            <text:p>0.4646099687</text:p>
          </table:table-cell>
          <table:table-cell table:formula="of:=CORREL([Sheet1.$O$2:.$O$101];[Sheet1.C$2:.C$101])" office:value-type="float" office:value="0.562448738744889">
            <text:p>0.5624487387</text:p>
          </table:table-cell>
          <table:table-cell table:formula="of:=CORREL([Sheet1.$O$2:.$O$101];[Sheet1.D$2:.D$101])" office:value-type="float" office:value="0.267028696127906">
            <text:p>0.2670286961</text:p>
          </table:table-cell>
          <table:table-cell table:formula="of:=CORREL([Sheet1.$O$2:.$O$101];[Sheet1.E$2:.E$101])" office:value-type="float" office:value="0.241566591537398">
            <text:p>0.2415665915</text:p>
          </table:table-cell>
          <table:table-cell table:formula="of:=CORREL([Sheet1.$O$2:.$O$101];[Sheet1.F$2:.F$101])" office:value-type="float" office:value="-0.00387802409641029">
            <text:p>-0.0038780241</text:p>
          </table:table-cell>
          <table:table-cell table:formula="of:=CORREL([Sheet1.$O$2:.$O$101];[Sheet1.G$2:.G$101])" office:value-type="float" office:value="0.539065851394357">
            <text:p>0.5390658514</text:p>
          </table:table-cell>
          <table:table-cell table:formula="of:=CORREL([Sheet1.$O$2:.$O$101];[Sheet1.H$2:.H$101])" office:value-type="float" office:value="-0.0513195929262247">
            <text:p>-0.0513195929</text:p>
          </table:table-cell>
          <table:table-cell table:formula="of:=CORREL([Sheet1.$O$2:.$O$101];[Sheet1.I$2:.I$101])" office:value-type="float" office:value="-0.118084502904402">
            <text:p>-0.1180845029</text:p>
          </table:table-cell>
          <table:table-cell table:formula="of:=CORREL([Sheet1.$O$2:.$O$101];[Sheet1.J$2:.J$101])" office:value-type="float" office:value="0.475494852275685">
            <text:p>0.4754948523</text:p>
          </table:table-cell>
          <table:table-cell table:formula="of:=CORREL([Sheet1.$O$2:.$O$101];[Sheet1.K$2:.K$101])" office:value-type="float" office:value="0.258865691816497">
            <text:p>0.2588656918</text:p>
          </table:table-cell>
          <table:table-cell table:formula="of:=CORREL([Sheet1.$O$2:.$O$101];[Sheet1.L$2:.L$101])" office:value-type="float" office:value="0.27833468677407">
            <text:p>0.2783346868</text:p>
          </table:table-cell>
          <table:table-cell table:formula="of:=CORREL([Sheet1.$O$2:.$O$101];[Sheet1.M$2:.M$101])" office:value-type="float" office:value="-0.115491676095681">
            <text:p>-0.1154916761</text:p>
          </table:table-cell>
          <table:table-cell table:formula="of:=CORREL([Sheet1.$O$2:.$O$101];[Sheet1.N$2:.N$101])" office:value-type="float" office:value="0.290591240789001">
            <text:p>0.2905912408</text:p>
          </table:table-cell>
          <table:table-cell table:formula="of:=CORREL([Sheet1.$O$2:.$O$101];[Sheet1.O$2:.O$101])" office:value-type="float" office:value="1">
            <text:p>1</text:p>
          </table:table-cell>
          <table:table-cell table:formula="of:=CORREL([Sheet1.$O$2:.$O$101];[Sheet1.P$2:.P$101])" office:value-type="float" office:value="0.29682614716644">
            <text:p>0.2968261472</text:p>
          </table:table-cell>
          <table:table-cell table:formula="of:=CORREL([Sheet1.$O$2:.$O$101];[Sheet1.Q$2:.Q$101])" office:value-type="float" office:value="0.326773629106178">
            <text:p>0.3267736291</text:p>
          </table:table-cell>
          <table:table-cell table:formula="of:=CORREL([Sheet1.$O$2:.$O$101];[Sheet1.R$2:.R$101])" office:value-type="float" office:value="0.291476405230964">
            <text:p>0.2914764052</text:p>
          </table:table-cell>
          <table:table-cell table:formula="of:=CORREL([Sheet1.$O$2:.$O$101];[Sheet1.S$2:.S$101])" office:value-type="float" office:value="0.372675588972641">
            <text:p>0.372675589</text:p>
          </table:table-cell>
          <table:table-cell table:formula="of:=CORREL([Sheet1.$O$2:.$O$101];[Sheet1.T$2:.T$101])" office:value-type="float" office:value="0.525990442787603">
            <text:p>0.5259904428</text:p>
          </table:table-cell>
          <table:table-cell table:formula="of:=CORREL([Sheet1.$O$2:.$O$101];[Sheet1.U$2:.U$101])" office:value-type="float" office:value="0.123380276138788">
            <text:p>0.1233802761</text:p>
          </table:table-cell>
          <table:table-cell table:formula="of:=CORREL([Sheet1.$O$2:.$O$101];[Sheet1.V$2:.V$101])" office:value-type="float" office:value="0.178087647960175">
            <text:p>0.178087648</text:p>
          </table:table-cell>
          <table:table-cell table:formula="of:=CORREL([Sheet1.$O$2:.$O$101];[Sheet1.W$2:.W$101])" office:value-type="float" office:value="0.0885998836344313">
            <text:p>0.0885998836</text:p>
          </table:table-cell>
          <table:table-cell table:formula="of:=CORREL([Sheet1.$O$2:.$O$101];[Sheet1.X$2:.X$101])" office:value-type="float" office:value="0.668515953621837">
            <text:p>0.6685159536</text:p>
          </table:table-cell>
          <table:table-cell table:formula="of:=CORREL([Sheet1.$O$2:.$O$101];[Sheet1.Y$2:.Y$101])" office:value-type="float" office:value="0.179679626591109">
            <text:p>0.1796796266</text:p>
          </table:table-cell>
          <table:table-cell table:formula="of:=CORREL([Sheet1.$O$2:.$O$101];[Sheet1.Z$2:.Z$101])" office:value-type="float" office:value="0.155868569140757">
            <text:p>0.1558685691</text:p>
          </table:table-cell>
          <table:table-cell table:number-columns-repeated="998"/>
        </table:table-row>
        <table:table-row table:style-name="ro1">
          <table:table-cell office:value-type="float" office:value="442">
            <text:p>442</text:p>
          </table:table-cell>
          <table:table-cell table:formula="of:=CORREL([Sheet1.$P$2:.$P$101];[Sheet1.B$2:.B$101])" office:value-type="float" office:value="0.0223077715070217">
            <text:p>0.0223077715</text:p>
          </table:table-cell>
          <table:table-cell table:formula="of:=CORREL([Sheet1.$P$2:.$P$101];[Sheet1.C$2:.C$101])" office:value-type="float" office:value="0.414438201510706">
            <text:p>0.4144382015</text:p>
          </table:table-cell>
          <table:table-cell table:formula="of:=CORREL([Sheet1.$P$2:.$P$101];[Sheet1.D$2:.D$101])" office:value-type="float" office:value="0.304139035732934">
            <text:p>0.3041390357</text:p>
          </table:table-cell>
          <table:table-cell table:formula="of:=CORREL([Sheet1.$P$2:.$P$101];[Sheet1.E$2:.E$101])" office:value-type="float" office:value="0.116532481134148">
            <text:p>0.1165324811</text:p>
          </table:table-cell>
          <table:table-cell table:formula="of:=CORREL([Sheet1.$P$2:.$P$101];[Sheet1.F$2:.F$101])" office:value-type="float" office:value="0.113581188681085">
            <text:p>0.1135811887</text:p>
          </table:table-cell>
          <table:table-cell table:formula="of:=CORREL([Sheet1.$P$2:.$P$101];[Sheet1.G$2:.G$101])" office:value-type="float" office:value="0.181275890198956">
            <text:p>0.1812758902</text:p>
          </table:table-cell>
          <table:table-cell table:formula="of:=CORREL([Sheet1.$P$2:.$P$101];[Sheet1.H$2:.H$101])" office:value-type="float" office:value="0.227129864930789">
            <text:p>0.2271298649</text:p>
          </table:table-cell>
          <table:table-cell table:formula="of:=CORREL([Sheet1.$P$2:.$P$101];[Sheet1.I$2:.I$101])" office:value-type="float" office:value="0.100840544409253">
            <text:p>0.1008405444</text:p>
          </table:table-cell>
          <table:table-cell table:formula="of:=CORREL([Sheet1.$P$2:.$P$101];[Sheet1.J$2:.J$101])" office:value-type="float" office:value="0.201734217181485">
            <text:p>0.2017342172</text:p>
          </table:table-cell>
          <table:table-cell table:formula="of:=CORREL([Sheet1.$P$2:.$P$101];[Sheet1.K$2:.K$101])" office:value-type="float" office:value="-0.0243366232757196">
            <text:p>-0.0243366233</text:p>
          </table:table-cell>
          <table:table-cell table:formula="of:=CORREL([Sheet1.$P$2:.$P$101];[Sheet1.L$2:.L$101])" office:value-type="float" office:value="-0.263877384471812">
            <text:p>-0.2638773845</text:p>
          </table:table-cell>
          <table:table-cell table:formula="of:=CORREL([Sheet1.$P$2:.$P$101];[Sheet1.M$2:.M$101])" office:value-type="float" office:value="0.197105165910413">
            <text:p>0.1971051659</text:p>
          </table:table-cell>
          <table:table-cell table:formula="of:=CORREL([Sheet1.$P$2:.$P$101];[Sheet1.N$2:.N$101])" office:value-type="float" office:value="0.0175908457603439">
            <text:p>0.0175908458</text:p>
          </table:table-cell>
          <table:table-cell table:formula="of:=CORREL([Sheet1.$P$2:.$P$101];[Sheet1.O$2:.O$101])" office:value-type="float" office:value="0.29682614716644">
            <text:p>0.2968261472</text:p>
          </table:table-cell>
          <table:table-cell table:formula="of:=CORREL([Sheet1.$P$2:.$P$101];[Sheet1.P$2:.P$101])" office:value-type="float" office:value="1">
            <text:p>1</text:p>
          </table:table-cell>
          <table:table-cell table:formula="of:=CORREL([Sheet1.$P$2:.$P$101];[Sheet1.Q$2:.Q$101])" office:value-type="float" office:value="0.251660013283817">
            <text:p>0.2516600133</text:p>
          </table:table-cell>
          <table:table-cell table:formula="of:=CORREL([Sheet1.$P$2:.$P$101];[Sheet1.R$2:.R$101])" office:value-type="float" office:value="0.0468220547435382">
            <text:p>0.0468220547</text:p>
          </table:table-cell>
          <table:table-cell table:formula="of:=CORREL([Sheet1.$P$2:.$P$101];[Sheet1.S$2:.S$101])" office:value-type="float" office:value="0.218574908692131">
            <text:p>0.2185749087</text:p>
          </table:table-cell>
          <table:table-cell table:formula="of:=CORREL([Sheet1.$P$2:.$P$101];[Sheet1.T$2:.T$101])" office:value-type="float" office:value="0.1504308933286">
            <text:p>0.1504308933</text:p>
          </table:table-cell>
          <table:table-cell table:formula="of:=CORREL([Sheet1.$P$2:.$P$101];[Sheet1.U$2:.U$101])" office:value-type="float" office:value="0.280392336966846">
            <text:p>0.280392337</text:p>
          </table:table-cell>
          <table:table-cell table:formula="of:=CORREL([Sheet1.$P$2:.$P$101];[Sheet1.V$2:.V$101])" office:value-type="float" office:value="0.0383782364652994">
            <text:p>0.0383782365</text:p>
          </table:table-cell>
          <table:table-cell table:formula="of:=CORREL([Sheet1.$P$2:.$P$101];[Sheet1.W$2:.W$101])" office:value-type="float" office:value="0.262520375363306">
            <text:p>0.2625203754</text:p>
          </table:table-cell>
          <table:table-cell table:formula="of:=CORREL([Sheet1.$P$2:.$P$101];[Sheet1.X$2:.X$101])" office:value-type="float" office:value="0.0641793824760836">
            <text:p>0.0641793825</text:p>
          </table:table-cell>
          <table:table-cell table:formula="of:=CORREL([Sheet1.$P$2:.$P$101];[Sheet1.Y$2:.Y$101])" office:value-type="float" office:value="-0.0234391889808211">
            <text:p>-0.023439189</text:p>
          </table:table-cell>
          <table:table-cell table:formula="of:=CORREL([Sheet1.$P$2:.$P$101];[Sheet1.Z$2:.Z$101])" office:value-type="float" office:value="0.257864248004303">
            <text:p>0.257864248</text:p>
          </table:table-cell>
          <table:table-cell table:number-columns-repeated="998"/>
        </table:table-row>
        <table:table-row table:style-name="ro1">
          <table:table-cell office:value-type="float" office:value="3556">
            <text:p>3556</text:p>
          </table:table-cell>
          <table:table-cell table:formula="of:=CORREL([Sheet1.$Q$2:.$Q$101];[Sheet1.B$2:.B$101])" office:value-type="float" office:value="-0.191987915663931">
            <text:p>-0.1919879157</text:p>
          </table:table-cell>
          <table:table-cell table:formula="of:=CORREL([Sheet1.$Q$2:.$Q$101];[Sheet1.C$2:.C$101])" office:value-type="float" office:value="0.488606982636403">
            <text:p>0.4886069826</text:p>
          </table:table-cell>
          <table:table-cell table:formula="of:=CORREL([Sheet1.$Q$2:.$Q$101];[Sheet1.D$2:.D$101])" office:value-type="float" office:value="0.373225783727423">
            <text:p>0.3732257837</text:p>
          </table:table-cell>
          <table:table-cell table:formula="of:=CORREL([Sheet1.$Q$2:.$Q$101];[Sheet1.E$2:.E$101])" office:value-type="float" office:value="-0.201275252027892">
            <text:p>-0.201275252</text:p>
          </table:table-cell>
          <table:table-cell table:formula="of:=CORREL([Sheet1.$Q$2:.$Q$101];[Sheet1.F$2:.F$101])" office:value-type="float" office:value="0.174084803721212">
            <text:p>0.1740848037</text:p>
          </table:table-cell>
          <table:table-cell table:formula="of:=CORREL([Sheet1.$Q$2:.$Q$101];[Sheet1.G$2:.G$101])" office:value-type="float" office:value="0.347470129268377">
            <text:p>0.3474701293</text:p>
          </table:table-cell>
          <table:table-cell table:formula="of:=CORREL([Sheet1.$Q$2:.$Q$101];[Sheet1.H$2:.H$101])" office:value-type="float" office:value="0.016406233978295">
            <text:p>0.016406234</text:p>
          </table:table-cell>
          <table:table-cell table:formula="of:=CORREL([Sheet1.$Q$2:.$Q$101];[Sheet1.I$2:.I$101])" office:value-type="float" office:value="0.0491319745834519">
            <text:p>0.0491319746</text:p>
          </table:table-cell>
          <table:table-cell table:formula="of:=CORREL([Sheet1.$Q$2:.$Q$101];[Sheet1.J$2:.J$101])" office:value-type="float" office:value="0.475710901365933">
            <text:p>0.4757109014</text:p>
          </table:table-cell>
          <table:table-cell table:formula="of:=CORREL([Sheet1.$Q$2:.$Q$101];[Sheet1.K$2:.K$101])" office:value-type="float" office:value="-0.0406062175734811">
            <text:p>-0.0406062176</text:p>
          </table:table-cell>
          <table:table-cell table:formula="of:=CORREL([Sheet1.$Q$2:.$Q$101];[Sheet1.L$2:.L$101])" office:value-type="float" office:value="0.0795706070019371">
            <text:p>0.079570607</text:p>
          </table:table-cell>
          <table:table-cell table:formula="of:=CORREL([Sheet1.$Q$2:.$Q$101];[Sheet1.M$2:.M$101])" office:value-type="float" office:value="0.0729926908090025">
            <text:p>0.0729926908</text:p>
          </table:table-cell>
          <table:table-cell table:formula="of:=CORREL([Sheet1.$Q$2:.$Q$101];[Sheet1.N$2:.N$101])" office:value-type="float" office:value="0.10178419016775">
            <text:p>0.1017841902</text:p>
          </table:table-cell>
          <table:table-cell table:formula="of:=CORREL([Sheet1.$Q$2:.$Q$101];[Sheet1.O$2:.O$101])" office:value-type="float" office:value="0.326773629106178">
            <text:p>0.3267736291</text:p>
          </table:table-cell>
          <table:table-cell table:formula="of:=CORREL([Sheet1.$Q$2:.$Q$101];[Sheet1.P$2:.P$101])" office:value-type="float" office:value="0.251660013283817">
            <text:p>0.2516600133</text:p>
          </table:table-cell>
          <table:table-cell table:formula="of:=CORREL([Sheet1.$Q$2:.$Q$101];[Sheet1.Q$2:.Q$101])" office:value-type="float" office:value="1">
            <text:p>1</text:p>
          </table:table-cell>
          <table:table-cell table:formula="of:=CORREL([Sheet1.$Q$2:.$Q$101];[Sheet1.R$2:.R$101])" office:value-type="float" office:value="0.0866645271717982">
            <text:p>0.0866645272</text:p>
          </table:table-cell>
          <table:table-cell table:formula="of:=CORREL([Sheet1.$Q$2:.$Q$101];[Sheet1.S$2:.S$101])" office:value-type="float" office:value="0.158738859628968">
            <text:p>0.1587388596</text:p>
          </table:table-cell>
          <table:table-cell table:formula="of:=CORREL([Sheet1.$Q$2:.$Q$101];[Sheet1.T$2:.T$101])" office:value-type="float" office:value="-0.0161644126756317">
            <text:p>-0.0161644127</text:p>
          </table:table-cell>
          <table:table-cell table:formula="of:=CORREL([Sheet1.$Q$2:.$Q$101];[Sheet1.U$2:.U$101])" office:value-type="float" office:value="0.25653738012248">
            <text:p>0.2565373801</text:p>
          </table:table-cell>
          <table:table-cell table:formula="of:=CORREL([Sheet1.$Q$2:.$Q$101];[Sheet1.V$2:.V$101])" office:value-type="float" office:value="-0.0551374688149061">
            <text:p>-0.0551374688</text:p>
          </table:table-cell>
          <table:table-cell table:formula="of:=CORREL([Sheet1.$Q$2:.$Q$101];[Sheet1.W$2:.W$101])" office:value-type="float" office:value="0.503246844924818">
            <text:p>0.5032468449</text:p>
          </table:table-cell>
          <table:table-cell table:formula="of:=CORREL([Sheet1.$Q$2:.$Q$101];[Sheet1.X$2:.X$101])" office:value-type="float" office:value="0.100276625701356">
            <text:p>0.1002766257</text:p>
          </table:table-cell>
          <table:table-cell table:formula="of:=CORREL([Sheet1.$Q$2:.$Q$101];[Sheet1.Y$2:.Y$101])" office:value-type="float" office:value="0.423224628843871">
            <text:p>0.4232246288</text:p>
          </table:table-cell>
          <table:table-cell table:formula="of:=CORREL([Sheet1.$Q$2:.$Q$101];[Sheet1.Z$2:.Z$101])" office:value-type="float" office:value="0.222457739237487">
            <text:p>0.2224577392</text:p>
          </table:table-cell>
          <table:table-cell table:number-columns-repeated="998"/>
        </table:table-row>
        <table:table-row table:style-name="ro1">
          <table:table-cell office:value-type="float" office:value="5261">
            <text:p>5261</text:p>
          </table:table-cell>
          <table:table-cell table:formula="of:=CORREL([Sheet1.$S$2:.$S$101];[Sheet1.B$2:.B$101])" office:value-type="float" office:value="0.360643871947096">
            <text:p>0.3606438719</text:p>
          </table:table-cell>
          <table:table-cell table:formula="of:=CORREL([Sheet1.$S$2:.$S$101];[Sheet1.C$2:.C$101])" office:value-type="float" office:value="0.422236426608355">
            <text:p>0.4222364266</text:p>
          </table:table-cell>
          <table:table-cell table:formula="of:=CORREL([Sheet1.$S$2:.$S$101];[Sheet1.D$2:.D$101])" office:value-type="float" office:value="0.069956139872756">
            <text:p>0.0699561399</text:p>
          </table:table-cell>
          <table:table-cell table:formula="of:=CORREL([Sheet1.$S$2:.$S$101];[Sheet1.E$2:.E$101])" office:value-type="float" office:value="0.238699995028854">
            <text:p>0.238699995</text:p>
          </table:table-cell>
          <table:table-cell table:formula="of:=CORREL([Sheet1.$S$2:.$S$101];[Sheet1.F$2:.F$101])" office:value-type="float" office:value="0.47668328054518">
            <text:p>0.4766832805</text:p>
          </table:table-cell>
          <table:table-cell table:formula="of:=CORREL([Sheet1.$S$2:.$S$101];[Sheet1.G$2:.G$101])" office:value-type="float" office:value="0.207314255124059">
            <text:p>0.2073142551</text:p>
          </table:table-cell>
          <table:table-cell table:formula="of:=CORREL([Sheet1.$S$2:.$S$101];[Sheet1.H$2:.H$101])" office:value-type="float" office:value="-0.115254154514426">
            <text:p>-0.1152541545</text:p>
          </table:table-cell>
          <table:table-cell table:formula="of:=CORREL([Sheet1.$S$2:.$S$101];[Sheet1.I$2:.I$101])" office:value-type="float" office:value="0.203613363851721">
            <text:p>0.2036133639</text:p>
          </table:table-cell>
          <table:table-cell table:formula="of:=CORREL([Sheet1.$S$2:.$S$101];[Sheet1.J$2:.J$101])" office:value-type="float" office:value="0.13634308593048">
            <text:p>0.1363430859</text:p>
          </table:table-cell>
          <table:table-cell table:formula="of:=CORREL([Sheet1.$S$2:.$S$101];[Sheet1.K$2:.K$101])" office:value-type="float" office:value="-0.204164284685641">
            <text:p>-0.2041642847</text:p>
          </table:table-cell>
          <table:table-cell table:formula="of:=CORREL([Sheet1.$S$2:.$S$101];[Sheet1.L$2:.L$101])" office:value-type="float" office:value="0.0533058523719704">
            <text:p>0.0533058524</text:p>
          </table:table-cell>
          <table:table-cell table:formula="of:=CORREL([Sheet1.$S$2:.$S$101];[Sheet1.M$2:.M$101])" office:value-type="float" office:value="-0.000311444741055874">
            <text:p>-0.0003114447</text:p>
          </table:table-cell>
          <table:table-cell table:formula="of:=CORREL([Sheet1.$S$2:.$S$101];[Sheet1.N$2:.N$101])" office:value-type="float" office:value="0.150475724503011">
            <text:p>0.1504757245</text:p>
          </table:table-cell>
          <table:table-cell table:formula="of:=CORREL([Sheet1.$S$2:.$S$101];[Sheet1.O$2:.O$101])" office:value-type="float" office:value="0.372675588972641">
            <text:p>0.372675589</text:p>
          </table:table-cell>
          <table:table-cell table:formula="of:=CORREL([Sheet1.$S$2:.$S$101];[Sheet1.P$2:.P$101])" office:value-type="float" office:value="0.218574908692131">
            <text:p>0.2185749087</text:p>
          </table:table-cell>
          <table:table-cell table:formula="of:=CORREL([Sheet1.$S$2:.$S$101];[Sheet1.Q$2:.Q$101])" office:value-type="float" office:value="0.158738859628968">
            <text:p>0.1587388596</text:p>
          </table:table-cell>
          <table:table-cell table:formula="of:=CORREL([Sheet1.$S$2:.$S$101];[Sheet1.R$2:.R$101])" office:value-type="float" office:value="0.149165318756326">
            <text:p>0.1491653188</text:p>
          </table:table-cell>
          <table:table-cell table:formula="of:=CORREL([Sheet1.$S$2:.$S$101];[Sheet1.S$2:.S$101])" office:value-type="float" office:value="1">
            <text:p>1</text:p>
          </table:table-cell>
          <table:table-cell table:formula="of:=CORREL([Sheet1.$S$2:.$S$101];[Sheet1.T$2:.T$101])" office:value-type="float" office:value="0.27688341910769">
            <text:p>0.2768834191</text:p>
          </table:table-cell>
          <table:table-cell table:formula="of:=CORREL([Sheet1.$S$2:.$S$101];[Sheet1.U$2:.U$101])" office:value-type="float" office:value="0.158001745243518">
            <text:p>0.1580017452</text:p>
          </table:table-cell>
          <table:table-cell table:formula="of:=CORREL([Sheet1.$S$2:.$S$101];[Sheet1.V$2:.V$101])" office:value-type="float" office:value="0.0358253758392606">
            <text:p>0.0358253758</text:p>
          </table:table-cell>
          <table:table-cell table:formula="of:=CORREL([Sheet1.$S$2:.$S$101];[Sheet1.W$2:.W$101])" office:value-type="float" office:value="-0.345494691634945">
            <text:p>-0.3454946916</text:p>
          </table:table-cell>
          <table:table-cell table:formula="of:=CORREL([Sheet1.$S$2:.$S$101];[Sheet1.X$2:.X$101])" office:value-type="float" office:value="0.449025243811604">
            <text:p>0.4490252438</text:p>
          </table:table-cell>
          <table:table-cell table:formula="of:=CORREL([Sheet1.$S$2:.$S$101];[Sheet1.Y$2:.Y$101])" office:value-type="float" office:value="0.28941012492802">
            <text:p>0.2894101249</text:p>
          </table:table-cell>
          <table:table-cell table:formula="of:=CORREL([Sheet1.$S$2:.$S$101];[Sheet1.Z$2:.Z$101])" office:value-type="float" office:value="0.169239063209844">
            <text:p>0.1692390632</text:p>
          </table:table-cell>
          <table:table-cell table:number-columns-repeated="998"/>
        </table:table-row>
        <table:table-row table:style-name="ro1">
          <table:table-cell office:value-type="float" office:value="2492">
            <text:p>2492</text:p>
          </table:table-cell>
          <table:table-cell table:formula="of:=CORREL([Sheet1.$R$2:.$R$101];[Sheet1.B$2:.B$101])" office:value-type="float" office:value="0.493007605153259">
            <text:p>0.4930076052</text:p>
          </table:table-cell>
          <table:table-cell table:formula="of:=CORREL([Sheet1.$R$2:.$R$101];[Sheet1.C$2:.C$101])" office:value-type="float" office:value="0.328119626824192">
            <text:p>0.3281196268</text:p>
          </table:table-cell>
          <table:table-cell table:formula="of:=CORREL([Sheet1.$R$2:.$R$101];[Sheet1.D$2:.D$101])" office:value-type="float" office:value="0.470972122666382">
            <text:p>0.4709721227</text:p>
          </table:table-cell>
          <table:table-cell table:formula="of:=CORREL([Sheet1.$R$2:.$R$101];[Sheet1.E$2:.E$101])" office:value-type="float" office:value="0.228340638681733">
            <text:p>0.2283406387</text:p>
          </table:table-cell>
          <table:table-cell table:formula="of:=CORREL([Sheet1.$R$2:.$R$101];[Sheet1.F$2:.F$101])" office:value-type="float" office:value="0.297977319833119">
            <text:p>0.2979773198</text:p>
          </table:table-cell>
          <table:table-cell table:formula="of:=CORREL([Sheet1.$R$2:.$R$101];[Sheet1.G$2:.G$101])" office:value-type="float" office:value="0.399436428887225">
            <text:p>0.3994364289</text:p>
          </table:table-cell>
          <table:table-cell table:formula="of:=CORREL([Sheet1.$R$2:.$R$101];[Sheet1.H$2:.H$101])" office:value-type="float" office:value="-0.240763629158967">
            <text:p>-0.2407636292</text:p>
          </table:table-cell>
          <table:table-cell table:formula="of:=CORREL([Sheet1.$R$2:.$R$101];[Sheet1.I$2:.I$101])" office:value-type="float" office:value="-0.00904134638156435">
            <text:p>-0.0090413464</text:p>
          </table:table-cell>
          <table:table-cell table:formula="of:=CORREL([Sheet1.$R$2:.$R$101];[Sheet1.J$2:.J$101])" office:value-type="float" office:value="0.306957065526888">
            <text:p>0.3069570655</text:p>
          </table:table-cell>
          <table:table-cell table:formula="of:=CORREL([Sheet1.$R$2:.$R$101];[Sheet1.K$2:.K$101])" office:value-type="float" office:value="0.155044674628724">
            <text:p>0.1550446746</text:p>
          </table:table-cell>
          <table:table-cell table:formula="of:=CORREL([Sheet1.$R$2:.$R$101];[Sheet1.L$2:.L$101])" office:value-type="float" office:value="-0.165627540664169">
            <text:p>-0.1656275407</text:p>
          </table:table-cell>
          <table:table-cell table:formula="of:=CORREL([Sheet1.$R$2:.$R$101];[Sheet1.M$2:.M$101])" office:value-type="float" office:value="0.16188202690422">
            <text:p>0.1618820269</text:p>
          </table:table-cell>
          <table:table-cell table:formula="of:=CORREL([Sheet1.$R$2:.$R$101];[Sheet1.N$2:.N$101])" office:value-type="float" office:value="-0.140953072949431">
            <text:p>-0.1409530729</text:p>
          </table:table-cell>
          <table:table-cell table:formula="of:=CORREL([Sheet1.$R$2:.$R$101];[Sheet1.O$2:.O$101])" office:value-type="float" office:value="0.291476405230964">
            <text:p>0.2914764052</text:p>
          </table:table-cell>
          <table:table-cell table:formula="of:=CORREL([Sheet1.$R$2:.$R$101];[Sheet1.P$2:.P$101])" office:value-type="float" office:value="0.0468220547435382">
            <text:p>0.0468220547</text:p>
          </table:table-cell>
          <table:table-cell table:formula="of:=CORREL([Sheet1.$R$2:.$R$101];[Sheet1.Q$2:.Q$101])" office:value-type="float" office:value="0.0866645271717982">
            <text:p>0.0866645272</text:p>
          </table:table-cell>
          <table:table-cell table:formula="of:=CORREL([Sheet1.$R$2:.$R$101];[Sheet1.R$2:.R$101])" office:value-type="float" office:value="1">
            <text:p>1</text:p>
          </table:table-cell>
          <table:table-cell table:formula="of:=CORREL([Sheet1.$R$2:.$R$101];[Sheet1.S$2:.S$101])" office:value-type="float" office:value="0.149165318756326">
            <text:p>0.1491653188</text:p>
          </table:table-cell>
          <table:table-cell table:formula="of:=CORREL([Sheet1.$R$2:.$R$101];[Sheet1.T$2:.T$101])" office:value-type="float" office:value="0.372176645042159">
            <text:p>0.372176645</text:p>
          </table:table-cell>
          <table:table-cell table:formula="of:=CORREL([Sheet1.$R$2:.$R$101];[Sheet1.U$2:.U$101])" office:value-type="float" office:value="0.198086390094188">
            <text:p>0.1980863901</text:p>
          </table:table-cell>
          <table:table-cell table:formula="of:=CORREL([Sheet1.$R$2:.$R$101];[Sheet1.V$2:.V$101])" office:value-type="float" office:value="0.270928014161639">
            <text:p>0.2709280142</text:p>
          </table:table-cell>
          <table:table-cell table:formula="of:=CORREL([Sheet1.$R$2:.$R$101];[Sheet1.W$2:.W$101])" office:value-type="float" office:value="-0.393376273479935">
            <text:p>-0.3933762735</text:p>
          </table:table-cell>
          <table:table-cell table:formula="of:=CORREL([Sheet1.$R$2:.$R$101];[Sheet1.X$2:.X$101])" office:value-type="float" office:value="0.455273782865409">
            <text:p>0.4552737829</text:p>
          </table:table-cell>
          <table:table-cell table:formula="of:=CORREL([Sheet1.$R$2:.$R$101];[Sheet1.Y$2:.Y$101])" office:value-type="float" office:value="0.0390501786699336">
            <text:p>0.0390501787</text:p>
          </table:table-cell>
          <table:table-cell table:formula="of:=CORREL([Sheet1.$R$2:.$R$101];[Sheet1.Z$2:.Z$101])" office:value-type="float" office:value="0.374263798313691">
            <text:p>0.3742637983</text:p>
          </table:table-cell>
          <table:table-cell table:number-columns-repeated="998"/>
        </table:table-row>
        <table:table-row table:style-name="ro1">
          <table:table-cell office:value-type="float" office:value="5062">
            <text:p>5062</text:p>
          </table:table-cell>
          <table:table-cell table:formula="of:=CORREL([Sheet1.$T$2:.$T$101];[Sheet1.B$2:.B$101])" office:value-type="float" office:value="0.551088837215632">
            <text:p>0.5510888372</text:p>
          </table:table-cell>
          <table:table-cell table:formula="of:=CORREL([Sheet1.$T$2:.$T$101];[Sheet1.C$2:.C$101])" office:value-type="float" office:value="0.226634834324646">
            <text:p>0.2266348343</text:p>
          </table:table-cell>
          <table:table-cell table:formula="of:=CORREL([Sheet1.$T$2:.$T$101];[Sheet1.D$2:.D$101])" office:value-type="float" office:value="-0.0547623994056148">
            <text:p>-0.0547623994</text:p>
          </table:table-cell>
          <table:table-cell table:formula="of:=CORREL([Sheet1.$T$2:.$T$101];[Sheet1.E$2:.E$101])" office:value-type="float" office:value="0.259659843599174">
            <text:p>0.2596598436</text:p>
          </table:table-cell>
          <table:table-cell table:formula="of:=CORREL([Sheet1.$T$2:.$T$101];[Sheet1.F$2:.F$101])" office:value-type="float" office:value="0.293867711531499">
            <text:p>0.2938677115</text:p>
          </table:table-cell>
          <table:table-cell table:formula="of:=CORREL([Sheet1.$T$2:.$T$101];[Sheet1.G$2:.G$101])" office:value-type="float" office:value="0.311363401263628">
            <text:p>0.3113634013</text:p>
          </table:table-cell>
          <table:table-cell table:formula="of:=CORREL([Sheet1.$T$2:.$T$101];[Sheet1.H$2:.H$101])" office:value-type="float" office:value="0.247693272294048">
            <text:p>0.2476932723</text:p>
          </table:table-cell>
          <table:table-cell table:formula="of:=CORREL([Sheet1.$T$2:.$T$101];[Sheet1.I$2:.I$101])" office:value-type="float" office:value="0.0333007565512984">
            <text:p>0.0333007566</text:p>
          </table:table-cell>
          <table:table-cell table:formula="of:=CORREL([Sheet1.$T$2:.$T$101];[Sheet1.J$2:.J$101])" office:value-type="float" office:value="0.301750479664663">
            <text:p>0.3017504797</text:p>
          </table:table-cell>
          <table:table-cell table:formula="of:=CORREL([Sheet1.$T$2:.$T$101];[Sheet1.K$2:.K$101])" office:value-type="float" office:value="0.26365446983715">
            <text:p>0.2636544698</text:p>
          </table:table-cell>
          <table:table-cell table:formula="of:=CORREL([Sheet1.$T$2:.$T$101];[Sheet1.L$2:.L$101])" office:value-type="float" office:value="0.00780952147198028">
            <text:p>0.0078095215</text:p>
          </table:table-cell>
          <table:table-cell table:formula="of:=CORREL([Sheet1.$T$2:.$T$101];[Sheet1.M$2:.M$101])" office:value-type="float" office:value="-0.0775980151188548">
            <text:p>-0.0775980151</text:p>
          </table:table-cell>
          <table:table-cell table:formula="of:=CORREL([Sheet1.$T$2:.$T$101];[Sheet1.N$2:.N$101])" office:value-type="float" office:value="0.0245721992112733">
            <text:p>0.0245721992</text:p>
          </table:table-cell>
          <table:table-cell table:formula="of:=CORREL([Sheet1.$T$2:.$T$101];[Sheet1.O$2:.O$101])" office:value-type="float" office:value="0.525990442787603">
            <text:p>0.5259904428</text:p>
          </table:table-cell>
          <table:table-cell table:formula="of:=CORREL([Sheet1.$T$2:.$T$101];[Sheet1.P$2:.P$101])" office:value-type="float" office:value="0.1504308933286">
            <text:p>0.1504308933</text:p>
          </table:table-cell>
          <table:table-cell table:formula="of:=CORREL([Sheet1.$T$2:.$T$101];[Sheet1.Q$2:.Q$101])" office:value-type="float" office:value="-0.0161644126756317">
            <text:p>-0.0161644127</text:p>
          </table:table-cell>
          <table:table-cell table:formula="of:=CORREL([Sheet1.$T$2:.$T$101];[Sheet1.R$2:.R$101])" office:value-type="float" office:value="0.372176645042159">
            <text:p>0.372176645</text:p>
          </table:table-cell>
          <table:table-cell table:formula="of:=CORREL([Sheet1.$T$2:.$T$101];[Sheet1.S$2:.S$101])" office:value-type="float" office:value="0.27688341910769">
            <text:p>0.2768834191</text:p>
          </table:table-cell>
          <table:table-cell table:formula="of:=CORREL([Sheet1.$T$2:.$T$101];[Sheet1.T$2:.T$101])" office:value-type="float" office:value="1">
            <text:p>1</text:p>
          </table:table-cell>
          <table:table-cell table:formula="of:=CORREL([Sheet1.$T$2:.$T$101];[Sheet1.U$2:.U$101])" office:value-type="float" office:value="0.403808875593279">
            <text:p>0.4038088756</text:p>
          </table:table-cell>
          <table:table-cell table:formula="of:=CORREL([Sheet1.$T$2:.$T$101];[Sheet1.V$2:.V$101])" office:value-type="float" office:value="0.0285208968758714">
            <text:p>0.0285208969</text:p>
          </table:table-cell>
          <table:table-cell table:formula="of:=CORREL([Sheet1.$T$2:.$T$101];[Sheet1.W$2:.W$101])" office:value-type="float" office:value="0.107820526573093">
            <text:p>0.1078205266</text:p>
          </table:table-cell>
          <table:table-cell table:formula="of:=CORREL([Sheet1.$T$2:.$T$101];[Sheet1.X$2:.X$101])" office:value-type="float" office:value="0.428054727689716">
            <text:p>0.4280547277</text:p>
          </table:table-cell>
          <table:table-cell table:formula="of:=CORREL([Sheet1.$T$2:.$T$101];[Sheet1.Y$2:.Y$101])" office:value-type="float" office:value="0.407043526953803">
            <text:p>0.407043527</text:p>
          </table:table-cell>
          <table:table-cell table:formula="of:=CORREL([Sheet1.$T$2:.$T$101];[Sheet1.Z$2:.Z$101])" office:value-type="float" office:value="0.278867760376922">
            <text:p>0.2788677604</text:p>
          </table:table-cell>
          <table:table-cell table:number-columns-repeated="998"/>
        </table:table-row>
        <table:table-row table:style-name="ro1">
          <table:table-cell office:value-type="float" office:value="2486">
            <text:p>2486</text:p>
          </table:table-cell>
          <table:table-cell table:formula="of:=CORREL([Sheet1.$U$2:.$U$101];[Sheet1.B$2:.B$101])" office:value-type="float" office:value="0.00254410596323501">
            <text:p>0.002544106</text:p>
          </table:table-cell>
          <table:table-cell table:formula="of:=CORREL([Sheet1.$U$2:.$U$101];[Sheet1.C$2:.C$101])" office:value-type="float" office:value="0.305803260920253">
            <text:p>0.3058032609</text:p>
          </table:table-cell>
          <table:table-cell table:formula="of:=CORREL([Sheet1.$U$2:.$U$101];[Sheet1.D$2:.D$101])" office:value-type="float" office:value="0.133812026617402">
            <text:p>0.1338120266</text:p>
          </table:table-cell>
          <table:table-cell table:formula="of:=CORREL([Sheet1.$U$2:.$U$101];[Sheet1.E$2:.E$101])" office:value-type="float" office:value="0.247096829286645">
            <text:p>0.2470968293</text:p>
          </table:table-cell>
          <table:table-cell table:formula="of:=CORREL([Sheet1.$U$2:.$U$101];[Sheet1.F$2:.F$101])" office:value-type="float" office:value="0.438991554414636">
            <text:p>0.4389915544</text:p>
          </table:table-cell>
          <table:table-cell table:formula="of:=CORREL([Sheet1.$U$2:.$U$101];[Sheet1.G$2:.G$101])" office:value-type="float" office:value="0.276305741303379">
            <text:p>0.2763057413</text:p>
          </table:table-cell>
          <table:table-cell table:formula="of:=CORREL([Sheet1.$U$2:.$U$101];[Sheet1.H$2:.H$101])" office:value-type="float" office:value="0.16691284304162">
            <text:p>0.166912843</text:p>
          </table:table-cell>
          <table:table-cell table:formula="of:=CORREL([Sheet1.$U$2:.$U$101];[Sheet1.I$2:.I$101])" office:value-type="float" office:value="0.137981937486606">
            <text:p>0.1379819375</text:p>
          </table:table-cell>
          <table:table-cell table:formula="of:=CORREL([Sheet1.$U$2:.$U$101];[Sheet1.J$2:.J$101])" office:value-type="float" office:value="0.143413526691384">
            <text:p>0.1434135267</text:p>
          </table:table-cell>
          <table:table-cell table:formula="of:=CORREL([Sheet1.$U$2:.$U$101];[Sheet1.K$2:.K$101])" office:value-type="float" office:value="0.167197567428905">
            <text:p>0.1671975674</text:p>
          </table:table-cell>
          <table:table-cell table:formula="of:=CORREL([Sheet1.$U$2:.$U$101];[Sheet1.L$2:.L$101])" office:value-type="float" office:value="-0.244637446384567">
            <text:p>-0.2446374464</text:p>
          </table:table-cell>
          <table:table-cell table:formula="of:=CORREL([Sheet1.$U$2:.$U$101];[Sheet1.M$2:.M$101])" office:value-type="float" office:value="0.0393893163664272">
            <text:p>0.0393893164</text:p>
          </table:table-cell>
          <table:table-cell table:formula="of:=CORREL([Sheet1.$U$2:.$U$101];[Sheet1.N$2:.N$101])" office:value-type="float" office:value="-0.0311304563206132">
            <text:p>-0.0311304563</text:p>
          </table:table-cell>
          <table:table-cell table:formula="of:=CORREL([Sheet1.$U$2:.$U$101];[Sheet1.O$2:.O$101])" office:value-type="float" office:value="0.123380276138788">
            <text:p>0.1233802761</text:p>
          </table:table-cell>
          <table:table-cell table:formula="of:=CORREL([Sheet1.$U$2:.$U$101];[Sheet1.P$2:.P$101])" office:value-type="float" office:value="0.280392336966846">
            <text:p>0.280392337</text:p>
          </table:table-cell>
          <table:table-cell table:formula="of:=CORREL([Sheet1.$U$2:.$U$101];[Sheet1.Q$2:.Q$101])" office:value-type="float" office:value="0.25653738012248">
            <text:p>0.2565373801</text:p>
          </table:table-cell>
          <table:table-cell table:formula="of:=CORREL([Sheet1.$U$2:.$U$101];[Sheet1.R$2:.R$101])" office:value-type="float" office:value="0.198086390094188">
            <text:p>0.1980863901</text:p>
          </table:table-cell>
          <table:table-cell table:formula="of:=CORREL([Sheet1.$U$2:.$U$101];[Sheet1.S$2:.S$101])" office:value-type="float" office:value="0.158001745243518">
            <text:p>0.1580017452</text:p>
          </table:table-cell>
          <table:table-cell table:formula="of:=CORREL([Sheet1.$U$2:.$U$101];[Sheet1.T$2:.T$101])" office:value-type="float" office:value="0.403808875593279">
            <text:p>0.4038088756</text:p>
          </table:table-cell>
          <table:table-cell table:formula="of:=CORREL([Sheet1.$U$2:.$U$101];[Sheet1.U$2:.U$101])" office:value-type="float" office:value="1">
            <text:p>1</text:p>
          </table:table-cell>
          <table:table-cell table:formula="of:=CORREL([Sheet1.$U$2:.$U$101];[Sheet1.V$2:.V$101])" office:value-type="float" office:value="-0.0684207470055097">
            <text:p>-0.068420747</text:p>
          </table:table-cell>
          <table:table-cell table:formula="of:=CORREL([Sheet1.$U$2:.$U$101];[Sheet1.W$2:.W$101])" office:value-type="float" office:value="0.173797206817871">
            <text:p>0.1737972068</text:p>
          </table:table-cell>
          <table:table-cell table:formula="of:=CORREL([Sheet1.$U$2:.$U$101];[Sheet1.X$2:.X$101])" office:value-type="float" office:value="0.105760967395515">
            <text:p>0.1057609674</text:p>
          </table:table-cell>
          <table:table-cell table:formula="of:=CORREL([Sheet1.$U$2:.$U$101];[Sheet1.Y$2:.Y$101])" office:value-type="float" office:value="0.472360555418833">
            <text:p>0.4723605554</text:p>
          </table:table-cell>
          <table:table-cell table:formula="of:=CORREL([Sheet1.$U$2:.$U$101];[Sheet1.Z$2:.Z$101])" office:value-type="float" office:value="0.25746234228391">
            <text:p>0.2574623423</text:p>
          </table:table-cell>
          <table:table-cell table:number-columns-repeated="998"/>
        </table:table-row>
        <table:table-row table:style-name="ro1">
          <table:table-cell office:value-type="float" office:value="4942">
            <text:p>4942</text:p>
          </table:table-cell>
          <table:table-cell table:formula="of:=CORREL([Sheet1.$V$2:.$V$101];[Sheet1.B$2:.B$101])" office:value-type="float" office:value="0.11665274170207">
            <text:p>0.1166527417</text:p>
          </table:table-cell>
          <table:table-cell table:formula="of:=CORREL([Sheet1.$V$2:.$V$101];[Sheet1.C$2:.C$101])" office:value-type="float" office:value="0.0377691115016281">
            <text:p>0.0377691115</text:p>
          </table:table-cell>
          <table:table-cell table:formula="of:=CORREL([Sheet1.$V$2:.$V$101];[Sheet1.D$2:.D$101])" office:value-type="float" office:value="0.0151691147801123">
            <text:p>0.0151691148</text:p>
          </table:table-cell>
          <table:table-cell table:formula="of:=CORREL([Sheet1.$V$2:.$V$101];[Sheet1.E$2:.E$101])" office:value-type="float" office:value="0.149246698446618">
            <text:p>0.1492466984</text:p>
          </table:table-cell>
          <table:table-cell table:formula="of:=CORREL([Sheet1.$V$2:.$V$101];[Sheet1.F$2:.F$101])" office:value-type="float" office:value="-0.162818363375346">
            <text:p>-0.1628183634</text:p>
          </table:table-cell>
          <table:table-cell table:formula="of:=CORREL([Sheet1.$V$2:.$V$101];[Sheet1.G$2:.G$101])" office:value-type="float" office:value="0.0796978737986869">
            <text:p>0.0796978738</text:p>
          </table:table-cell>
          <table:table-cell table:formula="of:=CORREL([Sheet1.$V$2:.$V$101];[Sheet1.H$2:.H$101])" office:value-type="float" office:value="0.146011102257696">
            <text:p>0.1460111023</text:p>
          </table:table-cell>
          <table:table-cell table:formula="of:=CORREL([Sheet1.$V$2:.$V$101];[Sheet1.I$2:.I$101])" office:value-type="float" office:value="0.0706015677313502">
            <text:p>0.0706015677</text:p>
          </table:table-cell>
          <table:table-cell table:formula="of:=CORREL([Sheet1.$V$2:.$V$101];[Sheet1.J$2:.J$101])" office:value-type="float" office:value="0.056099712729534">
            <text:p>0.0560997127</text:p>
          </table:table-cell>
          <table:table-cell table:formula="of:=CORREL([Sheet1.$V$2:.$V$101];[Sheet1.K$2:.K$101])" office:value-type="float" office:value="-0.0845924277868862">
            <text:p>-0.0845924278</text:p>
          </table:table-cell>
          <table:table-cell table:formula="of:=CORREL([Sheet1.$V$2:.$V$101];[Sheet1.L$2:.L$101])" office:value-type="float" office:value="-0.0307091379636037">
            <text:p>-0.030709138</text:p>
          </table:table-cell>
          <table:table-cell table:formula="of:=CORREL([Sheet1.$V$2:.$V$101];[Sheet1.M$2:.M$101])" office:value-type="float" office:value="-0.156091289631743">
            <text:p>-0.1560912896</text:p>
          </table:table-cell>
          <table:table-cell table:formula="of:=CORREL([Sheet1.$V$2:.$V$101];[Sheet1.N$2:.N$101])" office:value-type="float" office:value="-0.133768282022717">
            <text:p>-0.133768282</text:p>
          </table:table-cell>
          <table:table-cell table:formula="of:=CORREL([Sheet1.$V$2:.$V$101];[Sheet1.O$2:.O$101])" office:value-type="float" office:value="0.178087647960175">
            <text:p>0.178087648</text:p>
          </table:table-cell>
          <table:table-cell table:formula="of:=CORREL([Sheet1.$V$2:.$V$101];[Sheet1.P$2:.P$101])" office:value-type="float" office:value="0.0383782364652994">
            <text:p>0.0383782365</text:p>
          </table:table-cell>
          <table:table-cell table:formula="of:=CORREL([Sheet1.$V$2:.$V$101];[Sheet1.Q$2:.Q$101])" office:value-type="float" office:value="-0.0551374688149061">
            <text:p>-0.0551374688</text:p>
          </table:table-cell>
          <table:table-cell table:formula="of:=CORREL([Sheet1.$V$2:.$V$101];[Sheet1.R$2:.R$101])" office:value-type="float" office:value="0.270928014161639">
            <text:p>0.2709280142</text:p>
          </table:table-cell>
          <table:table-cell table:formula="of:=CORREL([Sheet1.$V$2:.$V$101];[Sheet1.S$2:.S$101])" office:value-type="float" office:value="0.0358253758392606">
            <text:p>0.0358253758</text:p>
          </table:table-cell>
          <table:table-cell table:formula="of:=CORREL([Sheet1.$V$2:.$V$101];[Sheet1.T$2:.T$101])" office:value-type="float" office:value="0.0285208968758714">
            <text:p>0.0285208969</text:p>
          </table:table-cell>
          <table:table-cell table:formula="of:=CORREL([Sheet1.$V$2:.$V$101];[Sheet1.U$2:.U$101])" office:value-type="float" office:value="-0.0684207470055097">
            <text:p>-0.068420747</text:p>
          </table:table-cell>
          <table:table-cell table:formula="of:=CORREL([Sheet1.$V$2:.$V$101];[Sheet1.V$2:.V$101])" office:value-type="float" office:value="1">
            <text:p>1</text:p>
          </table:table-cell>
          <table:table-cell table:formula="of:=CORREL([Sheet1.$V$2:.$V$101];[Sheet1.W$2:.W$101])" office:value-type="float" office:value="-0.346386174382111">
            <text:p>-0.3463861744</text:p>
          </table:table-cell>
          <table:table-cell table:formula="of:=CORREL([Sheet1.$V$2:.$V$101];[Sheet1.X$2:.X$101])" office:value-type="float" office:value="-0.00463763829969704">
            <text:p>-0.0046376383</text:p>
          </table:table-cell>
          <table:table-cell table:formula="of:=CORREL([Sheet1.$V$2:.$V$101];[Sheet1.Y$2:.Y$101])" office:value-type="float" office:value="0.143671864601374">
            <text:p>0.1436718646</text:p>
          </table:table-cell>
          <table:table-cell table:formula="of:=CORREL([Sheet1.$V$2:.$V$101];[Sheet1.Z$2:.Z$101])" office:value-type="float" office:value="0.0744758461696259">
            <text:p>0.0744758462</text:p>
          </table:table-cell>
          <table:table-cell table:number-columns-repeated="998"/>
        </table:table-row>
        <table:table-row table:style-name="ro1">
          <table:table-cell office:value-type="float" office:value="2267">
            <text:p>2267</text:p>
          </table:table-cell>
          <table:table-cell table:formula="of:=CORREL([Sheet1.$W$2:.$W$101];[Sheet1.B$2:.B$101])" office:value-type="float" office:value="-0.429182782695866">
            <text:p>-0.4291827827</text:p>
          </table:table-cell>
          <table:table-cell table:formula="of:=CORREL([Sheet1.$W$2:.$W$101];[Sheet1.C$2:.C$101])" office:value-type="float" office:value="0.240727705222286">
            <text:p>0.2407277052</text:p>
          </table:table-cell>
          <table:table-cell table:formula="of:=CORREL([Sheet1.$W$2:.$W$101];[Sheet1.D$2:.D$101])" office:value-type="float" office:value="-0.273096010124305">
            <text:p>-0.2730960101</text:p>
          </table:table-cell>
          <table:table-cell table:formula="of:=CORREL([Sheet1.$W$2:.$W$101];[Sheet1.E$2:.E$101])" office:value-type="float" office:value="-0.361465758957072">
            <text:p>-0.361465759</text:p>
          </table:table-cell>
          <table:table-cell table:formula="of:=CORREL([Sheet1.$W$2:.$W$101];[Sheet1.F$2:.F$101])" office:value-type="float" office:value="-0.295965533967469">
            <text:p>-0.295965534</text:p>
          </table:table-cell>
          <table:table-cell table:formula="of:=CORREL([Sheet1.$W$2:.$W$101];[Sheet1.G$2:.G$101])" office:value-type="float" office:value="0.212990986123632">
            <text:p>0.2129909861</text:p>
          </table:table-cell>
          <table:table-cell table:formula="of:=CORREL([Sheet1.$W$2:.$W$101];[Sheet1.H$2:.H$101])" office:value-type="float" office:value="0.00968548555282571">
            <text:p>0.0096854856</text:p>
          </table:table-cell>
          <table:table-cell table:formula="of:=CORREL([Sheet1.$W$2:.$W$101];[Sheet1.I$2:.I$101])" office:value-type="float" office:value="0.10945155974941">
            <text:p>0.1094515597</text:p>
          </table:table-cell>
          <table:table-cell table:formula="of:=CORREL([Sheet1.$W$2:.$W$101];[Sheet1.J$2:.J$101])" office:value-type="float" office:value="0.17990768356231">
            <text:p>0.1799076836</text:p>
          </table:table-cell>
          <table:table-cell table:formula="of:=CORREL([Sheet1.$W$2:.$W$101];[Sheet1.K$2:.K$101])" office:value-type="float" office:value="0.315712025853908">
            <text:p>0.3157120259</text:p>
          </table:table-cell>
          <table:table-cell table:formula="of:=CORREL([Sheet1.$W$2:.$W$101];[Sheet1.L$2:.L$101])" office:value-type="float" office:value="-0.0706596150416779">
            <text:p>-0.070659615</text:p>
          </table:table-cell>
          <table:table-cell table:formula="of:=CORREL([Sheet1.$W$2:.$W$101];[Sheet1.M$2:.M$101])" office:value-type="float" office:value="0.408592376136214">
            <text:p>0.4085923761</text:p>
          </table:table-cell>
          <table:table-cell table:formula="of:=CORREL([Sheet1.$W$2:.$W$101];[Sheet1.N$2:.N$101])" office:value-type="float" office:value="0.142067299201146">
            <text:p>0.1420672992</text:p>
          </table:table-cell>
          <table:table-cell table:formula="of:=CORREL([Sheet1.$W$2:.$W$101];[Sheet1.O$2:.O$101])" office:value-type="float" office:value="0.0885998836344313">
            <text:p>0.0885998836</text:p>
          </table:table-cell>
          <table:table-cell table:formula="of:=CORREL([Sheet1.$W$2:.$W$101];[Sheet1.P$2:.P$101])" office:value-type="float" office:value="0.262520375363306">
            <text:p>0.2625203754</text:p>
          </table:table-cell>
          <table:table-cell table:formula="of:=CORREL([Sheet1.$W$2:.$W$101];[Sheet1.Q$2:.Q$101])" office:value-type="float" office:value="0.503246844924818">
            <text:p>0.5032468449</text:p>
          </table:table-cell>
          <table:table-cell table:formula="of:=CORREL([Sheet1.$W$2:.$W$101];[Sheet1.R$2:.R$101])" office:value-type="float" office:value="-0.393376273479935">
            <text:p>-0.3933762735</text:p>
          </table:table-cell>
          <table:table-cell table:formula="of:=CORREL([Sheet1.$W$2:.$W$101];[Sheet1.S$2:.S$101])" office:value-type="float" office:value="-0.345494691634945">
            <text:p>-0.3454946916</text:p>
          </table:table-cell>
          <table:table-cell table:formula="of:=CORREL([Sheet1.$W$2:.$W$101];[Sheet1.T$2:.T$101])" office:value-type="float" office:value="0.107820526573093">
            <text:p>0.1078205266</text:p>
          </table:table-cell>
          <table:table-cell table:formula="of:=CORREL([Sheet1.$W$2:.$W$101];[Sheet1.U$2:.U$101])" office:value-type="float" office:value="0.173797206817871">
            <text:p>0.1737972068</text:p>
          </table:table-cell>
          <table:table-cell table:formula="of:=CORREL([Sheet1.$W$2:.$W$101];[Sheet1.V$2:.V$101])" office:value-type="float" office:value="-0.346386174382111">
            <text:p>-0.3463861744</text:p>
          </table:table-cell>
          <table:table-cell table:formula="of:=CORREL([Sheet1.$W$2:.$W$101];[Sheet1.W$2:.W$101])" office:value-type="float" office:value="1">
            <text:p>1</text:p>
          </table:table-cell>
          <table:table-cell table:formula="of:=CORREL([Sheet1.$W$2:.$W$101];[Sheet1.X$2:.X$101])" office:value-type="float" office:value="-0.339844518240249">
            <text:p>-0.3398445182</text:p>
          </table:table-cell>
          <table:table-cell table:formula="of:=CORREL([Sheet1.$W$2:.$W$101];[Sheet1.Y$2:.Y$101])" office:value-type="float" office:value="0.165959619971166">
            <text:p>0.16595962</text:p>
          </table:table-cell>
          <table:table-cell table:formula="of:=CORREL([Sheet1.$W$2:.$W$101];[Sheet1.Z$2:.Z$101])" office:value-type="float" office:value="0.156340941104154">
            <text:p>0.1563409411</text:p>
          </table:table-cell>
          <table:table-cell table:number-columns-repeated="998"/>
        </table:table-row>
        <table:table-row table:style-name="ro1">
          <table:table-cell office:value-type="float" office:value="4809">
            <text:p>4809</text:p>
          </table:table-cell>
          <table:table-cell table:formula="of:=CORREL([Sheet1.$X$2:.$X$101];[Sheet1.B$2:.B$101])" office:value-type="float" office:value="0.394370911744252">
            <text:p>0.3943709117</text:p>
          </table:table-cell>
          <table:table-cell table:formula="of:=CORREL([Sheet1.$X$2:.$X$101];[Sheet1.C$2:.C$101])" office:value-type="float" office:value="0.411676185418137">
            <text:p>0.4116761854</text:p>
          </table:table-cell>
          <table:table-cell table:formula="of:=CORREL([Sheet1.$X$2:.$X$101];[Sheet1.D$2:.D$101])" office:value-type="float" office:value="0.0825281614716906">
            <text:p>0.0825281615</text:p>
          </table:table-cell>
          <table:table-cell table:formula="of:=CORREL([Sheet1.$X$2:.$X$101];[Sheet1.E$2:.E$101])" office:value-type="float" office:value="0.474973696177529">
            <text:p>0.4749736962</text:p>
          </table:table-cell>
          <table:table-cell table:formula="of:=CORREL([Sheet1.$X$2:.$X$101];[Sheet1.F$2:.F$101])" office:value-type="float" office:value="0.0545184273138611">
            <text:p>0.0545184273</text:p>
          </table:table-cell>
          <table:table-cell table:formula="of:=CORREL([Sheet1.$X$2:.$X$101];[Sheet1.G$2:.G$101])" office:value-type="float" office:value="0.165608258221143">
            <text:p>0.1656082582</text:p>
          </table:table-cell>
          <table:table-cell table:formula="of:=CORREL([Sheet1.$X$2:.$X$101];[Sheet1.H$2:.H$101])" office:value-type="float" office:value="-0.451625416956774">
            <text:p>-0.451625417</text:p>
          </table:table-cell>
          <table:table-cell table:formula="of:=CORREL([Sheet1.$X$2:.$X$101];[Sheet1.I$2:.I$101])" office:value-type="float" office:value="-0.0835620992690656">
            <text:p>-0.0835620993</text:p>
          </table:table-cell>
          <table:table-cell table:formula="of:=CORREL([Sheet1.$X$2:.$X$101];[Sheet1.J$2:.J$101])" office:value-type="float" office:value="0.284647789866908">
            <text:p>0.2846477899</text:p>
          </table:table-cell>
          <table:table-cell table:formula="of:=CORREL([Sheet1.$X$2:.$X$101];[Sheet1.K$2:.K$101])" office:value-type="float" office:value="0.0856729128214618">
            <text:p>0.0856729128</text:p>
          </table:table-cell>
          <table:table-cell table:formula="of:=CORREL([Sheet1.$X$2:.$X$101];[Sheet1.L$2:.L$101])" office:value-type="float" office:value="0.268595379313642">
            <text:p>0.2685953793</text:p>
          </table:table-cell>
          <table:table-cell table:formula="of:=CORREL([Sheet1.$X$2:.$X$101];[Sheet1.M$2:.M$101])" office:value-type="float" office:value="0.179652306735421">
            <text:p>0.1796523067</text:p>
          </table:table-cell>
          <table:table-cell table:formula="of:=CORREL([Sheet1.$X$2:.$X$101];[Sheet1.N$2:.N$101])" office:value-type="float" office:value="0.0151403968119871">
            <text:p>0.0151403968</text:p>
          </table:table-cell>
          <table:table-cell table:formula="of:=CORREL([Sheet1.$X$2:.$X$101];[Sheet1.O$2:.O$101])" office:value-type="float" office:value="0.668515953621837">
            <text:p>0.6685159536</text:p>
          </table:table-cell>
          <table:table-cell table:formula="of:=CORREL([Sheet1.$X$2:.$X$101];[Sheet1.P$2:.P$101])" office:value-type="float" office:value="0.0641793824760836">
            <text:p>0.0641793825</text:p>
          </table:table-cell>
          <table:table-cell table:formula="of:=CORREL([Sheet1.$X$2:.$X$101];[Sheet1.Q$2:.Q$101])" office:value-type="float" office:value="0.100276625701356">
            <text:p>0.1002766257</text:p>
          </table:table-cell>
          <table:table-cell table:formula="of:=CORREL([Sheet1.$X$2:.$X$101];[Sheet1.R$2:.R$101])" office:value-type="float" office:value="0.455273782865409">
            <text:p>0.4552737829</text:p>
          </table:table-cell>
          <table:table-cell table:formula="of:=CORREL([Sheet1.$X$2:.$X$101];[Sheet1.S$2:.S$101])" office:value-type="float" office:value="0.449025243811604">
            <text:p>0.4490252438</text:p>
          </table:table-cell>
          <table:table-cell table:formula="of:=CORREL([Sheet1.$X$2:.$X$101];[Sheet1.T$2:.T$101])" office:value-type="float" office:value="0.428054727689716">
            <text:p>0.4280547277</text:p>
          </table:table-cell>
          <table:table-cell table:formula="of:=CORREL([Sheet1.$X$2:.$X$101];[Sheet1.U$2:.U$101])" office:value-type="float" office:value="0.105760967395515">
            <text:p>0.1057609674</text:p>
          </table:table-cell>
          <table:table-cell table:formula="of:=CORREL([Sheet1.$X$2:.$X$101];[Sheet1.V$2:.V$101])" office:value-type="float" office:value="-0.00463763829969704">
            <text:p>-0.0046376383</text:p>
          </table:table-cell>
          <table:table-cell table:formula="of:=CORREL([Sheet1.$X$2:.$X$101];[Sheet1.W$2:.W$101])" office:value-type="float" office:value="-0.339844518240249">
            <text:p>-0.3398445182</text:p>
          </table:table-cell>
          <table:table-cell table:formula="of:=CORREL([Sheet1.$X$2:.$X$101];[Sheet1.X$2:.X$101])" office:value-type="float" office:value="1">
            <text:p>1</text:p>
          </table:table-cell>
          <table:table-cell table:formula="of:=CORREL([Sheet1.$X$2:.$X$101];[Sheet1.Y$2:.Y$101])" office:value-type="float" office:value="0.542191878176093">
            <text:p>0.5421918782</text:p>
          </table:table-cell>
          <table:table-cell table:formula="of:=CORREL([Sheet1.$X$2:.$X$101];[Sheet1.Z$2:.Z$101])" office:value-type="float" office:value="0.435520338769322">
            <text:p>0.4355203388</text:p>
          </table:table-cell>
          <table:table-cell table:number-columns-repeated="998"/>
        </table:table-row>
        <table:table-row table:style-name="ro1">
          <table:table-cell office:value-type="float" office:value="3853">
            <text:p>3853</text:p>
          </table:table-cell>
          <table:table-cell table:formula="of:=CORREL([Sheet1.$Y$2:.$Y$101];[Sheet1.B$2:.B$101])" office:value-type="float" office:value="-0.30442200863181">
            <text:p>-0.3044220086</text:p>
          </table:table-cell>
          <table:table-cell table:formula="of:=CORREL([Sheet1.$Y$2:.$Y$101];[Sheet1.C$2:.C$101])" office:value-type="float" office:value="0.189233983350479">
            <text:p>0.1892339834</text:p>
          </table:table-cell>
          <table:table-cell table:formula="of:=CORREL([Sheet1.$Y$2:.$Y$101];[Sheet1.D$2:.D$101])" office:value-type="float" office:value="0.667168253488017">
            <text:p>0.6671682535</text:p>
          </table:table-cell>
          <table:table-cell table:formula="of:=CORREL([Sheet1.$Y$2:.$Y$101];[Sheet1.E$2:.E$101])" office:value-type="float" office:value="-0.262073217468944">
            <text:p>-0.2620732175</text:p>
          </table:table-cell>
          <table:table-cell table:formula="of:=CORREL([Sheet1.$Y$2:.$Y$101];[Sheet1.F$2:.F$101])" office:value-type="float" office:value="0.464110147764856">
            <text:p>0.4641101478</text:p>
          </table:table-cell>
          <table:table-cell table:formula="of:=CORREL([Sheet1.$Y$2:.$Y$101];[Sheet1.G$2:.G$101])" office:value-type="float" office:value="0.162313994983239">
            <text:p>0.162313995</text:p>
          </table:table-cell>
          <table:table-cell table:formula="of:=CORREL([Sheet1.$Y$2:.$Y$101];[Sheet1.H$2:.H$101])" office:value-type="float" office:value="0.19365960183727">
            <text:p>0.1936596018</text:p>
          </table:table-cell>
          <table:table-cell table:formula="of:=CORREL([Sheet1.$Y$2:.$Y$101];[Sheet1.I$2:.I$101])" office:value-type="float" office:value="-0.08931669439798">
            <text:p>-0.0893166944</text:p>
          </table:table-cell>
          <table:table-cell table:formula="of:=CORREL([Sheet1.$Y$2:.$Y$101];[Sheet1.J$2:.J$101])" office:value-type="float" office:value="0.170757058277317">
            <text:p>0.1707570583</text:p>
          </table:table-cell>
          <table:table-cell table:formula="of:=CORREL([Sheet1.$Y$2:.$Y$101];[Sheet1.K$2:.K$101])" office:value-type="float" office:value="-0.1098920741583">
            <text:p>-0.1098920742</text:p>
          </table:table-cell>
          <table:table-cell table:formula="of:=CORREL([Sheet1.$Y$2:.$Y$101];[Sheet1.L$2:.L$101])" office:value-type="float" office:value="-0.143503380932238">
            <text:p>-0.1435033809</text:p>
          </table:table-cell>
          <table:table-cell table:formula="of:=CORREL([Sheet1.$Y$2:.$Y$101];[Sheet1.M$2:.M$101])" office:value-type="float" office:value="0.280402248376688">
            <text:p>0.2804022484</text:p>
          </table:table-cell>
          <table:table-cell table:formula="of:=CORREL([Sheet1.$Y$2:.$Y$101];[Sheet1.N$2:.N$101])" office:value-type="float" office:value="0.181210217904857">
            <text:p>0.1812102179</text:p>
          </table:table-cell>
          <table:table-cell table:formula="of:=CORREL([Sheet1.$Y$2:.$Y$101];[Sheet1.O$2:.O$101])" office:value-type="float" office:value="0.179679626591109">
            <text:p>0.1796796266</text:p>
          </table:table-cell>
          <table:table-cell table:formula="of:=CORREL([Sheet1.$Y$2:.$Y$101];[Sheet1.P$2:.P$101])" office:value-type="float" office:value="-0.0234391889808211">
            <text:p>-0.023439189</text:p>
          </table:table-cell>
          <table:table-cell table:formula="of:=CORREL([Sheet1.$Y$2:.$Y$101];[Sheet1.Q$2:.Q$101])" office:value-type="float" office:value="0.423224628843871">
            <text:p>0.4232246288</text:p>
          </table:table-cell>
          <table:table-cell table:formula="of:=CORREL([Sheet1.$Y$2:.$Y$101];[Sheet1.R$2:.R$101])" office:value-type="float" office:value="0.0390501786699336">
            <text:p>0.0390501787</text:p>
          </table:table-cell>
          <table:table-cell table:formula="of:=CORREL([Sheet1.$Y$2:.$Y$101];[Sheet1.S$2:.S$101])" office:value-type="float" office:value="0.28941012492802">
            <text:p>0.2894101249</text:p>
          </table:table-cell>
          <table:table-cell table:formula="of:=CORREL([Sheet1.$Y$2:.$Y$101];[Sheet1.T$2:.T$101])" office:value-type="float" office:value="0.407043526953803">
            <text:p>0.407043527</text:p>
          </table:table-cell>
          <table:table-cell table:formula="of:=CORREL([Sheet1.$Y$2:.$Y$101];[Sheet1.U$2:.U$101])" office:value-type="float" office:value="0.472360555418833">
            <text:p>0.4723605554</text:p>
          </table:table-cell>
          <table:table-cell table:formula="of:=CORREL([Sheet1.$Y$2:.$Y$101];[Sheet1.V$2:.V$101])" office:value-type="float" office:value="0.143671864601374">
            <text:p>0.1436718646</text:p>
          </table:table-cell>
          <table:table-cell table:formula="of:=CORREL([Sheet1.$Y$2:.$Y$101];[Sheet1.W$2:.W$101])" office:value-type="float" office:value="0.165959619971166">
            <text:p>0.16595962</text:p>
          </table:table-cell>
          <table:table-cell table:formula="of:=CORREL([Sheet1.$Y$2:.$Y$101];[Sheet1.X$2:.X$101])" office:value-type="float" office:value="0.542191878176093">
            <text:p>0.5421918782</text:p>
          </table:table-cell>
          <table:table-cell table:formula="of:=CORREL([Sheet1.$Y$2:.$Y$101];[Sheet1.Y$2:.Y$101])" office:value-type="float" office:value="1">
            <text:p>1</text:p>
          </table:table-cell>
          <table:table-cell table:formula="of:=CORREL([Sheet1.$Y$2:.$Y$101];[Sheet1.Z$2:.Z$101])" office:value-type="float" office:value="0.0804034684668261">
            <text:p>0.0804034685</text:p>
          </table:table-cell>
          <table:table-cell table:number-columns-repeated="998"/>
        </table:table-row>
        <table:table-row table:style-name="ro1">
          <table:table-cell office:value-type="float" office:value="2288">
            <text:p>2288</text:p>
          </table:table-cell>
          <table:table-cell table:formula="of:=CORREL([Sheet1.$Z$2:.$Z$101];[Sheet1.B$2:.B$101])" office:value-type="float" office:value="0.245047748625606">
            <text:p>0.2450477486</text:p>
          </table:table-cell>
          <table:table-cell table:formula="of:=CORREL([Sheet1.$Z$2:.$Z$101];[Sheet1.C$2:.C$101])" office:value-type="float" office:value="0.390066749340258">
            <text:p>0.3900667493</text:p>
          </table:table-cell>
          <table:table-cell table:formula="of:=CORREL([Sheet1.$Z$2:.$Z$101];[Sheet1.D$2:.D$101])" office:value-type="float" office:value="0.119162308495265">
            <text:p>0.1191623085</text:p>
          </table:table-cell>
          <table:table-cell table:formula="of:=CORREL([Sheet1.$Z$2:.$Z$101];[Sheet1.E$2:.E$101])" office:value-type="float" office:value="0.166999292435721">
            <text:p>0.1669992924</text:p>
          </table:table-cell>
          <table:table-cell table:formula="of:=CORREL([Sheet1.$Z$2:.$Z$101];[Sheet1.F$2:.F$101])" office:value-type="float" office:value="0.37985626502293">
            <text:p>0.379856265</text:p>
          </table:table-cell>
          <table:table-cell table:formula="of:=CORREL([Sheet1.$Z$2:.$Z$101];[Sheet1.G$2:.G$101])" office:value-type="float" office:value="0.279677056785909">
            <text:p>0.2796770568</text:p>
          </table:table-cell>
          <table:table-cell table:formula="of:=CORREL([Sheet1.$Z$2:.$Z$101];[Sheet1.H$2:.H$101])" office:value-type="float" office:value="0.113266179076481">
            <text:p>0.1132661791</text:p>
          </table:table-cell>
          <table:table-cell table:formula="of:=CORREL([Sheet1.$Z$2:.$Z$101];[Sheet1.I$2:.I$101])" office:value-type="float" office:value="0.229219329577894">
            <text:p>0.2292193296</text:p>
          </table:table-cell>
          <table:table-cell table:formula="of:=CORREL([Sheet1.$Z$2:.$Z$101];[Sheet1.J$2:.J$101])" office:value-type="float" office:value="0.19313126119436">
            <text:p>0.1931312612</text:p>
          </table:table-cell>
          <table:table-cell table:formula="of:=CORREL([Sheet1.$Z$2:.$Z$101];[Sheet1.K$2:.K$101])" office:value-type="float" office:value="-0.279385103337848">
            <text:p>-0.2793851033</text:p>
          </table:table-cell>
          <table:table-cell table:formula="of:=CORREL([Sheet1.$Z$2:.$Z$101];[Sheet1.L$2:.L$101])" office:value-type="float" office:value="0.0132835981873063">
            <text:p>0.0132835982</text:p>
          </table:table-cell>
          <table:table-cell table:formula="of:=CORREL([Sheet1.$Z$2:.$Z$101];[Sheet1.M$2:.M$101])" office:value-type="float" office:value="0.0403280141487615">
            <text:p>0.0403280141</text:p>
          </table:table-cell>
          <table:table-cell table:formula="of:=CORREL([Sheet1.$Z$2:.$Z$101];[Sheet1.N$2:.N$101])" office:value-type="float" office:value="-0.00593476982787117">
            <text:p>-0.0059347698</text:p>
          </table:table-cell>
          <table:table-cell table:formula="of:=CORREL([Sheet1.$Z$2:.$Z$101];[Sheet1.O$2:.O$101])" office:value-type="float" office:value="0.155868569140757">
            <text:p>0.1558685691</text:p>
          </table:table-cell>
          <table:table-cell table:formula="of:=CORREL([Sheet1.$Z$2:.$Z$101];[Sheet1.P$2:.P$101])" office:value-type="float" office:value="0.257864248004303">
            <text:p>0.257864248</text:p>
          </table:table-cell>
          <table:table-cell table:formula="of:=CORREL([Sheet1.$Z$2:.$Z$101];[Sheet1.Q$2:.Q$101])" office:value-type="float" office:value="0.222457739237487">
            <text:p>0.2224577392</text:p>
          </table:table-cell>
          <table:table-cell table:formula="of:=CORREL([Sheet1.$Z$2:.$Z$101];[Sheet1.R$2:.R$101])" office:value-type="float" office:value="0.374263798313691">
            <text:p>0.3742637983</text:p>
          </table:table-cell>
          <table:table-cell table:formula="of:=CORREL([Sheet1.$Z$2:.$Z$101];[Sheet1.S$2:.S$101])" office:value-type="float" office:value="0.169239063209844">
            <text:p>0.1692390632</text:p>
          </table:table-cell>
          <table:table-cell table:formula="of:=CORREL([Sheet1.$Z$2:.$Z$101];[Sheet1.T$2:.T$101])" office:value-type="float" office:value="0.278867760376922">
            <text:p>0.2788677604</text:p>
          </table:table-cell>
          <table:table-cell table:formula="of:=CORREL([Sheet1.$Z$2:.$Z$101];[Sheet1.U$2:.U$101])" office:value-type="float" office:value="0.25746234228391">
            <text:p>0.2574623423</text:p>
          </table:table-cell>
          <table:table-cell table:formula="of:=CORREL([Sheet1.$Z$2:.$Z$101];[Sheet1.V$2:.V$101])" office:value-type="float" office:value="0.0744758461696259">
            <text:p>0.0744758462</text:p>
          </table:table-cell>
          <table:table-cell table:formula="of:=CORREL([Sheet1.$Z$2:.$Z$101];[Sheet1.W$2:.W$101])" office:value-type="float" office:value="0.156340941104154">
            <text:p>0.1563409411</text:p>
          </table:table-cell>
          <table:table-cell table:formula="of:=CORREL([Sheet1.$Z$2:.$Z$101];[Sheet1.X$2:.X$101])" office:value-type="float" office:value="0.435520338769322">
            <text:p>0.4355203388</text:p>
          </table:table-cell>
          <table:table-cell table:formula="of:=CORREL([Sheet1.$Z$2:.$Z$101];[Sheet1.Y$2:.Y$101])" office:value-type="float" office:value="0.0804034684668261">
            <text:p>0.0804034685</text:p>
          </table:table-cell>
          <table:table-cell table:formula="of:=CORREL([Sheet1.$Z$2:.$Z$101];[Sheet1.Z$2:.Z$101])" office:value-type="float" office:value="1">
            <text:p>1</text:p>
          </table:table-cell>
          <table:table-cell table:number-columns-repeated="998"/>
        </table:table-row>
      </table:table>
      <table:table table:name="Sheet3" table:style-name="ta1">
        <table:table-column table:style-name="co6" table:number-columns-repeated="4" table:default-cell-style-name="Default"/>
        <table:table-row table:style-name="ro1">
          <table:table-cell office:value-type="string">
            <text:p>VALUE</text:p>
          </table:table-cell>
          <table:table-cell office:value-type="float" office:value="3712">
            <text:p>3712</text:p>
          </table:table-cell>
          <table:table-cell office:value-type="float" office:value="3867">
            <text:p>3867</text:p>
          </table:table-cell>
          <table:table-cell office:value-type="float" office:value="860">
            <text:p>860</text:p>
          </table:table-cell>
        </table:table-row>
        <table:table-row table:style-name="ro1">
          <table:table-cell office:value-type="string">
            <text:p>INDEX</text:p>
          </table:table-cell>
          <table:table-cell table:formula="of:=MATCH([.B1];[Sheet2.$A$2:.$A$26];0)+1" office:value-type="float" office:value="8">
            <text:p>8</text:p>
          </table:table-cell>
          <table:table-cell table:formula="of:=MATCH([.C1];[Sheet2.$A$2:.$A$26];0)+1" office:value-type="float" office:value="6">
            <text:p>6</text:p>
          </table:table-cell>
          <table:table-cell table:formula="of:=MATCH([.D1];[Sheet2.$A$2:.$A$26];0)+1" office:value-type="float" office:value="7">
            <text:p>7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LARGE(INDIRECT(&quot;Sheet2.$B&quot; &amp; [.B$2] &amp; &quot;:Sheet2.$Z&quot; &amp; [.B$2]);[.$A3]+1)" office:value-type="float" office:value="0.462910049886276">
            <text:p>0.4629100499</text:p>
          </table:table-cell>
          <table:table-cell table:formula="of:=LARGE(INDIRECT(&quot;Sheet2.$B&quot; &amp; [.C$2] &amp; &quot;:Sheet2.$Z&quot; &amp; [.C$2]);[.$A3]+1)" office:value-type="float" office:value="0.47668328054518">
            <text:p>0.4766832805</text:p>
          </table:table-cell>
          <table:table-cell table:formula="of:=LARGE(INDIRECT(&quot;Sheet2.$B&quot; &amp; [.D$2] &amp; &quot;:Sheet2.$Z&quot; &amp; [.D$2]);[.$A3]+1)" office:value-type="float" office:value="0.539065851394357">
            <text:p>0.5390658514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LARGE(INDIRECT(&quot;Sheet2.$B&quot; &amp; [.B$2] &amp; &quot;:Sheet2.$Z&quot; &amp; [.B$2]);[.$A4]+1)" office:value-type="float" office:value="0.400274504253816">
            <text:p>0.4002745043</text:p>
          </table:table-cell>
          <table:table-cell table:formula="of:=LARGE(INDIRECT(&quot;Sheet2.$B&quot; &amp; [.C$2] &amp; &quot;:Sheet2.$Z&quot; &amp; [.C$2]);[.$A4]+1)" office:value-type="float" office:value="0.464110147764856">
            <text:p>0.4641101478</text:p>
          </table:table-cell>
          <table:table-cell table:formula="of:=LARGE(INDIRECT(&quot;Sheet2.$B&quot; &amp; [.D$2] &amp; &quot;:Sheet2.$Z&quot; &amp; [.D$2]);[.$A4]+1)" office:value-type="float" office:value="0.480536602182786">
            <text:p>0.480536602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LARGE(INDIRECT(&quot;Sheet2.$B&quot; &amp; [.B$2] &amp; &quot;:Sheet2.$Z&quot; &amp; [.B$2]);[.$A5]+1)" office:value-type="float" office:value="0.247693272294048">
            <text:p>0.2476932723</text:p>
          </table:table-cell>
          <table:table-cell table:formula="of:=LARGE(INDIRECT(&quot;Sheet2.$B&quot; &amp; [.C$2] &amp; &quot;:Sheet2.$Z&quot; &amp; [.C$2]);[.$A5]+1)" office:value-type="float" office:value="0.438991554414636">
            <text:p>0.4389915544</text:p>
          </table:table-cell>
          <table:table-cell table:formula="of:=LARGE(INDIRECT(&quot;Sheet2.$B&quot; &amp; [.D$2] &amp; &quot;:Sheet2.$Z&quot; &amp; [.D$2]);[.$A5]+1)" office:value-type="float" office:value="0.468333294370994">
            <text:p>0.468333294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LARGE(INDIRECT(&quot;Sheet2.$B&quot; &amp; [.B$2] &amp; &quot;:Sheet2.$Z&quot; &amp; [.B$2]);[.$A6]+1)" office:value-type="float" office:value="0.227129864930789">
            <text:p>0.2271298649</text:p>
          </table:table-cell>
          <table:table-cell table:formula="of:=LARGE(INDIRECT(&quot;Sheet2.$B&quot; &amp; [.C$2] &amp; &quot;:Sheet2.$Z&quot; &amp; [.C$2]);[.$A6]+1)" office:value-type="float" office:value="0.400274504253816">
            <text:p>0.4002745043</text:p>
          </table:table-cell>
          <table:table-cell table:formula="of:=LARGE(INDIRECT(&quot;Sheet2.$B&quot; &amp; [.D$2] &amp; &quot;:Sheet2.$Z&quot; &amp; [.D$2]);[.$A6]+1)" office:value-type="float" office:value="0.399436428887225">
            <text:p>0.3994364289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LARGE(INDIRECT(&quot;Sheet2.$B&quot; &amp; [.B$2] &amp; &quot;:Sheet2.$Z&quot; &amp; [.B$2]);[.$A7]+1)" office:value-type="float" office:value="0.19365960183727">
            <text:p>0.1936596018</text:p>
          </table:table-cell>
          <table:table-cell table:formula="of:=LARGE(INDIRECT(&quot;Sheet2.$B&quot; &amp; [.C$2] &amp; &quot;:Sheet2.$Z&quot; &amp; [.C$2]);[.$A7]+1)" office:value-type="float" office:value="0.37985626502293">
            <text:p>0.379856265</text:p>
          </table:table-cell>
          <table:table-cell table:formula="of:=LARGE(INDIRECT(&quot;Sheet2.$B&quot; &amp; [.D$2] &amp; &quot;:Sheet2.$Z&quot; &amp; [.D$2]);[.$A7]+1)" office:value-type="float" office:value="0.387132645868484">
            <text:p>0.3871326459</text:p>
          </table:table-cell>
        </table:table-row>
        <table:table-row table:style-name="ro1">
          <table:table-cell/>
          <table:table-cell table:style-name="ce4" table:formula="of:=SUM([.B3:.B7])" office:value-type="float" office:value="1.5316672932022">
            <text:p>1.5316672932</text:p>
          </table:table-cell>
          <table:table-cell table:style-name="ce4" table:formula="of:=SUM([.C3:.C7])" office:value-type="float" office:value="2.15991575200142">
            <text:p>2.159915752</text:p>
          </table:table-cell>
          <table:table-cell table:style-name="ce4" table:formula="of:=SUM([.D3:.D7])" office:value-type="float" office:value="2.27450482270385">
            <text:p>2.274504822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5" table:formula="of:=MATCH([.B3];INDIRECT(&quot;Sheet2.$B$&quot; &amp; [.B$2]):INDIRECT(&quot;Sheet2.$Z$&quot; &amp; [.B$2]);0)" office:value-type="float" office:value="4">
            <text:p>4</text:p>
          </table:table-cell>
          <table:table-cell table:style-name="ce5" table:formula="of:=MATCH([.C3];INDIRECT(&quot;Sheet2.$B$&quot; &amp; [.C$2]):INDIRECT(&quot;Sheet2.$Z$&quot; &amp; [.C$2]);0)" office:value-type="float" office:value="18">
            <text:p>18</text:p>
          </table:table-cell>
          <table:table-cell table:style-name="ce5" table:formula="of:=MATCH([.D3];INDIRECT(&quot;Sheet2.$B$&quot; &amp; [.D$2]):INDIRECT(&quot;Sheet2.$Z$&quot; &amp; [.D$2]);0)" office:value-type="float" office:value="14">
            <text:p>14</text:p>
          </table:table-cell>
        </table:table-row>
        <table:table-row table:style-name="ro1">
          <table:table-cell/>
          <table:table-cell table:style-name="ce5" table:formula="of:=MATCH([.B4];INDIRECT(&quot;Sheet2.$B$&quot; &amp; [.B$2]):INDIRECT(&quot;Sheet2.$Z$&quot; &amp; [.B$2]);0)" office:value-type="float" office:value="5">
            <text:p>5</text:p>
          </table:table-cell>
          <table:table-cell table:style-name="ce5" table:formula="of:=MATCH([.C4];INDIRECT(&quot;Sheet2.$B$&quot; &amp; [.C$2]):INDIRECT(&quot;Sheet2.$Z$&quot; &amp; [.C$2]);0)" office:value-type="float" office:value="24">
            <text:p>24</text:p>
          </table:table-cell>
          <table:table-cell table:style-name="ce5" table:formula="of:=MATCH([.D4];INDIRECT(&quot;Sheet2.$B$&quot; &amp; [.D$2]):INDIRECT(&quot;Sheet2.$Z$&quot; &amp; [.D$2]);0)" office:value-type="float" office:value="1">
            <text:p>1</text:p>
          </table:table-cell>
        </table:table-row>
        <table:table-row table:style-name="ro1">
          <table:table-cell/>
          <table:table-cell table:style-name="ce5" table:formula="of:=MATCH([.B5];INDIRECT(&quot;Sheet2.$B$&quot; &amp; [.B$2]):INDIRECT(&quot;Sheet2.$Z$&quot; &amp; [.B$2]);0)" office:value-type="float" office:value="19">
            <text:p>19</text:p>
          </table:table-cell>
          <table:table-cell table:style-name="ce5" table:formula="of:=MATCH([.C5];INDIRECT(&quot;Sheet2.$B$&quot; &amp; [.C$2]):INDIRECT(&quot;Sheet2.$Z$&quot; &amp; [.C$2]);0)" office:value-type="float" office:value="20">
            <text:p>20</text:p>
          </table:table-cell>
          <table:table-cell table:style-name="ce5" table:formula="of:=MATCH([.D5];INDIRECT(&quot;Sheet2.$B$&quot; &amp; [.D$2]):INDIRECT(&quot;Sheet2.$Z$&quot; &amp; [.D$2]);0)" office:value-type="float" office:value="3">
            <text:p>3</text:p>
          </table:table-cell>
        </table:table-row>
        <table:table-row table:style-name="ro1">
          <table:table-cell/>
          <table:table-cell table:style-name="ce5" table:formula="of:=MATCH([.B6];INDIRECT(&quot;Sheet2.$B$&quot; &amp; [.B$2]):INDIRECT(&quot;Sheet2.$Z$&quot; &amp; [.B$2]);0)" office:value-type="float" office:value="15">
            <text:p>15</text:p>
          </table:table-cell>
          <table:table-cell table:style-name="ce5" table:formula="of:=MATCH([.C6];INDIRECT(&quot;Sheet2.$B$&quot; &amp; [.C$2]):INDIRECT(&quot;Sheet2.$Z$&quot; &amp; [.C$2]);0)" office:value-type="float" office:value="7">
            <text:p>7</text:p>
          </table:table-cell>
          <table:table-cell table:style-name="ce5" table:formula="of:=MATCH([.D6];INDIRECT(&quot;Sheet2.$B$&quot; &amp; [.D$2]):INDIRECT(&quot;Sheet2.$Z$&quot; &amp; [.D$2]);0)" office:value-type="float" office:value="17">
            <text:p>17</text:p>
          </table:table-cell>
        </table:table-row>
        <table:table-row table:style-name="ro1">
          <table:table-cell/>
          <table:table-cell table:style-name="ce5" table:formula="of:=MATCH([.B7];INDIRECT(&quot;Sheet2.$B$&quot; &amp; [.B$2]):INDIRECT(&quot;Sheet2.$Z$&quot; &amp; [.B$2]);0)" office:value-type="float" office:value="24">
            <text:p>24</text:p>
          </table:table-cell>
          <table:table-cell table:style-name="ce5" table:formula="of:=MATCH([.C7];INDIRECT(&quot;Sheet2.$B$&quot; &amp; [.C$2]):INDIRECT(&quot;Sheet2.$Z$&quot; &amp; [.C$2]);0)" office:value-type="float" office:value="25">
            <text:p>25</text:p>
          </table:table-cell>
          <table:table-cell table:style-name="ce5" table:formula="of:=MATCH([.D7];INDIRECT(&quot;Sheet2.$B$&quot; &amp; [.D$2]):INDIRECT(&quot;Sheet2.$Z$&quot; &amp; [.D$2]);0)" office:value-type="float" office:value="9">
            <text:p>9</text:p>
          </table:table-cell>
        </table:table-row>
        <table:table-row table:style-name="ro3">
          <table:table-cell table:number-columns-repeated="4"/>
        </table:table-row>
        <table:table-row table:style-name="ro1">
          <table:table-cell/>
          <table:table-cell table:formula="of:=INDIRECT(&quot;Sheet2.$A&quot; &amp; ([.B10]+1))" office:value-type="float" office:value="2824">
            <text:p>2824</text:p>
          </table:table-cell>
          <table:table-cell table:formula="of:=INDIRECT(&quot;Sheet2.$A&quot; &amp; ([.C10]+1))" office:value-type="float" office:value="2492">
            <text:p>2492</text:p>
          </table:table-cell>
          <table:table-cell table:formula="of:=INDIRECT(&quot;Sheet2.$A&quot; &amp; ([.D10]+1))" office:value-type="float" office:value="89">
            <text:p>89</text:p>
          </table:table-cell>
        </table:table-row>
        <table:table-row table:style-name="ro1">
          <table:table-cell/>
          <table:table-cell table:formula="of:=INDIRECT(&quot;Sheet2.$A&quot; &amp; ([.B11]+1))" office:value-type="float" office:value="3867">
            <text:p>3867</text:p>
          </table:table-cell>
          <table:table-cell table:formula="of:=INDIRECT(&quot;Sheet2.$A&quot; &amp; ([.C11]+1))" office:value-type="float" office:value="3853">
            <text:p>3853</text:p>
          </table:table-cell>
          <table:table-cell table:formula="of:=INDIRECT(&quot;Sheet2.$A&quot; &amp; ([.D11]+1))" office:value-type="float" office:value="1648">
            <text:p>1648</text:p>
          </table:table-cell>
        </table:table-row>
        <table:table-row table:style-name="ro1">
          <table:table-cell/>
          <table:table-cell table:formula="of:=INDIRECT(&quot;Sheet2.$A&quot; &amp; ([.B12]+1))" office:value-type="float" office:value="5062">
            <text:p>5062</text:p>
          </table:table-cell>
          <table:table-cell table:formula="of:=INDIRECT(&quot;Sheet2.$A&quot; &amp; ([.C12]+1))" office:value-type="float" office:value="2486">
            <text:p>2486</text:p>
          </table:table-cell>
          <table:table-cell table:formula="of:=INDIRECT(&quot;Sheet2.$A&quot; &amp; ([.D12]+1))" office:value-type="float" office:value="918">
            <text:p>918</text:p>
          </table:table-cell>
        </table:table-row>
        <table:table-row table:style-name="ro1">
          <table:table-cell/>
          <table:table-cell table:formula="of:=INDIRECT(&quot;Sheet2.$A&quot; &amp; ([.B13]+1))" office:value-type="float" office:value="442">
            <text:p>442</text:p>
          </table:table-cell>
          <table:table-cell table:formula="of:=INDIRECT(&quot;Sheet2.$A&quot; &amp; ([.C13]+1))" office:value-type="float" office:value="3712">
            <text:p>3712</text:p>
          </table:table-cell>
          <table:table-cell table:formula="of:=INDIRECT(&quot;Sheet2.$A&quot; &amp; ([.D13]+1))" office:value-type="float" office:value="5261">
            <text:p>5261</text:p>
          </table:table-cell>
        </table:table-row>
        <table:table-row table:style-name="ro1">
          <table:table-cell/>
          <table:table-cell table:formula="of:=INDIRECT(&quot;Sheet2.$A&quot; &amp; ([.B14]+1))" office:value-type="float" office:value="3853">
            <text:p>3853</text:p>
          </table:table-cell>
          <table:table-cell table:formula="of:=INDIRECT(&quot;Sheet2.$A&quot; &amp; ([.C14]+1))" office:value-type="float" office:value="2288">
            <text:p>2288</text:p>
          </table:table-cell>
          <table:table-cell table:formula="of:=INDIRECT(&quot;Sheet2.$A&quot; &amp; ([.D14]+1))" office:value-type="float" office:value="3525">
            <text:p>35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CHAR(65+[.B10])" office:value-type="string" office:string-value="E">
            <text:p>E</text:p>
          </table:table-cell>
          <table:table-cell table:formula="of:=CHAR(65+[.C10])" office:value-type="string" office:string-value="S">
            <text:p>S</text:p>
          </table:table-cell>
          <table:table-cell table:formula="of:=CHAR(65+[.D10])" office:value-type="string" office:string-value="O">
            <text:p>O</text:p>
          </table:table-cell>
        </table:table-row>
        <table:table-row table:style-name="ro1">
          <table:table-cell/>
          <table:table-cell table:formula="of:=CHAR(65+[.B11])" office:value-type="string" office:string-value="F">
            <text:p>F</text:p>
          </table:table-cell>
          <table:table-cell table:formula="of:=CHAR(65+[.C11])" office:value-type="string" office:string-value="Y">
            <text:p>Y</text:p>
          </table:table-cell>
          <table:table-cell table:formula="of:=CHAR(65+[.D11])" office:value-type="string" office:string-value="B">
            <text:p>B</text:p>
          </table:table-cell>
        </table:table-row>
        <table:table-row table:style-name="ro1">
          <table:table-cell/>
          <table:table-cell table:formula="of:=CHAR(65+[.B12])" office:value-type="string" office:string-value="T">
            <text:p>T</text:p>
          </table:table-cell>
          <table:table-cell table:formula="of:=CHAR(65+[.C12])" office:value-type="string" office:string-value="U">
            <text:p>U</text:p>
          </table:table-cell>
          <table:table-cell table:formula="of:=CHAR(65+[.D12])" office:value-type="string" office:string-value="D">
            <text:p>D</text:p>
          </table:table-cell>
        </table:table-row>
        <table:table-row table:style-name="ro1">
          <table:table-cell/>
          <table:table-cell table:formula="of:=CHAR(65+[.B13])" office:value-type="string" office:string-value="P">
            <text:p>P</text:p>
          </table:table-cell>
          <table:table-cell table:formula="of:=CHAR(65+[.C13])" office:value-type="string" office:string-value="H">
            <text:p>H</text:p>
          </table:table-cell>
          <table:table-cell table:formula="of:=CHAR(65+[.D13])" office:value-type="string" office:string-value="R">
            <text:p>R</text:p>
          </table:table-cell>
        </table:table-row>
        <table:table-row table:style-name="ro1">
          <table:table-cell/>
          <table:table-cell table:formula="of:=CHAR(65+[.B14])" office:value-type="string" office:string-value="Y">
            <text:p>Y</text:p>
          </table:table-cell>
          <table:table-cell table:formula="of:=CHAR(65+[.C14])" office:value-type="string" office:string-value="Z">
            <text:p>Z</text:p>
          </table:table-cell>
          <table:table-cell table:formula="of:=CHAR(65+[.D14])" office:value-type="string" office:string-value="J">
            <text:p>J</text:p>
          </table:table-cell>
        </table:table-row>
        <table:table-row table:style-name="ro1" table:number-rows-repeated="104854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4" table:style-name="ta1"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number-columns-repeated="7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row table:style-name="ro1">
          <table:table-cell/>
          <table:table-cell office:value-type="float" office:value="3712">
            <text:p>3712</text:p>
          </table:table-cell>
          <table:table-cell office:value-type="float" office:value="3867">
            <text:p>3867</text:p>
          </table:table-cell>
          <table:table-cell office:value-type="float" office:value="860">
            <text:p>860</text:p>
          </table:table-cell>
          <table:table-cell/>
          <table:table-cell office:value-type="float" office:value="3712">
            <text:p>3712</text:p>
          </table:table-cell>
          <table:table-cell office:value-type="float" office:value="3867">
            <text:p>3867</text:p>
          </table:table-cell>
          <table:table-cell office:value-type="float" office:value="860">
            <text:p>860</text:p>
          </table:table-cell>
          <table:table-cell table:number-columns-repeated="18"/>
        </table:table-row>
        <table:table-row table:style-name="ro1">
          <table:table-cell office:value-type="string">
            <text:p>11: Star Wars: Episode IV - A New Hope (1977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00323253748111">
            <text:p>4.0032325375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4.02058139237396">
            <text:p>4.0205813924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33583550922299">
            <text:p>4.3358355092</text:p>
          </table:table-cell>
          <table:table-cell table:number-columns-repeated="18"/>
        </table:table-row>
        <table:table-row table:style-name="ro4">
          <table:table-cell office:value-type="string">
            <text:p>12: Finding Nemo (2003)</text:p>
          </table:table-cell>
          <table:table-cell office:value-type="float" office:value="4.5">
            <text:p>4.5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">
            <text:p>4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34773441795271">
            <text:p>3.347734418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52911394669869">
            <text:p>4.5291139467</text:p>
          </table:table-cell>
          <table:table-cell/>
          <table:table-cell table:style-name="ce6"/>
          <table:table-cell table:number-columns-repeated="16"/>
        </table:table-row>
        <table:table-row table:style-name="ro4">
          <table:table-cell office:value-type="string">
            <text:p>13: Forrest Gump (1994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30224205632997">
            <text:p>4.3022420563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74947787225184">
            <text:p>3.7494778723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76157160130991">
            <text:p>4.7615716013</text:p>
          </table:table-cell>
          <table:table-cell table:number-columns-repeated="18"/>
        </table:table-row>
        <table:table-row table:style-name="ro1">
          <table:table-cell office:value-type="string">
            <text:p>14: American Beauty (1999)</text:p>
          </table:table-cell>
          <table:table-cell office:value-type="float" office:value="4.5">
            <text:p>4.5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26082687728922">
            <text:p>4.2608268773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80417166704381">
            <text:p>3.804171667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5">
            <text:p>3.5</text:p>
          </table:table-cell>
          <table:table-cell table:number-columns-repeated="18"/>
        </table:table-row>
        <table:table-row table:style-name="ro1">
          <table:table-cell office:value-type="string">
            <text:p>22: Pirates of the Caribbean: The Curse of the Black Pearl (2003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66372796453043">
            <text:p>3.6637279645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34512149948024">
            <text:p>3.3451214995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2.93164954624792">
            <text:p>2.9316495462</text:p>
          </table:table-cell>
          <table:table-cell table:number-columns-repeated="18"/>
        </table:table-row>
        <table:table-row table:style-name="ro1">
          <table:table-cell office:value-type="string">
            <text:p>24: Kill Bill: Vol. 1 (2003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01339387646736">
            <text:p>4.0133938765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4.17262022036483">
            <text:p>4.1726202204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15120765066925">
            <text:p>3.1512076507</text:p>
          </table:table-cell>
          <table:table-cell table:number-columns-repeated="18"/>
        </table:table-row>
        <table:table-row table:style-name="ro1">
          <table:table-cell office:value-type="string">
            <text:p>38: Eternal Sunshine of the Spotless Mind (2004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94993099875626">
            <text:p>3.9499309988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4.02781369284279">
            <text:p>4.0278136928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72239238417439">
            <text:p>4.7223923842</text:p>
          </table:table-cell>
          <table:table-cell table:number-columns-repeated="18"/>
        </table:table-row>
        <table:table-row table:style-name="ro4">
          <table:table-cell office:value-type="string">
            <text:p>63: Twelve Monkeys (a.k.a. 12 Monkeys) (1995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2.92045841035282">
            <text:p>2.9204584104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4.09113248965997">
            <text:p>4.0911324897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75391058567315">
            <text:p>3.7539105857</text:p>
          </table:table-cell>
          <table:table-cell table:number-columns-repeated="18"/>
        </table:table-row>
        <table:table-row table:style-name="ro1">
          <table:table-cell office:value-type="string">
            <text:p>77: Memento (2000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49473521156625">
            <text:p>4.4947352116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4.4724867169242">
            <text:p>4.4724867169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84575188660378">
            <text:p>4.8457518866</text:p>
          </table:table-cell>
          <table:table-cell table:number-columns-repeated="18"/>
        </table:table-row>
        <table:table-row table:style-name="ro1">
          <table:table-cell office:value-type="string">
            <text:p>85: Raiders of the Lost Ark (Indiana Jones and the Raiders of the Lost Ark) (1981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39977938837828">
            <text:p>4.3997793884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4.17976550227751">
            <text:p>4.1797655023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98: Gladiator (2000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17578912159578">
            <text:p>4.1757891216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508189537409">
            <text:p>3.5081895374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5">
            <text:p>3.5</text:p>
          </table:table-cell>
          <table:table-cell table:number-columns-repeated="18"/>
        </table:table-row>
        <table:table-row table:style-name="ro1">
          <table:table-cell office:value-type="string">
            <text:p>105: Back to the Future (1985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73917312271078">
            <text:p>4.7391731227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39904306957857">
            <text:p>3.3990430696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7241593243957">
            <text:p>4.7241593244</text:p>
          </table:table-cell>
          <table:table-cell table:number-columns-repeated="18"/>
        </table:table-row>
        <table:table-row table:style-name="ro1">
          <table:table-cell office:value-type="string">
            <text:p>107: Snatch (2000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65143243134009">
            <text:p>4.6514324313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">
            <text:p>3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74608941432685">
            <text:p>3.7460894143</text:p>
          </table:table-cell>
          <table:table-cell table:number-columns-repeated="18"/>
        </table:table-row>
        <table:table-row table:style-name="ro1">
          <table:table-cell office:value-type="string">
            <text:p>114: Pretty Woman (1990)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">
            <text:p>4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16370139470893">
            <text:p>3.1637013947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5">
            <text:p>3.5</text:p>
          </table:table-cell>
          <table:table-cell table:number-columns-repeated="18"/>
        </table:table-row>
        <table:table-row table:style-name="ro1">
          <table:table-cell office:value-type="string">
            <text:p>120: The Lord of the Rings: The Fellowship of the Ring (2001)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61691635733333">
            <text:p>4.6169163573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4.28984603272881">
            <text:p>4.2898460327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121: The Lord of the Rings: The Two Towers (2002)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61691635733333">
            <text:p>4.6169163573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4.40019368867407">
            <text:p>4.4001936887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23169908417088">
            <text:p>3.2316990842</text:p>
          </table:table-cell>
          <table:table-cell table:number-columns-repeated="18"/>
        </table:table-row>
        <table:table-row table:style-name="ro1">
          <table:table-cell office:value-type="string">
            <text:p>122: The Lord of the Rings: The Return of the King (2003)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57133663776885">
            <text:p>4.5713366378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4.50763718954793">
            <text:p>4.5076371895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134: O Brother Where Art Thou? (2000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">
            <text:p>4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2">
            <text:p>2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0">
            <text:p>#DIV/0!</text:p>
          </table:table-cell>
          <table:table-cell table:number-columns-repeated="18"/>
        </table:table-row>
        <table:table-row table:style-name="ro4">
          <table:table-cell office:value-type="string">
            <text:p>141: Donnie Darko (2001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84549604238297">
            <text:p>3.8454960424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02781369284279">
            <text:p>3.0278136928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19868293222533">
            <text:p>4.1986829322</text:p>
          </table:table-cell>
          <table:table-cell table:number-columns-repeated="18"/>
        </table:table-row>
        <table:table-row table:style-name="ro4">
          <table:table-cell office:value-type="string">
            <text:p>146: Crouching Tiger Hidden Dragon (Wo hu cang long) (2000)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5">
            <text:p>3.5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4.09549022811145">
            <text:p>4.0954902281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2.5">
            <text:p>2.5</text:p>
          </table:table-cell>
          <table:table-cell table:number-columns-repeated="18"/>
        </table:table-row>
        <table:table-row table:style-name="ro1">
          <table:table-cell office:value-type="string">
            <text:p>153: Lost in Translation (2003)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99034615632083">
            <text:p>3.9903461563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66777149154546">
            <text:p>3.6677714915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5">
            <text:p>3.5</text:p>
          </table:table-cell>
          <table:table-cell table:number-columns-repeated="18"/>
        </table:table-row>
        <table:table-row table:style-name="ro1">
          <table:table-cell office:value-type="string">
            <text:p>155: The Dark Knight (2008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62256400683468">
            <text:p>4.6225640068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4.55145392519525">
            <text:p>4.5514539252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56791635179485">
            <text:p>4.5679163518</text:p>
          </table:table-cell>
          <table:table-cell table:number-columns-repeated="18"/>
        </table:table-row>
        <table:table-row table:style-name="ro1">
          <table:table-cell office:value-type="string">
            <text:p>161: Ocean's Eleven (2001)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03210070860602">
            <text:p>4.0321007086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47734811196644">
            <text:p>3.477348112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18788228671945">
            <text:p>4.1878822867</text:p>
          </table:table-cell>
          <table:table-cell table:number-columns-repeated="18"/>
        </table:table-row>
        <table:table-row table:style-name="ro1">
          <table:table-cell office:value-type="string">
            <text:p>180: Minority Report (2002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10551758697576">
            <text:p>4.105517587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61864577273576">
            <text:p>3.6186457727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2.84723742742442">
            <text:p>2.8472374274</text:p>
          </table:table-cell>
          <table:table-cell table:number-columns-repeated="18"/>
        </table:table-row>
        <table:table-row table:style-name="ro1">
          <table:table-cell office:value-type="string">
            <text:p>187: Sin City (2005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52165375457844">
            <text:p>3.5216537546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22674178268293">
            <text:p>3.2267417827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36895838495566">
            <text:p>3.368958385</text:p>
          </table:table-cell>
          <table:table-cell table:number-columns-repeated="18"/>
        </table:table-row>
        <table:table-row table:style-name="ro1">
          <table:table-cell office:value-type="string">
            <text:p>194: Amelie (2001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14485011393785">
            <text:p>4.1448501139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4.14086495373219">
            <text:p>4.1408649537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57438949560423">
            <text:p>4.5743894956</text:p>
          </table:table-cell>
          <table:table-cell table:number-columns-repeated="18"/>
        </table:table-row>
        <table:table-row table:style-name="ro4">
          <table:table-cell office:value-type="string">
            <text:p>197: Braveheart (1995)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30965619223538">
            <text:p>3.3096561922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64111021579603">
            <text:p>3.6411102158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238: The Godfather (1972)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74835711989725">
            <text:p>3.7483571199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4.24059353965694">
            <text:p>4.2405935397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79100989312088">
            <text:p>4.7910098931</text:p>
          </table:table-cell>
          <table:table-cell table:number-columns-repeated="18"/>
        </table:table-row>
        <table:table-row table:style-name="ro1">
          <table:table-cell office:value-type="string">
            <text:p>243: High Fidelity (2000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5">
            <text:p>3.5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2.5">
            <text:p>2.5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0">
            <text:p>#DIV/0!</text:p>
          </table:table-cell>
          <table:table-cell table:number-columns-repeated="18"/>
        </table:table-row>
        <table:table-row table:style-name="ro1">
          <table:table-cell office:value-type="string">
            <text:p>268: Batman (1989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2.68100755755493">
            <text:p>2.6810075576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2.62377972849725">
            <text:p>2.6237797285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26173175701946">
            <text:p>3.261731757</text:p>
          </table:table-cell>
          <table:table-cell table:number-columns-repeated="18"/>
        </table:table-row>
        <table:table-row table:style-name="ro1">
          <table:table-cell office:value-type="string">
            <text:p>272: Batman Begins (2005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82310400270393">
            <text:p>3.8231040027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89206428710706">
            <text:p>3.8920642871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26945862342398">
            <text:p>4.2694586234</text:p>
          </table:table-cell>
          <table:table-cell table:number-columns-repeated="18"/>
        </table:table-row>
        <table:table-row table:style-name="ro1">
          <table:table-cell office:value-type="string">
            <text:p>274: The Silence of the Lambs (1991)</text:p>
          </table:table-cell>
          <table:table-cell office:value-type="float" office:value="4.5">
            <text:p>4.5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">
            <text:p>4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81841009000358">
            <text:p>3.81841009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5">
            <text:p>4.5</text:p>
          </table:table-cell>
          <table:table-cell table:number-columns-repeated="18"/>
        </table:table-row>
        <table:table-row table:style-name="ro1">
          <table:table-cell office:value-type="string">
            <text:p>275: Fargo (1996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0">
            <text:p>#DIV/0!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4">
            <text:p>4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5">
            <text:p>4.5</text:p>
          </table:table-cell>
          <table:table-cell table:number-columns-repeated="18"/>
        </table:table-row>
        <table:table-row table:style-name="ro4">
          <table:table-cell office:value-type="string">
            <text:p>278: The Shawshank Redemption (1994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14294889340705">
            <text:p>4.1429488934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2.54096562420833">
            <text:p>2.5409656242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49657079125539">
            <text:p>4.4965707913</text:p>
          </table:table-cell>
          <table:table-cell table:number-columns-repeated="18"/>
        </table:table-row>
        <table:table-row table:style-name="ro1">
          <table:table-cell office:value-type="string">
            <text:p>280: Terminator 2: Judgment Day (1991)</text:p>
          </table:table-cell>
          <table:table-cell office:value-type="float" office:value="4.5">
            <text:p>4.5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5156584964934">
            <text:p>3.5156584965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37087635005231">
            <text:p>3.3708763501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65832707227349">
            <text:p>3.6583270723</text:p>
          </table:table-cell>
          <table:table-cell table:number-columns-repeated="18"/>
        </table:table-row>
        <table:table-row table:style-name="ro1">
          <table:table-cell office:value-type="string">
            <text:p>329: Jurassic Park (1993)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4503368660419">
            <text:p>3.450336866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35900956527535">
            <text:p>3.3590095653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32090857869803">
            <text:p>4.3209085787</text:p>
          </table:table-cell>
          <table:table-cell table:number-columns-repeated="18"/>
        </table:table-row>
        <table:table-row table:style-name="ro1">
          <table:table-cell office:value-type="string">
            <text:p>393: Kill Bill: Vol. 2 (2004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93253647571415">
            <text:p>3.9325364757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90172222842736">
            <text:p>3.9017222284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2.63841111792922">
            <text:p>2.6384111179</text:p>
          </table:table-cell>
          <table:table-cell table:number-columns-repeated="18"/>
        </table:table-row>
        <table:table-row table:style-name="ro1">
          <table:table-cell office:value-type="string">
            <text:p>414: Batman Forever (1995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2.68100755755493">
            <text:p>2.6810075576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2.69854651906509">
            <text:p>2.6985465191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2.26866793662693">
            <text:p>2.2686679366</text:p>
          </table:table-cell>
          <table:table-cell table:number-columns-repeated="18"/>
        </table:table-row>
        <table:table-row table:style-name="ro4">
          <table:table-cell office:value-type="string">
            <text:p>424: Schindler's List (1993)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23011460258821">
            <text:p>4.2301146026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4.01959178928949">
            <text:p>4.0195917893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26381286287788">
            <text:p>3.2638128629</text:p>
          </table:table-cell>
          <table:table-cell table:number-columns-repeated="18"/>
        </table:table-row>
        <table:table-row table:style-name="ro1">
          <table:table-cell office:value-type="string">
            <text:p>453: A Beautiful Mind (2001)</text:p>
          </table:table-cell>
          <table:table-cell office:value-type="float" office:value="4.5">
            <text:p>4.5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75630630053798">
            <text:p>3.7563063005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19862971522143">
            <text:p>3.1986297152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5372599469371">
            <text:p>4.5372599469</text:p>
          </table:table-cell>
          <table:table-cell table:number-columns-repeated="18"/>
        </table:table-row>
        <table:table-row table:style-name="ro4">
          <table:table-cell office:value-type="string">
            <text:p>462: Erin Brockovich (2000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5">
            <text:p>3.5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">
            <text:p>3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550: Fight Club (1999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16171469033716">
            <text:p>4.1617146903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39167348073481">
            <text:p>3.3916734807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55730582475189">
            <text:p>4.5573058248</text:p>
          </table:table-cell>
          <table:table-cell table:number-columns-repeated="18"/>
        </table:table-row>
        <table:table-row table:style-name="ro1">
          <table:table-cell office:value-type="string">
            <text:p>557: Spider-Man (2002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63798488489015">
            <text:p>3.6379848849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2.72961774492967">
            <text:p>2.7296177449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2.97297968153693">
            <text:p>2.9729796815</text:p>
          </table:table-cell>
          <table:table-cell table:number-columns-repeated="18"/>
        </table:table-row>
        <table:table-row table:style-name="ro1">
          <table:table-cell office:value-type="string">
            <text:p>558: Spider-Man 2 (2004)</text:p>
          </table:table-cell>
          <table:table-cell office:value-type="float" office:value="4.5">
            <text:p>4.5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33938072895297">
            <text:p>3.339380729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15860839146124">
            <text:p>3.1586083915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2.17990963360171">
            <text:p>2.1799096336</text:p>
          </table:table-cell>
          <table:table-cell table:number-columns-repeated="18"/>
        </table:table-row>
        <table:table-row table:style-name="ro1">
          <table:table-cell office:value-type="string">
            <text:p>568: Apollo 13 (1995)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73917312271078">
            <text:p>3.7391731227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36486785742721">
            <text:p>3.3648678574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946175367789">
            <text:p>3.9461753678</text:p>
          </table:table-cell>
          <table:table-cell table:number-columns-repeated="18"/>
        </table:table-row>
        <table:table-row table:style-name="ro1">
          <table:table-cell office:value-type="string">
            <text:p>581: Dances with Wolves (1990)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0">
            <text:p>#DIV/0!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38769892371459">
            <text:p>3.3876989237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5">
            <text:p>4.5</text:p>
          </table:table-cell>
          <table:table-cell table:number-columns-repeated="18"/>
        </table:table-row>
        <table:table-row table:style-name="ro1">
          <table:table-cell office:value-type="string">
            <text:p>585: Monsters Inc. (2001)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69113085654789">
            <text:p>3.6911308565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4.3306009784782">
            <text:p>4.3306009785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34232189921911">
            <text:p>4.3423218992</text:p>
          </table:table-cell>
          <table:table-cell table:number-columns-repeated="18"/>
        </table:table-row>
        <table:table-row table:style-name="ro1">
          <table:table-cell office:value-type="string">
            <text:p>597: Titanic (1997)</text:p>
          </table:table-cell>
          <table:table-cell office:value-type="float" office:value="3.5">
            <text:p>3.5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2.94366571129971">
            <text:p>2.9436657113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47145102738181">
            <text:p>3.4714510274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1752741029676">
            <text:p>4.175274103</text:p>
          </table:table-cell>
          <table:table-cell table:number-columns-repeated="18"/>
        </table:table-row>
        <table:table-row table:style-name="ro1">
          <table:table-cell office:value-type="string">
            <text:p>601: E.T. the Extra-Terrestrial (1982)</text:p>
          </table:table-cell>
          <table:table-cell office:value-type="float" office:value="4.5">
            <text:p>4.5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19113085654789">
            <text:p>3.1911308565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2.93461086245559">
            <text:p>2.9346108625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80401315531522">
            <text:p>3.8040131553</text:p>
          </table:table-cell>
          <table:table-cell table:number-columns-repeated="18"/>
        </table:table-row>
        <table:table-row table:style-name="ro4">
          <table:table-cell office:value-type="string">
            <text:p>602: Independence Day (a.k.a. ID4) (1996)</text:p>
          </table:table-cell>
          <table:table-cell office:value-type="float" office:value="3.5">
            <text:p>3.5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14719610110192">
            <text:p>3.1471961011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2.57291842220923">
            <text:p>2.5729184222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33995338955835">
            <text:p>3.3399533896</text:p>
          </table:table-cell>
          <table:table-cell table:number-columns-repeated="18"/>
        </table:table-row>
        <table:table-row table:style-name="ro1">
          <table:table-cell office:value-type="string">
            <text:p>603: The Matrix (1999)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85592403908795">
            <text:p>4.8559240391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4.39437897267717">
            <text:p>4.3943789727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52055489849656">
            <text:p>4.5205548985</text:p>
          </table:table-cell>
          <table:table-cell table:number-columns-repeated="18"/>
        </table:table-row>
        <table:table-row table:style-name="ro1">
          <table:table-cell office:value-type="string">
            <text:p>604: The Matrix Reloaded (2003)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58070912573433">
            <text:p>3.5807091257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2.81394314199139">
            <text:p>2.813943142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80883632206063">
            <text:p>3.8088363221</text:p>
          </table:table-cell>
          <table:table-cell table:number-columns-repeated="18"/>
        </table:table-row>
        <table:table-row table:style-name="ro4">
          <table:table-cell office:value-type="string">
            <text:p>607: Men in Black (a.k.a. MIB) (1997)</text:p>
          </table:table-cell>
          <table:table-cell office:value-type="float" office:value="4.5">
            <text:p>4.5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38355632508006">
            <text:p>3.3835563251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52980796616105">
            <text:p>3.5298079662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7603358488162">
            <text:p>3.7603358488</text:p>
          </table:table-cell>
          <table:table-cell table:number-columns-repeated="18"/>
        </table:table-row>
        <table:table-row table:style-name="ro1">
          <table:table-cell office:value-type="string">
            <text:p>629: The Usual Suspects (1995)</text:p>
          </table:table-cell>
          <table:table-cell office:value-type="float" office:value="4.5">
            <text:p>4.5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15817947447981">
            <text:p>4.1581794745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4.16895535209275">
            <text:p>4.1689553521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77372994782229">
            <text:p>4.7737299478</text:p>
          </table:table-cell>
          <table:table-cell table:number-columns-repeated="18"/>
        </table:table-row>
        <table:table-row table:style-name="ro1">
          <table:table-cell office:value-type="string">
            <text:p>640: Catch Me If You Can (2002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58329346497788">
            <text:p>3.583293465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">
            <text:p>3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65761764632462">
            <text:p>3.6576176463</text:p>
          </table:table-cell>
          <table:table-cell table:number-columns-repeated="18"/>
        </table:table-row>
        <table:table-row table:style-name="ro1">
          <table:table-cell office:value-type="string">
            <text:p>641: Requiem for a Dream (2000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5">
            <text:p>5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2.5">
            <text:p>2.5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36158424340634">
            <text:p>4.3615842434</text:p>
          </table:table-cell>
          <table:table-cell table:number-columns-repeated="18"/>
        </table:table-row>
        <table:table-row table:style-name="ro1">
          <table:table-cell office:value-type="string">
            <text:p>664: Twister (1996)</text:p>
          </table:table-cell>
          <table:table-cell office:value-type="float" office:value="4.5">
            <text:p>4.5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5">
            <text:p>3.5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1656277978696">
            <text:p>3.1656277979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">
            <text:p>4</text:p>
          </table:table-cell>
          <table:table-cell table:number-columns-repeated="18"/>
        </table:table-row>
        <table:table-row table:style-name="ro4">
          <table:table-cell office:value-type="string">
            <text:p>671: Harry Potter and the Sorcerer's Stone (a.k.a. Harry Potter and the Philosopher's Stone) (2001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62975807404908">
            <text:p>3.629758074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2.06174417712189">
            <text:p>2.0617441771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32118984346686">
            <text:p>4.3211898435</text:p>
          </table:table-cell>
          <table:table-cell table:number-columns-repeated="18"/>
        </table:table-row>
        <table:table-row table:style-name="ro1">
          <table:table-cell office:value-type="string">
            <text:p>672: Harry Potter and the Chamber of Secrets (2002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26361469097899">
            <text:p>3.263614691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1.80145348093491">
            <text:p>1.8014534809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20977812979577">
            <text:p>3.2097781298</text:p>
          </table:table-cell>
          <table:table-cell table:number-columns-repeated="18"/>
        </table:table-row>
        <table:table-row table:style-name="ro1">
          <table:table-cell office:value-type="string">
            <text:p>680: Pulp Fiction (1994)</text:p>
          </table:table-cell>
          <table:table-cell office:value-type="float" office:value="4.5">
            <text:p>4.5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18825299510217">
            <text:p>4.1882529951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79772057505991">
            <text:p>3.7977205751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25134804377028">
            <text:p>4.2513480438</text:p>
          </table:table-cell>
          <table:table-cell table:number-columns-repeated="18"/>
        </table:table-row>
        <table:table-row table:style-name="ro1">
          <table:table-cell office:value-type="string">
            <text:p>745: The Sixth Sense (1999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76413579371136">
            <text:p>3.7641357937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5947051306163">
            <text:p>3.5947051306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24608941432685">
            <text:p>4.2460894143</text:p>
          </table:table-cell>
          <table:table-cell table:number-columns-repeated="18"/>
        </table:table-row>
        <table:table-row table:style-name="ro1">
          <table:table-cell office:value-type="string">
            <text:p>752: V for Vendetta (2006)</text:p>
          </table:table-cell>
          <table:table-cell office:value-type="float" office:value="4.5">
            <text:p>4.5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05943643497585">
            <text:p>4.059436435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99860377155294">
            <text:p>3.9986037716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41473316141656">
            <text:p>4.4147331614</text:p>
          </table:table-cell>
          <table:table-cell table:number-columns-repeated="18"/>
        </table:table-row>
        <table:table-row table:style-name="ro1">
          <table:table-cell office:value-type="string">
            <text:p>786: Almost Famous (2000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0">
            <text:p>#DIV/0!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">
            <text:p>3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">
            <text:p>4</text:p>
          </table:table-cell>
          <table:table-cell table:number-columns-repeated="18"/>
        </table:table-row>
        <table:table-row table:style-name="ro4">
          <table:table-cell office:value-type="string">
            <text:p>788: Mrs. Doubtfire (1993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2.56420141721204">
            <text:p>2.5642014172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2.00357264095634">
            <text:p>2.003572641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5">
            <text:p>3.5</text:p>
          </table:table-cell>
          <table:table-cell table:number-columns-repeated="18"/>
        </table:table-row>
        <table:table-row table:style-name="ro4">
          <table:table-cell office:value-type="string">
            <text:p>807: Seven (a.k.a. Se7en) (1995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7429783985956">
            <text:p>3.7429783986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4.31912495980797">
            <text:p>4.3191249598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84575188660378">
            <text:p>4.8457518866</text:p>
          </table:table-cell>
          <table:table-cell table:number-columns-repeated="18"/>
        </table:table-row>
        <table:table-row table:style-name="ro4">
          <table:table-cell office:value-type="string">
            <text:p>808: Shrek (2001)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72995960118366">
            <text:p>3.7299596012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87172708464361">
            <text:p>3.8717270846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55760709528937">
            <text:p>3.5576070953</text:p>
          </table:table-cell>
          <table:table-cell table:number-columns-repeated="18"/>
        </table:table-row>
        <table:table-row table:style-name="ro4">
          <table:table-cell office:value-type="string">
            <text:p>809: Shrek 2 (2004)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60812485867903">
            <text:p>3.6081248587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16243148360471">
            <text:p>3.1624314836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42320285737844">
            <text:p>3.4232028574</text:p>
          </table:table-cell>
          <table:table-cell table:number-columns-repeated="18"/>
        </table:table-row>
        <table:table-row table:style-name="ro1">
          <table:table-cell office:value-type="string">
            <text:p>812: Aladdin (1992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2.90313211206895">
            <text:p>2.9031321121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2.26029069618698">
            <text:p>2.2602906962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5">
            <text:p>3.5</text:p>
          </table:table-cell>
          <table:table-cell table:number-columns-repeated="18"/>
        </table:table-row>
        <table:table-row table:style-name="ro1">
          <table:table-cell office:value-type="string">
            <text:p>854: The Mask (1994)</text:p>
          </table:table-cell>
          <table:table-cell office:value-type="float" office:value="4.5">
            <text:p>4.5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08458477923157">
            <text:p>3.0845847792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08551318730864">
            <text:p>3.0855131873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2.74608941432685">
            <text:p>2.7460894143</text:p>
          </table:table-cell>
          <table:table-cell table:number-columns-repeated="18"/>
        </table:table-row>
        <table:table-row table:style-name="ro1">
          <table:table-cell office:value-type="string">
            <text:p>857: Saving Private Ryan (1998)</text:p>
          </table:table-cell>
          <table:table-cell office:value-type="float" office:value="4.5">
            <text:p>4.5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2.96712483587572">
            <text:p>2.9671248359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59993832297321">
            <text:p>3.599938323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95003097599561">
            <text:p>3.950030976</text:p>
          </table:table-cell>
          <table:table-cell table:number-columns-repeated="18"/>
        </table:table-row>
        <table:table-row table:style-name="ro1">
          <table:table-cell office:value-type="string">
            <text:p>862: Toy Story (1995)</text:p>
          </table:table-cell>
          <table:table-cell office:value-type="float" office:value="3.5">
            <text:p>3.5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19113085654789">
            <text:p>3.1911308565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52854897261819">
            <text:p>3.5285489726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58512470873003">
            <text:p>4.5851247087</text:p>
          </table:table-cell>
          <table:table-cell table:number-columns-repeated="18"/>
        </table:table-row>
        <table:table-row table:style-name="ro1">
          <table:table-cell office:value-type="string">
            <text:p>954: Mission: Impossible (1996)</text:p>
          </table:table-cell>
          <table:table-cell office:value-type="float" office:value="4.5">
            <text:p>4.5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42059954424858">
            <text:p>3.4205995442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35804423216973">
            <text:p>3.3580442322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56658177437969">
            <text:p>3.5665817744</text:p>
          </table:table-cell>
          <table:table-cell table:number-columns-repeated="18"/>
        </table:table-row>
        <table:table-row table:style-name="ro1">
          <table:table-cell office:value-type="string">
            <text:p>955: Mission: Impossible II (2000)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38018438668402">
            <text:p>3.3801843867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2.96257076626398">
            <text:p>2.9625707663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71023060692191">
            <text:p>3.7102306069</text:p>
          </table:table-cell>
          <table:table-cell table:number-columns-repeated="18"/>
        </table:table-row>
        <table:table-row table:style-name="ro1">
          <table:table-cell office:value-type="string">
            <text:p>1422: The Departed (2006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42059875743431">
            <text:p>3.4205987574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2">
            <text:p>2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50782117134631">
            <text:p>4.5078211713</text:p>
          </table:table-cell>
          <table:table-cell table:number-columns-repeated="18"/>
        </table:table-row>
        <table:table-row table:style-name="ro1">
          <table:table-cell office:value-type="string">
            <text:p>1572: Die Hard: With a Vengeance (1995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45740553428698">
            <text:p>4.4574055343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4.05191644633409">
            <text:p>4.0519164463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01564234269261">
            <text:p>4.0156423427</text:p>
          </table:table-cell>
          <table:table-cell table:number-columns-repeated="18"/>
        </table:table-row>
        <table:table-row table:style-name="ro1">
          <table:table-cell office:value-type="string">
            <text:p>1597: Meet the Parents (2000)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69113085654789">
            <text:p>3.6911308565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2.98499017647833">
            <text:p>2.9849901765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1637: Speed (1994)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2.57339256964366">
            <text:p>2.5733925696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39881214507568">
            <text:p>3.3988121451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2.5">
            <text:p>2.5</text:p>
          </table:table-cell>
          <table:table-cell table:number-columns-repeated="18"/>
        </table:table-row>
        <table:table-row table:style-name="ro1">
          <table:table-cell office:value-type="string">
            <text:p>1891: Star Wars: Episode V - The Empire Strikes Back (1980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07238674633054">
            <text:p>4.0723867463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4.76029069618698">
            <text:p>4.7602906962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59309424551642">
            <text:p>3.5930942455</text:p>
          </table:table-cell>
          <table:table-cell table:number-columns-repeated="18"/>
        </table:table-row>
        <table:table-row table:style-name="ro1">
          <table:table-cell office:value-type="string">
            <text:p>1892: Star Wars: Episode VI - Return of the Jedi (1983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09579301896884">
            <text:p>4.095793019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73970930381302">
            <text:p>3.7397093038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33583550922299">
            <text:p>4.3358355092</text:p>
          </table:table-cell>
          <table:table-cell table:number-columns-repeated="18"/>
        </table:table-row>
        <table:table-row table:style-name="ro1">
          <table:table-cell office:value-type="string">
            <text:p>1894: Star Wars: Episode II - Attack of the Clones (2002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49554819923105">
            <text:p>3.4955481992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2.21912791143906">
            <text:p>2.2191279114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60276889920569">
            <text:p>3.6027688992</text:p>
          </table:table-cell>
          <table:table-cell table:number-columns-repeated="18"/>
        </table:table-row>
        <table:table-row table:style-name="ro1">
          <table:table-cell office:value-type="string">
            <text:p>1900: Traffic (2000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69034380776462">
            <text:p>3.6903438078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77086026963209">
            <text:p>3.7708602696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2024: The Patriot (2000)</text:p>
          </table:table-cell>
          <table:table-cell office:value-type="float" office:value="4.5">
            <text:p>4.5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">
            <text:p>3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2.56633663192809">
            <text:p>2.5663366319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2164: Stargate (1994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07954158964718">
            <text:p>4.0795415896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16296227904453">
            <text:p>3.162962279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5">
            <text:p>3.5</text:p>
          </table:table-cell>
          <table:table-cell table:number-columns-repeated="18"/>
        </table:table-row>
        <table:table-row table:style-name="ro1">
          <table:table-cell office:value-type="string">
            <text:p>2501: The Bourne Identity (2002)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03084525831686">
            <text:p>4.0308452583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4.09549022811145">
            <text:p>4.0954902281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2.94539026278867">
            <text:p>2.9453902628</text:p>
          </table:table-cell>
          <table:table-cell table:number-columns-repeated="18"/>
        </table:table-row>
        <table:table-row table:style-name="ro1">
          <table:table-cell office:value-type="string">
            <text:p>2502: The Bourne Supremacy (2004)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25954802546034">
            <text:p>4.2595480255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94861996109444">
            <text:p>3.9486199611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1.97653648596108">
            <text:p>1.976536486</text:p>
          </table:table-cell>
          <table:table-cell table:number-columns-repeated="18"/>
        </table:table-row>
        <table:table-row table:style-name="ro1">
          <table:table-cell office:value-type="string">
            <text:p>3049: Ace Ventura: Pet Detective (1994)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1.95697732733522">
            <text:p>1.9569773273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1.81471734516996">
            <text:p>1.8147173452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2.89084948451844">
            <text:p>2.8908494845</text:p>
          </table:table-cell>
          <table:table-cell table:number-columns-repeated="18"/>
        </table:table-row>
        <table:table-row table:style-name="ro1">
          <table:table-cell office:value-type="string">
            <text:p>4327: Charlie's Angels (2000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19113085654789">
            <text:p>3.1911308565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1.43980757971922">
            <text:p>1.4398075797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2.5">
            <text:p>2.5</text:p>
          </table:table-cell>
          <table:table-cell table:number-columns-repeated="18"/>
        </table:table-row>
        <table:table-row table:style-name="ro1">
          <table:table-cell office:value-type="string">
            <text:p>5503: The Fugitive (1993)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2">
            <text:p>2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26538448285245">
            <text:p>3.2653844829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5">
            <text:p>3.5</text:p>
          </table:table-cell>
          <table:table-cell table:number-columns-repeated="18"/>
        </table:table-row>
        <table:table-row table:style-name="ro1">
          <table:table-cell office:value-type="string">
            <text:p>7443: Chicken Run (2000)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26082687728922">
            <text:p>3.2608268773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14828596239557">
            <text:p>3.1482859624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8358: Cast Away (2000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">
            <text:p>3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19583674036741">
            <text:p>3.1958367404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79100989312088">
            <text:p>4.7910098931</text:p>
          </table:table-cell>
          <table:table-cell table:number-columns-repeated="18"/>
        </table:table-row>
        <table:table-row table:style-name="ro1">
          <table:table-cell office:value-type="string">
            <text:p>8467: Dumb &amp; Dumber (1994)</text:p>
          </table:table-cell>
          <table:table-cell office:value-type="float" office:value="4.5">
            <text:p>4.5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2.14678513928733">
            <text:p>2.1467851393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1.81332023530444">
            <text:p>1.8133202353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2.22262590028792">
            <text:p>2.2226259003</text:p>
          </table:table-cell>
          <table:table-cell table:number-columns-repeated="18"/>
        </table:table-row>
        <table:table-row table:style-name="ro1">
          <table:table-cell office:value-type="string">
            <text:p>8587: The Lion King (1994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57940124256569">
            <text:p>3.5794012426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2.32203487330887">
            <text:p>2.3220348733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38140184025359">
            <text:p>4.3814018403</text:p>
          </table:table-cell>
          <table:table-cell table:number-columns-repeated="18"/>
        </table:table-row>
        <table:table-row table:style-name="ro1">
          <table:table-cell office:value-type="string">
            <text:p>9331: Clear and Present Danger (1994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0">
            <text:p>#DIV/0!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1.80145348093491">
            <text:p>1.8014534809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5">
            <text:p>3.5</text:p>
          </table:table-cell>
          <table:table-cell table:number-columns-repeated="18"/>
        </table:table-row>
        <table:table-row table:style-name="ro1">
          <table:table-cell office:value-type="string">
            <text:p>9741: Unbreakable (2000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0">
            <text:p>#DIV/0!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">
            <text:p>3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5">
            <text:p>3.5</text:p>
          </table:table-cell>
          <table:table-cell table:number-columns-repeated="18"/>
        </table:table-row>
        <table:table-row table:style-name="ro1">
          <table:table-cell office:value-type="string">
            <text:p>9802: The Rock (1996)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2">
            <text:p>2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47114871559922">
            <text:p>3.4711487156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88456158052749">
            <text:p>3.8845615805</text:p>
          </table:table-cell>
          <table:table-cell table:number-columns-repeated="18"/>
        </table:table-row>
        <table:table-row table:style-name="ro4">
          <table:table-cell office:value-type="string">
            <text:p>9806: The Incredibles (2004)</text:p>
          </table:table-cell>
          <table:table-cell office:value-type="float" office:value="4.5">
            <text:p>4.5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19113085654789">
            <text:p>3.1911308565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4.0282466608356">
            <text:p>4.0282466608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2.80950652458987">
            <text:p>2.8095065246</text:p>
          </table:table-cell>
          <table:table-cell table:number-columns-repeated="18"/>
        </table:table-row>
        <table:table-row table:style-name="ro1">
          <table:table-cell office:value-type="string">
            <text:p>10020: Beauty and the Beast (1991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23547657380845">
            <text:p>3.2354765738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28087208856094">
            <text:p>3.2808720886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446175367789">
            <text:p>3.4461753678</text:p>
          </table:table-cell>
          <table:table-cell table:number-columns-repeated="18"/>
        </table:table-row>
        <table:table-row table:style-name="ro1">
          <table:table-cell office:value-type="string">
            <text:p>36657: X-Men (2000)</text:p>
          </table:table-cell>
          <table:table-cell office:value-type="float" office:value="4.5">
            <text:p>4.5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81879926143338">
            <text:p>3.8187992614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55546786836443">
            <text:p>3.5554678684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36658: X2: X-Men United (2003)</text:p>
          </table:table-cell>
          <table:table-cell office:value-type="float" office:value="4.5">
            <text:p>4.5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68100755755493">
            <text:p>3.6810075576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29695900261232">
            <text:p>3.2969590026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7230876838945">
            <text:p>3.7230876839</text:p>
          </table:table-cell>
          <table:table-cell table:number-columns-repeated="18"/>
        </table:table-row>
        <table:table-row table:style-name="ro1">
          <table:table-cell office:value-type="string">
            <text:p>36955: True Lies (1994)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">
            <text:p>3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1660173736685">
            <text:p>3.1660173737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">
            <text:p>3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ce6"/>
          <table:table-cell table:number-columns-repeated="20"/>
        </table:table-row>
        <table:table-row table:style-name="ro1" table:number-rows-repeated="1048473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Sheet5" table:style-name="ta1"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number-columns-repeated="6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row table:style-name="ro1">
          <table:table-cell/>
          <table:table-cell office:value-type="float" office:value="3712">
            <text:p>3712</text:p>
          </table:table-cell>
          <table:table-cell office:value-type="float" office:value="3867">
            <text:p>3867</text:p>
          </table:table-cell>
          <table:table-cell office:value-type="float" office:value="860">
            <text:p>860</text:p>
          </table:table-cell>
          <table:table-cell table:number-columns-repeated="18"/>
        </table:table-row>
        <table:table-row table:style-name="ro1">
          <table:table-cell office:value-type="string">
            <text:p>11: Star Wars: Episode IV - A New Hope (1977)</text:p>
          </table:table-cell>
          <table:table-cell table:style-name="ce6" office:value-type="float" office:value="4.00323253748111">
            <text:p>4.0032325375</text:p>
          </table:table-cell>
          <table:table-cell table:style-name="ce6" office:value-type="float" office:value="4.02058139237396">
            <text:p>4.0205813924</text:p>
          </table:table-cell>
          <table:table-cell table:style-name="ce6" office:value-type="float" office:value="4.33583550922299">
            <text:p>4.3358355092</text:p>
          </table:table-cell>
          <table:table-cell table:number-columns-repeated="18"/>
        </table:table-row>
        <table:table-row table:style-name="ro4">
          <table:table-cell office:value-type="string">
            <text:p>12: Finding Nemo (2003)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.34773441795271">
            <text:p>3.347734418</text:p>
          </table:table-cell>
          <table:table-cell table:style-name="ce6" office:value-type="float" office:value="4.52911394669869">
            <text:p>4.5291139467</text:p>
          </table:table-cell>
          <table:table-cell/>
          <table:table-cell table:style-name="ce6"/>
          <table:table-cell table:number-columns-repeated="16"/>
        </table:table-row>
        <table:table-row table:style-name="ro4">
          <table:table-cell office:value-type="string">
            <text:p>13: Forrest Gump (1994)</text:p>
          </table:table-cell>
          <table:table-cell table:style-name="ce6" office:value-type="float" office:value="4.30224205632997">
            <text:p>4.3022420563</text:p>
          </table:table-cell>
          <table:table-cell table:style-name="ce6" office:value-type="float" office:value="3.74947787225184">
            <text:p>3.7494778723</text:p>
          </table:table-cell>
          <table:table-cell table:style-name="ce6" office:value-type="float" office:value="4.76157160130991">
            <text:p>4.7615716013</text:p>
          </table:table-cell>
          <table:table-cell table:number-columns-repeated="18"/>
        </table:table-row>
        <table:table-row table:style-name="ro1">
          <table:table-cell office:value-type="string">
            <text:p>14: American Beauty (1999)</text:p>
          </table:table-cell>
          <table:table-cell table:style-name="ce6" office:value-type="float" office:value="4.26082687728922">
            <text:p>4.2608268773</text:p>
          </table:table-cell>
          <table:table-cell table:style-name="ce6" office:value-type="float" office:value="3.80417166704381">
            <text:p>3.804171667</text:p>
          </table:table-cell>
          <table:table-cell table:style-name="ce6" office:value-type="float" office:value="3.5">
            <text:p>3.5</text:p>
          </table:table-cell>
          <table:table-cell table:number-columns-repeated="18"/>
        </table:table-row>
        <table:table-row table:style-name="ro1">
          <table:table-cell office:value-type="string">
            <text:p>22: Pirates of the Caribbean: The Curse of the Black Pearl (2003)</text:p>
          </table:table-cell>
          <table:table-cell table:style-name="ce6" office:value-type="float" office:value="3.66372796453043">
            <text:p>3.6637279645</text:p>
          </table:table-cell>
          <table:table-cell table:style-name="ce6" office:value-type="float" office:value="3.34512149948024">
            <text:p>3.3451214995</text:p>
          </table:table-cell>
          <table:table-cell table:style-name="ce6" office:value-type="float" office:value="2.93164954624792">
            <text:p>2.9316495462</text:p>
          </table:table-cell>
          <table:table-cell table:number-columns-repeated="18"/>
        </table:table-row>
        <table:table-row table:style-name="ro1">
          <table:table-cell office:value-type="string">
            <text:p>24: Kill Bill: Vol. 1 (2003)</text:p>
          </table:table-cell>
          <table:table-cell table:style-name="ce6" office:value-type="float" office:value="4.01339387646736">
            <text:p>4.0133938765</text:p>
          </table:table-cell>
          <table:table-cell table:style-name="ce6" office:value-type="float" office:value="4.17262022036483">
            <text:p>4.1726202204</text:p>
          </table:table-cell>
          <table:table-cell table:style-name="ce6" office:value-type="float" office:value="3.15120765066925">
            <text:p>3.1512076507</text:p>
          </table:table-cell>
          <table:table-cell table:number-columns-repeated="18"/>
        </table:table-row>
        <table:table-row table:style-name="ro1">
          <table:table-cell office:value-type="string">
            <text:p>38: Eternal Sunshine of the Spotless Mind (2004)</text:p>
          </table:table-cell>
          <table:table-cell table:style-name="ce6" office:value-type="float" office:value="3.94993099875626">
            <text:p>3.9499309988</text:p>
          </table:table-cell>
          <table:table-cell table:style-name="ce6" office:value-type="float" office:value="4.02781369284279">
            <text:p>4.0278136928</text:p>
          </table:table-cell>
          <table:table-cell table:style-name="ce6" office:value-type="float" office:value="4.72239238417439">
            <text:p>4.7223923842</text:p>
          </table:table-cell>
          <table:table-cell table:number-columns-repeated="18"/>
        </table:table-row>
        <table:table-row table:style-name="ro4">
          <table:table-cell office:value-type="string">
            <text:p>63: Twelve Monkeys (a.k.a. 12 Monkeys) (1995)</text:p>
          </table:table-cell>
          <table:table-cell table:style-name="ce6" office:value-type="float" office:value="2.92045841035282">
            <text:p>2.9204584104</text:p>
          </table:table-cell>
          <table:table-cell table:style-name="ce6" office:value-type="float" office:value="4.09113248965997">
            <text:p>4.0911324897</text:p>
          </table:table-cell>
          <table:table-cell table:style-name="ce6" office:value-type="float" office:value="3.75391058567315">
            <text:p>3.7539105857</text:p>
          </table:table-cell>
          <table:table-cell table:number-columns-repeated="18"/>
        </table:table-row>
        <table:table-row table:style-name="ro1">
          <table:table-cell office:value-type="string">
            <text:p>77: Memento (2000)</text:p>
          </table:table-cell>
          <table:table-cell table:style-name="ce6" office:value-type="float" office:value="4.49473521156625">
            <text:p>4.4947352116</text:p>
          </table:table-cell>
          <table:table-cell table:style-name="ce6" office:value-type="float" office:value="4.4724867169242">
            <text:p>4.4724867169</text:p>
          </table:table-cell>
          <table:table-cell table:style-name="ce6" office:value-type="float" office:value="4.84575188660378">
            <text:p>4.8457518866</text:p>
          </table:table-cell>
          <table:table-cell table:number-columns-repeated="18"/>
        </table:table-row>
        <table:table-row table:style-name="ro1">
          <table:table-cell office:value-type="string">
            <text:p>85: Raiders of the Lost Ark (Indiana Jones and the Raiders of the Lost Ark) (1981)</text:p>
          </table:table-cell>
          <table:table-cell table:style-name="ce6" office:value-type="float" office:value="4.39977938837828">
            <text:p>4.3997793884</text:p>
          </table:table-cell>
          <table:table-cell table:style-name="ce6" office:value-type="float" office:value="4.17976550227751">
            <text:p>4.1797655023</text:p>
          </table:table-cell>
          <table:table-cell table:style-name="ce6"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98: Gladiator (2000)</text:p>
          </table:table-cell>
          <table:table-cell table:style-name="ce6" office:value-type="float" office:value="4.17578912159578">
            <text:p>4.1757891216</text:p>
          </table:table-cell>
          <table:table-cell table:style-name="ce6" office:value-type="float" office:value="3.508189537409">
            <text:p>3.5081895374</text:p>
          </table:table-cell>
          <table:table-cell table:style-name="ce6" office:value-type="float" office:value="3.5">
            <text:p>3.5</text:p>
          </table:table-cell>
          <table:table-cell table:number-columns-repeated="18"/>
        </table:table-row>
        <table:table-row table:style-name="ro1">
          <table:table-cell office:value-type="string">
            <text:p>105: Back to the Future (1985)</text:p>
          </table:table-cell>
          <table:table-cell table:style-name="ce6" office:value-type="float" office:value="4.73917312271078">
            <text:p>4.7391731227</text:p>
          </table:table-cell>
          <table:table-cell table:style-name="ce6" office:value-type="float" office:value="3.39904306957857">
            <text:p>3.3990430696</text:p>
          </table:table-cell>
          <table:table-cell table:style-name="ce6" office:value-type="float" office:value="4.7241593243957">
            <text:p>4.7241593244</text:p>
          </table:table-cell>
          <table:table-cell table:number-columns-repeated="18"/>
        </table:table-row>
        <table:table-row table:style-name="ro1">
          <table:table-cell office:value-type="string">
            <text:p>107: Snatch (2000)</text:p>
          </table:table-cell>
          <table:table-cell table:style-name="ce6" office:value-type="float" office:value="4.65143243134009">
            <text:p>4.651432431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.74608941432685">
            <text:p>3.7460894143</text:p>
          </table:table-cell>
          <table:table-cell table:number-columns-repeated="18"/>
        </table:table-row>
        <table:table-row table:style-name="ro1">
          <table:table-cell office:value-type="string">
            <text:p>114: Pretty Woman (1990)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.16370139470893">
            <text:p>3.1637013947</text:p>
          </table:table-cell>
          <table:table-cell table:style-name="ce6" office:value-type="float" office:value="3.5">
            <text:p>3.5</text:p>
          </table:table-cell>
          <table:table-cell table:number-columns-repeated="18"/>
        </table:table-row>
        <table:table-row table:style-name="ro1">
          <table:table-cell office:value-type="string">
            <text:p>120: The Lord of the Rings: The Fellowship of the Ring (2001)</text:p>
          </table:table-cell>
          <table:table-cell table:style-name="ce6" office:value-type="float" office:value="4.61691635733333">
            <text:p>4.6169163573</text:p>
          </table:table-cell>
          <table:table-cell table:style-name="ce6" office:value-type="float" office:value="4.28984603272881">
            <text:p>4.2898460327</text:p>
          </table:table-cell>
          <table:table-cell table:style-name="ce6"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121: The Lord of the Rings: The Two Towers (2002)</text:p>
          </table:table-cell>
          <table:table-cell table:style-name="ce6" office:value-type="float" office:value="4.61691635733333">
            <text:p>4.6169163573</text:p>
          </table:table-cell>
          <table:table-cell table:style-name="ce6" office:value-type="float" office:value="4.40019368867407">
            <text:p>4.4001936887</text:p>
          </table:table-cell>
          <table:table-cell table:style-name="ce6" office:value-type="float" office:value="3.23169908417088">
            <text:p>3.2316990842</text:p>
          </table:table-cell>
          <table:table-cell table:number-columns-repeated="18"/>
        </table:table-row>
        <table:table-row table:style-name="ro1">
          <table:table-cell office:value-type="string">
            <text:p>122: The Lord of the Rings: The Return of the King (2003)</text:p>
          </table:table-cell>
          <table:table-cell table:style-name="ce6" office:value-type="float" office:value="4.57133663776885">
            <text:p>4.5713366378</text:p>
          </table:table-cell>
          <table:table-cell table:style-name="ce6" office:value-type="float" office:value="4.50763718954793">
            <text:p>4.5076371895</text:p>
          </table:table-cell>
          <table:table-cell table:style-name="ce6"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134: O Brother Where Art Thou? (2000)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#DIV/0!</text:p>
          </table:table-cell>
          <table:table-cell table:number-columns-repeated="18"/>
        </table:table-row>
        <table:table-row table:style-name="ro4">
          <table:table-cell office:value-type="string">
            <text:p>141: Donnie Darko (2001)</text:p>
          </table:table-cell>
          <table:table-cell table:style-name="ce6" office:value-type="float" office:value="3.84549604238297">
            <text:p>3.8454960424</text:p>
          </table:table-cell>
          <table:table-cell table:style-name="ce6" office:value-type="float" office:value="3.02781369284279">
            <text:p>3.0278136928</text:p>
          </table:table-cell>
          <table:table-cell table:style-name="ce6" office:value-type="float" office:value="4.19868293222533">
            <text:p>4.1986829322</text:p>
          </table:table-cell>
          <table:table-cell table:number-columns-repeated="18"/>
        </table:table-row>
        <table:table-row table:style-name="ro4">
          <table:table-cell office:value-type="string">
            <text:p>146: Crouching Tiger Hidden Dragon (Wo hu cang long) (2000)</text:p>
          </table:table-cell>
          <table:table-cell table:style-name="ce6" office:value-type="float" office:value="3.5">
            <text:p>3.5</text:p>
          </table:table-cell>
          <table:table-cell table:style-name="ce6" office:value-type="float" office:value="4.09549022811145">
            <text:p>4.0954902281</text:p>
          </table:table-cell>
          <table:table-cell table:style-name="ce6" office:value-type="float" office:value="2.5">
            <text:p>2.5</text:p>
          </table:table-cell>
          <table:table-cell table:number-columns-repeated="18"/>
        </table:table-row>
        <table:table-row table:style-name="ro1">
          <table:table-cell office:value-type="string">
            <text:p>153: Lost in Translation (2003)</text:p>
          </table:table-cell>
          <table:table-cell table:style-name="ce6" office:value-type="float" office:value="3.99034615632083">
            <text:p>3.9903461563</text:p>
          </table:table-cell>
          <table:table-cell table:style-name="ce6" office:value-type="float" office:value="3.66777149154546">
            <text:p>3.6677714915</text:p>
          </table:table-cell>
          <table:table-cell table:style-name="ce6" office:value-type="float" office:value="3.5">
            <text:p>3.5</text:p>
          </table:table-cell>
          <table:table-cell table:number-columns-repeated="18"/>
        </table:table-row>
        <table:table-row table:style-name="ro1">
          <table:table-cell office:value-type="string">
            <text:p>155: The Dark Knight (2008)</text:p>
          </table:table-cell>
          <table:table-cell table:style-name="ce6" office:value-type="float" office:value="4.62256400683468">
            <text:p>4.6225640068</text:p>
          </table:table-cell>
          <table:table-cell table:style-name="ce6" office:value-type="float" office:value="4.55145392519525">
            <text:p>4.5514539252</text:p>
          </table:table-cell>
          <table:table-cell table:style-name="ce6" office:value-type="float" office:value="4.56791635179485">
            <text:p>4.5679163518</text:p>
          </table:table-cell>
          <table:table-cell table:number-columns-repeated="18"/>
        </table:table-row>
        <table:table-row table:style-name="ro1">
          <table:table-cell office:value-type="string">
            <text:p>161: Ocean's Eleven (2001)</text:p>
          </table:table-cell>
          <table:table-cell table:style-name="ce6" office:value-type="float" office:value="4.03210070860602">
            <text:p>4.0321007086</text:p>
          </table:table-cell>
          <table:table-cell table:style-name="ce6" office:value-type="float" office:value="3.47734811196644">
            <text:p>3.477348112</text:p>
          </table:table-cell>
          <table:table-cell table:style-name="ce6" office:value-type="float" office:value="4.18788228671945">
            <text:p>4.1878822867</text:p>
          </table:table-cell>
          <table:table-cell table:number-columns-repeated="18"/>
        </table:table-row>
        <table:table-row table:style-name="ro1">
          <table:table-cell office:value-type="string">
            <text:p>180: Minority Report (2002)</text:p>
          </table:table-cell>
          <table:table-cell table:style-name="ce6" office:value-type="float" office:value="4.10551758697576">
            <text:p>4.105517587</text:p>
          </table:table-cell>
          <table:table-cell table:style-name="ce6" office:value-type="float" office:value="3.61864577273576">
            <text:p>3.6186457727</text:p>
          </table:table-cell>
          <table:table-cell table:style-name="ce6" office:value-type="float" office:value="2.84723742742442">
            <text:p>2.8472374274</text:p>
          </table:table-cell>
          <table:table-cell table:number-columns-repeated="18"/>
        </table:table-row>
        <table:table-row table:style-name="ro1">
          <table:table-cell office:value-type="string">
            <text:p>187: Sin City (2005)</text:p>
          </table:table-cell>
          <table:table-cell table:style-name="ce6" office:value-type="float" office:value="3.52165375457844">
            <text:p>3.5216537546</text:p>
          </table:table-cell>
          <table:table-cell table:style-name="ce6" office:value-type="float" office:value="3.22674178268293">
            <text:p>3.2267417827</text:p>
          </table:table-cell>
          <table:table-cell table:style-name="ce6" office:value-type="float" office:value="3.36895838495566">
            <text:p>3.368958385</text:p>
          </table:table-cell>
          <table:table-cell table:number-columns-repeated="18"/>
        </table:table-row>
        <table:table-row table:style-name="ro1">
          <table:table-cell office:value-type="string">
            <text:p>194: Amelie (2001)</text:p>
          </table:table-cell>
          <table:table-cell table:style-name="ce6" office:value-type="float" office:value="4.14485011393785">
            <text:p>4.1448501139</text:p>
          </table:table-cell>
          <table:table-cell table:style-name="ce6" office:value-type="float" office:value="4.14086495373219">
            <text:p>4.1408649537</text:p>
          </table:table-cell>
          <table:table-cell table:style-name="ce6" office:value-type="float" office:value="4.57438949560423">
            <text:p>4.5743894956</text:p>
          </table:table-cell>
          <table:table-cell table:number-columns-repeated="18"/>
        </table:table-row>
        <table:table-row table:style-name="ro4">
          <table:table-cell office:value-type="string">
            <text:p>197: Braveheart (1995)</text:p>
          </table:table-cell>
          <table:table-cell table:style-name="ce6" office:value-type="float" office:value="3.30965619223538">
            <text:p>3.3096561922</text:p>
          </table:table-cell>
          <table:table-cell table:style-name="ce6" office:value-type="float" office:value="3.64111021579603">
            <text:p>3.6411102158</text:p>
          </table:table-cell>
          <table:table-cell table:style-name="ce6"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238: The Godfather (1972)</text:p>
          </table:table-cell>
          <table:table-cell table:style-name="ce6" office:value-type="float" office:value="3.74835711989725">
            <text:p>3.7483571199</text:p>
          </table:table-cell>
          <table:table-cell table:style-name="ce6" office:value-type="float" office:value="4.24059353965694">
            <text:p>4.2405935397</text:p>
          </table:table-cell>
          <table:table-cell table:style-name="ce6" office:value-type="float" office:value="4.79100989312088">
            <text:p>4.7910098931</text:p>
          </table:table-cell>
          <table:table-cell table:number-columns-repeated="18"/>
        </table:table-row>
        <table:table-row table:style-name="ro1">
          <table:table-cell office:value-type="string">
            <text:p>243: High Fidelity (2000)</text:p>
          </table:table-cell>
          <table:table-cell table:style-name="ce6" office:value-type="float" office:value="3.5">
            <text:p>3.5</text:p>
          </table:table-cell>
          <table:table-cell table:style-name="ce6" office:value-type="float" office:value="2.5">
            <text:p>2.5</text:p>
          </table:table-cell>
          <table:table-cell table:style-name="ce6" office:value-type="string">
            <text:p>#DIV/0!</text:p>
          </table:table-cell>
          <table:table-cell table:number-columns-repeated="18"/>
        </table:table-row>
        <table:table-row table:style-name="ro1">
          <table:table-cell office:value-type="string">
            <text:p>268: Batman (1989)</text:p>
          </table:table-cell>
          <table:table-cell table:style-name="ce6" office:value-type="float" office:value="2.68100755755493">
            <text:p>2.6810075576</text:p>
          </table:table-cell>
          <table:table-cell table:style-name="ce6" office:value-type="float" office:value="2.62377972849725">
            <text:p>2.6237797285</text:p>
          </table:table-cell>
          <table:table-cell table:style-name="ce6" office:value-type="float" office:value="3.26173175701946">
            <text:p>3.261731757</text:p>
          </table:table-cell>
          <table:table-cell table:number-columns-repeated="18"/>
        </table:table-row>
        <table:table-row table:style-name="ro1">
          <table:table-cell office:value-type="string">
            <text:p>272: Batman Begins (2005)</text:p>
          </table:table-cell>
          <table:table-cell table:style-name="ce6" office:value-type="float" office:value="3.82310400270393">
            <text:p>3.8231040027</text:p>
          </table:table-cell>
          <table:table-cell table:style-name="ce6" office:value-type="float" office:value="3.89206428710706">
            <text:p>3.8920642871</text:p>
          </table:table-cell>
          <table:table-cell table:style-name="ce6" office:value-type="float" office:value="4.26945862342398">
            <text:p>4.2694586234</text:p>
          </table:table-cell>
          <table:table-cell table:number-columns-repeated="18"/>
        </table:table-row>
        <table:table-row table:style-name="ro1">
          <table:table-cell office:value-type="string">
            <text:p>274: The Silence of the Lambs (1991)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.81841009000358">
            <text:p>3.81841009</text:p>
          </table:table-cell>
          <table:table-cell table:style-name="ce6" office:value-type="float" office:value="4.5">
            <text:p>4.5</text:p>
          </table:table-cell>
          <table:table-cell table:number-columns-repeated="18"/>
        </table:table-row>
        <table:table-row table:style-name="ro1">
          <table:table-cell office:value-type="string">
            <text:p>275: Fargo (1996)</text:p>
          </table:table-cell>
          <table:table-cell table:style-name="ce6" office:value-type="string">
            <text:p>#DIV/0!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.5">
            <text:p>4.5</text:p>
          </table:table-cell>
          <table:table-cell table:number-columns-repeated="18"/>
        </table:table-row>
        <table:table-row table:style-name="ro4">
          <table:table-cell office:value-type="string">
            <text:p>278: The Shawshank Redemption (1994)</text:p>
          </table:table-cell>
          <table:table-cell table:style-name="ce6" office:value-type="float" office:value="4.14294889340705">
            <text:p>4.1429488934</text:p>
          </table:table-cell>
          <table:table-cell table:style-name="ce6" office:value-type="float" office:value="2.54096562420833">
            <text:p>2.5409656242</text:p>
          </table:table-cell>
          <table:table-cell table:style-name="ce6" office:value-type="float" office:value="4.49657079125539">
            <text:p>4.4965707913</text:p>
          </table:table-cell>
          <table:table-cell table:number-columns-repeated="18"/>
        </table:table-row>
        <table:table-row table:style-name="ro1">
          <table:table-cell office:value-type="string">
            <text:p>280: Terminator 2: Judgment Day (1991)</text:p>
          </table:table-cell>
          <table:table-cell table:style-name="ce6" office:value-type="float" office:value="3.5156584964934">
            <text:p>3.5156584965</text:p>
          </table:table-cell>
          <table:table-cell table:style-name="ce6" office:value-type="float" office:value="3.37087635005231">
            <text:p>3.3708763501</text:p>
          </table:table-cell>
          <table:table-cell table:style-name="ce6" office:value-type="float" office:value="3.65832707227349">
            <text:p>3.6583270723</text:p>
          </table:table-cell>
          <table:table-cell table:number-columns-repeated="18"/>
        </table:table-row>
        <table:table-row table:style-name="ro1">
          <table:table-cell office:value-type="string">
            <text:p>329: Jurassic Park (1993)</text:p>
          </table:table-cell>
          <table:table-cell table:style-name="ce6" office:value-type="float" office:value="3.4503368660419">
            <text:p>3.450336866</text:p>
          </table:table-cell>
          <table:table-cell table:style-name="ce6" office:value-type="float" office:value="3.35900956527535">
            <text:p>3.3590095653</text:p>
          </table:table-cell>
          <table:table-cell table:style-name="ce6" office:value-type="float" office:value="4.32090857869803">
            <text:p>4.3209085787</text:p>
          </table:table-cell>
          <table:table-cell table:number-columns-repeated="18"/>
        </table:table-row>
        <table:table-row table:style-name="ro1">
          <table:table-cell office:value-type="string">
            <text:p>393: Kill Bill: Vol. 2 (2004)</text:p>
          </table:table-cell>
          <table:table-cell table:style-name="ce6" office:value-type="float" office:value="3.93253647571415">
            <text:p>3.9325364757</text:p>
          </table:table-cell>
          <table:table-cell table:style-name="ce6" office:value-type="float" office:value="3.90172222842736">
            <text:p>3.9017222284</text:p>
          </table:table-cell>
          <table:table-cell table:style-name="ce6" office:value-type="float" office:value="2.63841111792922">
            <text:p>2.6384111179</text:p>
          </table:table-cell>
          <table:table-cell table:number-columns-repeated="18"/>
        </table:table-row>
        <table:table-row table:style-name="ro1">
          <table:table-cell office:value-type="string">
            <text:p>414: Batman Forever (1995)</text:p>
          </table:table-cell>
          <table:table-cell table:style-name="ce6" office:value-type="float" office:value="2.68100755755493">
            <text:p>2.6810075576</text:p>
          </table:table-cell>
          <table:table-cell table:style-name="ce6" office:value-type="float" office:value="2.69854651906509">
            <text:p>2.6985465191</text:p>
          </table:table-cell>
          <table:table-cell table:style-name="ce6" office:value-type="float" office:value="2.26866793662693">
            <text:p>2.2686679366</text:p>
          </table:table-cell>
          <table:table-cell table:number-columns-repeated="18"/>
        </table:table-row>
        <table:table-row table:style-name="ro4">
          <table:table-cell office:value-type="string">
            <text:p>424: Schindler's List (1993)</text:p>
          </table:table-cell>
          <table:table-cell table:style-name="ce6" office:value-type="float" office:value="4.23011460258821">
            <text:p>4.2301146026</text:p>
          </table:table-cell>
          <table:table-cell table:style-name="ce6" office:value-type="float" office:value="4.01959178928949">
            <text:p>4.0195917893</text:p>
          </table:table-cell>
          <table:table-cell table:style-name="ce6" office:value-type="float" office:value="3.26381286287788">
            <text:p>3.2638128629</text:p>
          </table:table-cell>
          <table:table-cell table:number-columns-repeated="18"/>
        </table:table-row>
        <table:table-row table:style-name="ro1">
          <table:table-cell office:value-type="string">
            <text:p>453: A Beautiful Mind (2001)</text:p>
          </table:table-cell>
          <table:table-cell table:style-name="ce6" office:value-type="float" office:value="3.75630630053798">
            <text:p>3.7563063005</text:p>
          </table:table-cell>
          <table:table-cell table:style-name="ce6" office:value-type="float" office:value="3.19862971522143">
            <text:p>3.1986297152</text:p>
          </table:table-cell>
          <table:table-cell table:style-name="ce6" office:value-type="float" office:value="4.5372599469371">
            <text:p>4.5372599469</text:p>
          </table:table-cell>
          <table:table-cell table:number-columns-repeated="18"/>
        </table:table-row>
        <table:table-row table:style-name="ro4">
          <table:table-cell office:value-type="string">
            <text:p>462: Erin Brockovich (2000)</text:p>
          </table:table-cell>
          <table:table-cell table:style-name="ce6" office:value-type="float" office:value="3.5">
            <text:p>3.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550: Fight Club (1999)</text:p>
          </table:table-cell>
          <table:table-cell table:style-name="ce6" office:value-type="float" office:value="4.16171469033716">
            <text:p>4.1617146903</text:p>
          </table:table-cell>
          <table:table-cell table:style-name="ce6" office:value-type="float" office:value="3.39167348073481">
            <text:p>3.3916734807</text:p>
          </table:table-cell>
          <table:table-cell table:style-name="ce6" office:value-type="float" office:value="4.55730582475189">
            <text:p>4.5573058248</text:p>
          </table:table-cell>
          <table:table-cell table:number-columns-repeated="18"/>
        </table:table-row>
        <table:table-row table:style-name="ro1">
          <table:table-cell office:value-type="string">
            <text:p>557: Spider-Man (2002)</text:p>
          </table:table-cell>
          <table:table-cell table:style-name="ce6" office:value-type="float" office:value="3.63798488489015">
            <text:p>3.6379848849</text:p>
          </table:table-cell>
          <table:table-cell table:style-name="ce6" office:value-type="float" office:value="2.72961774492967">
            <text:p>2.7296177449</text:p>
          </table:table-cell>
          <table:table-cell table:style-name="ce6" office:value-type="float" office:value="2.97297968153693">
            <text:p>2.9729796815</text:p>
          </table:table-cell>
          <table:table-cell table:number-columns-repeated="18"/>
        </table:table-row>
        <table:table-row table:style-name="ro1">
          <table:table-cell office:value-type="string">
            <text:p>558: Spider-Man 2 (2004)</text:p>
          </table:table-cell>
          <table:table-cell table:style-name="ce6" office:value-type="float" office:value="3.33938072895297">
            <text:p>3.339380729</text:p>
          </table:table-cell>
          <table:table-cell table:style-name="ce6" office:value-type="float" office:value="3.15860839146124">
            <text:p>3.1586083915</text:p>
          </table:table-cell>
          <table:table-cell table:style-name="ce6" office:value-type="float" office:value="2.17990963360171">
            <text:p>2.1799096336</text:p>
          </table:table-cell>
          <table:table-cell table:number-columns-repeated="18"/>
        </table:table-row>
        <table:table-row table:style-name="ro1">
          <table:table-cell office:value-type="string">
            <text:p>568: Apollo 13 (1995)</text:p>
          </table:table-cell>
          <table:table-cell table:style-name="ce6" office:value-type="float" office:value="3.73917312271078">
            <text:p>3.7391731227</text:p>
          </table:table-cell>
          <table:table-cell table:style-name="ce6" office:value-type="float" office:value="3.36486785742721">
            <text:p>3.3648678574</text:p>
          </table:table-cell>
          <table:table-cell table:style-name="ce6" office:value-type="float" office:value="3.946175367789">
            <text:p>3.9461753678</text:p>
          </table:table-cell>
          <table:table-cell table:number-columns-repeated="18"/>
        </table:table-row>
        <table:table-row table:style-name="ro1">
          <table:table-cell office:value-type="string">
            <text:p>581: Dances with Wolves (1990)</text:p>
          </table:table-cell>
          <table:table-cell table:style-name="ce6" office:value-type="string">
            <text:p>#DIV/0!</text:p>
          </table:table-cell>
          <table:table-cell table:style-name="ce6" office:value-type="float" office:value="3.38769892371459">
            <text:p>3.3876989237</text:p>
          </table:table-cell>
          <table:table-cell table:style-name="ce6" office:value-type="float" office:value="4.5">
            <text:p>4.5</text:p>
          </table:table-cell>
          <table:table-cell table:number-columns-repeated="18"/>
        </table:table-row>
        <table:table-row table:style-name="ro1">
          <table:table-cell office:value-type="string">
            <text:p>585: Monsters Inc. (2001)</text:p>
          </table:table-cell>
          <table:table-cell table:style-name="ce6" office:value-type="float" office:value="3.69113085654789">
            <text:p>3.6911308565</text:p>
          </table:table-cell>
          <table:table-cell table:style-name="ce6" office:value-type="float" office:value="4.3306009784782">
            <text:p>4.3306009785</text:p>
          </table:table-cell>
          <table:table-cell table:style-name="ce6" office:value-type="float" office:value="4.34232189921911">
            <text:p>4.3423218992</text:p>
          </table:table-cell>
          <table:table-cell table:number-columns-repeated="18"/>
        </table:table-row>
        <table:table-row table:style-name="ro1">
          <table:table-cell office:value-type="string">
            <text:p>597: Titanic (1997)</text:p>
          </table:table-cell>
          <table:table-cell table:style-name="ce6" office:value-type="float" office:value="2.94366571129971">
            <text:p>2.9436657113</text:p>
          </table:table-cell>
          <table:table-cell table:style-name="ce6" office:value-type="float" office:value="3.47145102738181">
            <text:p>3.4714510274</text:p>
          </table:table-cell>
          <table:table-cell table:style-name="ce6" office:value-type="float" office:value="4.1752741029676">
            <text:p>4.175274103</text:p>
          </table:table-cell>
          <table:table-cell table:number-columns-repeated="18"/>
        </table:table-row>
        <table:table-row table:style-name="ro1">
          <table:table-cell office:value-type="string">
            <text:p>601: E.T. the Extra-Terrestrial (1982)</text:p>
          </table:table-cell>
          <table:table-cell table:style-name="ce6" office:value-type="float" office:value="3.19113085654789">
            <text:p>3.1911308565</text:p>
          </table:table-cell>
          <table:table-cell table:style-name="ce6" office:value-type="float" office:value="2.93461086245559">
            <text:p>2.9346108625</text:p>
          </table:table-cell>
          <table:table-cell table:style-name="ce6" office:value-type="float" office:value="3.80401315531522">
            <text:p>3.8040131553</text:p>
          </table:table-cell>
          <table:table-cell table:number-columns-repeated="18"/>
        </table:table-row>
        <table:table-row table:style-name="ro4">
          <table:table-cell office:value-type="string">
            <text:p>602: Independence Day (a.k.a. ID4) (1996)</text:p>
          </table:table-cell>
          <table:table-cell table:style-name="ce6" office:value-type="float" office:value="3.14719610110192">
            <text:p>3.1471961011</text:p>
          </table:table-cell>
          <table:table-cell table:style-name="ce6" office:value-type="float" office:value="2.57291842220923">
            <text:p>2.5729184222</text:p>
          </table:table-cell>
          <table:table-cell table:style-name="ce6" office:value-type="float" office:value="3.33995338955835">
            <text:p>3.3399533896</text:p>
          </table:table-cell>
          <table:table-cell table:number-columns-repeated="18"/>
        </table:table-row>
        <table:table-row table:style-name="ro1">
          <table:table-cell office:value-type="string">
            <text:p>603: The Matrix (1999)</text:p>
          </table:table-cell>
          <table:table-cell table:style-name="ce6" office:value-type="float" office:value="4.85592403908795">
            <text:p>4.8559240391</text:p>
          </table:table-cell>
          <table:table-cell table:style-name="ce6" office:value-type="float" office:value="4.39437897267717">
            <text:p>4.3943789727</text:p>
          </table:table-cell>
          <table:table-cell table:style-name="ce6" office:value-type="float" office:value="4.52055489849656">
            <text:p>4.5205548985</text:p>
          </table:table-cell>
          <table:table-cell table:number-columns-repeated="18"/>
        </table:table-row>
        <table:table-row table:style-name="ro1">
          <table:table-cell office:value-type="string">
            <text:p>604: The Matrix Reloaded (2003)</text:p>
          </table:table-cell>
          <table:table-cell table:style-name="ce6" office:value-type="float" office:value="3.58070912573433">
            <text:p>3.5807091257</text:p>
          </table:table-cell>
          <table:table-cell table:style-name="ce6" office:value-type="float" office:value="2.81394314199139">
            <text:p>2.813943142</text:p>
          </table:table-cell>
          <table:table-cell table:style-name="ce6" office:value-type="float" office:value="3.80883632206063">
            <text:p>3.8088363221</text:p>
          </table:table-cell>
          <table:table-cell table:number-columns-repeated="18"/>
        </table:table-row>
        <table:table-row table:style-name="ro4">
          <table:table-cell office:value-type="string">
            <text:p>607: Men in Black (a.k.a. MIB) (1997)</text:p>
          </table:table-cell>
          <table:table-cell table:style-name="ce6" office:value-type="float" office:value="3.38355632508006">
            <text:p>3.3835563251</text:p>
          </table:table-cell>
          <table:table-cell table:style-name="ce6" office:value-type="float" office:value="3.52980796616105">
            <text:p>3.5298079662</text:p>
          </table:table-cell>
          <table:table-cell table:style-name="ce6" office:value-type="float" office:value="3.7603358488162">
            <text:p>3.7603358488</text:p>
          </table:table-cell>
          <table:table-cell table:number-columns-repeated="18"/>
        </table:table-row>
        <table:table-row table:style-name="ro1">
          <table:table-cell office:value-type="string">
            <text:p>629: The Usual Suspects (1995)</text:p>
          </table:table-cell>
          <table:table-cell table:style-name="ce6" office:value-type="float" office:value="4.15817947447981">
            <text:p>4.1581794745</text:p>
          </table:table-cell>
          <table:table-cell table:style-name="ce6" office:value-type="float" office:value="4.16895535209275">
            <text:p>4.1689553521</text:p>
          </table:table-cell>
          <table:table-cell table:style-name="ce6" office:value-type="float" office:value="4.77372994782229">
            <text:p>4.7737299478</text:p>
          </table:table-cell>
          <table:table-cell table:number-columns-repeated="18"/>
        </table:table-row>
        <table:table-row table:style-name="ro1">
          <table:table-cell office:value-type="string">
            <text:p>640: Catch Me If You Can (2002)</text:p>
          </table:table-cell>
          <table:table-cell table:style-name="ce6" office:value-type="float" office:value="3.58329346497788">
            <text:p>3.58329346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.65761764632462">
            <text:p>3.6576176463</text:p>
          </table:table-cell>
          <table:table-cell table:number-columns-repeated="18"/>
        </table:table-row>
        <table:table-row table:style-name="ro1">
          <table:table-cell office:value-type="string">
            <text:p>641: Requiem for a Dream (2000)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.5">
            <text:p>2.5</text:p>
          </table:table-cell>
          <table:table-cell table:style-name="ce6" office:value-type="float" office:value="4.36158424340634">
            <text:p>4.3615842434</text:p>
          </table:table-cell>
          <table:table-cell table:number-columns-repeated="18"/>
        </table:table-row>
        <table:table-row table:style-name="ro1">
          <table:table-cell office:value-type="string">
            <text:p>664: Twister (1996)</text:p>
          </table:table-cell>
          <table:table-cell table:style-name="ce6" office:value-type="float" office:value="3.5">
            <text:p>3.5</text:p>
          </table:table-cell>
          <table:table-cell table:style-name="ce6" office:value-type="float" office:value="3.1656277978696">
            <text:p>3.1656277979</text:p>
          </table:table-cell>
          <table:table-cell table:style-name="ce6" office:value-type="float" office:value="4">
            <text:p>4</text:p>
          </table:table-cell>
          <table:table-cell table:number-columns-repeated="18"/>
        </table:table-row>
        <table:table-row table:style-name="ro4">
          <table:table-cell office:value-type="string">
            <text:p>671: Harry Potter and the Sorcerer's Stone (a.k.a. Harry Potter and the Philosopher's Stone) (2001)</text:p>
          </table:table-cell>
          <table:table-cell table:style-name="ce6" office:value-type="float" office:value="3.62975807404908">
            <text:p>3.629758074</text:p>
          </table:table-cell>
          <table:table-cell table:style-name="ce6" office:value-type="float" office:value="2.06174417712189">
            <text:p>2.0617441771</text:p>
          </table:table-cell>
          <table:table-cell table:style-name="ce6" office:value-type="float" office:value="4.32118984346686">
            <text:p>4.3211898435</text:p>
          </table:table-cell>
          <table:table-cell table:number-columns-repeated="18"/>
        </table:table-row>
        <table:table-row table:style-name="ro1">
          <table:table-cell office:value-type="string">
            <text:p>672: Harry Potter and the Chamber of Secrets (2002)</text:p>
          </table:table-cell>
          <table:table-cell table:style-name="ce6" office:value-type="float" office:value="3.26361469097899">
            <text:p>3.263614691</text:p>
          </table:table-cell>
          <table:table-cell table:style-name="ce6" office:value-type="float" office:value="1.80145348093491">
            <text:p>1.8014534809</text:p>
          </table:table-cell>
          <table:table-cell table:style-name="ce6" office:value-type="float" office:value="3.20977812979577">
            <text:p>3.2097781298</text:p>
          </table:table-cell>
          <table:table-cell table:number-columns-repeated="18"/>
        </table:table-row>
        <table:table-row table:style-name="ro1">
          <table:table-cell office:value-type="string">
            <text:p>680: Pulp Fiction (1994)</text:p>
          </table:table-cell>
          <table:table-cell table:style-name="ce6" office:value-type="float" office:value="4.18825299510217">
            <text:p>4.1882529951</text:p>
          </table:table-cell>
          <table:table-cell table:style-name="ce6" office:value-type="float" office:value="3.79772057505991">
            <text:p>3.7977205751</text:p>
          </table:table-cell>
          <table:table-cell table:style-name="ce6" office:value-type="float" office:value="4.25134804377028">
            <text:p>4.2513480438</text:p>
          </table:table-cell>
          <table:table-cell table:number-columns-repeated="18"/>
        </table:table-row>
        <table:table-row table:style-name="ro1">
          <table:table-cell office:value-type="string">
            <text:p>745: The Sixth Sense (1999)</text:p>
          </table:table-cell>
          <table:table-cell table:style-name="ce6" office:value-type="float" office:value="3.76413579371136">
            <text:p>3.7641357937</text:p>
          </table:table-cell>
          <table:table-cell table:style-name="ce6" office:value-type="float" office:value="3.5947051306163">
            <text:p>3.5947051306</text:p>
          </table:table-cell>
          <table:table-cell table:style-name="ce6" office:value-type="float" office:value="4.24608941432685">
            <text:p>4.2460894143</text:p>
          </table:table-cell>
          <table:table-cell table:number-columns-repeated="18"/>
        </table:table-row>
        <table:table-row table:style-name="ro1">
          <table:table-cell office:value-type="string">
            <text:p>752: V for Vendetta (2006)</text:p>
          </table:table-cell>
          <table:table-cell table:style-name="ce6" office:value-type="float" office:value="4.05943643497585">
            <text:p>4.059436435</text:p>
          </table:table-cell>
          <table:table-cell table:style-name="ce6" office:value-type="float" office:value="3.99860377155294">
            <text:p>3.9986037716</text:p>
          </table:table-cell>
          <table:table-cell table:style-name="ce6" office:value-type="float" office:value="4.41473316141656">
            <text:p>4.4147331614</text:p>
          </table:table-cell>
          <table:table-cell table:number-columns-repeated="18"/>
        </table:table-row>
        <table:table-row table:style-name="ro1">
          <table:table-cell office:value-type="string">
            <text:p>786: Almost Famous (2000)</text:p>
          </table:table-cell>
          <table:table-cell table:style-name="ce6" office:value-type="string">
            <text:p>#DIV/0!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number-columns-repeated="18"/>
        </table:table-row>
        <table:table-row table:style-name="ro4">
          <table:table-cell office:value-type="string">
            <text:p>788: Mrs. Doubtfire (1993)</text:p>
          </table:table-cell>
          <table:table-cell table:style-name="ce6" office:value-type="float" office:value="2.56420141721204">
            <text:p>2.5642014172</text:p>
          </table:table-cell>
          <table:table-cell table:style-name="ce6" office:value-type="float" office:value="2.00357264095634">
            <text:p>2.003572641</text:p>
          </table:table-cell>
          <table:table-cell table:style-name="ce6" office:value-type="float" office:value="3.5">
            <text:p>3.5</text:p>
          </table:table-cell>
          <table:table-cell table:number-columns-repeated="18"/>
        </table:table-row>
        <table:table-row table:style-name="ro4">
          <table:table-cell office:value-type="string">
            <text:p>807: Seven (a.k.a. Se7en) (1995)</text:p>
          </table:table-cell>
          <table:table-cell table:style-name="ce6" office:value-type="float" office:value="3.7429783985956">
            <text:p>3.7429783986</text:p>
          </table:table-cell>
          <table:table-cell table:style-name="ce6" office:value-type="float" office:value="4.31912495980797">
            <text:p>4.3191249598</text:p>
          </table:table-cell>
          <table:table-cell table:style-name="ce6" office:value-type="float" office:value="4.84575188660378">
            <text:p>4.8457518866</text:p>
          </table:table-cell>
          <table:table-cell table:number-columns-repeated="18"/>
        </table:table-row>
        <table:table-row table:style-name="ro4">
          <table:table-cell office:value-type="string">
            <text:p>808: Shrek (2001)</text:p>
          </table:table-cell>
          <table:table-cell table:style-name="ce6" office:value-type="float" office:value="3.72995960118366">
            <text:p>3.7299596012</text:p>
          </table:table-cell>
          <table:table-cell table:style-name="ce6" office:value-type="float" office:value="3.87172708464361">
            <text:p>3.8717270846</text:p>
          </table:table-cell>
          <table:table-cell table:style-name="ce6" office:value-type="float" office:value="3.55760709528937">
            <text:p>3.5576070953</text:p>
          </table:table-cell>
          <table:table-cell table:number-columns-repeated="18"/>
        </table:table-row>
        <table:table-row table:style-name="ro4">
          <table:table-cell office:value-type="string">
            <text:p>809: Shrek 2 (2004)</text:p>
          </table:table-cell>
          <table:table-cell table:style-name="ce6" office:value-type="float" office:value="3.60812485867903">
            <text:p>3.6081248587</text:p>
          </table:table-cell>
          <table:table-cell table:style-name="ce6" office:value-type="float" office:value="3.16243148360471">
            <text:p>3.1624314836</text:p>
          </table:table-cell>
          <table:table-cell table:style-name="ce6" office:value-type="float" office:value="3.42320285737844">
            <text:p>3.4232028574</text:p>
          </table:table-cell>
          <table:table-cell table:number-columns-repeated="18"/>
        </table:table-row>
        <table:table-row table:style-name="ro1">
          <table:table-cell office:value-type="string">
            <text:p>812: Aladdin (1992)</text:p>
          </table:table-cell>
          <table:table-cell table:style-name="ce6" office:value-type="float" office:value="2.90313211206895">
            <text:p>2.9031321121</text:p>
          </table:table-cell>
          <table:table-cell table:style-name="ce6" office:value-type="float" office:value="2.26029069618698">
            <text:p>2.2602906962</text:p>
          </table:table-cell>
          <table:table-cell table:style-name="ce6" office:value-type="float" office:value="3.5">
            <text:p>3.5</text:p>
          </table:table-cell>
          <table:table-cell table:number-columns-repeated="18"/>
        </table:table-row>
        <table:table-row table:style-name="ro1">
          <table:table-cell office:value-type="string">
            <text:p>854: The Mask (1994)</text:p>
          </table:table-cell>
          <table:table-cell table:style-name="ce6" office:value-type="float" office:value="3.08458477923157">
            <text:p>3.0845847792</text:p>
          </table:table-cell>
          <table:table-cell table:style-name="ce6" office:value-type="float" office:value="3.08551318730864">
            <text:p>3.0855131873</text:p>
          </table:table-cell>
          <table:table-cell table:style-name="ce6" office:value-type="float" office:value="2.74608941432685">
            <text:p>2.7460894143</text:p>
          </table:table-cell>
          <table:table-cell table:number-columns-repeated="18"/>
        </table:table-row>
        <table:table-row table:style-name="ro1">
          <table:table-cell office:value-type="string">
            <text:p>857: Saving Private Ryan (1998)</text:p>
          </table:table-cell>
          <table:table-cell table:style-name="ce6" office:value-type="float" office:value="2.96712483587572">
            <text:p>2.9671248359</text:p>
          </table:table-cell>
          <table:table-cell table:style-name="ce6" office:value-type="float" office:value="3.59993832297321">
            <text:p>3.599938323</text:p>
          </table:table-cell>
          <table:table-cell table:style-name="ce6" office:value-type="float" office:value="3.95003097599561">
            <text:p>3.950030976</text:p>
          </table:table-cell>
          <table:table-cell table:number-columns-repeated="18"/>
        </table:table-row>
        <table:table-row table:style-name="ro1">
          <table:table-cell office:value-type="string">
            <text:p>862: Toy Story (1995)</text:p>
          </table:table-cell>
          <table:table-cell table:style-name="ce6" office:value-type="float" office:value="3.19113085654789">
            <text:p>3.1911308565</text:p>
          </table:table-cell>
          <table:table-cell table:style-name="ce6" office:value-type="float" office:value="3.52854897261819">
            <text:p>3.5285489726</text:p>
          </table:table-cell>
          <table:table-cell table:style-name="ce6" office:value-type="float" office:value="4.58512470873003">
            <text:p>4.5851247087</text:p>
          </table:table-cell>
          <table:table-cell table:number-columns-repeated="18"/>
        </table:table-row>
        <table:table-row table:style-name="ro1">
          <table:table-cell office:value-type="string">
            <text:p>954: Mission: Impossible (1996)</text:p>
          </table:table-cell>
          <table:table-cell table:style-name="ce6" office:value-type="float" office:value="3.42059954424858">
            <text:p>3.4205995442</text:p>
          </table:table-cell>
          <table:table-cell table:style-name="ce6" office:value-type="float" office:value="3.35804423216973">
            <text:p>3.3580442322</text:p>
          </table:table-cell>
          <table:table-cell table:style-name="ce6" office:value-type="float" office:value="3.56658177437969">
            <text:p>3.5665817744</text:p>
          </table:table-cell>
          <table:table-cell table:number-columns-repeated="18"/>
        </table:table-row>
        <table:table-row table:style-name="ro1">
          <table:table-cell office:value-type="string">
            <text:p>955: Mission: Impossible II (2000)</text:p>
          </table:table-cell>
          <table:table-cell table:style-name="ce6" office:value-type="float" office:value="3.38018438668402">
            <text:p>3.3801843867</text:p>
          </table:table-cell>
          <table:table-cell table:style-name="ce6" office:value-type="float" office:value="2.96257076626398">
            <text:p>2.9625707663</text:p>
          </table:table-cell>
          <table:table-cell table:style-name="ce6" office:value-type="float" office:value="3.71023060692191">
            <text:p>3.7102306069</text:p>
          </table:table-cell>
          <table:table-cell table:number-columns-repeated="18"/>
        </table:table-row>
        <table:table-row table:style-name="ro1">
          <table:table-cell office:value-type="string">
            <text:p>1422: The Departed (2006)</text:p>
          </table:table-cell>
          <table:table-cell table:style-name="ce6" office:value-type="float" office:value="3.42059875743431">
            <text:p>3.420598757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.50782117134631">
            <text:p>4.5078211713</text:p>
          </table:table-cell>
          <table:table-cell table:number-columns-repeated="18"/>
        </table:table-row>
        <table:table-row table:style-name="ro1">
          <table:table-cell office:value-type="string">
            <text:p>1572: Die Hard: With a Vengeance (1995)</text:p>
          </table:table-cell>
          <table:table-cell table:style-name="ce6" office:value-type="float" office:value="4.45740553428698">
            <text:p>4.4574055343</text:p>
          </table:table-cell>
          <table:table-cell table:style-name="ce6" office:value-type="float" office:value="4.05191644633409">
            <text:p>4.0519164463</text:p>
          </table:table-cell>
          <table:table-cell table:style-name="ce6" office:value-type="float" office:value="4.01564234269261">
            <text:p>4.0156423427</text:p>
          </table:table-cell>
          <table:table-cell table:number-columns-repeated="18"/>
        </table:table-row>
        <table:table-row table:style-name="ro1">
          <table:table-cell office:value-type="string">
            <text:p>1597: Meet the Parents (2000)</text:p>
          </table:table-cell>
          <table:table-cell table:style-name="ce6" office:value-type="float" office:value="3.69113085654789">
            <text:p>3.6911308565</text:p>
          </table:table-cell>
          <table:table-cell table:style-name="ce6" office:value-type="float" office:value="2.98499017647833">
            <text:p>2.9849901765</text:p>
          </table:table-cell>
          <table:table-cell table:style-name="ce6"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1637: Speed (1994)</text:p>
          </table:table-cell>
          <table:table-cell table:style-name="ce6" office:value-type="float" office:value="2.57339256964366">
            <text:p>2.5733925696</text:p>
          </table:table-cell>
          <table:table-cell table:style-name="ce6" office:value-type="float" office:value="3.39881214507568">
            <text:p>3.3988121451</text:p>
          </table:table-cell>
          <table:table-cell table:style-name="ce6" office:value-type="float" office:value="2.5">
            <text:p>2.5</text:p>
          </table:table-cell>
          <table:table-cell table:number-columns-repeated="18"/>
        </table:table-row>
        <table:table-row table:style-name="ro1">
          <table:table-cell office:value-type="string">
            <text:p>1891: Star Wars: Episode V - The Empire Strikes Back (1980)</text:p>
          </table:table-cell>
          <table:table-cell table:style-name="ce6" office:value-type="float" office:value="4.07238674633054">
            <text:p>4.0723867463</text:p>
          </table:table-cell>
          <table:table-cell table:style-name="ce6" office:value-type="float" office:value="4.76029069618698">
            <text:p>4.7602906962</text:p>
          </table:table-cell>
          <table:table-cell table:style-name="ce6" office:value-type="float" office:value="3.59309424551642">
            <text:p>3.5930942455</text:p>
          </table:table-cell>
          <table:table-cell table:number-columns-repeated="18"/>
        </table:table-row>
        <table:table-row table:style-name="ro1">
          <table:table-cell office:value-type="string">
            <text:p>1892: Star Wars: Episode VI - Return of the Jedi (1983)</text:p>
          </table:table-cell>
          <table:table-cell table:style-name="ce6" office:value-type="float" office:value="4.09579301896884">
            <text:p>4.095793019</text:p>
          </table:table-cell>
          <table:table-cell table:style-name="ce6" office:value-type="float" office:value="3.73970930381302">
            <text:p>3.7397093038</text:p>
          </table:table-cell>
          <table:table-cell table:style-name="ce6" office:value-type="float" office:value="4.33583550922299">
            <text:p>4.3358355092</text:p>
          </table:table-cell>
          <table:table-cell table:number-columns-repeated="18"/>
        </table:table-row>
        <table:table-row table:style-name="ro1">
          <table:table-cell office:value-type="string">
            <text:p>1894: Star Wars: Episode II - Attack of the Clones (2002)</text:p>
          </table:table-cell>
          <table:table-cell table:style-name="ce6" office:value-type="float" office:value="3.49554819923105">
            <text:p>3.4955481992</text:p>
          </table:table-cell>
          <table:table-cell table:style-name="ce6" office:value-type="float" office:value="2.21912791143906">
            <text:p>2.2191279114</text:p>
          </table:table-cell>
          <table:table-cell table:style-name="ce6" office:value-type="float" office:value="3.60276889920569">
            <text:p>3.6027688992</text:p>
          </table:table-cell>
          <table:table-cell table:number-columns-repeated="18"/>
        </table:table-row>
        <table:table-row table:style-name="ro1">
          <table:table-cell office:value-type="string">
            <text:p>1900: Traffic (2000)</text:p>
          </table:table-cell>
          <table:table-cell table:style-name="ce6" office:value-type="float" office:value="3.69034380776462">
            <text:p>3.6903438078</text:p>
          </table:table-cell>
          <table:table-cell table:style-name="ce6" office:value-type="float" office:value="3.77086026963209">
            <text:p>3.7708602696</text:p>
          </table:table-cell>
          <table:table-cell table:style-name="ce6"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2024: The Patriot (2000)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.56633663192809">
            <text:p>2.5663366319</text:p>
          </table:table-cell>
          <table:table-cell table:style-name="ce6"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2164: Stargate (1994)</text:p>
          </table:table-cell>
          <table:table-cell table:style-name="ce6" office:value-type="float" office:value="4.07954158964718">
            <text:p>4.0795415896</text:p>
          </table:table-cell>
          <table:table-cell table:style-name="ce6" office:value-type="float" office:value="3.16296227904453">
            <text:p>3.162962279</text:p>
          </table:table-cell>
          <table:table-cell table:style-name="ce6" office:value-type="float" office:value="3.5">
            <text:p>3.5</text:p>
          </table:table-cell>
          <table:table-cell table:number-columns-repeated="18"/>
        </table:table-row>
        <table:table-row table:style-name="ro1">
          <table:table-cell office:value-type="string">
            <text:p>2501: The Bourne Identity (2002)</text:p>
          </table:table-cell>
          <table:table-cell table:style-name="ce6" office:value-type="float" office:value="4.03084525831686">
            <text:p>4.0308452583</text:p>
          </table:table-cell>
          <table:table-cell table:style-name="ce6" office:value-type="float" office:value="4.09549022811145">
            <text:p>4.0954902281</text:p>
          </table:table-cell>
          <table:table-cell table:style-name="ce6" office:value-type="float" office:value="2.94539026278867">
            <text:p>2.9453902628</text:p>
          </table:table-cell>
          <table:table-cell table:number-columns-repeated="18"/>
        </table:table-row>
        <table:table-row table:style-name="ro1">
          <table:table-cell office:value-type="string">
            <text:p>2502: The Bourne Supremacy (2004)</text:p>
          </table:table-cell>
          <table:table-cell table:style-name="ce6" office:value-type="float" office:value="4.25954802546034">
            <text:p>4.2595480255</text:p>
          </table:table-cell>
          <table:table-cell table:style-name="ce6" office:value-type="float" office:value="3.94861996109444">
            <text:p>3.9486199611</text:p>
          </table:table-cell>
          <table:table-cell table:style-name="ce6" office:value-type="float" office:value="1.97653648596108">
            <text:p>1.976536486</text:p>
          </table:table-cell>
          <table:table-cell table:number-columns-repeated="18"/>
        </table:table-row>
        <table:table-row table:style-name="ro1">
          <table:table-cell office:value-type="string">
            <text:p>3049: Ace Ventura: Pet Detective (1994)</text:p>
          </table:table-cell>
          <table:table-cell table:style-name="ce6" office:value-type="float" office:value="1.95697732733522">
            <text:p>1.9569773273</text:p>
          </table:table-cell>
          <table:table-cell table:style-name="ce6" office:value-type="float" office:value="1.81471734516996">
            <text:p>1.8147173452</text:p>
          </table:table-cell>
          <table:table-cell table:style-name="ce6" office:value-type="float" office:value="2.89084948451844">
            <text:p>2.8908494845</text:p>
          </table:table-cell>
          <table:table-cell table:number-columns-repeated="18"/>
        </table:table-row>
        <table:table-row table:style-name="ro1">
          <table:table-cell office:value-type="string">
            <text:p>4327: Charlie's Angels (2000)</text:p>
          </table:table-cell>
          <table:table-cell table:style-name="ce6" office:value-type="float" office:value="3.19113085654789">
            <text:p>3.1911308565</text:p>
          </table:table-cell>
          <table:table-cell table:style-name="ce6" office:value-type="float" office:value="1.43980757971922">
            <text:p>1.4398075797</text:p>
          </table:table-cell>
          <table:table-cell table:style-name="ce6" office:value-type="float" office:value="2.5">
            <text:p>2.5</text:p>
          </table:table-cell>
          <table:table-cell table:number-columns-repeated="18"/>
        </table:table-row>
        <table:table-row table:style-name="ro1">
          <table:table-cell office:value-type="string">
            <text:p>5503: The Fugitive (1993)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.26538448285245">
            <text:p>3.2653844829</text:p>
          </table:table-cell>
          <table:table-cell table:style-name="ce6" office:value-type="float" office:value="3.5">
            <text:p>3.5</text:p>
          </table:table-cell>
          <table:table-cell table:number-columns-repeated="18"/>
        </table:table-row>
        <table:table-row table:style-name="ro1">
          <table:table-cell office:value-type="string">
            <text:p>7443: Chicken Run (2000)</text:p>
          </table:table-cell>
          <table:table-cell table:style-name="ce6" office:value-type="float" office:value="3.26082687728922">
            <text:p>3.2608268773</text:p>
          </table:table-cell>
          <table:table-cell table:style-name="ce6" office:value-type="float" office:value="3.14828596239557">
            <text:p>3.1482859624</text:p>
          </table:table-cell>
          <table:table-cell table:style-name="ce6"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8358: Cast Away (2000)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.19583674036741">
            <text:p>3.1958367404</text:p>
          </table:table-cell>
          <table:table-cell table:style-name="ce6" office:value-type="float" office:value="4.79100989312088">
            <text:p>4.7910098931</text:p>
          </table:table-cell>
          <table:table-cell table:number-columns-repeated="18"/>
        </table:table-row>
        <table:table-row table:style-name="ro1">
          <table:table-cell office:value-type="string">
            <text:p>8467: Dumb &amp; Dumber (1994)</text:p>
          </table:table-cell>
          <table:table-cell table:style-name="ce6" office:value-type="float" office:value="2.14678513928733">
            <text:p>2.1467851393</text:p>
          </table:table-cell>
          <table:table-cell table:style-name="ce6" office:value-type="float" office:value="1.81332023530444">
            <text:p>1.8133202353</text:p>
          </table:table-cell>
          <table:table-cell table:style-name="ce6" office:value-type="float" office:value="2.22262590028792">
            <text:p>2.2226259003</text:p>
          </table:table-cell>
          <table:table-cell table:number-columns-repeated="18"/>
        </table:table-row>
        <table:table-row table:style-name="ro1">
          <table:table-cell office:value-type="string">
            <text:p>8587: The Lion King (1994)</text:p>
          </table:table-cell>
          <table:table-cell table:style-name="ce6" office:value-type="float" office:value="3.57940124256569">
            <text:p>3.5794012426</text:p>
          </table:table-cell>
          <table:table-cell table:style-name="ce6" office:value-type="float" office:value="2.32203487330887">
            <text:p>2.3220348733</text:p>
          </table:table-cell>
          <table:table-cell table:style-name="ce6" office:value-type="float" office:value="4.38140184025359">
            <text:p>4.3814018403</text:p>
          </table:table-cell>
          <table:table-cell table:number-columns-repeated="18"/>
        </table:table-row>
        <table:table-row table:style-name="ro1">
          <table:table-cell office:value-type="string">
            <text:p>9331: Clear and Present Danger (1994)</text:p>
          </table:table-cell>
          <table:table-cell table:style-name="ce6" office:value-type="string">
            <text:p>#DIV/0!</text:p>
          </table:table-cell>
          <table:table-cell table:style-name="ce6" office:value-type="float" office:value="1.80145348093491">
            <text:p>1.8014534809</text:p>
          </table:table-cell>
          <table:table-cell table:style-name="ce6" office:value-type="float" office:value="3.5">
            <text:p>3.5</text:p>
          </table:table-cell>
          <table:table-cell table:number-columns-repeated="18"/>
        </table:table-row>
        <table:table-row table:style-name="ro1">
          <table:table-cell office:value-type="string">
            <text:p>9741: Unbreakable (2000)</text:p>
          </table:table-cell>
          <table:table-cell table:style-name="ce6" office:value-type="string">
            <text:p>#DIV/0!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.5">
            <text:p>3.5</text:p>
          </table:table-cell>
          <table:table-cell table:number-columns-repeated="18"/>
        </table:table-row>
        <table:table-row table:style-name="ro1">
          <table:table-cell office:value-type="string">
            <text:p>9802: The Rock (1996)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.47114871559922">
            <text:p>3.4711487156</text:p>
          </table:table-cell>
          <table:table-cell table:style-name="ce6" office:value-type="float" office:value="3.88456158052749">
            <text:p>3.8845615805</text:p>
          </table:table-cell>
          <table:table-cell table:number-columns-repeated="18"/>
        </table:table-row>
        <table:table-row table:style-name="ro4">
          <table:table-cell office:value-type="string">
            <text:p>9806: The Incredibles (2004)</text:p>
          </table:table-cell>
          <table:table-cell table:style-name="ce6" office:value-type="float" office:value="3.19113085654789">
            <text:p>3.1911308565</text:p>
          </table:table-cell>
          <table:table-cell table:style-name="ce6" office:value-type="float" office:value="4.0282466608356">
            <text:p>4.0282466608</text:p>
          </table:table-cell>
          <table:table-cell table:style-name="ce6" office:value-type="float" office:value="2.80950652458987">
            <text:p>2.8095065246</text:p>
          </table:table-cell>
          <table:table-cell table:number-columns-repeated="18"/>
        </table:table-row>
        <table:table-row table:style-name="ro1">
          <table:table-cell office:value-type="string">
            <text:p>10020: Beauty and the Beast (1991)</text:p>
          </table:table-cell>
          <table:table-cell table:style-name="ce6" office:value-type="float" office:value="3.23547657380845">
            <text:p>3.2354765738</text:p>
          </table:table-cell>
          <table:table-cell table:style-name="ce6" office:value-type="float" office:value="3.28087208856094">
            <text:p>3.2808720886</text:p>
          </table:table-cell>
          <table:table-cell table:style-name="ce6" office:value-type="float" office:value="3.446175367789">
            <text:p>3.4461753678</text:p>
          </table:table-cell>
          <table:table-cell table:number-columns-repeated="18"/>
        </table:table-row>
        <table:table-row table:style-name="ro1">
          <table:table-cell office:value-type="string">
            <text:p>36657: X-Men (2000)</text:p>
          </table:table-cell>
          <table:table-cell table:style-name="ce6" office:value-type="float" office:value="3.81879926143338">
            <text:p>3.8187992614</text:p>
          </table:table-cell>
          <table:table-cell table:style-name="ce6" office:value-type="float" office:value="3.55546786836443">
            <text:p>3.5554678684</text:p>
          </table:table-cell>
          <table:table-cell table:style-name="ce6"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36658: X2: X-Men United (2003)</text:p>
          </table:table-cell>
          <table:table-cell table:style-name="ce6" office:value-type="float" office:value="3.68100755755493">
            <text:p>3.6810075576</text:p>
          </table:table-cell>
          <table:table-cell table:style-name="ce6" office:value-type="float" office:value="3.29695900261232">
            <text:p>3.2969590026</text:p>
          </table:table-cell>
          <table:table-cell table:style-name="ce6" office:value-type="float" office:value="3.7230876838945">
            <text:p>3.7230876839</text:p>
          </table:table-cell>
          <table:table-cell table:number-columns-repeated="18"/>
        </table:table-row>
        <table:table-row table:style-name="ro1">
          <table:table-cell office:value-type="string">
            <text:p>36955: True Lies (1994)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.1660173736685">
            <text:p>3.1660173737</text:p>
          </table:table-cell>
          <table:table-cell table:style-name="ce6" office:value-type="float" office:value="3">
            <text:p>3</text:p>
          </table:table-cell>
          <table:table-cell table:number-columns-repeated="18"/>
        </table:table-row>
        <table:table-row table:style-name="ro1">
          <table:table-cell/>
          <table:table-cell table:style-name="ce6"/>
          <table:table-cell table:number-columns-repeated="20"/>
        </table:table-row>
        <table:table-row table:style-name="ro1" table:number-rows-repeated="1048473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6" table:style-name="ta1"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6" table:default-cell-style-name="Default"/>
        <table:table-column table:style-name="co29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6" table:number-columns-repeated="998" table:default-cell-style-name="Default"/>
        <table:table-row table:style-name="ro1">
          <table:table-cell/>
          <table:table-cell office:value-type="float" office:value="3712">
            <text:p>3712</text:p>
          </table:table-cell>
          <table:table-cell office:value-type="float" office:value="3867">
            <text:p>3867</text:p>
          </table:table-cell>
          <table:table-cell office:value-type="float" office:value="860">
            <text:p>860</text:p>
          </table:table-cell>
          <table:table-cell/>
          <table:table-cell office:value-type="float" office:value="3712">
            <text:p>3712</text:p>
          </table:table-cell>
          <table:table-cell office:value-type="float" office:value="3867">
            <text:p>3867</text:p>
          </table:table-cell>
          <table:table-cell office:value-type="float" office:value="860">
            <text:p>860</text:p>
          </table:table-cell>
          <table:table-cell/>
          <table:table-cell office:value-type="float" office:value="3712">
            <text:p>3712</text:p>
          </table:table-cell>
          <table:table-cell office:value-type="float" office:value="3713">
            <text:p>3713</text:p>
          </table:table-cell>
          <table:table-cell office:value-type="float" office:value="3714">
            <text:p>3714</text:p>
          </table:table-cell>
          <table:table-cell table:number-columns-repeated="1012"/>
        </table:table-row>
        <table:table-row table:style-name="ro1">
          <table:table-cell office:value-type="string">
            <text:p>11: Star Wars: Episode IV - A New Hope (1977)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00323253748111">
            <text:p>4.0032325375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4.02058139237396">
            <text:p>4.0205813924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33583550922299">
            <text:p>4.3358355092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6769024645382">
            <text:p>4.6769024645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4.50580008810675">
            <text:p>4.5058000881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3.69941485604497">
            <text:p>3.699414856</text:p>
          </table:table-cell>
          <table:table-cell table:number-columns-repeated="1012"/>
        </table:table-row>
        <table:table-row table:style-name="ro4">
          <table:table-cell office:value-type="string">
            <text:p>12: Finding Nemo (2003)</text:p>
          </table:table-cell>
          <table:table-cell office:value-type="float" office:value="4.5">
            <text:p>4.5</text:p>
          </table:table-cell>
          <table:table-cell table:number-columns-repeated="2" office:value-type="float" office:value="4">
            <text:p>4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">
            <text:p>4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34773441795271">
            <text:p>3.347734418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52911394669869">
            <text:p>4.5291139467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7604292392785">
            <text:p>4.7604292393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3.47716111530408">
            <text:p>3.4771611153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3.89269329352067">
            <text:p>3.8926932935</text:p>
          </table:table-cell>
          <table:table-cell table:number-columns-repeated="1012"/>
        </table:table-row>
        <table:table-row table:style-name="ro4">
          <table:table-cell office:value-type="string">
            <text:p>13: Forrest Gump (1994)</text:p>
          </table:table-cell>
          <table:table-cell/>
          <table:table-cell table:number-columns-repeated="2" office:value-type="float" office:value="4.5">
            <text:p>4.5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30224205632997">
            <text:p>4.3022420563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74947787225184">
            <text:p>3.7494778723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76157160130991">
            <text:p>4.7615716013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99188479401948">
            <text:p>4.991884794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4.05479403015556">
            <text:p>4.0547940302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4.42324214406046">
            <text:p>4.4232421441</text:p>
          </table:table-cell>
          <table:table-cell table:number-columns-repeated="1012"/>
        </table:table-row>
        <table:table-row table:style-name="ro1">
          <table:table-cell office:value-type="string">
            <text:p>14: American Beauty (1999)</text:p>
          </table:table-cell>
          <table:table-cell office:value-type="float" office:value="4.5">
            <text:p>4.5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26082687728922">
            <text:p>4.2608268773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80417166704381">
            <text:p>3.804171667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5">
            <text:p>3.5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5.0222382678639">
            <text:p>5.0222382679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3.88676433930876">
            <text:p>3.8867643393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3.453125">
            <text:p>3.453125</text:p>
          </table:table-cell>
          <table:table-cell table:number-columns-repeated="1012"/>
        </table:table-row>
        <table:table-row table:style-name="ro1">
          <table:table-cell office:value-type="string">
            <text:p>22: Pirates of the Caribbean: The Curse of the Black Pearl (2003)</text:p>
          </table:table-cell>
          <table:table-cell/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66372796453043">
            <text:p>3.6637279645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34512149948024">
            <text:p>3.3451214995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2.93164954624792">
            <text:p>2.9316495462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33739789158751">
            <text:p>4.3373978916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3.77359233692849">
            <text:p>3.7735923369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2.81309815803622">
            <text:p>2.813098158</text:p>
          </table:table-cell>
          <table:table-cell table:number-columns-repeated="1012"/>
        </table:table-row>
        <table:table-row table:style-name="ro1">
          <table:table-cell office:value-type="string">
            <text:p>24: Kill Bill: Vol. 1 (2003)</text:p>
          </table:table-cell>
          <table:table-cell/>
          <table:table-cell table:number-columns-repeated="2" office:value-type="float" office:value="3">
            <text:p>3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01339387646736">
            <text:p>4.0133938765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4.17262022036483">
            <text:p>4.1726202204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15120765066925">
            <text:p>3.1512076507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70303661415687">
            <text:p>4.7030366142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4.47793637826856">
            <text:p>4.4779363783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3.08242006242679">
            <text:p>3.0824200624</text:p>
          </table:table-cell>
          <table:table-cell table:number-columns-repeated="1012"/>
        </table:table-row>
        <table:table-row table:style-name="ro1">
          <table:table-cell office:value-type="string">
            <text:p>38: Eternal Sunshine of the Spotless Mind (2004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94993099875626">
            <text:p>3.9499309988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4.02781369284279">
            <text:p>4.0278136928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72239238417439">
            <text:p>4.7223923842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72252151827487">
            <text:p>4.7225215183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4.38308760877992">
            <text:p>4.3830876088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4.08597173099637">
            <text:p>4.085971731</text:p>
          </table:table-cell>
          <table:table-cell table:number-columns-repeated="1012"/>
        </table:table-row>
        <table:table-row table:style-name="ro4">
          <table:table-cell office:value-type="string">
            <text:p>63: Twelve Monkeys (a.k.a. 12 Monkeys) (1995)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2.92045841035282">
            <text:p>2.9204584104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4.09113248965997">
            <text:p>4.0911324897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75391058567315">
            <text:p>3.7539105857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3.77443548983518">
            <text:p>3.7744354898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4.39644864756369">
            <text:p>4.3964486476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4.08752362104944">
            <text:p>4.087523621</text:p>
          </table:table-cell>
          <table:table-cell table:number-columns-repeated="1012"/>
        </table:table-row>
        <table:table-row table:style-name="ro1">
          <table:table-cell office:value-type="string">
            <text:p>77: Memento (2000)</text:p>
          </table:table-cell>
          <table:table-cell table:number-columns-repeated="2"/>
          <table:table-cell office:value-type="float" office:value="4.5">
            <text:p>4.5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49473521156625">
            <text:p>4.4947352116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4.4724867169242">
            <text:p>4.4724867169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84575188660378">
            <text:p>4.8457518866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5.13172747076187">
            <text:p>5.1317274708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4.77780287482793">
            <text:p>4.7778028748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4.67600198250368">
            <text:p>4.6760019825</text:p>
          </table:table-cell>
          <table:table-cell table:number-columns-repeated="1012"/>
        </table:table-row>
        <table:table-row table:style-name="ro1">
          <table:table-cell office:value-type="string">
            <text:p>85: Raiders of the Lost Ark (Indiana Jones and the Raiders of the Lost Ark) (1981)</text:p>
          </table:table-cell>
          <table:table-cell/>
          <table:table-cell office:value-type="float" office:value="4.5">
            <text:p>4.5</text:p>
          </table:table-cell>
          <table:table-cell table:number-columns-repeated="2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39977938837828">
            <text:p>4.3997793884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4.17976550227751">
            <text:p>4.1797655023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">
            <text:p>4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5.19704014018488">
            <text:p>5.1970401402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4.48508166018123">
            <text:p>4.4850816602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3.953125">
            <text:p>3.953125</text:p>
          </table:table-cell>
          <table:table-cell table:number-columns-repeated="1012"/>
        </table:table-row>
        <table:table-row table:style-name="ro1">
          <table:table-cell office:value-type="string">
            <text:p>98: Gladiator (2000)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17578912159578">
            <text:p>4.1757891216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508189537409">
            <text:p>3.5081895374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5">
            <text:p>3.5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8654318592853">
            <text:p>4.8654318593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3.81350569531273">
            <text:p>3.8135056953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3.83361303537629">
            <text:p>3.8336130354</text:p>
          </table:table-cell>
          <table:table-cell table:number-columns-repeated="1012"/>
        </table:table-row>
        <table:table-row table:style-name="ro1">
          <table:table-cell office:value-type="string">
            <text:p>105: Back to the Future (1985)</text:p>
          </table:table-cell>
          <table:table-cell table:number-columns-repeated="2"/>
          <table:table-cell office:value-type="float" office:value="4.5">
            <text:p>4.5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73917312271078">
            <text:p>4.7391731227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39904306957857">
            <text:p>3.3990430696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7241593243957">
            <text:p>4.7241593244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5.50058451328547">
            <text:p>5.5005845133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3.82751390702682">
            <text:p>3.827513907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4.46051009807752">
            <text:p>4.4605100981</text:p>
          </table:table-cell>
          <table:table-cell table:number-columns-repeated="1012"/>
        </table:table-row>
        <table:table-row table:style-name="ro1">
          <table:table-cell office:value-type="string">
            <text:p>107: Snatch (2000)</text:p>
          </table:table-cell>
          <table:table-cell table:number-columns-repeated="2"/>
          <table:table-cell office:value-type="float" office:value="3.5">
            <text:p>3.5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65143243134009">
            <text:p>4.6514324313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">
            <text:p>3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74608941432685">
            <text:p>3.7460894143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5.15993538577836">
            <text:p>5.1599353858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3.54893425135517">
            <text:p>3.5489342514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4.07970244970313">
            <text:p>4.0797024497</text:p>
          </table:table-cell>
          <table:table-cell table:number-columns-repeated="1012"/>
        </table:table-row>
        <table:table-row table:style-name="ro1">
          <table:table-cell office:value-type="string">
            <text:p>114: Pretty Woman (1990)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">
            <text:p>4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16370139470893">
            <text:p>3.1637013947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5">
            <text:p>3.5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83846153846154">
            <text:p>4.8384615385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3.2931280920603">
            <text:p>3.2931280921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3.05508502599572">
            <text:p>3.055085026</text:p>
          </table:table-cell>
          <table:table-cell table:number-columns-repeated="1012"/>
        </table:table-row>
        <table:table-row table:style-name="ro1">
          <table:table-cell office:value-type="string">
            <text:p>120: The Lord of the Rings: The Fellowship of the Ring (2001)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61691635733333">
            <text:p>4.6169163573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4.28984603272881">
            <text:p>4.2898460327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">
            <text:p>4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5.30655909502284">
            <text:p>5.306559095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4.38319788139272">
            <text:p>4.3831978814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3.953125">
            <text:p>3.953125</text:p>
          </table:table-cell>
          <table:table-cell table:number-columns-repeated="1012"/>
        </table:table-row>
        <table:table-row table:style-name="ro1">
          <table:table-cell office:value-type="string">
            <text:p>121: The Lord of the Rings: The Two Towers (2002)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61691635733333">
            <text:p>4.6169163573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4.40019368867407">
            <text:p>4.4001936887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23169908417088">
            <text:p>3.2316990842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5.30655909502284">
            <text:p>5.306559095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4.49354553733798">
            <text:p>4.4935455373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3.06194918007078">
            <text:p>3.0619491801</text:p>
          </table:table-cell>
          <table:table-cell table:number-columns-repeated="1012"/>
        </table:table-row>
        <table:table-row table:style-name="ro1">
          <table:table-cell office:value-type="string">
            <text:p>122: The Lord of the Rings: The Return of the King (2003)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57133663776885">
            <text:p>4.5713366378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4.50763718954793">
            <text:p>4.5076371895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">
            <text:p>4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5.26097937545836">
            <text:p>5.2609793755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4.60098903821184">
            <text:p>4.6009890382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3.953125">
            <text:p>3.953125</text:p>
          </table:table-cell>
          <table:table-cell table:number-columns-repeated="1012"/>
        </table:table-row>
        <table:table-row table:style-name="ro1">
          <table:table-cell office:value-type="string">
            <text:p>134: O Brother Where Art Thou? (2000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">
            <text:p>4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2">
            <text:p>2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0">
            <text:p>#DIV/0!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63432835820896">
            <text:p>4.6343283582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2.77153846153846">
            <text:p>2.7715384615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0">
            <text:p>#DIV/0!</text:p>
          </table:table-cell>
          <table:table-cell table:number-columns-repeated="1012"/>
        </table:table-row>
        <table:table-row table:style-name="ro4">
          <table:table-cell office:value-type="string">
            <text:p>141: Donnie Darko (2001)</text:p>
          </table:table-cell>
          <table:table-cell table:number-columns-repeated="2"/>
          <table:table-cell office:value-type="float" office:value="2.5">
            <text:p>2.5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84549604238297">
            <text:p>3.8454960424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02781369284279">
            <text:p>3.0278136928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19868293222533">
            <text:p>4.1986829322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61808656190158">
            <text:p>4.6180865619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3.38308760877992">
            <text:p>3.3830876088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4.09946780262927">
            <text:p>4.0994678026</text:p>
          </table:table-cell>
          <table:table-cell table:number-columns-repeated="1012"/>
        </table:table-row>
        <table:table-row table:style-name="ro4">
          <table:table-cell office:value-type="string">
            <text:p>146: Crouching Tiger Hidden Dragon (Wo hu cang long) (2000)</text:p>
          </table:table-cell>
          <table:table-cell office:value-type="float" office:value="5">
            <text:p>5</text:p>
          </table:table-cell>
          <table:table-cell/>
          <table:table-cell office:value-type="float" office:value="3.5">
            <text:p>3.5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5">
            <text:p>3.5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4.09549022811145">
            <text:p>4.0954902281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2.5">
            <text:p>2.5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13432835820896">
            <text:p>4.1343283582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4.22491692546282">
            <text:p>4.2249169255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2.48747681194112">
            <text:p>2.4874768119</text:p>
          </table:table-cell>
          <table:table-cell table:number-columns-repeated="1012"/>
        </table:table-row>
        <table:table-row table:style-name="ro1">
          <table:table-cell office:value-type="string">
            <text:p>153: Lost in Translation (2003)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99034615632083">
            <text:p>3.9903461563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66777149154546">
            <text:p>3.6677714915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5">
            <text:p>3.5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76293667583943">
            <text:p>4.7629366758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3.76112334020937">
            <text:p>3.7611233402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3.453125">
            <text:p>3.453125</text:p>
          </table:table-cell>
          <table:table-cell table:number-columns-repeated="1012"/>
        </table:table-row>
        <table:table-row table:style-name="ro1">
          <table:table-cell office:value-type="string">
            <text:p>155: The Dark Knight (2008)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62256400683468">
            <text:p>4.6225640068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4.55145392519525">
            <text:p>4.5514539252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56791635179485">
            <text:p>4.5679163518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5.3122067445242">
            <text:p>5.3122067445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4.85677008309898">
            <text:p>4.8567700831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4.49912876355239">
            <text:p>4.4991287636</text:p>
          </table:table-cell>
          <table:table-cell table:number-columns-repeated="1012"/>
        </table:table-row>
        <table:table-row table:style-name="ro1">
          <table:table-cell office:value-type="string">
            <text:p>161: Ocean's Eleven (2001)</text:p>
          </table:table-cell>
          <table:table-cell table:number-columns-repeated="2" office:value-type="float" office:value="4">
            <text:p>4</text:p>
          </table:table-cell>
          <table:table-cell office:value-type="float" office:value="3.5">
            <text:p>3.5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03210070860602">
            <text:p>4.0321007086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47734811196644">
            <text:p>3.477348112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18788228671945">
            <text:p>4.1878822867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80163523362323">
            <text:p>4.8016352336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3.57069996063035">
            <text:p>3.5706999606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4.11909469847699">
            <text:p>4.1190946985</text:p>
          </table:table-cell>
          <table:table-cell table:number-columns-repeated="1012"/>
        </table:table-row>
        <table:table-row table:style-name="ro1">
          <table:table-cell office:value-type="string">
            <text:p>180: Minority Report (2002)</text:p>
          </table:table-cell>
          <table:table-cell/>
          <table:table-cell office:value-type="float" office:value="3.5">
            <text:p>3.5</text:p>
          </table:table-cell>
          <table:table-cell table:number-columns-repeated="2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10551758697576">
            <text:p>4.105517587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61864577273576">
            <text:p>3.6186457727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2.84723742742442">
            <text:p>2.8472374274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79516032466527">
            <text:p>4.7951603247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3.92396193063949">
            <text:p>3.9239619306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3.06007725529325">
            <text:p>3.0600772553</text:p>
          </table:table-cell>
          <table:table-cell table:number-columns-repeated="1012"/>
        </table:table-row>
        <table:table-row table:style-name="ro1">
          <table:table-cell office:value-type="string">
            <text:p>187: Sin City (2005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52165375457844">
            <text:p>3.5216537546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22674178268293">
            <text:p>3.2267417827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36895838495566">
            <text:p>3.368958385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28306514515312">
            <text:p>4.2830651452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3.65521262013118">
            <text:p>3.6552126201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3.03062892770621">
            <text:p>3.0306289277</text:p>
          </table:table-cell>
          <table:table-cell table:number-columns-repeated="1012"/>
        </table:table-row>
        <table:table-row table:style-name="ro1">
          <table:table-cell office:value-type="string">
            <text:p>194: Amelie (2001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14485011393785">
            <text:p>4.1448501139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4.14086495373219">
            <text:p>4.1408649537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57438949560423">
            <text:p>4.5743894956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91744063345646">
            <text:p>4.9174406335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4.4499364135431">
            <text:p>4.4499364135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4.45358403716044">
            <text:p>4.4535840372</text:p>
          </table:table-cell>
          <table:table-cell table:number-columns-repeated="1012"/>
        </table:table-row>
        <table:table-row table:style-name="ro4">
          <table:table-cell office:value-type="string">
            <text:p>197: Braveheart (1995)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30965619223538">
            <text:p>3.3096561922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64111021579603">
            <text:p>3.6411102158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">
            <text:p>4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16363327171774">
            <text:p>4.1636332717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3.73446206445994">
            <text:p>3.7344620645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3.953125">
            <text:p>3.953125</text:p>
          </table:table-cell>
          <table:table-cell table:number-columns-repeated="1012"/>
        </table:table-row>
        <table:table-row table:style-name="ro1">
          <table:table-cell office:value-type="string">
            <text:p>238: The Godfather (1972)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74835711989725">
            <text:p>3.7483571199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4.24059353965694">
            <text:p>4.2405935397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79100989312088">
            <text:p>4.7910098931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59477026318276">
            <text:p>4.5947702632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4.29764356062728">
            <text:p>4.2976435606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4.3460949191166">
            <text:p>4.3460949191</text:p>
          </table:table-cell>
          <table:table-cell table:number-columns-repeated="1012"/>
        </table:table-row>
        <table:table-row table:style-name="ro1">
          <table:table-cell office:value-type="string">
            <text:p>243: High Fidelity (2000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5">
            <text:p>3.5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2.5">
            <text:p>2.5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0">
            <text:p>#DIV/0!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13432835820896">
            <text:p>4.1343283582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3.27153846153846">
            <text:p>3.2715384615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0">
            <text:p>#DIV/0!</text:p>
          </table:table-cell>
          <table:table-cell table:number-columns-repeated="1012"/>
        </table:table-row>
        <table:table-row table:style-name="ro1">
          <table:table-cell office:value-type="string">
            <text:p>268: Batman (1989)</text:p>
          </table:table-cell>
          <table:table-cell/>
          <table:table-cell office:value-type="float" office:value="2.5">
            <text:p>2.5</text:p>
          </table:table-cell>
          <table:table-cell table:number-columns-repeated="2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2.68100755755493">
            <text:p>2.6810075576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2.62377972849725">
            <text:p>2.6237797285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26173175701946">
            <text:p>3.261731757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3.54174694925399">
            <text:p>3.5417469493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3.0522505659455">
            <text:p>3.0522505659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3.59534479239575">
            <text:p>3.5953447924</text:p>
          </table:table-cell>
          <table:table-cell table:number-columns-repeated="1012"/>
        </table:table-row>
        <table:table-row table:style-name="ro1">
          <table:table-cell office:value-type="string">
            <text:p>272: Batman Begins (2005)</text:p>
          </table:table-cell>
          <table:table-cell/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82310400270393">
            <text:p>3.8231040027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89206428710706">
            <text:p>3.8920642871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26945862342398">
            <text:p>4.2694586234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52341751677626">
            <text:p>4.5234175168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4.19738044501078">
            <text:p>4.197380445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4.20067103518152">
            <text:p>4.2006710352</text:p>
          </table:table-cell>
          <table:table-cell table:number-columns-repeated="1012"/>
        </table:table-row>
        <table:table-row table:style-name="ro1">
          <table:table-cell office:value-type="string">
            <text:p>274: The Silence of the Lambs (1991)</text:p>
          </table:table-cell>
          <table:table-cell office:value-type="float" office:value="4.5">
            <text:p>4.5</text:p>
          </table:table-cell>
          <table:table-cell/>
          <table:table-cell office:value-type="float" office:value="4.5">
            <text:p>4.5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">
            <text:p>4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81841009000358">
            <text:p>3.81841009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5">
            <text:p>4.5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85397707948236">
            <text:p>4.8539770795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3.91176193866749">
            <text:p>3.9117619387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4.83361303537629">
            <text:p>4.8336130354</text:p>
          </table:table-cell>
          <table:table-cell table:number-columns-repeated="1012"/>
        </table:table-row>
        <table:table-row table:style-name="ro1">
          <table:table-cell office:value-type="string">
            <text:p>275: Fargo (1996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0">
            <text:p>#DIV/0!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4">
            <text:p>4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5">
            <text:p>4.5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0">
            <text:p>#DIV/0!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4.77153846153846">
            <text:p>4.7715384615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4.05508502599572">
            <text:p>4.055085026</text:p>
          </table:table-cell>
          <table:table-cell table:number-columns-repeated="1012"/>
        </table:table-row>
        <table:table-row table:style-name="ro4">
          <table:table-cell office:value-type="string">
            <text:p>278: The Shawshank Redemption (1994)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14294889340705">
            <text:p>4.1429488934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2.54096562420833">
            <text:p>2.5409656242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49657079125539">
            <text:p>4.4965707913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79596683556341">
            <text:p>4.7959668356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2.85003708401924">
            <text:p>2.850037084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4.15824133400593">
            <text:p>4.158241334</text:p>
          </table:table-cell>
          <table:table-cell table:number-columns-repeated="1012"/>
        </table:table-row>
        <table:table-row table:style-name="ro1">
          <table:table-cell office:value-type="string">
            <text:p>280: Terminator 2: Judgment Day (1991)</text:p>
          </table:table-cell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table:number-columns-repeated="2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5156584964934">
            <text:p>3.5156584965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37087635005231">
            <text:p>3.3708763501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65832707227349">
            <text:p>3.6583270723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3129192483">
            <text:p>4.3129192483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3.46422819871622">
            <text:p>3.4642281987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3.5397756840618">
            <text:p>3.5397756841</text:p>
          </table:table-cell>
          <table:table-cell table:number-columns-repeated="1012"/>
        </table:table-row>
        <table:table-row table:style-name="ro1">
          <table:table-cell office:value-type="string">
            <text:p>329: Jurassic Park (1993)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4503368660419">
            <text:p>3.450336866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35900956527535">
            <text:p>3.3590095653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32090857869803">
            <text:p>4.3209085787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2475976178485">
            <text:p>4.2475976178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3.45236141393926">
            <text:p>3.4523614139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4.25212099045557">
            <text:p>4.2521209905</text:p>
          </table:table-cell>
          <table:table-cell table:number-columns-repeated="1012"/>
        </table:table-row>
        <table:table-row table:style-name="ro1">
          <table:table-cell office:value-type="string">
            <text:p>393: Kill Bill: Vol. 2 (2004)</text:p>
          </table:table-cell>
          <table:table-cell/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93253647571415">
            <text:p>3.9325364757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90172222842736">
            <text:p>3.9017222284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2.63841111792922">
            <text:p>2.6384111179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62217921340367">
            <text:p>4.6221792134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4.20703838633108">
            <text:p>4.2070383863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2.56962352968676">
            <text:p>2.5696235297</text:p>
          </table:table-cell>
          <table:table-cell table:number-columns-repeated="1012"/>
        </table:table-row>
        <table:table-row table:style-name="ro1">
          <table:table-cell office:value-type="string">
            <text:p>414: Batman Forever (1995)</text:p>
          </table:table-cell>
          <table:table-cell/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2.68100755755493">
            <text:p>2.6810075576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2.69854651906509">
            <text:p>2.6985465191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2.26866793662693">
            <text:p>2.2686679366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3.54174694925399">
            <text:p>3.5417469493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3.18376521479787">
            <text:p>3.1837652148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2.48150776449575">
            <text:p>2.4815077645</text:p>
          </table:table-cell>
          <table:table-cell table:number-columns-repeated="1012"/>
        </table:table-row>
        <table:table-row table:style-name="ro4">
          <table:table-cell office:value-type="string">
            <text:p>424: Schindler's List (1993)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23011460258821">
            <text:p>4.2301146026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4.01959178928949">
            <text:p>4.0195917893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26381286287788">
            <text:p>3.2638128629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5.08409168207056">
            <text:p>5.0840916821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4.07664181025983">
            <text:p>4.0766418103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3.47665269074671">
            <text:p>3.4766526907</text:p>
          </table:table-cell>
          <table:table-cell table:number-columns-repeated="1012"/>
        </table:table-row>
        <table:table-row table:style-name="ro1">
          <table:table-cell office:value-type="string">
            <text:p>453: A Beautiful Mind (2001)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75630630053798">
            <text:p>3.7563063005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19862971522143">
            <text:p>3.1986297152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5372599469371">
            <text:p>4.5372599469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44594903822749">
            <text:p>4.4459490382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3.25567973619177">
            <text:p>3.2556797362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4.067822149893">
            <text:p>4.0678221499</text:p>
          </table:table-cell>
          <table:table-cell table:number-columns-repeated="1012"/>
        </table:table-row>
        <table:table-row table:style-name="ro4">
          <table:table-cell office:value-type="string">
            <text:p>462: Erin Brockovich (2000)</text:p>
          </table:table-cell>
          <table:table-cell/>
          <table:table-cell office:value-type="float" office:value="3.5">
            <text:p>3.5</text:p>
          </table:table-cell>
          <table:table-cell table:number-columns-repeated="2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5">
            <text:p>3.5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">
            <text:p>3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">
            <text:p>4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33846153846154">
            <text:p>4.3384615385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3.54893425135517">
            <text:p>3.5489342514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3.953125">
            <text:p>3.953125</text:p>
          </table:table-cell>
          <table:table-cell table:number-columns-repeated="1012"/>
        </table:table-row>
        <table:table-row table:style-name="ro1">
          <table:table-cell office:value-type="string">
            <text:p>550: Fight Club (1999)</text:p>
          </table:table-cell>
          <table:table-cell/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16171469033716">
            <text:p>4.1617146903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39167348073481">
            <text:p>3.3916734807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55730582475189">
            <text:p>4.5573058248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83538461739425">
            <text:p>4.8353846174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3.94060773208999">
            <text:p>3.9406077321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4.45809069515583">
            <text:p>4.4580906952</text:p>
          </table:table-cell>
          <table:table-cell table:number-columns-repeated="1012"/>
        </table:table-row>
        <table:table-row table:style-name="ro1">
          <table:table-cell office:value-type="string">
            <text:p>557: Spider-Man (2002)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63798488489015">
            <text:p>3.6379848849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2.72961774492967">
            <text:p>2.7296177449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2.97297968153693">
            <text:p>2.9729796815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49872427658922">
            <text:p>4.4987242766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3.15808858237792">
            <text:p>3.1580885824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2.90419209329447">
            <text:p>2.9041920933</text:p>
          </table:table-cell>
          <table:table-cell table:number-columns-repeated="1012"/>
        </table:table-row>
        <table:table-row table:style-name="ro1">
          <table:table-cell office:value-type="string">
            <text:p>558: Spider-Man 2 (2004)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33938072895297">
            <text:p>3.339380729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15860839146124">
            <text:p>3.1586083915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2.17990963360171">
            <text:p>2.1799096336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13603528358873">
            <text:p>4.1360352836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3.28803508881261">
            <text:p>3.2880350888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2.39274946147054">
            <text:p>2.3927494615</text:p>
          </table:table-cell>
          <table:table-cell table:number-columns-repeated="1012"/>
        </table:table-row>
        <table:table-row table:style-name="ro1">
          <table:table-cell office:value-type="string">
            <text:p>568: Apollo 13 (1995)</text:p>
          </table:table-cell>
          <table:table-cell office:value-type="float" office:value="5">
            <text:p>5</text:p>
          </table:table-cell>
          <table:table-cell/>
          <table:table-cell office:value-type="float" office:value="4.5">
            <text:p>4.5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73917312271078">
            <text:p>3.7391731227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36486785742721">
            <text:p>3.3648678574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946175367789">
            <text:p>3.9461753678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50058451328547">
            <text:p>4.5005845133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3.49429455477858">
            <text:p>3.4942945548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3.93365217973012">
            <text:p>3.9336521797</text:p>
          </table:table-cell>
          <table:table-cell table:number-columns-repeated="1012"/>
        </table:table-row>
        <table:table-row table:style-name="ro1">
          <table:table-cell office:value-type="string">
            <text:p>581: Dances with Wolves (1990)</text:p>
          </table:table-cell>
          <table:table-cell office:value-type="float" office:value="4">
            <text:p>4</text:p>
          </table:table-cell>
          <table:table-cell/>
          <table:table-cell office:value-type="float" office:value="2.5">
            <text:p>2.5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0">
            <text:p>#DIV/0!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38769892371459">
            <text:p>3.3876989237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5">
            <text:p>4.5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0">
            <text:p>#DIV/0!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3.51712562106595">
            <text:p>3.5171256211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4.453125">
            <text:p>4.453125</text:p>
          </table:table-cell>
          <table:table-cell table:number-columns-repeated="1012"/>
        </table:table-row>
        <table:table-row table:style-name="ro1">
          <table:table-cell office:value-type="string">
            <text:p>585: Monsters Inc. (2001)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69113085654789">
            <text:p>3.6911308565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4.3306009784782">
            <text:p>4.3306009785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34232189921911">
            <text:p>4.3423218992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45156009582639">
            <text:p>4.4515600958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4.46002767582957">
            <text:p>4.4600276758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4.00399244196966">
            <text:p>4.003992442</text:p>
          </table:table-cell>
          <table:table-cell table:number-columns-repeated="1012"/>
        </table:table-row>
        <table:table-row table:style-name="ro1">
          <table:table-cell office:value-type="string">
            <text:p>597: Titanic (1997)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2.94366571129971">
            <text:p>2.9436657113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47145102738181">
            <text:p>3.4714510274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1752741029676">
            <text:p>4.175274103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3.74032026593547">
            <text:p>3.7403202659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3.60087772473317">
            <text:p>3.6008777247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3.81128135362658">
            <text:p>3.8112813536</text:p>
          </table:table-cell>
          <table:table-cell table:number-columns-repeated="1012"/>
        </table:table-row>
        <table:table-row table:style-name="ro1">
          <table:table-cell office:value-type="string">
            <text:p>601: E.T. the Extra-Terrestrial (1982)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19113085654789">
            <text:p>3.1911308565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2.93461086245559">
            <text:p>2.9346108625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80401315531522">
            <text:p>3.8040131553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3.95156009582639">
            <text:p>3.9515600958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3.06403755980695">
            <text:p>3.0640375598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3.70479802571916">
            <text:p>3.7047980257</text:p>
          </table:table-cell>
          <table:table-cell table:number-columns-repeated="1012"/>
        </table:table-row>
        <table:table-row table:style-name="ro4">
          <table:table-cell office:value-type="string">
            <text:p>602: Independence Day (a.k.a. ID4) (1996)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14719610110192">
            <text:p>3.1471961011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2.57291842220923">
            <text:p>2.5729184222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33995338955835">
            <text:p>3.3399533896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3.94445685290852">
            <text:p>3.9444568529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2.66627027087314">
            <text:p>2.6662702709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3.2711658013159">
            <text:p>3.2711658013</text:p>
          </table:table-cell>
          <table:table-cell table:number-columns-repeated="1012"/>
        </table:table-row>
        <table:table-row table:style-name="ro1">
          <table:table-cell office:value-type="string">
            <text:p>603: The Matrix (1999)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85592403908795">
            <text:p>4.8559240391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4.39437897267717">
            <text:p>4.3943789727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52055489849656">
            <text:p>4.5205548985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5.54556677677747">
            <text:p>5.5455667768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4.48773082134108">
            <text:p>4.4877308213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4.25690567217839">
            <text:p>4.2569056722</text:p>
          </table:table-cell>
          <table:table-cell table:number-columns-repeated="1012"/>
        </table:table-row>
        <table:table-row table:style-name="ro1">
          <table:table-cell office:value-type="string">
            <text:p>604: The Matrix Reloaded (2003)</text:p>
          </table:table-cell>
          <table:table-cell office:value-type="float" office:value="5">
            <text:p>5</text:p>
          </table:table-cell>
          <table:table-cell table:number-columns-repeated="2" office:value-type="float" office:value="2.5">
            <text:p>2.5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58070912573433">
            <text:p>3.5807091257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2.81394314199139">
            <text:p>2.813943142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80883632206063">
            <text:p>3.8088363221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27035186342384">
            <text:p>4.2703518634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2.9072949906553">
            <text:p>2.9072949907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3.54518709574245">
            <text:p>3.5451870957</text:p>
          </table:table-cell>
          <table:table-cell table:number-columns-repeated="1012"/>
        </table:table-row>
        <table:table-row table:style-name="ro4">
          <table:table-cell office:value-type="string">
            <text:p>607: Men in Black (a.k.a. MIB) (1997)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38355632508006">
            <text:p>3.3835563251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52980796616105">
            <text:p>3.5298079662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7603358488162">
            <text:p>3.7603358488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07319906276957">
            <text:p>4.0731990628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3.62315981482496">
            <text:p>3.6231598148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3.49668662249802">
            <text:p>3.4966866225</text:p>
          </table:table-cell>
          <table:table-cell table:number-columns-repeated="1012"/>
        </table:table-row>
        <table:table-row table:style-name="ro1">
          <table:table-cell office:value-type="string">
            <text:p>629: The Usual Suspects (1995)</text:p>
          </table:table-cell>
          <table:table-cell office:value-type="float" office:value="4.5">
            <text:p>4.5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15817947447981">
            <text:p>4.1581794745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4.16895535209275">
            <text:p>4.1689553521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77372994782229">
            <text:p>4.7737299478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86520228210892">
            <text:p>4.8652022821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4.22600537306309">
            <text:p>4.2260053731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4.19676238788235">
            <text:p>4.1967623879</text:p>
          </table:table-cell>
          <table:table-cell table:number-columns-repeated="1012"/>
        </table:table-row>
        <table:table-row table:style-name="ro1">
          <table:table-cell office:value-type="string">
            <text:p>640: Catch Me If You Can (2002)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58329346497788">
            <text:p>3.583293465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">
            <text:p>3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65761764632462">
            <text:p>3.6576176463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21068798921924">
            <text:p>4.2106879892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3.77153846153846">
            <text:p>3.7715384615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3.87045747419345">
            <text:p>3.8704574742</text:p>
          </table:table-cell>
          <table:table-cell table:number-columns-repeated="1012"/>
        </table:table-row>
        <table:table-row table:style-name="ro1">
          <table:table-cell table:style-name="ce7" office:value-type="string">
            <text:p>641: Requiem for a Dream (2000)</text:p>
          </table:table-cell>
          <table:table-cell table:style-name="ce7" table:number-columns-repeated="2"/>
          <table:table-cell table:style-name="ce7" office:value-type="float" office:value="3">
            <text:p>3</text:p>
          </table:table-cell>
          <table:table-cell table:style-name="ce7"/>
          <table:table-cell table:style-name="ce8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5">
            <text:p>5</text:p>
          </table:table-cell>
          <table:table-cell table:style-name="ce8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2.5">
            <text:p>2.5</text:p>
          </table:table-cell>
          <table:table-cell table:style-name="ce8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36158424340634">
            <text:p>4.3615842434</text:p>
          </table:table-cell>
          <table:table-cell table:style-name="ce7"/>
          <table:table-cell table:style-name="ce8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5.9">
            <text:p>5.9</text:p>
          </table:table-cell>
          <table:table-cell table:style-name="ce8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3.27153846153846">
            <text:p>3.2715384615</text:p>
          </table:table-cell>
          <table:table-cell table:style-name="ce8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4.24077878496255">
            <text:p>4.240778785</text:p>
          </table:table-cell>
          <table:table-cell table:style-name="ce7" table:number-columns-repeated="1012"/>
        </table:table-row>
        <table:table-row table:style-name="ro1">
          <table:table-cell office:value-type="string">
            <text:p>664: Twister (1996)</text:p>
          </table:table-cell>
          <table:table-cell office:value-type="float" office:value="4.5">
            <text:p>4.5</text:p>
          </table:table-cell>
          <table:table-cell/>
          <table:table-cell office:value-type="float" office:value="2.5">
            <text:p>2.5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5">
            <text:p>3.5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1656277978696">
            <text:p>3.1656277979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">
            <text:p>4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13432835820896">
            <text:p>4.1343283582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3.24822047013454">
            <text:p>3.2482204701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3.953125">
            <text:p>3.953125</text:p>
          </table:table-cell>
          <table:table-cell table:number-columns-repeated="1012"/>
        </table:table-row>
        <table:table-row table:style-name="ro4">
          <table:table-cell office:value-type="string">
            <text:p>671: Harry Potter and the Sorcerer's Stone (a.k.a. Harry Potter and the Philosopher's Stone) (2001)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62975807404908">
            <text:p>3.629758074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2.06174417712189">
            <text:p>2.0617441771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32118984346686">
            <text:p>4.3211898435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30342800110617">
            <text:p>4.3034280011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2.54696287285467">
            <text:p>2.5469628729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3.74422228352692">
            <text:p>3.7442222835</text:p>
          </table:table-cell>
          <table:table-cell table:number-columns-repeated="1012"/>
        </table:table-row>
        <table:table-row table:style-name="ro1">
          <table:table-cell office:value-type="string">
            <text:p>672: Harry Potter and the Chamber of Secrets (2002)</text:p>
          </table:table-cell>
          <table:table-cell/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26361469097899">
            <text:p>3.263614691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1.80145348093491">
            <text:p>1.8014534809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20977812979577">
            <text:p>3.2097781298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3.93728461803608">
            <text:p>3.937284618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2.28667217666769">
            <text:p>2.2866721767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2.9461289034776">
            <text:p>2.9461289035</text:p>
          </table:table-cell>
          <table:table-cell table:number-columns-repeated="1012"/>
        </table:table-row>
        <table:table-row table:style-name="ro1">
          <table:table-cell office:value-type="string">
            <text:p>680: Pulp Fiction (1994)</text:p>
          </table:table-cell>
          <table:table-cell office:value-type="float" office:value="4.5">
            <text:p>4.5</text:p>
          </table:table-cell>
          <table:table-cell table:number-columns-repeated="2" office:value-type="float" office:value="5">
            <text:p>5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18825299510217">
            <text:p>4.1882529951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79772057505991">
            <text:p>3.7977205751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25134804377028">
            <text:p>4.2513480438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87789573279169">
            <text:p>4.8778957328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3.89107242372382">
            <text:p>3.8910724237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4.15213291417421">
            <text:p>4.1521329142</text:p>
          </table:table-cell>
          <table:table-cell table:number-columns-repeated="1012"/>
        </table:table-row>
        <table:table-row table:style-name="ro1">
          <table:table-cell office:value-type="string">
            <text:p>745: The Sixth Sense (1999)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76413579371136">
            <text:p>3.7641357937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5947051306163">
            <text:p>3.5947051306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24608941432685">
            <text:p>4.2460894143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61054893699688">
            <text:p>4.610548937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3.90002128852003">
            <text:p>3.9000212885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4.57970244970313">
            <text:p>4.5797024497</text:p>
          </table:table-cell>
          <table:table-cell table:number-columns-repeated="1012"/>
        </table:table-row>
        <table:table-row table:style-name="ro1">
          <table:table-cell office:value-type="string">
            <text:p>752: V for Vendetta (2006)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05943643497585">
            <text:p>4.059436435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99860377155294">
            <text:p>3.9986037716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41473316141656">
            <text:p>4.4147331614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75974994904818">
            <text:p>4.759749949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4.05565379252328">
            <text:p>4.0556537925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4.07640370416711">
            <text:p>4.0764037042</text:p>
          </table:table-cell>
          <table:table-cell table:number-columns-repeated="1012"/>
        </table:table-row>
        <table:table-row table:style-name="ro1">
          <table:table-cell office:value-type="string">
            <text:p>786: Almost Famous (2000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0">
            <text:p>#DIV/0!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">
            <text:p>3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">
            <text:p>4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0">
            <text:p>#DIV/0!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3.77153846153846">
            <text:p>3.7715384615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3.953125">
            <text:p>3.953125</text:p>
          </table:table-cell>
          <table:table-cell table:number-columns-repeated="1012"/>
        </table:table-row>
        <table:table-row table:style-name="ro4">
          <table:table-cell office:value-type="string">
            <text:p>788: Mrs. Doubtfire (1993)</text:p>
          </table:table-cell>
          <table:table-cell/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2.56420141721204">
            <text:p>2.5642014172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2.00357264095634">
            <text:p>2.003572641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5">
            <text:p>3.5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3.33373594222925">
            <text:p>3.3337359422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2.30888879886006">
            <text:p>2.3088887989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3.453125">
            <text:p>3.453125</text:p>
          </table:table-cell>
          <table:table-cell table:number-columns-repeated="1012"/>
        </table:table-row>
        <table:table-row table:style-name="ro4">
          <table:table-cell office:value-type="string">
            <text:p>807: Seven (a.k.a. Se7en) (1995)</text:p>
          </table:table-cell>
          <table:table-cell table:number-columns-repeated="2"/>
          <table:table-cell office:value-type="float" office:value="4.5">
            <text:p>4.5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7429783985956">
            <text:p>3.7429783986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4.31912495980797">
            <text:p>4.3191249598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84575188660378">
            <text:p>4.8457518866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38071732601953">
            <text:p>4.380717326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4.65556873697968">
            <text:p>4.655568737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4.67600198250368">
            <text:p>4.6760019825</text:p>
          </table:table-cell>
          <table:table-cell table:number-columns-repeated="1012"/>
        </table:table-row>
        <table:table-row table:style-name="ro4">
          <table:table-cell office:value-type="string">
            <text:p>808: Shrek (2001)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72995960118366">
            <text:p>3.7299596012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87172708464361">
            <text:p>3.8717270846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55760709528937">
            <text:p>3.5576070953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41960233887317">
            <text:p>4.4196023389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3.96507893330752">
            <text:p>3.9650789333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3.21927763803991">
            <text:p>3.219277638</text:p>
          </table:table-cell>
          <table:table-cell table:number-columns-repeated="1012"/>
        </table:table-row>
        <table:table-row table:style-name="ro4">
          <table:table-cell office:value-type="string">
            <text:p>809: Shrek 2 (2004)</text:p>
          </table:table-cell>
          <table:table-cell office:value-type="float" office:value="5">
            <text:p>5</text:p>
          </table:table-cell>
          <table:table-cell table:number-columns-repeated="2" office:value-type="float" office:value="3.5">
            <text:p>3.5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60812485867903">
            <text:p>3.6081248587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16243148360471">
            <text:p>3.1624314836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42320285737844">
            <text:p>3.4232028574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29073224611885">
            <text:p>4.2907322461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3.29185818095608">
            <text:p>3.291858181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3.25345295327834">
            <text:p>3.2534529533</text:p>
          </table:table-cell>
          <table:table-cell table:number-columns-repeated="1012"/>
        </table:table-row>
        <table:table-row table:style-name="ro1">
          <table:table-cell office:value-type="string">
            <text:p>812: Aladdin (1992)</text:p>
          </table:table-cell>
          <table:table-cell/>
          <table:table-cell table:number-columns-repeated="2" office:value-type="float" office:value="3">
            <text:p>3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2.90313211206895">
            <text:p>2.9031321121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2.26029069618698">
            <text:p>2.2602906962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5">
            <text:p>3.5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3.53052663631031">
            <text:p>3.5305266363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2.74550939191976">
            <text:p>2.7455093919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3.453125">
            <text:p>3.453125</text:p>
          </table:table-cell>
          <table:table-cell table:number-columns-repeated="1012"/>
        </table:table-row>
        <table:table-row table:style-name="ro1">
          <table:table-cell office:value-type="string">
            <text:p>854: The Mask (1994)</text:p>
          </table:table-cell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08458477923157">
            <text:p>3.0845847792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08551318730864">
            <text:p>3.0855131873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2.74608941432685">
            <text:p>2.7460894143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3.88184553103816">
            <text:p>3.881845531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3.17886503597255">
            <text:p>3.178865036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3.07970244970313">
            <text:p>3.0797024497</text:p>
          </table:table-cell>
          <table:table-cell table:number-columns-repeated="1012"/>
        </table:table-row>
        <table:table-row table:style-name="ro1">
          <table:table-cell office:value-type="string">
            <text:p>857: Saving Private Ryan (1998)</text:p>
          </table:table-cell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2.96712483587572">
            <text:p>2.9671248359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59993832297321">
            <text:p>3.599938323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95003097599561">
            <text:p>3.950030976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3.81353797916123">
            <text:p>3.8135379792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3.65698834394355">
            <text:p>3.6569883439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3.85081584639955">
            <text:p>3.8508158464</text:p>
          </table:table-cell>
          <table:table-cell table:number-columns-repeated="1012"/>
        </table:table-row>
        <table:table-row table:style-name="ro1">
          <table:table-cell office:value-type="string">
            <text:p>862: Toy Story (1995)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19113085654789">
            <text:p>3.1911308565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52854897261819">
            <text:p>3.5285489726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58512470873003">
            <text:p>4.5851247087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3.95156009582639">
            <text:p>3.9515600958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3.65797566996956">
            <text:p>3.65797567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4.32147548241186">
            <text:p>4.3214754824</text:p>
          </table:table-cell>
          <table:table-cell table:number-columns-repeated="1012"/>
        </table:table-row>
        <table:table-row table:style-name="ro1">
          <table:table-cell office:value-type="string">
            <text:p>954: Mission: Impossible (1996)</text:p>
          </table:table-cell>
          <table:table-cell office:value-type="float" office:value="4.5">
            <text:p>4.5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42059954424858">
            <text:p>3.4205995442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35804423216973">
            <text:p>3.3580442322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56658177437969">
            <text:p>3.5665817744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19319006376719">
            <text:p>4.1931900638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3.45139608083364">
            <text:p>3.4513960808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3.44803038616799">
            <text:p>3.4480303862</text:p>
          </table:table-cell>
          <table:table-cell table:number-columns-repeated="1012"/>
        </table:table-row>
        <table:table-row table:style-name="ro1">
          <table:table-cell office:value-type="string">
            <text:p>955: Mission: Impossible II (2000)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38018438668402">
            <text:p>3.3801843867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2.96257076626398">
            <text:p>2.9625707663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71023060692191">
            <text:p>3.7102306069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15277490620262">
            <text:p>4.1527749062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3.05592261492788">
            <text:p>3.0559226149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3.34623785758089">
            <text:p>3.3462378576</text:p>
          </table:table-cell>
          <table:table-cell table:number-columns-repeated="1012"/>
        </table:table-row>
        <table:table-row table:style-name="ro1">
          <table:table-cell office:value-type="string">
            <text:p>1422: The Departed (2006)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42059875743431">
            <text:p>3.4205987574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2">
            <text:p>2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50782117134631">
            <text:p>4.5078211713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10320614487414">
            <text:p>4.1032061449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2.77153846153846">
            <text:p>2.7715384615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4.8414342067226">
            <text:p>4.8414342067</text:p>
          </table:table-cell>
          <table:table-cell table:number-columns-repeated="1012"/>
        </table:table-row>
        <table:table-row table:style-name="ro1">
          <table:table-cell office:value-type="string">
            <text:p>1572: Die Hard: With a Vengeance (1995)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45740553428698">
            <text:p>4.4574055343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4.05191644633409">
            <text:p>4.0519164463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01564234269261">
            <text:p>4.0156423427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5.25406008892274">
            <text:p>5.2540600889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4.48038728378234">
            <text:p>4.4803872838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4.3492553780689">
            <text:p>4.3492553781</text:p>
          </table:table-cell>
          <table:table-cell table:number-columns-repeated="1012"/>
        </table:table-row>
        <table:table-row table:style-name="ro1">
          <table:table-cell office:value-type="string">
            <text:p>1597: Meet the Parents (2000)</text:p>
          </table:table-cell>
          <table:table-cell office:value-type="float" office:value="5">
            <text:p>5</text:p>
          </table:table-cell>
          <table:table-cell table:number-columns-repeated="2" office:value-type="float" office:value="3.5">
            <text:p>3.5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69113085654789">
            <text:p>3.6911308565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2.98499017647833">
            <text:p>2.9849901765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">
            <text:p>3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45156009582639">
            <text:p>4.4515600958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3.07840068654788">
            <text:p>3.0784006865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2.953125">
            <text:p>2.953125</text:p>
          </table:table-cell>
          <table:table-cell table:number-columns-repeated="1012"/>
        </table:table-row>
        <table:table-row table:style-name="ro1">
          <table:table-cell office:value-type="string">
            <text:p>1637: Speed (1994)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2.57339256964366">
            <text:p>2.5733925696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39881214507568">
            <text:p>3.3988121451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2.5">
            <text:p>2.5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3.33382180892216">
            <text:p>3.3338218089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3.52823884242705">
            <text:p>3.5282388424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2.453125">
            <text:p>2.453125</text:p>
          </table:table-cell>
          <table:table-cell table:number-columns-repeated="1012"/>
        </table:table-row>
        <table:table-row table:style-name="ro1">
          <table:table-cell office:value-type="string">
            <text:p>1891: Star Wars: Episode V - The Empire Strikes Back (1980)</text:p>
          </table:table-cell>
          <table:table-cell/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07238674633054">
            <text:p>4.0723867463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4.76029069618698">
            <text:p>4.7602906962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59309424551642">
            <text:p>3.5930942455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74605667338763">
            <text:p>4.7460566734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5.24550939191976">
            <text:p>5.2455093919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3.25476478826697">
            <text:p>3.2547647883</text:p>
          </table:table-cell>
          <table:table-cell table:number-columns-repeated="1012"/>
        </table:table-row>
        <table:table-row table:style-name="ro1">
          <table:table-cell office:value-type="string">
            <text:p>1892: Star Wars: Episode VI - Return of the Jedi (1983)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09579301896884">
            <text:p>4.095793019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73970930381302">
            <text:p>3.7397093038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33583550922299">
            <text:p>4.3358355092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76946294602593">
            <text:p>4.769462946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4.2249279995458">
            <text:p>4.2249279995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3.69941485604497">
            <text:p>3.699414856</text:p>
          </table:table-cell>
          <table:table-cell table:number-columns-repeated="1012"/>
        </table:table-row>
        <table:table-row table:style-name="ro1">
          <table:table-cell office:value-type="string">
            <text:p>1894: Star Wars: Episode II - Attack of the Clones (2002)</text:p>
          </table:table-cell>
          <table:table-cell/>
          <table:table-cell office:value-type="float" office:value="3.5">
            <text:p>3.5</text:p>
          </table:table-cell>
          <table:table-cell table:number-columns-repeated="2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49554819923105">
            <text:p>3.4955481992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2.21912791143906">
            <text:p>2.2191279114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60276889920569">
            <text:p>3.6027688992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16921812628814">
            <text:p>4.1692181263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2.70434660717184">
            <text:p>2.7043466072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3.1333311021616">
            <text:p>3.1333311022</text:p>
          </table:table-cell>
          <table:table-cell table:number-columns-repeated="1012"/>
        </table:table-row>
        <table:table-row table:style-name="ro1">
          <table:table-cell office:value-type="string">
            <text:p>1900: Traffic (2000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69034380776462">
            <text:p>3.6903438078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77086026963209">
            <text:p>3.7708602696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">
            <text:p>4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54432088724698">
            <text:p>4.5443208872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4.12613418556922">
            <text:p>4.1261341856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3.953125">
            <text:p>3.953125</text:p>
          </table:table-cell>
          <table:table-cell table:number-columns-repeated="1012"/>
        </table:table-row>
        <table:table-row table:style-name="ro1">
          <table:table-cell office:value-type="string">
            <text:p>2024: The Patriot (2000)</text:p>
          </table:table-cell>
          <table:table-cell office:value-type="float" office:value="4.5">
            <text:p>4.5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">
            <text:p>3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2.56633663192809">
            <text:p>2.5663366319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">
            <text:p>3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3.9">
            <text:p>3.9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2.69576332927945">
            <text:p>2.6957633293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2.953125">
            <text:p>2.953125</text:p>
          </table:table-cell>
          <table:table-cell table:number-columns-repeated="1012"/>
        </table:table-row>
        <table:table-row table:style-name="ro1">
          <table:table-cell office:value-type="string">
            <text:p>2164: Stargate (1994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07954158964718">
            <text:p>4.0795415896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16296227904453">
            <text:p>3.162962279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5">
            <text:p>3.5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93351866912954">
            <text:p>4.9335186691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3.46827843694826">
            <text:p>3.4682784369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3.453125">
            <text:p>3.453125</text:p>
          </table:table-cell>
          <table:table-cell table:number-columns-repeated="1012"/>
        </table:table-row>
        <table:table-row table:style-name="ro1">
          <table:table-cell office:value-type="string">
            <text:p>2501: The Bourne Identity (2002)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table:number-columns-repeated="2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03084525831686">
            <text:p>4.0308452583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4.09549022811145">
            <text:p>4.0954902281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2.94539026278867">
            <text:p>2.9453902628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82749981295262">
            <text:p>4.827499813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4.22491692546282">
            <text:p>4.2249169255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2.8461751331926">
            <text:p>2.8461751332</text:p>
          </table:table-cell>
          <table:table-cell table:number-columns-repeated="1012"/>
        </table:table-row>
        <table:table-row table:style-name="ro1">
          <table:table-cell office:value-type="string">
            <text:p>2502: The Bourne Supremacy (2004)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4.25954802546034">
            <text:p>4.2595480255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94861996109444">
            <text:p>3.9486199611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1.97653648596108">
            <text:p>1.976536486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5.05620258009611">
            <text:p>5.0562025801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4.0780466584458">
            <text:p>4.0780466584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2.31014952133737">
            <text:p>2.3101495213</text:p>
          </table:table-cell>
          <table:table-cell table:number-columns-repeated="1012"/>
        </table:table-row>
        <table:table-row table:style-name="ro1">
          <table:table-cell office:value-type="string">
            <text:p>3049: Ace Ventura: Pet Detective (1994)</text:p>
          </table:table-cell>
          <table:table-cell office:value-type="float" office:value="5">
            <text:p>5</text:p>
          </table:table-cell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1.95697732733522">
            <text:p>1.9569773273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1.81471734516996">
            <text:p>1.8147173452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2.89084948451844">
            <text:p>2.8908494845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2.81771671903429">
            <text:p>2.817716719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1.94414404252132">
            <text:p>1.9441440425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2.72109958041834">
            <text:p>2.7210995804</text:p>
          </table:table-cell>
          <table:table-cell table:number-columns-repeated="1012"/>
        </table:table-row>
        <table:table-row table:style-name="ro1">
          <table:table-cell office:value-type="string">
            <text:p>4327: Charlie's Angels (2000)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19113085654789">
            <text:p>3.1911308565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1.43980757971922">
            <text:p>1.4398075797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2.5">
            <text:p>2.5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3.95156009582639">
            <text:p>3.9515600958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1.86827841716748">
            <text:p>1.8682784172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2.453125">
            <text:p>2.453125</text:p>
          </table:table-cell>
          <table:table-cell table:number-columns-repeated="1012"/>
        </table:table-row>
        <table:table-row table:style-name="ro1">
          <table:table-cell office:value-type="string">
            <text:p>5503: The Fugitive (1993)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2">
            <text:p>2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26538448285245">
            <text:p>3.2653844829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5">
            <text:p>3.5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2.8">
            <text:p>2.8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3.35873633151636">
            <text:p>3.3587363315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3.453125">
            <text:p>3.453125</text:p>
          </table:table-cell>
          <table:table-cell table:number-columns-repeated="1012"/>
        </table:table-row>
        <table:table-row table:style-name="ro1">
          <table:table-cell office:value-type="string">
            <text:p>7443: Chicken Run (2000)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26082687728922">
            <text:p>3.2608268773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14828596239557">
            <text:p>3.1482859624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">
            <text:p>3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0222382678639">
            <text:p>4.0222382679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3.24169647246512">
            <text:p>3.2416964725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3.33361303537629">
            <text:p>3.3336130354</text:p>
          </table:table-cell>
          <table:table-cell table:number-columns-repeated="1012"/>
        </table:table-row>
        <table:table-row table:style-name="ro1">
          <table:table-cell office:value-type="string">
            <text:p>8358: Cast Away (2000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">
            <text:p>3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19583674036741">
            <text:p>3.1958367404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79100989312088">
            <text:p>4.7910098931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3.9">
            <text:p>3.9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3.74477099172258">
            <text:p>3.7447709917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4.3460949191166">
            <text:p>4.3460949191</text:p>
          </table:table-cell>
          <table:table-cell table:number-columns-repeated="1012"/>
        </table:table-row>
        <table:table-row table:style-name="ro1">
          <table:table-cell office:value-type="string">
            <text:p>8467: Dumb &amp; Dumber (1994)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2.14678513928733">
            <text:p>2.1467851393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1.81332023530444">
            <text:p>1.8133202353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2.22262590028792">
            <text:p>2.2226259003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2.90721437856583">
            <text:p>2.9072143786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1.906730745374">
            <text:p>1.9067307454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2.55623893566421">
            <text:p>2.5562389357</text:p>
          </table:table-cell>
          <table:table-cell table:number-columns-repeated="1012"/>
        </table:table-row>
        <table:table-row table:style-name="ro1">
          <table:table-cell office:value-type="string">
            <text:p>8587: The Lion King (1994)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57940124256569">
            <text:p>3.5794012426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2.32203487330887">
            <text:p>2.3220348733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.38140184025359">
            <text:p>4.3814018403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26200863000551">
            <text:p>4.26200863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2.80725356904165">
            <text:p>2.807253569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4.2628504520419">
            <text:p>4.262850452</text:p>
          </table:table-cell>
          <table:table-cell table:number-columns-repeated="1012"/>
        </table:table-row>
        <table:table-row table:style-name="ro1">
          <table:table-cell office:value-type="string">
            <text:p>9331: Clear and Present Danger (1994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0">
            <text:p>#DIV/0!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1.80145348093491">
            <text:p>1.8014534809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5">
            <text:p>3.5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0">
            <text:p>#DIV/0!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2.28667217666769">
            <text:p>2.2866721767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3.453125">
            <text:p>3.453125</text:p>
          </table:table-cell>
          <table:table-cell table:number-columns-repeated="1012"/>
        </table:table-row>
        <table:table-row table:style-name="ro1">
          <table:table-cell office:value-type="string">
            <text:p>9741: Unbreakable (2000)</text:p>
          </table:table-cell>
          <table:table-cell table:number-columns-repeated="4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0">
            <text:p>#DIV/0!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">
            <text:p>3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5">
            <text:p>3.5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0">
            <text:p>#DIV/0!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3.77153846153846">
            <text:p>3.7715384615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3.453125">
            <text:p>3.453125</text:p>
          </table:table-cell>
          <table:table-cell table:number-columns-repeated="1012"/>
        </table:table-row>
        <table:table-row table:style-name="ro1">
          <table:table-cell office:value-type="string">
            <text:p>9802: The Rock (1996)</text:p>
          </table:table-cell>
          <table:table-cell office:value-type="float" office:value="4">
            <text:p>4</text:p>
          </table:table-cell>
          <table:table-cell/>
          <table:table-cell office:value-type="float" office:value="3.5">
            <text:p>3.5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2">
            <text:p>2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47114871559922">
            <text:p>3.4711487156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88456158052749">
            <text:p>3.8845615805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2.9">
            <text:p>2.9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3.60057541295059">
            <text:p>3.600575413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3.87203839246861">
            <text:p>3.8720383925</text:p>
          </table:table-cell>
          <table:table-cell table:number-columns-repeated="1012"/>
        </table:table-row>
        <table:table-row table:style-name="ro4">
          <table:table-cell office:value-type="string">
            <text:p>9806: The Incredibles (2004)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19113085654789">
            <text:p>3.1911308565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4.0282466608356">
            <text:p>4.0282466608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2.80950652458987">
            <text:p>2.8095065246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3.95156009582639">
            <text:p>3.9515600958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4.15767335818697">
            <text:p>4.1576733582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2.69095513637817">
            <text:p>2.6909551364</text:p>
          </table:table-cell>
          <table:table-cell table:number-columns-repeated="1012"/>
        </table:table-row>
        <table:table-row table:style-name="ro1">
          <table:table-cell office:value-type="string">
            <text:p>10020: Beauty and the Beast (1991)</text:p>
          </table:table-cell>
          <table:table-cell/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23547657380845">
            <text:p>3.2354765738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28087208856094">
            <text:p>3.2808720886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446175367789">
            <text:p>3.4461753678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3.99590581308694">
            <text:p>3.9959058131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3.76609078429373">
            <text:p>3.7660907843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3.43365217973012">
            <text:p>3.4336521797</text:p>
          </table:table-cell>
          <table:table-cell table:number-columns-repeated="1012"/>
        </table:table-row>
        <table:table-row table:style-name="ro1">
          <table:table-cell office:value-type="string">
            <text:p>36657: X-Men (2000)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81879926143338">
            <text:p>3.8187992614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55546786836443">
            <text:p>3.5554678684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4">
            <text:p>4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61606001323998">
            <text:p>4.6160600132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3.64881971702833">
            <text:p>3.648819717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3.953125">
            <text:p>3.953125</text:p>
          </table:table-cell>
          <table:table-cell table:number-columns-repeated="1012"/>
        </table:table-row>
        <table:table-row table:style-name="ro1">
          <table:table-cell office:value-type="string">
            <text:p>36658: X2: X-Men United (2003)</text:p>
          </table:table-cell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table:number-columns-repeated="2"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.68100755755493">
            <text:p>3.6810075576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29695900261232">
            <text:p>3.2969590026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.7230876838945">
            <text:p>3.7230876839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4.54174694925399">
            <text:p>4.5417469493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3.42638569996369">
            <text:p>3.4263857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3.71056449583562">
            <text:p>3.7105644958</text:p>
          </table:table-cell>
          <table:table-cell table:number-columns-repeated="1012"/>
        </table:table-row>
        <table:table-row table:style-name="ro1">
          <table:table-cell office:value-type="string">
            <text:p>36955: True Lies (1994)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/>
          <table:table-cell table:style-name="ce6" table:formula="of:=([Sheet3.B$3] * INDIRECT(&quot;Sheet1.&quot; &amp; [Sheet3.B$22] &amp; ROW()) + [Sheet3.B$4] * INDIRECT(&quot;Sheet1.&quot; &amp; [Sheet3.B$23] &amp; ROW())+ [Sheet3.B$5] * INDIRECT(&quot;Sheet1.&quot; &amp; [Sheet3.B$24] &amp; ROW()) + [Sheet3.B$6] * INDIRECT(&quot;Sheet1.&quot; &amp; [Sheet3.B$25] &amp; ROW()) + [Sheet3.B$7] * INDIRECT(&quot;Sheet1.&quot; &amp; [Sheet3.B$26] &amp; ROW()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" office:value-type="float" office:value="3">
            <text:p>3</text:p>
          </table:table-cell>
          <table:table-cell table:style-name="ce6" table:formula="of:=([Sheet3.C$3] * INDIRECT(&quot;Sheet1.&quot; &amp; [Sheet3.C$22] &amp; ROW()) + [Sheet3.C$4] * INDIRECT(&quot;Sheet1.&quot; &amp; [Sheet3.C$23] &amp; ROW())+ [Sheet3.C$5] * INDIRECT(&quot;Sheet1.&quot; &amp; [Sheet3.C$24] &amp; ROW()) + [Sheet3.C$6] * INDIRECT(&quot;Sheet1.&quot; &amp; [Sheet3.C$25] &amp; ROW()) + [Sheet3.C$7] * INDIRECT(&quot;Sheet1.&quot; &amp; [Sheet3.C$26] &amp; ROW()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" office:value-type="float" office:value="3.1660173736685">
            <text:p>3.1660173737</text:p>
          </table:table-cell>
          <table:table-cell table:style-name="ce6" table:formula="of:=([Sheet3.D$3] * INDIRECT(&quot;Sheet1.&quot; &amp; [Sheet3.D$22] &amp; ROW()) + [Sheet3.D$4] * INDIRECT(&quot;Sheet1.&quot; &amp; [Sheet3.D$23] &amp; ROW())+ [Sheet3.D$5] * INDIRECT(&quot;Sheet1.&quot; &amp; [Sheet3.D$24] &amp; ROW()) + [Sheet3.D$6] * INDIRECT(&quot;Sheet1.&quot; &amp; [Sheet3.D$25] &amp; ROW()) + [Sheet3.D$7] * INDIRECT(&quot;Sheet1.&quot; &amp; [Sheet3.D$26] &amp; ROW()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" office:value-type="float" office:value="3">
            <text:p>3</text:p>
          </table:table-cell>
          <table:table-cell/>
          <table:table-cell table:style-name="ce6" table:formula="of:=[.B$102]+(([Sheet3.B$3] * (INDIRECT(&quot;Sheet1.&quot; &amp; [Sheet3.B$22] &amp; ROW()) - INDIRECT(&quot;Sheet1.&quot; &amp; [Sheet3.B$22] &amp; &quot;102&quot;)) * IF(ISBLANK(INDIRECT(&quot;Sheet1.&quot; &amp; [Sheet3.B$22] &amp; ROW()));0;1) + [Sheet3.B$4] * (INDIRECT(&quot;Sheet1.&quot; &amp; [Sheet3.B$23] &amp; ROW()) - INDIRECT(&quot;Sheet1.&quot; &amp; [Sheet3.B$23] &amp; &quot;102&quot;)) * IF(ISBLANK(INDIRECT(&quot;Sheet1.&quot; &amp; [Sheet3.B$23] &amp; ROW()));0;1) + [Sheet3.B$5] * (INDIRECT(&quot;Sheet1.&quot; &amp; [Sheet3.B$24] &amp; ROW()) - INDIRECT(&quot;Sheet1.&quot; &amp; [Sheet3.B$24] &amp; &quot;102&quot;)) * IF(ISBLANK(INDIRECT(&quot;Sheet1.&quot; &amp; [Sheet3.B$24] &amp; ROW()));0;1) + [Sheet3.B$6] * (INDIRECT(&quot;Sheet1.&quot; &amp; [Sheet3.B$25] &amp; ROW())  - INDIRECT(&quot;Sheet1.&quot; &amp; [Sheet3.B$25] &amp; &quot;102&quot;)) * IF(ISBLANK(INDIRECT(&quot;Sheet1.&quot; &amp; [Sheet3.B$25] &amp; ROW()));0;1) + [Sheet3.B$7] * (INDIRECT(&quot;Sheet1.&quot; &amp; [Sheet3.B$26] &amp; ROW()) - INDIRECT(&quot;Sheet1.&quot; &amp; [Sheet3.B$26] &amp; &quot;102&quot;)) * IF(ISBLANK(INDIRECT(&quot;Sheet1.&quot; &amp; [Sheet3.B$26] &amp; ROW()));0;1))/([Sheet3.B$3] * IF(ISBLANK(INDIRECT(&quot;Sheet1.&quot; &amp; [Sheet3.B$22] &amp; ROW()));0;1) + [Sheet3.B$4] * IF(ISBLANK(INDIRECT(&quot;Sheet1.&quot; &amp; [Sheet3.B$23] &amp; ROW()));0;1)+ [Sheet3.B$5] * IF(ISBLANK(INDIRECT(&quot;Sheet1.&quot; &amp; [Sheet3.B$24] &amp; ROW()));0;1) + [Sheet3.B$6] * IF(ISBLANK(INDIRECT(&quot;Sheet1.&quot; &amp; [Sheet3.B$25] &amp; ROW()));0;1) + [Sheet3.B$7] * IF(ISBLANK(INDIRECT(&quot;Sheet1.&quot; &amp; [Sheet3.B$26] &amp; ROW()));0;1)))" office:value-type="float" office:value="3.83846153846154">
            <text:p>3.8384615385</text:p>
          </table:table-cell>
          <table:table-cell table:style-name="ce6" table:formula="of:=[.C$102]+(([Sheet3.C$3] * (INDIRECT(&quot;Sheet1.&quot; &amp; [Sheet3.C$22] &amp; ROW()) - INDIRECT(&quot;Sheet1.&quot; &amp; [Sheet3.C$22] &amp; &quot;102&quot;)) * IF(ISBLANK(INDIRECT(&quot;Sheet1.&quot; &amp; [Sheet3.C$22] &amp; ROW()));0;1) + [Sheet3.C$4] * (INDIRECT(&quot;Sheet1.&quot; &amp; [Sheet3.C$23] &amp; ROW()) - INDIRECT(&quot;Sheet1.&quot; &amp; [Sheet3.C$23] &amp; &quot;102&quot;)) * IF(ISBLANK(INDIRECT(&quot;Sheet1.&quot; &amp; [Sheet3.C$23] &amp; ROW()));0;1) + [Sheet3.C$5] * (INDIRECT(&quot;Sheet1.&quot; &amp; [Sheet3.C$24] &amp; ROW()) - INDIRECT(&quot;Sheet1.&quot; &amp; [Sheet3.C$24] &amp; &quot;102&quot;)) * IF(ISBLANK(INDIRECT(&quot;Sheet1.&quot; &amp; [Sheet3.C$24] &amp; ROW()));0;1) + [Sheet3.C$6] * (INDIRECT(&quot;Sheet1.&quot; &amp; [Sheet3.C$25] &amp; ROW())  - INDIRECT(&quot;Sheet1.&quot; &amp; [Sheet3.C$25] &amp; &quot;102&quot;)) * IF(ISBLANK(INDIRECT(&quot;Sheet1.&quot; &amp; [Sheet3.C$25] &amp; ROW()));0;1) + [Sheet3.C$7] * (INDIRECT(&quot;Sheet1.&quot; &amp; [Sheet3.C$26] &amp; ROW()) - INDIRECT(&quot;Sheet1.&quot; &amp; [Sheet3.C$26] &amp; &quot;102&quot;)) * IF(ISBLANK(INDIRECT(&quot;Sheet1.&quot; &amp; [Sheet3.C$26] &amp; ROW()));0;1))/([Sheet3.C$3] * IF(ISBLANK(INDIRECT(&quot;Sheet1.&quot; &amp; [Sheet3.C$22] &amp; ROW()));0;1) + [Sheet3.C$4] * IF(ISBLANK(INDIRECT(&quot;Sheet1.&quot; &amp; [Sheet3.C$23] &amp; ROW()));0;1)+ [Sheet3.C$5] * IF(ISBLANK(INDIRECT(&quot;Sheet1.&quot; &amp; [Sheet3.C$24] &amp; ROW()));0;1) + [Sheet3.C$6] * IF(ISBLANK(INDIRECT(&quot;Sheet1.&quot; &amp; [Sheet3.C$25] &amp; ROW()));0;1) + [Sheet3.C$7] * IF(ISBLANK(INDIRECT(&quot;Sheet1.&quot; &amp; [Sheet3.C$26] &amp; ROW()));0;1)))" office:value-type="float" office:value="3.24861004593345">
            <text:p>3.2486100459</text:p>
          </table:table-cell>
          <table:table-cell table:style-name="ce6" table:formula="of:=[.D$102]+(([Sheet3.D$3] * (INDIRECT(&quot;Sheet1.&quot; &amp; [Sheet3.D$22] &amp; ROW()) - INDIRECT(&quot;Sheet1.&quot; &amp; [Sheet3.D$22] &amp; &quot;102&quot;)) * IF(ISBLANK(INDIRECT(&quot;Sheet1.&quot; &amp; [Sheet3.D$22] &amp; ROW()));0;1) + [Sheet3.D$4] * (INDIRECT(&quot;Sheet1.&quot; &amp; [Sheet3.D$23] &amp; ROW()) - INDIRECT(&quot;Sheet1.&quot; &amp; [Sheet3.D$23] &amp; &quot;102&quot;)) * IF(ISBLANK(INDIRECT(&quot;Sheet1.&quot; &amp; [Sheet3.D$23] &amp; ROW()));0;1) + [Sheet3.D$5] * (INDIRECT(&quot;Sheet1.&quot; &amp; [Sheet3.D$24] &amp; ROW()) - INDIRECT(&quot;Sheet1.&quot; &amp; [Sheet3.D$24] &amp; &quot;102&quot;)) * IF(ISBLANK(INDIRECT(&quot;Sheet1.&quot; &amp; [Sheet3.D$24] &amp; ROW()));0;1) + [Sheet3.D$6] * (INDIRECT(&quot;Sheet1.&quot; &amp; [Sheet3.D$25] &amp; ROW())  - INDIRECT(&quot;Sheet1.&quot; &amp; [Sheet3.D$25] &amp; &quot;102&quot;)) * IF(ISBLANK(INDIRECT(&quot;Sheet1.&quot; &amp; [Sheet3.D$25] &amp; ROW()));0;1) + [Sheet3.D$7] * (INDIRECT(&quot;Sheet1.&quot; &amp; [Sheet3.D$26] &amp; ROW()) - INDIRECT(&quot;Sheet1.&quot; &amp; [Sheet3.D$26] &amp; &quot;102&quot;)) * IF(ISBLANK(INDIRECT(&quot;Sheet1.&quot; &amp; [Sheet3.D$26] &amp; ROW()));0;1))/([Sheet3.D$3] * IF(ISBLANK(INDIRECT(&quot;Sheet1.&quot; &amp; [Sheet3.D$22] &amp; ROW()));0;1) + [Sheet3.D$4] * IF(ISBLANK(INDIRECT(&quot;Sheet1.&quot; &amp; [Sheet3.D$23] &amp; ROW()));0;1)+ [Sheet3.D$5] * IF(ISBLANK(INDIRECT(&quot;Sheet1.&quot; &amp; [Sheet3.D$24] &amp; ROW()));0;1) + [Sheet3.D$6] * IF(ISBLANK(INDIRECT(&quot;Sheet1.&quot; &amp; [Sheet3.D$25] &amp; ROW()));0;1) + [Sheet3.D$7] * IF(ISBLANK(INDIRECT(&quot;Sheet1.&quot; &amp; [Sheet3.D$26] &amp; ROW()));0;1)))" office:value-type="float" office:value="2.953125">
            <text:p>2.953125</text:p>
          </table:table-cell>
          <table:table-cell table:number-columns-repeated="1012"/>
        </table:table-row>
        <table:table-row table:style-name="ro1">
          <table:table-cell/>
          <table:table-cell table:formula="of:=AVERAGE([.B2:.B101])" office:value-type="float" office:value="4.5">
            <text:p>4.5</text:p>
          </table:table-cell>
          <table:table-cell table:formula="of:=AVERAGE([.C2:.C101])" office:value-type="float" office:value="3.66153846153846">
            <text:p>3.6615384615</text:p>
          </table:table-cell>
          <table:table-cell table:formula="of:=AVERAGE([.D2:.D101])" office:value-type="float" office:value="3.66666666666667">
            <text:p>3.6666666667</text:p>
          </table:table-cell>
          <table:table-cell/>
          <table:table-cell table:style-name="ce6"/>
          <table:table-cell table:number-columns-repeated="1018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1"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float" office:value="3712">
            <text:p>3712</text:p>
          </table:table-cell>
          <table:table-cell office:value-type="float" office:value="3867">
            <text:p>3867</text:p>
          </table:table-cell>
          <table:table-cell office:value-type="float" office:value="860">
            <text:p>860</text:p>
          </table:table-cell>
        </table:table-row>
        <table:table-row table:style-name="ro1">
          <table:table-cell office:value-type="string">
            <text:p>11: Star Wars: Episode IV - A New Hope (1977)</text:p>
          </table:table-cell>
          <table:table-cell table:style-name="ce6" office:value-type="float" office:value="4.6769024645382">
            <text:p>4.6769024645</text:p>
          </table:table-cell>
          <table:table-cell table:style-name="ce6" office:value-type="float" office:value="4.50580008810674">
            <text:p>4.5058000881</text:p>
          </table:table-cell>
          <table:table-cell table:style-name="ce6" office:value-type="float" office:value="3.69941485604497">
            <text:p>3.699414856</text:p>
          </table:table-cell>
        </table:table-row>
        <table:table-row table:style-name="ro4">
          <table:table-cell office:value-type="string">
            <text:p>12: Finding Nemo (2003)</text:p>
          </table:table-cell>
          <table:table-cell table:style-name="ce6" office:value-type="float" office:value="4.7604292392785">
            <text:p>4.7604292393</text:p>
          </table:table-cell>
          <table:table-cell table:style-name="ce6" office:value-type="float" office:value="3.47716111530407">
            <text:p>3.4771611153</text:p>
          </table:table-cell>
          <table:table-cell table:style-name="ce6" office:value-type="float" office:value="3.89269329352067">
            <text:p>3.8926932935</text:p>
          </table:table-cell>
        </table:table-row>
        <table:table-row table:style-name="ro4">
          <table:table-cell office:value-type="string">
            <text:p>13: Forrest Gump (1994)</text:p>
          </table:table-cell>
          <table:table-cell table:style-name="ce6" office:value-type="float" office:value="4.99188479401948">
            <text:p>4.991884794</text:p>
          </table:table-cell>
          <table:table-cell table:style-name="ce6" office:value-type="float" office:value="4.05479403015556">
            <text:p>4.0547940302</text:p>
          </table:table-cell>
          <table:table-cell table:style-name="ce6" office:value-type="float" office:value="4.42324214406046">
            <text:p>4.4232421441</text:p>
          </table:table-cell>
        </table:table-row>
        <table:table-row table:style-name="ro1">
          <table:table-cell office:value-type="string">
            <text:p>14: American Beauty (1999)</text:p>
          </table:table-cell>
          <table:table-cell table:style-name="ce6" office:value-type="float" office:value="5.02223826786391">
            <text:p>5.0222382679</text:p>
          </table:table-cell>
          <table:table-cell table:style-name="ce6" office:value-type="float" office:value="3.88676433930876">
            <text:p>3.8867643393</text:p>
          </table:table-cell>
          <table:table-cell table:style-name="ce6" office:value-type="float" office:value="3.453125">
            <text:p>3.453125</text:p>
          </table:table-cell>
        </table:table-row>
        <table:table-row table:style-name="ro1">
          <table:table-cell office:value-type="string">
            <text:p>22: Pirates of the Caribbean: The Curse of the Black Pearl (2003)</text:p>
          </table:table-cell>
          <table:table-cell table:style-name="ce6" office:value-type="float" office:value="4.33739789158752">
            <text:p>4.3373978916</text:p>
          </table:table-cell>
          <table:table-cell table:style-name="ce6" office:value-type="float" office:value="3.77359233692849">
            <text:p>3.7735923369</text:p>
          </table:table-cell>
          <table:table-cell table:style-name="ce6" office:value-type="float" office:value="2.81309815803623">
            <text:p>2.813098158</text:p>
          </table:table-cell>
        </table:table-row>
        <table:table-row table:style-name="ro1">
          <table:table-cell office:value-type="string">
            <text:p>24: Kill Bill: Vol. 1 (2003)</text:p>
          </table:table-cell>
          <table:table-cell table:style-name="ce6" office:value-type="float" office:value="4.70303661415687">
            <text:p>4.7030366142</text:p>
          </table:table-cell>
          <table:table-cell table:style-name="ce6" office:value-type="float" office:value="4.47793637826856">
            <text:p>4.4779363783</text:p>
          </table:table-cell>
          <table:table-cell table:style-name="ce6" office:value-type="float" office:value="3.08242006242679">
            <text:p>3.0824200624</text:p>
          </table:table-cell>
        </table:table-row>
        <table:table-row table:style-name="ro1">
          <table:table-cell office:value-type="string">
            <text:p>38: Eternal Sunshine of the Spotless Mind (2004)</text:p>
          </table:table-cell>
          <table:table-cell table:style-name="ce6" office:value-type="float" office:value="4.72252151827487">
            <text:p>4.7225215183</text:p>
          </table:table-cell>
          <table:table-cell table:style-name="ce6" office:value-type="float" office:value="4.38308760877992">
            <text:p>4.3830876088</text:p>
          </table:table-cell>
          <table:table-cell table:style-name="ce6" office:value-type="float" office:value="4.08597173099638">
            <text:p>4.085971731</text:p>
          </table:table-cell>
        </table:table-row>
        <table:table-row table:style-name="ro4">
          <table:table-cell office:value-type="string">
            <text:p>63: Twelve Monkeys (a.k.a. 12 Monkeys) (1995)</text:p>
          </table:table-cell>
          <table:table-cell table:style-name="ce6" office:value-type="float" office:value="3.77443548983518">
            <text:p>3.7744354898</text:p>
          </table:table-cell>
          <table:table-cell table:style-name="ce6" office:value-type="float" office:value="4.39644864756369">
            <text:p>4.3964486476</text:p>
          </table:table-cell>
          <table:table-cell table:style-name="ce6" office:value-type="float" office:value="4.08752362104945">
            <text:p>4.087523621</text:p>
          </table:table-cell>
        </table:table-row>
        <table:table-row table:style-name="ro1">
          <table:table-cell office:value-type="string">
            <text:p>77: Memento (2000)</text:p>
          </table:table-cell>
          <table:table-cell table:style-name="ce6" office:value-type="float" office:value="5.13172747076188">
            <text:p>5.1317274708</text:p>
          </table:table-cell>
          <table:table-cell table:style-name="ce6" office:value-type="float" office:value="4.77780287482793">
            <text:p>4.7778028748</text:p>
          </table:table-cell>
          <table:table-cell table:style-name="ce6" office:value-type="float" office:value="4.67600198250369">
            <text:p>4.6760019825</text:p>
          </table:table-cell>
        </table:table-row>
        <table:table-row table:style-name="ro1">
          <table:table-cell office:value-type="string">
            <text:p>85: Raiders of the Lost Ark (Indiana Jones and the Raiders of the Lost Ark) (1981)</text:p>
          </table:table-cell>
          <table:table-cell table:style-name="ce6" office:value-type="float" office:value="5.19704014018488">
            <text:p>5.1970401402</text:p>
          </table:table-cell>
          <table:table-cell table:style-name="ce6" office:value-type="float" office:value="4.48508166018123">
            <text:p>4.4850816602</text:p>
          </table:table-cell>
          <table:table-cell table:style-name="ce6" office:value-type="float" office:value="3.953125">
            <text:p>3.953125</text:p>
          </table:table-cell>
        </table:table-row>
        <table:table-row table:style-name="ro1">
          <table:table-cell office:value-type="string">
            <text:p>98: Gladiator (2000)</text:p>
          </table:table-cell>
          <table:table-cell table:style-name="ce6" office:value-type="float" office:value="4.8654318592853">
            <text:p>4.8654318593</text:p>
          </table:table-cell>
          <table:table-cell table:style-name="ce6" office:value-type="float" office:value="3.81350569531272">
            <text:p>3.8135056953</text:p>
          </table:table-cell>
          <table:table-cell table:style-name="ce6" office:value-type="float" office:value="3.83361303537629">
            <text:p>3.8336130354</text:p>
          </table:table-cell>
        </table:table-row>
        <table:table-row table:style-name="ro1">
          <table:table-cell office:value-type="string">
            <text:p>105: Back to the Future (1985)</text:p>
          </table:table-cell>
          <table:table-cell table:style-name="ce6" office:value-type="float" office:value="5.50058451328547">
            <text:p>5.5005845133</text:p>
          </table:table-cell>
          <table:table-cell table:style-name="ce6" office:value-type="float" office:value="3.82751390702682">
            <text:p>3.827513907</text:p>
          </table:table-cell>
          <table:table-cell table:style-name="ce6" office:value-type="float" office:value="4.46051009807752">
            <text:p>4.4605100981</text:p>
          </table:table-cell>
        </table:table-row>
        <table:table-row table:style-name="ro1">
          <table:table-cell office:value-type="string">
            <text:p>107: Snatch (2000)</text:p>
          </table:table-cell>
          <table:table-cell table:style-name="ce6" office:value-type="float" office:value="5.15993538577836">
            <text:p>5.1599353858</text:p>
          </table:table-cell>
          <table:table-cell table:style-name="ce6" office:value-type="float" office:value="3.54893425135517">
            <text:p>3.5489342514</text:p>
          </table:table-cell>
          <table:table-cell table:style-name="ce6" office:value-type="float" office:value="4.07970244970314">
            <text:p>4.0797024497</text:p>
          </table:table-cell>
        </table:table-row>
        <table:table-row table:style-name="ro1">
          <table:table-cell office:value-type="string">
            <text:p>114: Pretty Woman (1990)</text:p>
          </table:table-cell>
          <table:table-cell table:style-name="ce6" office:value-type="float" office:value="4.83846153846154">
            <text:p>4.8384615385</text:p>
          </table:table-cell>
          <table:table-cell table:style-name="ce6" office:value-type="float" office:value="3.2931280920603">
            <text:p>3.2931280921</text:p>
          </table:table-cell>
          <table:table-cell table:style-name="ce6" office:value-type="float" office:value="3.05508502599572">
            <text:p>3.055085026</text:p>
          </table:table-cell>
        </table:table-row>
        <table:table-row table:style-name="ro1">
          <table:table-cell office:value-type="string">
            <text:p>120: The Lord of the Rings: The Fellowship of the Ring (2001)</text:p>
          </table:table-cell>
          <table:table-cell table:style-name="ce6" office:value-type="float" office:value="5.30655909502284">
            <text:p>5.306559095</text:p>
          </table:table-cell>
          <table:table-cell table:style-name="ce6" office:value-type="float" office:value="4.38319788139272">
            <text:p>4.3831978814</text:p>
          </table:table-cell>
          <table:table-cell table:style-name="ce6" office:value-type="float" office:value="3.953125">
            <text:p>3.953125</text:p>
          </table:table-cell>
        </table:table-row>
        <table:table-row table:style-name="ro1">
          <table:table-cell office:value-type="string">
            <text:p>121: The Lord of the Rings: The Two Towers (2002)</text:p>
          </table:table-cell>
          <table:table-cell table:style-name="ce6" office:value-type="float" office:value="5.30655909502284">
            <text:p>5.306559095</text:p>
          </table:table-cell>
          <table:table-cell table:style-name="ce6" office:value-type="float" office:value="4.49354553733798">
            <text:p>4.4935455373</text:p>
          </table:table-cell>
          <table:table-cell table:style-name="ce6" office:value-type="float" office:value="3.06194918007079">
            <text:p>3.0619491801</text:p>
          </table:table-cell>
        </table:table-row>
        <table:table-row table:style-name="ro1">
          <table:table-cell office:value-type="string">
            <text:p>122: The Lord of the Rings: The Return of the King (2003)</text:p>
          </table:table-cell>
          <table:table-cell table:style-name="ce6" office:value-type="float" office:value="5.26097937545836">
            <text:p>5.2609793755</text:p>
          </table:table-cell>
          <table:table-cell table:style-name="ce6" office:value-type="float" office:value="4.60098903821184">
            <text:p>4.6009890382</text:p>
          </table:table-cell>
          <table:table-cell table:style-name="ce6" office:value-type="float" office:value="3.953125">
            <text:p>3.953125</text:p>
          </table:table-cell>
        </table:table-row>
        <table:table-row table:style-name="ro1">
          <table:table-cell office:value-type="string">
            <text:p>134: O Brother Where Art Thou? (2000)</text:p>
          </table:table-cell>
          <table:table-cell table:style-name="ce6" office:value-type="float" office:value="4.63432835820896">
            <text:p>4.6343283582</text:p>
          </table:table-cell>
          <table:table-cell table:style-name="ce6" office:value-type="float" office:value="2.77153846153846">
            <text:p>2.7715384615</text:p>
          </table:table-cell>
          <table:table-cell table:style-name="ce6" table:formula="of:Err:520" office:value-type="float" office:value="0">
            <text:p>Err:520</text:p>
          </table:table-cell>
        </table:table-row>
        <table:table-row table:style-name="ro4">
          <table:table-cell office:value-type="string">
            <text:p>141: Donnie Darko (2001)</text:p>
          </table:table-cell>
          <table:table-cell table:style-name="ce6" office:value-type="float" office:value="4.61808656190158">
            <text:p>4.6180865619</text:p>
          </table:table-cell>
          <table:table-cell table:style-name="ce6" office:value-type="float" office:value="3.38308760877992">
            <text:p>3.3830876088</text:p>
          </table:table-cell>
          <table:table-cell table:style-name="ce6" office:value-type="float" office:value="4.09946780262927">
            <text:p>4.0994678026</text:p>
          </table:table-cell>
        </table:table-row>
        <table:table-row table:style-name="ro4">
          <table:table-cell office:value-type="string">
            <text:p>146: Crouching Tiger Hidden Dragon (Wo hu cang long) (2000)</text:p>
          </table:table-cell>
          <table:table-cell table:style-name="ce6" office:value-type="float" office:value="4.13432835820896">
            <text:p>4.1343283582</text:p>
          </table:table-cell>
          <table:table-cell table:style-name="ce6" office:value-type="float" office:value="4.22491692546282">
            <text:p>4.2249169255</text:p>
          </table:table-cell>
          <table:table-cell table:style-name="ce6" office:value-type="float" office:value="2.48747681194112">
            <text:p>2.4874768119</text:p>
          </table:table-cell>
        </table:table-row>
        <table:table-row table:style-name="ro1">
          <table:table-cell office:value-type="string">
            <text:p>153: Lost in Translation (2003)</text:p>
          </table:table-cell>
          <table:table-cell table:style-name="ce6" office:value-type="float" office:value="4.76293667583944">
            <text:p>4.7629366758</text:p>
          </table:table-cell>
          <table:table-cell table:style-name="ce6" office:value-type="float" office:value="3.76112334020937">
            <text:p>3.7611233402</text:p>
          </table:table-cell>
          <table:table-cell table:style-name="ce6" office:value-type="float" office:value="3.453125">
            <text:p>3.453125</text:p>
          </table:table-cell>
        </table:table-row>
        <table:table-row table:style-name="ro1">
          <table:table-cell office:value-type="string">
            <text:p>155: The Dark Knight (2008)</text:p>
          </table:table-cell>
          <table:table-cell table:style-name="ce6" office:value-type="float" office:value="5.3122067445242">
            <text:p>5.3122067445</text:p>
          </table:table-cell>
          <table:table-cell table:style-name="ce6" office:value-type="float" office:value="4.85677008309898">
            <text:p>4.8567700831</text:p>
          </table:table-cell>
          <table:table-cell table:style-name="ce6" office:value-type="float" office:value="4.49912876355239">
            <text:p>4.4991287636</text:p>
          </table:table-cell>
        </table:table-row>
        <table:table-row table:style-name="ro1">
          <table:table-cell office:value-type="string">
            <text:p>161: Ocean's Eleven (2001)</text:p>
          </table:table-cell>
          <table:table-cell table:style-name="ce6" office:value-type="float" office:value="4.80163523362324">
            <text:p>4.8016352336</text:p>
          </table:table-cell>
          <table:table-cell table:style-name="ce6" office:value-type="float" office:value="3.57069996063034">
            <text:p>3.5706999606</text:p>
          </table:table-cell>
          <table:table-cell table:style-name="ce6" office:value-type="float" office:value="4.119094698477">
            <text:p>4.1190946985</text:p>
          </table:table-cell>
        </table:table-row>
        <table:table-row table:style-name="ro1">
          <table:table-cell office:value-type="string">
            <text:p>180: Minority Report (2002)</text:p>
          </table:table-cell>
          <table:table-cell table:style-name="ce6" office:value-type="float" office:value="4.79516032466527">
            <text:p>4.7951603247</text:p>
          </table:table-cell>
          <table:table-cell table:style-name="ce6" office:value-type="float" office:value="3.92396193063949">
            <text:p>3.9239619306</text:p>
          </table:table-cell>
          <table:table-cell table:style-name="ce6" office:value-type="float" office:value="3.06007725529325">
            <text:p>3.0600772553</text:p>
          </table:table-cell>
        </table:table-row>
        <table:table-row table:style-name="ro1">
          <table:table-cell office:value-type="string">
            <text:p>187: Sin City (2005)</text:p>
          </table:table-cell>
          <table:table-cell table:style-name="ce6" office:value-type="float" office:value="4.28306514515312">
            <text:p>4.2830651452</text:p>
          </table:table-cell>
          <table:table-cell table:style-name="ce6" office:value-type="float" office:value="3.65521262013118">
            <text:p>3.6552126201</text:p>
          </table:table-cell>
          <table:table-cell table:style-name="ce6" office:value-type="float" office:value="3.03062892770621">
            <text:p>3.0306289277</text:p>
          </table:table-cell>
        </table:table-row>
        <table:table-row table:style-name="ro1">
          <table:table-cell office:value-type="string">
            <text:p>194: Amelie (2001)</text:p>
          </table:table-cell>
          <table:table-cell table:style-name="ce6" office:value-type="float" office:value="4.91744063345646">
            <text:p>4.9174406335</text:p>
          </table:table-cell>
          <table:table-cell table:style-name="ce6" office:value-type="float" office:value="4.4499364135431">
            <text:p>4.4499364135</text:p>
          </table:table-cell>
          <table:table-cell table:style-name="ce6" office:value-type="float" office:value="4.45358403716044">
            <text:p>4.4535840372</text:p>
          </table:table-cell>
        </table:table-row>
        <table:table-row table:style-name="ro4">
          <table:table-cell office:value-type="string">
            <text:p>197: Braveheart (1995)</text:p>
          </table:table-cell>
          <table:table-cell table:style-name="ce6" office:value-type="float" office:value="4.16363327171774">
            <text:p>4.1636332717</text:p>
          </table:table-cell>
          <table:table-cell table:style-name="ce6" office:value-type="float" office:value="3.73446206445994">
            <text:p>3.7344620645</text:p>
          </table:table-cell>
          <table:table-cell table:style-name="ce6" office:value-type="float" office:value="3.953125">
            <text:p>3.953125</text:p>
          </table:table-cell>
        </table:table-row>
        <table:table-row table:style-name="ro1">
          <table:table-cell office:value-type="string">
            <text:p>238: The Godfather (1972)</text:p>
          </table:table-cell>
          <table:table-cell table:style-name="ce6" office:value-type="float" office:value="4.59477026318276">
            <text:p>4.5947702632</text:p>
          </table:table-cell>
          <table:table-cell table:style-name="ce6" office:value-type="float" office:value="4.29764356062728">
            <text:p>4.2976435606</text:p>
          </table:table-cell>
          <table:table-cell table:style-name="ce6" office:value-type="float" office:value="4.3460949191166">
            <text:p>4.3460949191</text:p>
          </table:table-cell>
        </table:table-row>
        <table:table-row table:style-name="ro1">
          <table:table-cell office:value-type="string">
            <text:p>243: High Fidelity (2000)</text:p>
          </table:table-cell>
          <table:table-cell table:style-name="ce6" office:value-type="float" office:value="4.13432835820896">
            <text:p>4.1343283582</text:p>
          </table:table-cell>
          <table:table-cell table:style-name="ce6" office:value-type="float" office:value="3.27153846153846">
            <text:p>3.2715384615</text:p>
          </table:table-cell>
          <table:table-cell table:style-name="ce6" table:formula="of:Err:520" office:value-type="float" office:value="0">
            <text:p>Err:520</text:p>
          </table:table-cell>
        </table:table-row>
        <table:table-row table:style-name="ro1">
          <table:table-cell office:value-type="string">
            <text:p>268: Batman (1989)</text:p>
          </table:table-cell>
          <table:table-cell table:style-name="ce6" office:value-type="float" office:value="3.54174694925399">
            <text:p>3.5417469493</text:p>
          </table:table-cell>
          <table:table-cell table:style-name="ce6" office:value-type="float" office:value="3.0522505659455">
            <text:p>3.0522505659</text:p>
          </table:table-cell>
          <table:table-cell table:style-name="ce6" office:value-type="float" office:value="3.59534479239575">
            <text:p>3.5953447924</text:p>
          </table:table-cell>
        </table:table-row>
        <table:table-row table:style-name="ro1">
          <table:table-cell office:value-type="string">
            <text:p>272: Batman Begins (2005)</text:p>
          </table:table-cell>
          <table:table-cell table:style-name="ce6" office:value-type="float" office:value="4.52341751677626">
            <text:p>4.5234175168</text:p>
          </table:table-cell>
          <table:table-cell table:style-name="ce6" office:value-type="float" office:value="4.19738044501078">
            <text:p>4.197380445</text:p>
          </table:table-cell>
          <table:table-cell table:style-name="ce6" office:value-type="float" office:value="4.20067103518152">
            <text:p>4.2006710352</text:p>
          </table:table-cell>
        </table:table-row>
        <table:table-row table:style-name="ro1">
          <table:table-cell office:value-type="string">
            <text:p>274: The Silence of the Lambs (1991)</text:p>
          </table:table-cell>
          <table:table-cell table:style-name="ce6" office:value-type="float" office:value="4.85397707948236">
            <text:p>4.8539770795</text:p>
          </table:table-cell>
          <table:table-cell table:style-name="ce6" office:value-type="float" office:value="3.91176193866748">
            <text:p>3.9117619387</text:p>
          </table:table-cell>
          <table:table-cell table:style-name="ce6" office:value-type="float" office:value="4.83361303537629">
            <text:p>4.8336130354</text:p>
          </table:table-cell>
        </table:table-row>
        <table:table-row table:style-name="ro1">
          <table:table-cell office:value-type="string">
            <text:p>275: Fargo (1996)</text:p>
          </table:table-cell>
          <table:table-cell table:style-name="ce6" table:formula="of:Err:520" office:value-type="float" office:value="0">
            <text:p>Err:520</text:p>
          </table:table-cell>
          <table:table-cell table:style-name="ce6" office:value-type="float" office:value="4.77153846153846">
            <text:p>4.7715384615</text:p>
          </table:table-cell>
          <table:table-cell table:style-name="ce6" office:value-type="float" office:value="4.05508502599572">
            <text:p>4.055085026</text:p>
          </table:table-cell>
        </table:table-row>
        <table:table-row table:style-name="ro4">
          <table:table-cell office:value-type="string">
            <text:p>278: The Shawshank Redemption (1994)</text:p>
          </table:table-cell>
          <table:table-cell table:style-name="ce6" office:value-type="float" office:value="4.79596683556341">
            <text:p>4.7959668356</text:p>
          </table:table-cell>
          <table:table-cell table:style-name="ce6" office:value-type="float" office:value="2.85003708401924">
            <text:p>2.850037084</text:p>
          </table:table-cell>
          <table:table-cell table:style-name="ce6" office:value-type="float" office:value="4.15824133400594">
            <text:p>4.158241334</text:p>
          </table:table-cell>
        </table:table-row>
        <table:table-row table:style-name="ro1">
          <table:table-cell office:value-type="string">
            <text:p>280: Terminator 2: Judgment Day (1991)</text:p>
          </table:table-cell>
          <table:table-cell table:style-name="ce6" office:value-type="float" office:value="4.3129192483">
            <text:p>4.3129192483</text:p>
          </table:table-cell>
          <table:table-cell table:style-name="ce6" office:value-type="float" office:value="3.46422819871621">
            <text:p>3.4642281987</text:p>
          </table:table-cell>
          <table:table-cell table:style-name="ce6" office:value-type="float" office:value="3.5397756840618">
            <text:p>3.5397756841</text:p>
          </table:table-cell>
        </table:table-row>
        <table:table-row table:style-name="ro1">
          <table:table-cell office:value-type="string">
            <text:p>329: Jurassic Park (1993)</text:p>
          </table:table-cell>
          <table:table-cell table:style-name="ce6" office:value-type="float" office:value="4.2475976178485">
            <text:p>4.2475976178</text:p>
          </table:table-cell>
          <table:table-cell table:style-name="ce6" office:value-type="float" office:value="3.45236141393926">
            <text:p>3.4523614139</text:p>
          </table:table-cell>
          <table:table-cell table:style-name="ce6" office:value-type="float" office:value="4.25212099045557">
            <text:p>4.2521209905</text:p>
          </table:table-cell>
        </table:table-row>
        <table:table-row table:style-name="ro1">
          <table:table-cell office:value-type="string">
            <text:p>393: Kill Bill: Vol. 2 (2004)</text:p>
          </table:table-cell>
          <table:table-cell table:style-name="ce6" office:value-type="float" office:value="4.62217921340367">
            <text:p>4.6221792134</text:p>
          </table:table-cell>
          <table:table-cell table:style-name="ce6" office:value-type="float" office:value="4.20703838633108">
            <text:p>4.2070383863</text:p>
          </table:table-cell>
          <table:table-cell table:style-name="ce6" office:value-type="float" office:value="2.56962352968676">
            <text:p>2.5696235297</text:p>
          </table:table-cell>
        </table:table-row>
        <table:table-row table:style-name="ro1">
          <table:table-cell office:value-type="string">
            <text:p>414: Batman Forever (1995)</text:p>
          </table:table-cell>
          <table:table-cell table:style-name="ce6" office:value-type="float" office:value="3.54174694925399">
            <text:p>3.5417469493</text:p>
          </table:table-cell>
          <table:table-cell table:style-name="ce6" office:value-type="float" office:value="3.18376521479787">
            <text:p>3.1837652148</text:p>
          </table:table-cell>
          <table:table-cell table:style-name="ce6" office:value-type="float" office:value="2.48150776449576">
            <text:p>2.4815077645</text:p>
          </table:table-cell>
        </table:table-row>
        <table:table-row table:style-name="ro4">
          <table:table-cell office:value-type="string">
            <text:p>424: Schindler's List (1993)</text:p>
          </table:table-cell>
          <table:table-cell table:style-name="ce6" office:value-type="float" office:value="5.08409168207056">
            <text:p>5.0840916821</text:p>
          </table:table-cell>
          <table:table-cell table:style-name="ce6" office:value-type="float" office:value="4.07664181025983">
            <text:p>4.0766418103</text:p>
          </table:table-cell>
          <table:table-cell table:style-name="ce6" office:value-type="float" office:value="3.47665269074671">
            <text:p>3.4766526907</text:p>
          </table:table-cell>
        </table:table-row>
        <table:table-row table:style-name="ro1">
          <table:table-cell office:value-type="string">
            <text:p>453: A Beautiful Mind (2001)</text:p>
          </table:table-cell>
          <table:table-cell table:style-name="ce6" office:value-type="float" office:value="4.44594903822749">
            <text:p>4.4459490382</text:p>
          </table:table-cell>
          <table:table-cell table:style-name="ce6" office:value-type="float" office:value="3.25567973619177">
            <text:p>3.2556797362</text:p>
          </table:table-cell>
          <table:table-cell table:style-name="ce6" office:value-type="float" office:value="4.06782214989301">
            <text:p>4.0678221499</text:p>
          </table:table-cell>
        </table:table-row>
        <table:table-row table:style-name="ro4">
          <table:table-cell office:value-type="string">
            <text:p>462: Erin Brockovich (2000)</text:p>
          </table:table-cell>
          <table:table-cell table:style-name="ce6" office:value-type="float" office:value="4.33846153846154">
            <text:p>4.3384615385</text:p>
          </table:table-cell>
          <table:table-cell table:style-name="ce6" office:value-type="float" office:value="3.54893425135517">
            <text:p>3.5489342514</text:p>
          </table:table-cell>
          <table:table-cell table:style-name="ce6" office:value-type="float" office:value="3.953125">
            <text:p>3.953125</text:p>
          </table:table-cell>
        </table:table-row>
        <table:table-row table:style-name="ro1">
          <table:table-cell office:value-type="string">
            <text:p>550: Fight Club (1999)</text:p>
          </table:table-cell>
          <table:table-cell table:style-name="ce6" office:value-type="float" office:value="4.83538461739425">
            <text:p>4.8353846174</text:p>
          </table:table-cell>
          <table:table-cell table:style-name="ce6" office:value-type="float" office:value="3.94060773208998">
            <text:p>3.9406077321</text:p>
          </table:table-cell>
          <table:table-cell table:style-name="ce6" office:value-type="float" office:value="4.45809069515583">
            <text:p>4.4580906952</text:p>
          </table:table-cell>
        </table:table-row>
        <table:table-row table:style-name="ro1">
          <table:table-cell office:value-type="string">
            <text:p>557: Spider-Man (2002)</text:p>
          </table:table-cell>
          <table:table-cell table:style-name="ce6" office:value-type="float" office:value="4.49872427658922">
            <text:p>4.4987242766</text:p>
          </table:table-cell>
          <table:table-cell table:style-name="ce6" office:value-type="float" office:value="3.15808858237792">
            <text:p>3.1580885824</text:p>
          </table:table-cell>
          <table:table-cell table:style-name="ce6" office:value-type="float" office:value="2.90419209329447">
            <text:p>2.9041920933</text:p>
          </table:table-cell>
        </table:table-row>
        <table:table-row table:style-name="ro1">
          <table:table-cell office:value-type="string">
            <text:p>558: Spider-Man 2 (2004)</text:p>
          </table:table-cell>
          <table:table-cell table:style-name="ce6" office:value-type="float" office:value="4.13603528358873">
            <text:p>4.1360352836</text:p>
          </table:table-cell>
          <table:table-cell table:style-name="ce6" office:value-type="float" office:value="3.28803508881261">
            <text:p>3.2880350888</text:p>
          </table:table-cell>
          <table:table-cell table:style-name="ce6" office:value-type="float" office:value="2.39274946147054">
            <text:p>2.3927494615</text:p>
          </table:table-cell>
        </table:table-row>
        <table:table-row table:style-name="ro1">
          <table:table-cell office:value-type="string">
            <text:p>568: Apollo 13 (1995)</text:p>
          </table:table-cell>
          <table:table-cell table:style-name="ce6" office:value-type="float" office:value="4.50058451328547">
            <text:p>4.5005845133</text:p>
          </table:table-cell>
          <table:table-cell table:style-name="ce6" office:value-type="float" office:value="3.49429455477858">
            <text:p>3.4942945548</text:p>
          </table:table-cell>
          <table:table-cell table:style-name="ce6" office:value-type="float" office:value="3.93365217973012">
            <text:p>3.9336521797</text:p>
          </table:table-cell>
        </table:table-row>
        <table:table-row table:style-name="ro1">
          <table:table-cell office:value-type="string">
            <text:p>581: Dances with Wolves (1990)</text:p>
          </table:table-cell>
          <table:table-cell table:style-name="ce6" table:formula="of:Err:520" office:value-type="float" office:value="0">
            <text:p>Err:520</text:p>
          </table:table-cell>
          <table:table-cell table:style-name="ce6" office:value-type="float" office:value="3.51712562106595">
            <text:p>3.5171256211</text:p>
          </table:table-cell>
          <table:table-cell table:style-name="ce6" office:value-type="float" office:value="4.453125">
            <text:p>4.453125</text:p>
          </table:table-cell>
        </table:table-row>
        <table:table-row table:style-name="ro1">
          <table:table-cell office:value-type="string">
            <text:p>585: Monsters Inc. (2001)</text:p>
          </table:table-cell>
          <table:table-cell table:style-name="ce6" office:value-type="float" office:value="4.45156009582639">
            <text:p>4.4515600958</text:p>
          </table:table-cell>
          <table:table-cell table:style-name="ce6" office:value-type="float" office:value="4.46002767582957">
            <text:p>4.4600276758</text:p>
          </table:table-cell>
          <table:table-cell table:style-name="ce6" office:value-type="float" office:value="4.00399244196966">
            <text:p>4.003992442</text:p>
          </table:table-cell>
        </table:table-row>
        <table:table-row table:style-name="ro1">
          <table:table-cell office:value-type="string">
            <text:p>597: Titanic (1997)</text:p>
          </table:table-cell>
          <table:table-cell table:style-name="ce6" office:value-type="float" office:value="3.74032026593547">
            <text:p>3.7403202659</text:p>
          </table:table-cell>
          <table:table-cell table:style-name="ce6" office:value-type="float" office:value="3.60087772473317">
            <text:p>3.6008777247</text:p>
          </table:table-cell>
          <table:table-cell table:style-name="ce6" office:value-type="float" office:value="3.81128135362659">
            <text:p>3.8112813536</text:p>
          </table:table-cell>
        </table:table-row>
        <table:table-row table:style-name="ro1">
          <table:table-cell office:value-type="string">
            <text:p>601: E.T. the Extra-Terrestrial (1982)</text:p>
          </table:table-cell>
          <table:table-cell table:style-name="ce6" office:value-type="float" office:value="3.95156009582639">
            <text:p>3.9515600958</text:p>
          </table:table-cell>
          <table:table-cell table:style-name="ce6" office:value-type="float" office:value="3.06403755980695">
            <text:p>3.0640375598</text:p>
          </table:table-cell>
          <table:table-cell table:style-name="ce6" office:value-type="float" office:value="3.70479802571916">
            <text:p>3.7047980257</text:p>
          </table:table-cell>
        </table:table-row>
        <table:table-row table:style-name="ro4">
          <table:table-cell office:value-type="string">
            <text:p>602: Independence Day (a.k.a. ID4) (1996)</text:p>
          </table:table-cell>
          <table:table-cell table:style-name="ce6" office:value-type="float" office:value="3.94445685290852">
            <text:p>3.9444568529</text:p>
          </table:table-cell>
          <table:table-cell table:style-name="ce6" office:value-type="float" office:value="2.66627027087314">
            <text:p>2.6662702709</text:p>
          </table:table-cell>
          <table:table-cell table:style-name="ce6" office:value-type="float" office:value="3.2711658013159">
            <text:p>3.2711658013</text:p>
          </table:table-cell>
        </table:table-row>
        <table:table-row table:style-name="ro1">
          <table:table-cell office:value-type="string">
            <text:p>603: The Matrix (1999)</text:p>
          </table:table-cell>
          <table:table-cell table:style-name="ce6" office:value-type="float" office:value="5.54556677677747">
            <text:p>5.5455667768</text:p>
          </table:table-cell>
          <table:table-cell table:style-name="ce6" office:value-type="float" office:value="4.48773082134108">
            <text:p>4.4877308213</text:p>
          </table:table-cell>
          <table:table-cell table:style-name="ce6" office:value-type="float" office:value="4.25690567217839">
            <text:p>4.2569056722</text:p>
          </table:table-cell>
        </table:table-row>
        <table:table-row table:style-name="ro1">
          <table:table-cell office:value-type="string">
            <text:p>604: The Matrix Reloaded (2003)</text:p>
          </table:table-cell>
          <table:table-cell table:style-name="ce6" office:value-type="float" office:value="4.27035186342384">
            <text:p>4.2703518634</text:p>
          </table:table-cell>
          <table:table-cell table:style-name="ce6" office:value-type="float" office:value="2.9072949906553">
            <text:p>2.9072949907</text:p>
          </table:table-cell>
          <table:table-cell table:style-name="ce6" office:value-type="float" office:value="3.54518709574246">
            <text:p>3.5451870957</text:p>
          </table:table-cell>
        </table:table-row>
        <table:table-row table:style-name="ro4">
          <table:table-cell office:value-type="string">
            <text:p>607: Men in Black (a.k.a. MIB) (1997)</text:p>
          </table:table-cell>
          <table:table-cell table:style-name="ce6" office:value-type="float" office:value="4.07319906276957">
            <text:p>4.0731990628</text:p>
          </table:table-cell>
          <table:table-cell table:style-name="ce6" office:value-type="float" office:value="3.62315981482496">
            <text:p>3.6231598148</text:p>
          </table:table-cell>
          <table:table-cell table:style-name="ce6" office:value-type="float" office:value="3.49668662249803">
            <text:p>3.4966866225</text:p>
          </table:table-cell>
        </table:table-row>
        <table:table-row table:style-name="ro1">
          <table:table-cell office:value-type="string">
            <text:p>629: The Usual Suspects (1995)</text:p>
          </table:table-cell>
          <table:table-cell table:style-name="ce6" office:value-type="float" office:value="4.86520228210893">
            <text:p>4.8652022821</text:p>
          </table:table-cell>
          <table:table-cell table:style-name="ce6" office:value-type="float" office:value="4.22600537306309">
            <text:p>4.2260053731</text:p>
          </table:table-cell>
          <table:table-cell table:style-name="ce6" office:value-type="float" office:value="4.19676238788235">
            <text:p>4.1967623879</text:p>
          </table:table-cell>
        </table:table-row>
        <table:table-row table:style-name="ro1">
          <table:table-cell office:value-type="string">
            <text:p>640: Catch Me If You Can (2002)</text:p>
          </table:table-cell>
          <table:table-cell table:style-name="ce6" office:value-type="float" office:value="4.21068798921924">
            <text:p>4.2106879892</text:p>
          </table:table-cell>
          <table:table-cell table:style-name="ce6" office:value-type="float" office:value="3.77153846153846">
            <text:p>3.7715384615</text:p>
          </table:table-cell>
          <table:table-cell table:style-name="ce6" office:value-type="float" office:value="3.87045747419345">
            <text:p>3.8704574742</text:p>
          </table:table-cell>
        </table:table-row>
        <table:table-row table:style-name="ro1">
          <table:table-cell table:style-name="ce7" office:value-type="string">
            <text:p>641: Requiem for a Dream (2000)</text:p>
          </table:table-cell>
          <table:table-cell table:style-name="ce8" office:value-type="float" office:value="5.9">
            <text:p>5.9</text:p>
          </table:table-cell>
          <table:table-cell table:style-name="ce8" office:value-type="float" office:value="3.27153846153846">
            <text:p>3.2715384615</text:p>
          </table:table-cell>
          <table:table-cell table:style-name="ce8" office:value-type="float" office:value="4.24077878496256">
            <text:p>4.240778785</text:p>
          </table:table-cell>
        </table:table-row>
        <table:table-row table:style-name="ro1">
          <table:table-cell office:value-type="string">
            <text:p>664: Twister (1996)</text:p>
          </table:table-cell>
          <table:table-cell table:style-name="ce6" office:value-type="float" office:value="4.13432835820896">
            <text:p>4.1343283582</text:p>
          </table:table-cell>
          <table:table-cell table:style-name="ce6" office:value-type="float" office:value="3.24822047013454">
            <text:p>3.2482204701</text:p>
          </table:table-cell>
          <table:table-cell table:style-name="ce6" office:value-type="float" office:value="3.953125">
            <text:p>3.953125</text:p>
          </table:table-cell>
        </table:table-row>
        <table:table-row table:style-name="ro4">
          <table:table-cell office:value-type="string">
            <text:p>671: Harry Potter and the Sorcerer's Stone (a.k.a. Harry Potter and the Philosopher's Stone) (2001)</text:p>
          </table:table-cell>
          <table:table-cell table:style-name="ce6" office:value-type="float" office:value="4.30342800110617">
            <text:p>4.3034280011</text:p>
          </table:table-cell>
          <table:table-cell table:style-name="ce6" office:value-type="float" office:value="2.54696287285467">
            <text:p>2.5469628729</text:p>
          </table:table-cell>
          <table:table-cell table:style-name="ce6" office:value-type="float" office:value="3.74422228352692">
            <text:p>3.7442222835</text:p>
          </table:table-cell>
        </table:table-row>
        <table:table-row table:style-name="ro1">
          <table:table-cell office:value-type="string">
            <text:p>672: Harry Potter and the Chamber of Secrets (2002)</text:p>
          </table:table-cell>
          <table:table-cell table:style-name="ce6" office:value-type="float" office:value="3.93728461803608">
            <text:p>3.937284618</text:p>
          </table:table-cell>
          <table:table-cell table:style-name="ce6" office:value-type="float" office:value="2.28667217666769">
            <text:p>2.2866721767</text:p>
          </table:table-cell>
          <table:table-cell table:style-name="ce6" office:value-type="float" office:value="2.9461289034776">
            <text:p>2.9461289035</text:p>
          </table:table-cell>
        </table:table-row>
        <table:table-row table:style-name="ro1">
          <table:table-cell office:value-type="string">
            <text:p>680: Pulp Fiction (1994)</text:p>
          </table:table-cell>
          <table:table-cell table:style-name="ce6" office:value-type="float" office:value="4.87789573279169">
            <text:p>4.8778957328</text:p>
          </table:table-cell>
          <table:table-cell table:style-name="ce6" office:value-type="float" office:value="3.89107242372382">
            <text:p>3.8910724237</text:p>
          </table:table-cell>
          <table:table-cell table:style-name="ce6" office:value-type="float" office:value="4.15213291417422">
            <text:p>4.1521329142</text:p>
          </table:table-cell>
        </table:table-row>
        <table:table-row table:style-name="ro1">
          <table:table-cell office:value-type="string">
            <text:p>745: The Sixth Sense (1999)</text:p>
          </table:table-cell>
          <table:table-cell table:style-name="ce6" office:value-type="float" office:value="4.61054893699688">
            <text:p>4.610548937</text:p>
          </table:table-cell>
          <table:table-cell table:style-name="ce6" office:value-type="float" office:value="3.90002128852003">
            <text:p>3.9000212885</text:p>
          </table:table-cell>
          <table:table-cell table:style-name="ce6" office:value-type="float" office:value="4.57970244970314">
            <text:p>4.5797024497</text:p>
          </table:table-cell>
        </table:table-row>
        <table:table-row table:style-name="ro1">
          <table:table-cell office:value-type="string">
            <text:p>752: V for Vendetta (2006)</text:p>
          </table:table-cell>
          <table:table-cell table:style-name="ce6" office:value-type="float" office:value="4.75974994904818">
            <text:p>4.759749949</text:p>
          </table:table-cell>
          <table:table-cell table:style-name="ce6" office:value-type="float" office:value="4.05565379252328">
            <text:p>4.0556537925</text:p>
          </table:table-cell>
          <table:table-cell table:style-name="ce6" office:value-type="float" office:value="4.07640370416711">
            <text:p>4.0764037042</text:p>
          </table:table-cell>
        </table:table-row>
        <table:table-row table:style-name="ro1">
          <table:table-cell office:value-type="string">
            <text:p>786: Almost Famous (2000)</text:p>
          </table:table-cell>
          <table:table-cell table:style-name="ce6" table:formula="of:Err:520" office:value-type="float" office:value="0">
            <text:p>Err:520</text:p>
          </table:table-cell>
          <table:table-cell table:style-name="ce6" office:value-type="float" office:value="3.77153846153846">
            <text:p>3.7715384615</text:p>
          </table:table-cell>
          <table:table-cell table:style-name="ce6" office:value-type="float" office:value="3.953125">
            <text:p>3.953125</text:p>
          </table:table-cell>
        </table:table-row>
        <table:table-row table:style-name="ro4">
          <table:table-cell office:value-type="string">
            <text:p>788: Mrs. Doubtfire (1993)</text:p>
          </table:table-cell>
          <table:table-cell table:style-name="ce6" office:value-type="float" office:value="3.33373594222925">
            <text:p>3.3337359422</text:p>
          </table:table-cell>
          <table:table-cell table:style-name="ce6" office:value-type="float" office:value="2.30888879886006">
            <text:p>2.3088887989</text:p>
          </table:table-cell>
          <table:table-cell table:style-name="ce6" office:value-type="float" office:value="3.453125">
            <text:p>3.453125</text:p>
          </table:table-cell>
        </table:table-row>
        <table:table-row table:style-name="ro4">
          <table:table-cell office:value-type="string">
            <text:p>807: Seven (a.k.a. Se7en) (1995)</text:p>
          </table:table-cell>
          <table:table-cell table:style-name="ce6" office:value-type="float" office:value="4.38071732601953">
            <text:p>4.380717326</text:p>
          </table:table-cell>
          <table:table-cell table:style-name="ce6" office:value-type="float" office:value="4.65556873697968">
            <text:p>4.655568737</text:p>
          </table:table-cell>
          <table:table-cell table:style-name="ce6" office:value-type="float" office:value="4.67600198250369">
            <text:p>4.6760019825</text:p>
          </table:table-cell>
        </table:table-row>
        <table:table-row table:style-name="ro4">
          <table:table-cell office:value-type="string">
            <text:p>808: Shrek (2001)</text:p>
          </table:table-cell>
          <table:table-cell table:style-name="ce6" office:value-type="float" office:value="4.41960233887317">
            <text:p>4.4196023389</text:p>
          </table:table-cell>
          <table:table-cell table:style-name="ce6" office:value-type="float" office:value="3.96507893330752">
            <text:p>3.9650789333</text:p>
          </table:table-cell>
          <table:table-cell table:style-name="ce6" office:value-type="float" office:value="3.21927763803992">
            <text:p>3.219277638</text:p>
          </table:table-cell>
        </table:table-row>
        <table:table-row table:style-name="ro4">
          <table:table-cell office:value-type="string">
            <text:p>809: Shrek 2 (2004)</text:p>
          </table:table-cell>
          <table:table-cell table:style-name="ce6" office:value-type="float" office:value="4.29073224611885">
            <text:p>4.2907322461</text:p>
          </table:table-cell>
          <table:table-cell table:style-name="ce6" office:value-type="float" office:value="3.29185818095608">
            <text:p>3.291858181</text:p>
          </table:table-cell>
          <table:table-cell table:style-name="ce6" office:value-type="float" office:value="3.25345295327834">
            <text:p>3.2534529533</text:p>
          </table:table-cell>
        </table:table-row>
        <table:table-row table:style-name="ro1">
          <table:table-cell office:value-type="string">
            <text:p>812: Aladdin (1992)</text:p>
          </table:table-cell>
          <table:table-cell table:style-name="ce6" office:value-type="float" office:value="3.53052663631031">
            <text:p>3.5305266363</text:p>
          </table:table-cell>
          <table:table-cell table:style-name="ce6" office:value-type="float" office:value="2.74550939191976">
            <text:p>2.7455093919</text:p>
          </table:table-cell>
          <table:table-cell table:style-name="ce6" office:value-type="float" office:value="3.453125">
            <text:p>3.453125</text:p>
          </table:table-cell>
        </table:table-row>
        <table:table-row table:style-name="ro1">
          <table:table-cell office:value-type="string">
            <text:p>854: The Mask (1994)</text:p>
          </table:table-cell>
          <table:table-cell table:style-name="ce6" office:value-type="float" office:value="3.88184553103816">
            <text:p>3.881845531</text:p>
          </table:table-cell>
          <table:table-cell table:style-name="ce6" office:value-type="float" office:value="3.17886503597255">
            <text:p>3.178865036</text:p>
          </table:table-cell>
          <table:table-cell table:style-name="ce6" office:value-type="float" office:value="3.07970244970314">
            <text:p>3.0797024497</text:p>
          </table:table-cell>
        </table:table-row>
        <table:table-row table:style-name="ro1">
          <table:table-cell office:value-type="string">
            <text:p>857: Saving Private Ryan (1998)</text:p>
          </table:table-cell>
          <table:table-cell table:style-name="ce6" office:value-type="float" office:value="3.81353797916123">
            <text:p>3.8135379792</text:p>
          </table:table-cell>
          <table:table-cell table:style-name="ce6" office:value-type="float" office:value="3.65698834394355">
            <text:p>3.6569883439</text:p>
          </table:table-cell>
          <table:table-cell table:style-name="ce6" office:value-type="float" office:value="3.85081584639955">
            <text:p>3.8508158464</text:p>
          </table:table-cell>
        </table:table-row>
        <table:table-row table:style-name="ro1">
          <table:table-cell office:value-type="string">
            <text:p>862: Toy Story (1995)</text:p>
          </table:table-cell>
          <table:table-cell table:style-name="ce6" office:value-type="float" office:value="3.95156009582639">
            <text:p>3.9515600958</text:p>
          </table:table-cell>
          <table:table-cell table:style-name="ce6" office:value-type="float" office:value="3.65797566996956">
            <text:p>3.65797567</text:p>
          </table:table-cell>
          <table:table-cell table:style-name="ce6" office:value-type="float" office:value="4.32147548241186">
            <text:p>4.3214754824</text:p>
          </table:table-cell>
        </table:table-row>
        <table:table-row table:style-name="ro1">
          <table:table-cell office:value-type="string">
            <text:p>954: Mission: Impossible (1996)</text:p>
          </table:table-cell>
          <table:table-cell table:style-name="ce6" office:value-type="float" office:value="4.19319006376719">
            <text:p>4.1931900638</text:p>
          </table:table-cell>
          <table:table-cell table:style-name="ce6" office:value-type="float" office:value="3.45139608083364">
            <text:p>3.4513960808</text:p>
          </table:table-cell>
          <table:table-cell table:style-name="ce6" office:value-type="float" office:value="3.448030386168">
            <text:p>3.4480303862</text:p>
          </table:table-cell>
        </table:table-row>
        <table:table-row table:style-name="ro1">
          <table:table-cell office:value-type="string">
            <text:p>955: Mission: Impossible II (2000)</text:p>
          </table:table-cell>
          <table:table-cell table:style-name="ce6" office:value-type="float" office:value="4.15277490620262">
            <text:p>4.1527749062</text:p>
          </table:table-cell>
          <table:table-cell table:style-name="ce6" office:value-type="float" office:value="3.05592261492788">
            <text:p>3.0559226149</text:p>
          </table:table-cell>
          <table:table-cell table:style-name="ce6" office:value-type="float" office:value="3.3462378575809">
            <text:p>3.3462378576</text:p>
          </table:table-cell>
        </table:table-row>
        <table:table-row table:style-name="ro1">
          <table:table-cell office:value-type="string">
            <text:p>1422: The Departed (2006)</text:p>
          </table:table-cell>
          <table:table-cell table:style-name="ce6" office:value-type="float" office:value="4.10320614487414">
            <text:p>4.1032061449</text:p>
          </table:table-cell>
          <table:table-cell table:style-name="ce6" office:value-type="float" office:value="2.77153846153846">
            <text:p>2.7715384615</text:p>
          </table:table-cell>
          <table:table-cell table:style-name="ce6" office:value-type="float" office:value="4.8414342067226">
            <text:p>4.8414342067</text:p>
          </table:table-cell>
        </table:table-row>
        <table:table-row table:style-name="ro1">
          <table:table-cell office:value-type="string">
            <text:p>1572: Die Hard: With a Vengeance (1995)</text:p>
          </table:table-cell>
          <table:table-cell table:style-name="ce6" office:value-type="float" office:value="5.25406008892274">
            <text:p>5.2540600889</text:p>
          </table:table-cell>
          <table:table-cell table:style-name="ce6" office:value-type="float" office:value="4.48038728378234">
            <text:p>4.4803872838</text:p>
          </table:table-cell>
          <table:table-cell table:style-name="ce6" office:value-type="float" office:value="4.34925537806891">
            <text:p>4.3492553781</text:p>
          </table:table-cell>
        </table:table-row>
        <table:table-row table:style-name="ro1">
          <table:table-cell office:value-type="string">
            <text:p>1597: Meet the Parents (2000)</text:p>
          </table:table-cell>
          <table:table-cell table:style-name="ce6" office:value-type="float" office:value="4.45156009582639">
            <text:p>4.4515600958</text:p>
          </table:table-cell>
          <table:table-cell table:style-name="ce6" office:value-type="float" office:value="3.07840068654788">
            <text:p>3.0784006865</text:p>
          </table:table-cell>
          <table:table-cell table:style-name="ce6" office:value-type="float" office:value="2.953125">
            <text:p>2.953125</text:p>
          </table:table-cell>
        </table:table-row>
        <table:table-row table:style-name="ro1">
          <table:table-cell office:value-type="string">
            <text:p>1637: Speed (1994)</text:p>
          </table:table-cell>
          <table:table-cell table:style-name="ce6" office:value-type="float" office:value="3.33382180892217">
            <text:p>3.3338218089</text:p>
          </table:table-cell>
          <table:table-cell table:style-name="ce6" office:value-type="float" office:value="3.52823884242705">
            <text:p>3.5282388424</text:p>
          </table:table-cell>
          <table:table-cell table:style-name="ce6" office:value-type="float" office:value="2.453125">
            <text:p>2.453125</text:p>
          </table:table-cell>
        </table:table-row>
        <table:table-row table:style-name="ro1">
          <table:table-cell office:value-type="string">
            <text:p>1891: Star Wars: Episode V - The Empire Strikes Back (1980)</text:p>
          </table:table-cell>
          <table:table-cell table:style-name="ce6" office:value-type="float" office:value="4.74605667338763">
            <text:p>4.7460566734</text:p>
          </table:table-cell>
          <table:table-cell table:style-name="ce6" office:value-type="float" office:value="5.24550939191976">
            <text:p>5.2455093919</text:p>
          </table:table-cell>
          <table:table-cell table:style-name="ce6" office:value-type="float" office:value="3.25476478826697">
            <text:p>3.2547647883</text:p>
          </table:table-cell>
        </table:table-row>
        <table:table-row table:style-name="ro1">
          <table:table-cell office:value-type="string">
            <text:p>1892: Star Wars: Episode VI - Return of the Jedi (1983)</text:p>
          </table:table-cell>
          <table:table-cell table:style-name="ce6" office:value-type="float" office:value="4.76946294602593">
            <text:p>4.769462946</text:p>
          </table:table-cell>
          <table:table-cell table:style-name="ce6" office:value-type="float" office:value="4.2249279995458">
            <text:p>4.2249279995</text:p>
          </table:table-cell>
          <table:table-cell table:style-name="ce6" office:value-type="float" office:value="3.69941485604497">
            <text:p>3.699414856</text:p>
          </table:table-cell>
        </table:table-row>
        <table:table-row table:style-name="ro1">
          <table:table-cell office:value-type="string">
            <text:p>1894: Star Wars: Episode II - Attack of the Clones (2002)</text:p>
          </table:table-cell>
          <table:table-cell table:style-name="ce6" office:value-type="float" office:value="4.16921812628814">
            <text:p>4.1692181263</text:p>
          </table:table-cell>
          <table:table-cell table:style-name="ce6" office:value-type="float" office:value="2.70434660717184">
            <text:p>2.7043466072</text:p>
          </table:table-cell>
          <table:table-cell table:style-name="ce6" office:value-type="float" office:value="3.1333311021616">
            <text:p>3.1333311022</text:p>
          </table:table-cell>
        </table:table-row>
        <table:table-row table:style-name="ro1">
          <table:table-cell office:value-type="string">
            <text:p>1900: Traffic (2000)</text:p>
          </table:table-cell>
          <table:table-cell table:style-name="ce6" office:value-type="float" office:value="4.54432088724698">
            <text:p>4.5443208872</text:p>
          </table:table-cell>
          <table:table-cell table:style-name="ce6" office:value-type="float" office:value="4.12613418556922">
            <text:p>4.1261341856</text:p>
          </table:table-cell>
          <table:table-cell table:style-name="ce6" office:value-type="float" office:value="3.953125">
            <text:p>3.953125</text:p>
          </table:table-cell>
        </table:table-row>
        <table:table-row table:style-name="ro1">
          <table:table-cell office:value-type="string">
            <text:p>2024: The Patriot (2000)</text:p>
          </table:table-cell>
          <table:table-cell table:style-name="ce6" office:value-type="float" office:value="3.9">
            <text:p>3.9</text:p>
          </table:table-cell>
          <table:table-cell table:style-name="ce6" office:value-type="float" office:value="2.69576332927945">
            <text:p>2.6957633293</text:p>
          </table:table-cell>
          <table:table-cell table:style-name="ce6" office:value-type="float" office:value="2.953125">
            <text:p>2.953125</text:p>
          </table:table-cell>
        </table:table-row>
        <table:table-row table:style-name="ro1">
          <table:table-cell office:value-type="string">
            <text:p>2164: Stargate (1994)</text:p>
          </table:table-cell>
          <table:table-cell table:style-name="ce6" office:value-type="float" office:value="4.93351866912954">
            <text:p>4.9335186691</text:p>
          </table:table-cell>
          <table:table-cell table:style-name="ce6" office:value-type="float" office:value="3.46827843694826">
            <text:p>3.4682784369</text:p>
          </table:table-cell>
          <table:table-cell table:style-name="ce6" office:value-type="float" office:value="3.453125">
            <text:p>3.453125</text:p>
          </table:table-cell>
        </table:table-row>
        <table:table-row table:style-name="ro1">
          <table:table-cell office:value-type="string">
            <text:p>2501: The Bourne Identity (2002)</text:p>
          </table:table-cell>
          <table:table-cell table:style-name="ce6" office:value-type="float" office:value="4.82749981295262">
            <text:p>4.827499813</text:p>
          </table:table-cell>
          <table:table-cell table:style-name="ce6" office:value-type="float" office:value="4.22491692546282">
            <text:p>4.2249169255</text:p>
          </table:table-cell>
          <table:table-cell table:style-name="ce6" office:value-type="float" office:value="2.84617513319261">
            <text:p>2.8461751332</text:p>
          </table:table-cell>
        </table:table-row>
        <table:table-row table:style-name="ro1">
          <table:table-cell office:value-type="string">
            <text:p>2502: The Bourne Supremacy (2004)</text:p>
          </table:table-cell>
          <table:table-cell table:style-name="ce6" office:value-type="float" office:value="5.05620258009611">
            <text:p>5.0562025801</text:p>
          </table:table-cell>
          <table:table-cell table:style-name="ce6" office:value-type="float" office:value="4.0780466584458">
            <text:p>4.0780466584</text:p>
          </table:table-cell>
          <table:table-cell table:style-name="ce6" office:value-type="float" office:value="2.31014952133737">
            <text:p>2.3101495213</text:p>
          </table:table-cell>
        </table:table-row>
        <table:table-row table:style-name="ro1">
          <table:table-cell office:value-type="string">
            <text:p>3049: Ace Ventura: Pet Detective (1994)</text:p>
          </table:table-cell>
          <table:table-cell table:style-name="ce6" office:value-type="float" office:value="2.81771671903429">
            <text:p>2.817716719</text:p>
          </table:table-cell>
          <table:table-cell table:style-name="ce6" office:value-type="float" office:value="1.94414404252132">
            <text:p>1.9441440425</text:p>
          </table:table-cell>
          <table:table-cell table:style-name="ce6" office:value-type="float" office:value="2.72109958041834">
            <text:p>2.7210995804</text:p>
          </table:table-cell>
        </table:table-row>
        <table:table-row table:style-name="ro1">
          <table:table-cell office:value-type="string">
            <text:p>4327: Charlie's Angels (2000)</text:p>
          </table:table-cell>
          <table:table-cell table:style-name="ce6" office:value-type="float" office:value="3.95156009582639">
            <text:p>3.9515600958</text:p>
          </table:table-cell>
          <table:table-cell table:style-name="ce6" office:value-type="float" office:value="1.86827841716747">
            <text:p>1.8682784172</text:p>
          </table:table-cell>
          <table:table-cell table:style-name="ce6" office:value-type="float" office:value="2.453125">
            <text:p>2.453125</text:p>
          </table:table-cell>
        </table:table-row>
        <table:table-row table:style-name="ro1">
          <table:table-cell office:value-type="string">
            <text:p>5503: The Fugitive (1993)</text:p>
          </table:table-cell>
          <table:table-cell table:style-name="ce6" office:value-type="float" office:value="2.8">
            <text:p>2.8</text:p>
          </table:table-cell>
          <table:table-cell table:style-name="ce6" office:value-type="float" office:value="3.35873633151635">
            <text:p>3.3587363315</text:p>
          </table:table-cell>
          <table:table-cell table:style-name="ce6" office:value-type="float" office:value="3.453125">
            <text:p>3.453125</text:p>
          </table:table-cell>
        </table:table-row>
        <table:table-row table:style-name="ro1">
          <table:table-cell office:value-type="string">
            <text:p>7443: Chicken Run (2000)</text:p>
          </table:table-cell>
          <table:table-cell table:style-name="ce6" office:value-type="float" office:value="4.02223826786391">
            <text:p>4.0222382679</text:p>
          </table:table-cell>
          <table:table-cell table:style-name="ce6" office:value-type="float" office:value="3.24169647246512">
            <text:p>3.2416964725</text:p>
          </table:table-cell>
          <table:table-cell table:style-name="ce6" office:value-type="float" office:value="3.33361303537629">
            <text:p>3.3336130354</text:p>
          </table:table-cell>
        </table:table-row>
        <table:table-row table:style-name="ro1">
          <table:table-cell office:value-type="string">
            <text:p>8358: Cast Away (2000)</text:p>
          </table:table-cell>
          <table:table-cell table:style-name="ce6" office:value-type="float" office:value="3.9">
            <text:p>3.9</text:p>
          </table:table-cell>
          <table:table-cell table:style-name="ce6" office:value-type="float" office:value="3.74477099172258">
            <text:p>3.7447709917</text:p>
          </table:table-cell>
          <table:table-cell table:style-name="ce6" office:value-type="float" office:value="4.3460949191166">
            <text:p>4.3460949191</text:p>
          </table:table-cell>
        </table:table-row>
        <table:table-row table:style-name="ro1">
          <table:table-cell office:value-type="string">
            <text:p>8467: Dumb &amp; Dumber (1994)</text:p>
          </table:table-cell>
          <table:table-cell table:style-name="ce6" office:value-type="float" office:value="2.90721437856583">
            <text:p>2.9072143786</text:p>
          </table:table-cell>
          <table:table-cell table:style-name="ce6" office:value-type="float" office:value="1.90673074537399">
            <text:p>1.9067307454</text:p>
          </table:table-cell>
          <table:table-cell table:style-name="ce6" office:value-type="float" office:value="2.55623893566422">
            <text:p>2.5562389357</text:p>
          </table:table-cell>
        </table:table-row>
        <table:table-row table:style-name="ro1">
          <table:table-cell office:value-type="string">
            <text:p>8587: The Lion King (1994)</text:p>
          </table:table-cell>
          <table:table-cell table:style-name="ce6" office:value-type="float" office:value="4.26200863000552">
            <text:p>4.26200863</text:p>
          </table:table-cell>
          <table:table-cell table:style-name="ce6" office:value-type="float" office:value="2.80725356904165">
            <text:p>2.807253569</text:p>
          </table:table-cell>
          <table:table-cell table:style-name="ce6" office:value-type="float" office:value="4.2628504520419">
            <text:p>4.262850452</text:p>
          </table:table-cell>
        </table:table-row>
        <table:table-row table:style-name="ro1">
          <table:table-cell office:value-type="string">
            <text:p>9331: Clear and Present Danger (1994)</text:p>
          </table:table-cell>
          <table:table-cell table:style-name="ce6" table:formula="of:Err:520" office:value-type="float" office:value="0">
            <text:p>Err:520</text:p>
          </table:table-cell>
          <table:table-cell table:style-name="ce6" office:value-type="float" office:value="2.28667217666769">
            <text:p>2.2866721767</text:p>
          </table:table-cell>
          <table:table-cell table:style-name="ce6" office:value-type="float" office:value="3.453125">
            <text:p>3.453125</text:p>
          </table:table-cell>
        </table:table-row>
        <table:table-row table:style-name="ro1">
          <table:table-cell office:value-type="string">
            <text:p>9741: Unbreakable (2000)</text:p>
          </table:table-cell>
          <table:table-cell table:style-name="ce6" table:formula="of:Err:520" office:value-type="float" office:value="0">
            <text:p>Err:520</text:p>
          </table:table-cell>
          <table:table-cell table:style-name="ce6" office:value-type="float" office:value="3.77153846153846">
            <text:p>3.7715384615</text:p>
          </table:table-cell>
          <table:table-cell table:style-name="ce6" office:value-type="float" office:value="3.453125">
            <text:p>3.453125</text:p>
          </table:table-cell>
        </table:table-row>
        <table:table-row table:style-name="ro1">
          <table:table-cell office:value-type="string">
            <text:p>9802: The Rock (1996)</text:p>
          </table:table-cell>
          <table:table-cell table:style-name="ce6" office:value-type="float" office:value="2.9">
            <text:p>2.9</text:p>
          </table:table-cell>
          <table:table-cell table:style-name="ce6" office:value-type="float" office:value="3.60057541295059">
            <text:p>3.600575413</text:p>
          </table:table-cell>
          <table:table-cell table:style-name="ce6" office:value-type="float" office:value="3.87203839246861">
            <text:p>3.8720383925</text:p>
          </table:table-cell>
        </table:table-row>
        <table:table-row table:style-name="ro4">
          <table:table-cell office:value-type="string">
            <text:p>9806: The Incredibles (2004)</text:p>
          </table:table-cell>
          <table:table-cell table:style-name="ce6" office:value-type="float" office:value="3.95156009582639">
            <text:p>3.9515600958</text:p>
          </table:table-cell>
          <table:table-cell table:style-name="ce6" office:value-type="float" office:value="4.15767335818697">
            <text:p>4.1576733582</text:p>
          </table:table-cell>
          <table:table-cell table:style-name="ce6" office:value-type="float" office:value="2.69095513637818">
            <text:p>2.6909551364</text:p>
          </table:table-cell>
        </table:table-row>
        <table:table-row table:style-name="ro1">
          <table:table-cell office:value-type="string">
            <text:p>10020: Beauty and the Beast (1991)</text:p>
          </table:table-cell>
          <table:table-cell table:style-name="ce6" office:value-type="float" office:value="3.99590581308695">
            <text:p>3.9959058131</text:p>
          </table:table-cell>
          <table:table-cell table:style-name="ce6" office:value-type="float" office:value="3.76609078429373">
            <text:p>3.7660907843</text:p>
          </table:table-cell>
          <table:table-cell table:style-name="ce6" office:value-type="float" office:value="3.43365217973012">
            <text:p>3.4336521797</text:p>
          </table:table-cell>
        </table:table-row>
        <table:table-row table:style-name="ro1">
          <table:table-cell office:value-type="string">
            <text:p>36657: X-Men (2000)</text:p>
          </table:table-cell>
          <table:table-cell table:style-name="ce6" office:value-type="float" office:value="4.61606001323998">
            <text:p>4.6160600132</text:p>
          </table:table-cell>
          <table:table-cell table:style-name="ce6" office:value-type="float" office:value="3.64881971702833">
            <text:p>3.648819717</text:p>
          </table:table-cell>
          <table:table-cell table:style-name="ce6" office:value-type="float" office:value="3.953125">
            <text:p>3.953125</text:p>
          </table:table-cell>
        </table:table-row>
        <table:table-row table:style-name="ro1">
          <table:table-cell office:value-type="string">
            <text:p>36658: X2: X-Men United (2003)</text:p>
          </table:table-cell>
          <table:table-cell table:style-name="ce6" office:value-type="float" office:value="4.541746949254">
            <text:p>4.5417469493</text:p>
          </table:table-cell>
          <table:table-cell table:style-name="ce6" office:value-type="float" office:value="3.42638569996369">
            <text:p>3.4263857</text:p>
          </table:table-cell>
          <table:table-cell table:style-name="ce6" office:value-type="float" office:value="3.71056449583562">
            <text:p>3.7105644958</text:p>
          </table:table-cell>
        </table:table-row>
        <table:table-row table:style-name="ro1">
          <table:table-cell office:value-type="string">
            <text:p>36955: True Lies (1994)</text:p>
          </table:table-cell>
          <table:table-cell table:style-name="ce6" office:value-type="float" office:value="3.83846153846154">
            <text:p>3.8384615385</text:p>
          </table:table-cell>
          <table:table-cell table:style-name="ce6" office:value-type="float" office:value="3.24861004593345">
            <text:p>3.2486100459</text:p>
          </table:table-cell>
          <table:table-cell table:style-name="ce6" office:value-type="float" office:value="2.953125">
            <text:p>2.953125</text:p>
          </table:table-cell>
        </table:table-row>
        <table:table-row table:style-name="ro1" table:number-rows-repeated="104847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4" table:target-range-address="Sheet5.A1:Sheet5.D101" table:contains-header="false" table:orientation="column"/>
        <table:database-range table:name="__Anonymous_Sheet_DB__5" table:target-range-address="Sheet7.A1:Sheet7.D101" table:contains-header="false"/>
        <table:database-range table:name="__Anonymous_Sheet_DB__6" table:target-range-address="Sheet7.A1:Sheet7.D10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3">00/00/0000</text:date>, <text:time style:data-style-name="N2" text:time-value="0000-00-00T21:17: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23T21:56:54</dc:date>
    <meta:generator>LibreOffice/4.0.2.2$Linux_X86_64 LibreOffice_project/400m0$Build-2</meta:generator>
    <meta:editing-duration>PT13H46M44S</meta:editing-duration>
    <meta:editing-cycles>24</meta:editing-cycles>
    <meta:document-statistic meta:table-count="7" meta:cell-count="5256" meta:object-count="0"/>
  </office:meta>
</office:document-meta>
</file>